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43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67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55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5.57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000000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42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9.33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9.34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37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495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62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5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0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72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82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3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26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47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96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57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59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388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63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65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4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9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0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99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51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35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205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504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54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42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553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791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575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527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58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412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651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74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858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489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159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04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308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483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491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82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548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644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51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687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7.35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09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7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45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254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6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78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731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811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839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576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3.155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4.969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4.312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8.261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962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9.262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0.371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7.223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71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27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14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463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9.34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8.877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84" style:family="graphic" style:parent-style-name="standard">
      <style:graphic-properties draw:stroke="solid" svg:stroke-width="0.016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85" style:family="graphic" style:parent-style-name="standard">
      <style:graphic-properties draw:stroke="solid" svg:stroke-width="0.008cm" svg:stroke-color="#000000" draw:stroke-linejoin="miter" svg:stroke-linecap="round" draw:fill="solid" draw:fill-color="#000000" fo:padding-top="0.004cm" fo:padding-bottom="0.004cm" fo:padding-left="0.004cm" fo:padding-right="0.004cm" loext:decorative="false"/>
    </style:style>
    <style:style style:name="gr86" style:family="graphic" style:parent-style-name="standard">
      <style:graphic-properties draw:stroke="solid" svg:stroke-width="0.008cm" svg:stroke-color="#000000" draw:stroke-linejoin="miter" svg:stroke-linecap="round" draw:fill="none" fo:padding-top="0.004cm" fo:padding-bottom="0.004cm" fo:padding-left="0.004cm" fo:padding-right="0.004cm" loext:decorative="false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557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in-height="0.784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in-height="0.972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11.827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7.298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11.16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59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1.357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4.512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2.535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2.904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1.265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577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17.067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17.04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17.013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9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631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0.473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3.882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solid" svg:stroke-width="0.016cm" svg:stroke-color="#5b9bd5" draw:stroke-linejoin="miter" svg:stroke-linecap="butt" draw:fill="none" fo:padding-top="0.008cm" fo:padding-bottom="0.008cm" fo:padding-left="0.008cm" fo:padding-right="0.008cm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8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9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10" style:family="paragraph">
      <loext:graphic-properties draw:fill="none"/>
      <style:text-properties fo:font-size="10.5pt" style:font-size-asian="10.5pt" style:font-size-complex="10.5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size="20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T1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2" style:family="text">
      <style:text-properties fo:color="#000000" loext:opacity="100%" style:font-name="Calibri" fo:font-size="10.1000003814697pt" fo:font-weight="bold" style:font-name-asian="Calibri" style:font-size-asian="10.1000003814697pt" style:font-weight-asian="bold" style:font-name-complex="Calibri" style:font-size-complex="10.1000003814697pt" style:font-weight-complex="bold"/>
    </style:style>
    <style:style style:name="T3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4" style:family="text">
      <style:text-properties fo:color="#000000" loext:opacity="100%" style:font-name="Calibri" fo:font-size="13.8999996185303pt" fo:font-weight="bold" style:font-name-asian="Calibri" style:font-size-asian="13.8999996185303pt" style:font-weight-asian="bold" style:font-name-complex="Calibri" style:font-size-complex="13.8999996185303pt" style:font-weight-complex="bold"/>
    </style:style>
    <style:style style:name="T5" style:family="text">
      <style:text-properties fo:color="#000000" loext:opacity="100%" style:font-name="Calibri" fo:font-size="10.1000003814697pt" style:text-underline-style="solid" style:text-underline-width="auto" style:text-underline-color="font-color" fo:font-weight="bold" style:font-name-asian="Calibri" style:font-size-asian="10.1000003814697pt" style:font-weight-asian="bold" style:font-name-complex="Calibri" style:font-size-complex="10.1000003814697pt" style:font-weight-complex="bold"/>
    </style:style>
    <style:style style:name="T6" style:family="text">
      <style:text-properties fo:color="#000000" loext:opacity="100%" style:font-name="Calibri" fo:font-size="10.1000003814697pt" fo:font-style="normal" style:text-underline-style="solid" style:text-underline-width="auto" style:text-underline-color="font-color" fo:font-weight="bold" style:font-name-asian="Calibri" style:font-size-asian="10.1000003814697pt" style:font-style-asian="normal" style:font-weight-asian="bold" style:font-name-complex="Calibri" style:font-size-complex="10.1000003814697pt" style:font-style-complex="normal" style:font-weight-complex="bold"/>
    </style:style>
    <style:style style:name="T7" style:family="text">
      <style:text-properties fo:color="#000000" loext:opacity="100%" style:font-name="Calibri" fo:font-size="11.1000003814697pt" fo:font-weight="bold" style:font-name-asian="Calibri" style:font-size-asian="11.1000003814697pt" style:font-weight-asian="bold" style:font-name-complex="Calibri" style:font-size-complex="11.1000003814697pt" style:font-weight-complex="bold"/>
    </style:style>
    <style:style style:name="T8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9" style:family="text">
      <style:text-properties fo:color="#000000" loext:opacity="100%" style:font-name="Calibri" fo:font-size="10.1000003814697pt" fo:font-weight="normal" style:font-name-asian="Calibri" style:font-size-asian="10.1000003814697pt" style:font-weight-asian="normal" style:font-name-complex="Calibri" style:font-size-complex="10.1000003814697pt" style:font-weight-complex="normal"/>
    </style:style>
    <style:style style:name="T10" style:family="text">
      <style:text-properties fo:color="#000000" loext:opacity="100%" style:font-name="Calibri" fo:font-size="7.90000009536743pt" fo:font-weight="bold" style:font-name-asian="Calibri" style:font-size-asian="7.90000009536743pt" style:font-weight-asian="bold" style:font-name-complex="Calibri" style:font-size-complex="7.90000009536743pt" style:font-weight-complex="bold"/>
    </style:style>
    <style:style style:name="T11" style:family="text">
      <style:text-properties fo:color="#000000" loext:opacity="100%" style:font-name="Calibri" fo:font-size="9.10000038146973pt" fo:font-weight="bold" style:font-name-asian="Calibri" style:font-size-asian="9.10000038146973pt" style:font-weight-asian="bold" style:font-name-complex="Calibri" style:font-size-complex="9.10000038146973pt" style:font-weight-complex="bold"/>
    </style:style>
    <style:style style:name="T12" style:family="text">
      <style:text-properties fo:color="#000000" loext:opacity="100%" style:font-name="Calibri" fo:font-size="9.10000038146973pt" fo:font-weight="normal" style:font-name-asian="Calibri" style:font-size-asian="9.10000038146973pt" style:font-weight-asian="normal" style:font-name-complex="Calibri" style:font-size-complex="9.10000038146973pt" style:font-weight-complex="normal"/>
    </style:style>
    <style:style style:name="T13" style:family="text">
      <style:text-properties fo:color="#000000" loext:opacity="100%" style:font-name="Calibri" fo:font-size="9.10000038146973pt" style:text-underline-style="solid" style:text-underline-width="auto" style:text-underline-color="font-color" fo:font-weight="normal" style:font-name-asian="Calibri" style:font-size-asian="9.10000038146973pt" style:font-weight-asian="normal" style:font-name-complex="Calibri" style:font-size-complex="9.10000038146973pt" style:font-weight-complex="normal"/>
    </style:style>
    <style:style style:name="T14" style:family="text">
      <style:text-properties fo:color="#000000" loext:opacity="100%" style:font-name="Calibri" fo:font-size="9.60000038146973pt" fo:font-weight="bold" style:font-name-asian="Calibri" style:font-size-asian="9.60000038146973pt" style:font-weight-asian="bold" style:font-name-complex="Calibri" style:font-size-complex="9.60000038146973pt" style:font-weight-complex="bold"/>
    </style:style>
    <style:style style:name="T15" style:family="text">
      <style:text-properties fo:color="#000000" loext:opacity="100%" style:font-name="Calibri" fo:font-size="9.60000038146973pt" fo:font-weight="normal" style:font-name-asian="Calibri" style:font-size-asian="9.60000038146973pt" style:font-weight-asian="normal" style:font-name-complex="Calibri" style:font-size-complex="9.60000038146973pt" style:font-weight-complex="normal"/>
    </style:style>
    <style:style style:name="T16" style:family="text">
      <style:text-properties fo:color="#000000" loext:opacity="100%" style:font-name="Calibri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T17" style:family="text">
      <style:text-properties fo:font-size="20pt"/>
    </style:style>
    <style:style style:name="T18" style:family="text">
      <style:text-properties fo:color="#000000" loext:opacity="100%" style:font-name="Calibri" fo:font-size="16.1000003814697pt" fo:font-weight="bold" style:font-name-asian="Calibri" style:font-size-asian="16.1000003814697pt" style:font-weight-asian="bold" style:font-name-complex="Calibri" style:font-size-complex="16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5cm" svg:x="0.999cm" svg:y="-0.044cm">
          <draw:text-box>
            <text:p text:style-name="P1"><text:span text:style-name="T1"><text:s text:c="2"/></text:span></text:p>
          </draw:text-box>
        </draw:frame>
        <draw:frame draw:style-name="gr2" draw:text-style-name="P3" draw:layer="layout" svg:width="4.84cm" svg:height="0.357cm" svg:x="1.271cm" svg:y="0.588cm">
          <draw:text-box>
            <text:p text:style-name="P1"><text:span text:style-name="T2">F</text:span><text:span text:style-name="T2">o</text:span><text:span text:style-name="T2">l</text:span><text:span text:style-name="T2">i</text:span><text:span text:style-name="T2">o</text:span><text:span text:style-name="T2"> </text:span><text:span text:style-name="T2">N</text:span><text:span text:style-name="T2">o</text:span><text:span text:style-name="T2">.</text:span><text:span text:style-name="T2"> 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M</text:span><text:span text:style-name="T2">U</text:span><text:span text:style-name="T2">H</text:span><text:span text:style-name="T2">0</text:span><text:span text:style-name="T2">0</text:span><text:span text:style-name="T2">5</text:span><text:span text:style-name="T2">7</text:span><text:span text:style-name="T2">_</text:span><text:span text:style-name="T2">_</text:span></text:p>
          </draw:text-box>
        </draw:frame>
        <draw:frame draw:style-name="gr3" draw:text-style-name="P4" draw:layer="layout" svg:width="0.388cm" svg:height="0.395cm" svg:x="5.633cm" svg:y="0.563cm">
          <draw:text-box>
            <text:p text:style-name="P1"><text:span text:style-name="T3"><text:s/></text:span></text:p>
          </draw:text-box>
        </draw:frame>
        <draw:frame draw:style-name="gr4" draw:text-style-name="P3" draw:layer="layout" svg:width="4.672cm" svg:height="0.357cm" svg:x="7.013cm" svg:y="0.588cm">
          <draw:text-box>
            <text:p text:style-name="P1"><text:span text:style-name="T2">Application No. _____________</text:span></text:p>
          </draw:text-box>
        </draw:frame>
        <draw:frame draw:style-name="gr3" draw:text-style-name="P4" draw:layer="layout" svg:width="0.388cm" svg:height="0.395cm" svg:x="11.63cm" svg:y="0.563cm">
          <draw:text-box>
            <text:p text:style-name="P1"><text:span text:style-name="T3"><text:s/></text:span></text:p>
          </draw:text-box>
        </draw:frame>
        <draw:frame draw:style-name="gr5" draw:text-style-name="P3" draw:layer="layout" svg:width="6.559cm" svg:height="0.357cm" svg:x="13.722cm" svg:y="0.588cm">
          <draw:text-box>
            <text:p text:style-name="P1"><text:span text:style-name="T2">Certificate</text:span><text:span text:style-name="T2">/s Number </text:span><text:span text:style-name="T2">_________</text:span><text:span text:style-name="T2">_________</text:span><text:span text:style-name="T2">_</text:span></text:p>
          </draw:text-box>
        </draw:frame>
        <draw:frame draw:style-name="gr3" draw:text-style-name="P4" draw:layer="layout" svg:width="0.388cm" svg:height="0.395cm" svg:x="20.201cm" svg:y="0.563cm">
          <draw:text-box>
            <text:p text:style-name="P1"><text:span text:style-name="T3"><text:s/></text:span></text:p>
          </draw:text-box>
        </draw:frame>
        <draw:frame draw:style-name="gr6" draw:text-style-name="P5" draw:layer="layout" svg:width="5.575cm" svg:height="0.492cm" svg:x="8.157cm" svg:y="1.063cm">
          <draw:text-box>
            <text:p text:style-name="P1"><text:span text:style-name="T4">Form for Transfer of Shares</text:span></text:p>
          </draw:text-box>
        </draw:frame>
        <draw:polygon draw:style-name="gr7" draw:text-style-name="P6" draw:layer="layout" svg:width="5.532cm" svg:height="0.034cm" svg:x="8.156cm" svg:y="1.49cm" svg:viewBox="0 0 5533 35" draw:points="0,0 5533,0 5533,35 0,35">
          <text:p/>
        </draw:polygon>
        <draw:frame draw:style-name="gr3" draw:text-style-name="P4" draw:layer="layout" svg:width="0.388cm" svg:height="0.395cm" svg:x="13.688cm" svg:y="1.139cm">
          <draw:text-box>
            <text:p text:style-name="P1"><text:span text:style-name="T3"><text:s/></text:span></text:p>
          </draw:text-box>
        </draw:frame>
        <draw:frame draw:style-name="gr8" draw:text-style-name="P3" draw:layer="layout" svg:width="6.425cm" svg:height="0.357cm" svg:x="7.776cm" svg:y="1.622cm">
          <draw:text-box>
            <text:p text:style-name="P1"><text:span text:style-name="T2">(First Schedule to the Companies Act, 2017)</text:span></text:p>
          </draw:text-box>
        </draw:frame>
        <draw:frame draw:style-name="gr3" draw:text-style-name="P4" draw:layer="layout" svg:width="0.388cm" svg:height="0.395cm" svg:x="14.12cm" svg:y="1.597cm">
          <draw:text-box>
            <text:p text:style-name="P1"><text:span text:style-name="T3"><text:s/></text:span></text:p>
          </draw:text-box>
        </draw:frame>
        <draw:frame draw:style-name="gr9" draw:text-style-name="P3" draw:layer="layout" svg:width="19.334cm" svg:height="0.357cm" svg:x="1.271cm" svg:y="2.359cm">
          <draw:text-box>
            <text:p text:style-name="P1"><text:span text:style-name="T2">The __ATLAS HONDA LIMITED_______________________________________________________________________________</text:span></text:p>
          </draw:text-box>
        </draw:frame>
        <draw:frame draw:style-name="gr3" draw:text-style-name="P4" draw:layer="layout" svg:width="0.388cm" svg:height="0.395cm" svg:x="19.388cm" svg:y="2.333cm">
          <draw:text-box>
            <text:p text:style-name="P1"><text:span text:style-name="T3"><text:s/></text:span></text:p>
          </draw:text-box>
        </draw:frame>
        <draw:frame draw:style-name="gr10" draw:text-style-name="P3" draw:layer="layout" svg:width="19.349cm" svg:height="0.357cm" svg:x="1.271cm" svg:y="2.85cm">
          <draw:text-box>
            <text:p text:style-name="P1"><text:span text:style-name="T2">I / We__</text:span><text:span text:style-name="T5">MUHAMMAD ILYAS </text:span><text:span text:style-name="T5">KHAN</text:span><text:span text:style-name="T2">_________________________</text:span><text:span text:style-name="T2">___s/d/w/o ___</text:span><text:span text:style-name="T6">MOHAMMAD AYUB </text:span><text:span text:style-name="T6">KHAN</text:span><text:span text:style-name="T2">________________ <text:s/>r/o</text:span></text:p>
          </draw:text-box>
        </draw:frame>
        <draw:polygon draw:style-name="gr7" draw:text-style-name="P6" draw:layer="layout" svg:width="3.98cm" svg:height="0.026cm" svg:x="7.521cm" svg:y="3.158cm" svg:viewBox="0 0 3981 27" draw:points="0,0 3981,0 3981,27 0,27">
          <text:p/>
        </draw:polygon>
        <draw:frame draw:style-name="gr3" draw:text-style-name="P4" draw:layer="layout" svg:width="0.388cm" svg:height="0.395cm" svg:x="20.472cm" svg:y="2.824cm">
          <draw:text-box>
            <text:p text:style-name="P1"><text:span text:style-name="T3"><text:s/></text:span></text:p>
          </draw:text-box>
        </draw:frame>
        <draw:frame draw:style-name="gr11" draw:text-style-name="P3" draw:layer="layout" svg:width="8.376cm" svg:height="0.357cm" svg:x="11.519cm" svg:y="3.349cm">
          <draw:text-box>
            <text:p text:style-name="P1"><text:span text:style-name="T2">(hereinafter called <text:s/>“the transferor”) <text:s/>in <text:s/>consideration of</text:span></text:p>
          </draw:text-box>
        </draw:frame>
        <draw:frame draw:style-name="gr3" draw:text-style-name="P4" draw:layer="layout" svg:width="0.388cm" svg:height="0.395cm" svg:x="19.828cm" svg:y="3.324cm">
          <draw:text-box>
            <text:p text:style-name="P1"><text:span text:style-name="T3"><text:s/></text:span></text:p>
          </draw:text-box>
        </draw:frame>
        <draw:frame draw:style-name="gr12" draw:text-style-name="P3" draw:layer="layout" svg:width="0.495cm" svg:height="0.357cm" svg:x="20.159cm" svg:y="3.349cm">
          <draw:text-box>
            <text:p text:style-name="P1"><text:span text:style-name="T2">the</text:span></text:p>
          </draw:text-box>
        </draw:frame>
        <draw:frame draw:style-name="gr3" draw:text-style-name="P4" draw:layer="layout" svg:width="0.388cm" svg:height="0.395cm" svg:x="20.65cm" svg:y="3.324cm">
          <draw:text-box>
            <text:p text:style-name="P1"><text:span text:style-name="T3"><text:s/></text:span></text:p>
          </draw:text-box>
        </draw:frame>
        <draw:frame draw:style-name="gr13" draw:text-style-name="P3" draw:layer="layout" svg:width="0.624cm" svg:height="0.357cm" svg:x="1.271cm" svg:y="3.84cm">
          <draw:text-box>
            <text:p text:style-name="P1"><text:span text:style-name="T2">sum</text:span></text:p>
          </draw:text-box>
        </draw:frame>
        <draw:frame draw:style-name="gr3" draw:text-style-name="P4" draw:layer="layout" svg:width="0.388cm" svg:height="0.395cm" svg:x="1.889cm" svg:y="3.815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5cm" svg:height="0.357cm" svg:x="2.211cm" svg:y="3.84cm">
          <draw:text-box>
            <text:p text:style-name="P1"><text:span text:style-name="T2">of</text:span></text:p>
          </draw:text-box>
        </draw:frame>
        <draw:frame draw:style-name="gr3" draw:text-style-name="P4" draw:layer="layout" svg:width="0.388cm" svg:height="0.395cm" svg:x="2.515cm" svg:y="3.815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1.01cm" svg:height="0.357cm" svg:x="2.829cm" svg:y="3.84cm">
          <draw:text-box>
            <text:p text:style-name="P1"><text:span text:style-name="T2">r</text:span><text:span text:style-name="T2">u</text:span><text:span text:style-name="T2">p</text:span><text:span text:style-name="T2">e</text:span><text:span text:style-name="T2">e</text:span><text:span text:style-name="T2">s</text:span></text:p>
          </draw:text-box>
        </draw:frame>
        <draw:frame draw:style-name="gr3" draw:text-style-name="P4" draw:layer="layout" svg:width="0.388cm" svg:height="0.395cm" svg:x="3.829cm" svg:y="3.815cm">
          <draw:text-box>
            <text:p text:style-name="P1"><text:span text:style-name="T3"><text:s/></text:span></text:p>
          </draw:text-box>
        </draw:frame>
        <draw:frame draw:style-name="gr16" draw:text-style-name="P3" draw:layer="layout" svg:width="9.728cm" svg:height="0.357cm" svg:x="10.732cm" svg:y="3.84cm">
          <draw:text-box>
            <text:p text:style-name="P1"><text:span text:style-name="T2">paid <text:s/>to <text:s/>me <text:s/>/ <text:s/>us by______________________________________</text:span></text:p>
          </draw:text-box>
        </draw:frame>
        <draw:polygon draw:style-name="gr7" draw:text-style-name="P6" draw:layer="layout" svg:width="0.195cm" svg:height="0.025cm" svg:x="20.379cm" svg:y="4.149cm" svg:viewBox="0 0 196 26" draw:points="0,0 196,0 196,26 0,26">
          <text:p/>
        </draw:polygon>
        <draw:frame draw:style-name="gr3" draw:text-style-name="P4" draw:layer="layout" svg:width="0.388cm" svg:height="0.395cm" svg:x="20.379cm" svg:y="3.815cm">
          <draw:text-box>
            <text:p text:style-name="P1"><text:span text:style-name="T7">_ </text:span></text:p>
          </draw:text-box>
        </draw:frame>
        <draw:frame draw:style-name="gr17" draw:text-style-name="P3" draw:layer="layout" svg:width="9.823cm" svg:height="0.357cm" svg:x="1.271cm" svg:y="4.358cm">
          <draw:text-box>
            <text:p text:style-name="P1"><text:span text:style-name="T2">_______________________________________________________ </text:span></text:p>
          </draw:text-box>
        </draw:frame>
        <draw:frame draw:style-name="gr18" draw:text-style-name="P3" draw:layer="layout" svg:width="1.33cm" svg:height="0.357cm" svg:x="11.079cm" svg:y="4.358cm">
          <draw:text-box>
            <text:p text:style-name="P1"><text:span text:style-name="T2">s/d/w/o </text:span></text:p>
          </draw:text-box>
        </draw:frame>
        <draw:frame draw:style-name="gr19" draw:text-style-name="P3" draw:layer="layout" svg:width="7.263cm" svg:height="0.357cm" svg:x="12.51cm" svg:y="4.358cm">
          <draw:text-box>
            <text:p text:style-name="P1"><text:span text:style-name="T2">_________________________________________</text:span></text:p>
          </draw:text-box>
        </draw:frame>
        <draw:frame draw:style-name="gr3" draw:text-style-name="P4" draw:layer="layout" svg:width="0.388cm" svg:height="0.395cm" svg:x="19.684cm" svg:y="4.332cm">
          <draw:text-box>
            <text:p text:style-name="P1"><text:span text:style-name="T3"><text:s/></text:span></text:p>
          </draw:text-box>
        </draw:frame>
        <draw:frame draw:style-name="gr20" draw:text-style-name="P3" draw:layer="layout" svg:width="0.472cm" svg:height="0.357cm" svg:x="20.176cm" svg:y="4.358cm">
          <draw:text-box>
            <text:p text:style-name="P1"><text:span text:style-name="T2">r</text:span><text:span text:style-name="T2">/</text:span><text:span text:style-name="T2">o</text:span></text:p>
          </draw:text-box>
        </draw:frame>
        <draw:frame draw:style-name="gr3" draw:text-style-name="P4" draw:layer="layout" svg:width="0.388cm" svg:height="0.395cm" svg:x="20.642cm" svg:y="4.332cm">
          <draw:text-box>
            <text:p text:style-name="P1"><text:span text:style-name="T3"><text:s/></text:span></text:p>
          </draw:text-box>
        </draw:frame>
        <draw:frame draw:style-name="gr21" draw:text-style-name="P3" draw:layer="layout" svg:width="11.968cm" svg:height="0.357cm" svg:x="6.352cm" svg:y="4.883cm">
          <draw:text-box>
            <text:p text:style-name="P1"><text:span text:style-name="T2">_____________________________hereinafter called the transferee(s), do hereby</text:span></text:p>
          </draw:text-box>
        </draw:frame>
        <draw:frame draw:style-name="gr3" draw:text-style-name="P4" draw:layer="layout" svg:width="0.388cm" svg:height="0.395cm" svg:x="18.177cm" svg:y="4.857cm">
          <draw:text-box>
            <text:p text:style-name="P1"><text:span text:style-name="T3"><text:s/></text:span></text:p>
          </draw:text-box>
        </draw:frame>
        <draw:frame draw:style-name="gr22" draw:text-style-name="P3" draw:layer="layout" svg:width="1.573cm" svg:height="0.357cm" svg:x="19.092cm" svg:y="4.883cm">
          <draw:text-box>
            <text:p text:style-name="P1"><text:span text:style-name="T2">transfer to</text:span></text:p>
          </draw:text-box>
        </draw:frame>
        <draw:frame draw:style-name="gr3" draw:text-style-name="P4" draw:layer="layout" svg:width="0.388cm" svg:height="0.395cm" svg:x="20.642cm" svg:y="4.857cm">
          <draw:text-box>
            <text:p text:style-name="P1"><text:span text:style-name="T3"><text:s/></text:span></text:p>
          </draw:text-box>
        </draw:frame>
        <draw:frame draw:style-name="gr12" draw:text-style-name="P3" draw:layer="layout" svg:width="0.495cm" svg:height="0.357cm" svg:x="1.271cm" svg:y="5.357cm">
          <draw:text-box>
            <text:p text:style-name="P1"><text:span text:style-name="T2">the</text:span></text:p>
          </draw:text-box>
        </draw:frame>
        <draw:frame draw:style-name="gr3" draw:text-style-name="P4" draw:layer="layout" svg:width="0.388cm" svg:height="0.395cm" svg:x="1.762cm" svg:y="5.332cm">
          <draw:text-box>
            <text:p text:style-name="P1"><text:span text:style-name="T3"><text:s/></text:span></text:p>
          </draw:text-box>
        </draw:frame>
        <draw:frame draw:style-name="gr23" draw:text-style-name="P3" draw:layer="layout" svg:width="0.598cm" svg:height="0.357cm" svg:x="2.321cm" svg:y="5.357cm">
          <draw:text-box>
            <text:p text:style-name="P1"><text:span text:style-name="T2">said</text:span></text:p>
          </draw:text-box>
        </draw:frame>
        <draw:frame draw:style-name="gr3" draw:text-style-name="P4" draw:layer="layout" svg:width="0.388cm" svg:height="0.395cm" svg:x="2.905cm" svg:y="5.332cm">
          <draw:text-box>
            <text:p text:style-name="P1"><text:span text:style-name="T3"><text:s/></text:span></text:p>
          </draw:text-box>
        </draw:frame>
        <draw:frame draw:style-name="gr24" draw:text-style-name="P3" draw:layer="layout" svg:width="17.388cm" svg:height="0.357cm" svg:x="3.465cm" svg:y="5.357cm">
          <draw:text-box>
            <text:p text:style-name="P1"><text:span text:style-name="T2">transferee(s)___________________________________________________________________________________</text:span><text:span text:style-name="T2">____ </text:span></text:p>
          </draw:text-box>
        </draw:frame>
        <draw:frame draw:style-name="gr25" draw:text-style-name="P3" draw:layer="layout" svg:width="5.958cm" svg:height="0.357cm" svg:x="1.271cm" svg:y="5.856cm">
          <draw:text-box>
            <text:p text:style-name="P1"><text:span text:style-name="T2">The _____</text:span><text:span text:style-name="T5">=2,877=</text:span><text:span text:style-name="T2">_____________ share </text:span></text:p>
          </draw:text-box>
        </draw:frame>
        <draw:frame draw:style-name="gr26" draw:text-style-name="P3" draw:layer="layout" svg:width="1.657cm" svg:height="0.357cm" svg:x="7.148cm" svg:y="5.856cm">
          <draw:text-box>
            <text:p text:style-name="P1"><text:span text:style-name="T2">(</text:span><text:span text:style-name="T2">o</text:span><text:span text:style-name="T2">r</text:span><text:span text:style-name="T2"> </text:span><text:span text:style-name="T2">s</text:span><text:span text:style-name="T2">h</text:span><text:span text:style-name="T2">a</text:span><text:span text:style-name="T2">r</text:span><text:span text:style-name="T2">e</text:span><text:span text:style-name="T2">s</text:span><text:span text:style-name="T2">)</text:span><text:span text:style-name="T2"> </text:span></text:p>
          </draw:text-box>
        </draw:frame>
        <draw:frame draw:style-name="gr27" draw:text-style-name="P3" draw:layer="layout" svg:width="0.749cm" svg:height="0.357cm" svg:x="8.919cm" svg:y="5.856cm">
          <draw:text-box>
            <text:p text:style-name="P1"><text:span text:style-name="T2">with </text:span></text:p>
          </draw:text-box>
        </draw:frame>
        <draw:frame draw:style-name="gr28" draw:text-style-name="P3" draw:layer="layout" svg:width="2.995cm" svg:height="0.357cm" svg:x="9.749cm" svg:y="5.856cm">
          <draw:text-box>
            <text:p text:style-name="P1"><text:span text:style-name="T2">distinctive numbers </text:span></text:p>
          </draw:text-box>
        </draw:frame>
        <draw:frame draw:style-name="gr29" draw:text-style-name="P3" draw:layer="layout" svg:width="0.802cm" svg:height="0.357cm" svg:x="12.849cm" svg:y="5.856cm">
          <draw:text-box>
            <text:p text:style-name="P1"><text:span text:style-name="T2">from </text:span></text:p>
          </draw:text-box>
        </draw:frame>
        <draw:frame draw:style-name="gr30" draw:text-style-name="P3" draw:layer="layout" svg:width="6.99cm" svg:height="0.357cm" svg:x="13.756cm" svg:y="5.856cm">
          <draw:text-box>
            <text:p text:style-name="P1"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 </text:span></text:p>
          </draw:text-box>
        </draw:frame>
        <draw:frame draw:style-name="gr31" draw:text-style-name="P3" draw:layer="layout" svg:width="9.513cm" svg:height="0.357cm" svg:x="1.271cm" svg:y="6.348cm">
          <draw:text-box>
            <text:p text:style-name="P1"><text:span text:style-name="T2">to ______________________________________ inclusive, in the</text:span></text:p>
          </draw:text-box>
        </draw:frame>
        <draw:frame draw:style-name="gr3" draw:text-style-name="P4" draw:layer="layout" svg:width="0.388cm" svg:height="0.395cm" svg:x="10.672cm" svg:y="6.322cm">
          <draw:text-box>
            <text:p text:style-name="P1"><text:span text:style-name="T3"><text:s/></text:span></text:p>
          </draw:text-box>
        </draw:frame>
        <draw:frame draw:style-name="gr32" draw:text-style-name="P3" draw:layer="layout" svg:width="7.355cm" svg:height="0.357cm" svg:x="2.541cm" svg:y="6.872cm">
          <draw:text-box>
            <text:p text:style-name="P1"><text:span text:style-name="T2">_________________________________________,</text:span></text:p>
          </draw:text-box>
        </draw:frame>
        <draw:frame draw:style-name="gr3" draw:text-style-name="P4" draw:layer="layout" svg:width="0.388cm" svg:height="0.395cm" svg:x="9.792cm" svg:y="6.847cm">
          <draw:text-box>
            <text:p text:style-name="P1"><text:span text:style-name="T3"><text:s/></text:span></text:p>
          </draw:text-box>
        </draw:frame>
        <draw:frame draw:style-name="gr33" draw:text-style-name="P3" draw:layer="layout" svg:width="10.205cm" svg:height="0.357cm" svg:x="10.359cm" svg:y="6.872cm">
          <draw:text-box>
            <text:p text:style-name="P1"><text:span text:style-name="T2">to <text:s/>hold <text:s/>unto <text:s/>the <text:s/>said <text:s/>transferee(s), <text:s/>his <text:s/>/ <text:s/>her <text:s/>/ <text:s/>their <text:s/>executor(s),</text:span></text:p>
          </draw:text-box>
        </draw:frame>
        <draw:frame draw:style-name="gr3" draw:text-style-name="P4" draw:layer="layout" svg:width="0.388cm" svg:height="0.395cm" svg:x="20.616cm" svg:y="6.847cm">
          <draw:text-box>
            <text:p text:style-name="P1"><text:span text:style-name="T3"><text:s/></text:span></text:p>
          </draw:text-box>
        </draw:frame>
        <draw:frame draw:style-name="gr34" draw:text-style-name="P3" draw:layer="layout" svg:width="7.504cm" svg:height="0.357cm" svg:x="1.271cm" svg:y="7.432cm">
          <draw:text-box>
            <text:p text:style-name="P1"><text:span text:style-name="T2">administrator(s) and assigns, subject to the several</text:span></text:p>
          </draw:text-box>
        </draw:frame>
        <draw:frame draw:style-name="gr3" draw:text-style-name="P4" draw:layer="layout" svg:width="0.388cm" svg:height="0.395cm" svg:x="8.707cm" svg:y="7.407cm">
          <draw:text-box>
            <text:p text:style-name="P1"><text:span text:style-name="T3"><text:s/></text:span></text:p>
          </draw:text-box>
        </draw:frame>
        <draw:frame draw:style-name="gr35" draw:text-style-name="P3" draw:layer="layout" svg:width="1.543cm" svg:height="0.357cm" svg:x="10.723cm" svg:y="7.432cm">
          <draw:text-box>
            <text:p text:style-name="P1"><text:span text:style-name="T2">conditions</text:span></text:p>
          </draw:text-box>
        </draw:frame>
        <draw:frame draw:style-name="gr3" draw:text-style-name="P4" draw:layer="layout" svg:width="0.388cm" svg:height="0.395cm" svg:x="12.248cm" svg:y="7.407cm">
          <draw:text-box>
            <text:p text:style-name="P1"><text:span text:style-name="T3"><text:s/></text:span></text:p>
          </draw:text-box>
        </draw:frame>
        <draw:frame draw:style-name="gr36" draw:text-style-name="P3" draw:layer="layout" svg:width="1.428cm" svg:height="0.357cm" svg:x="12.502cm" svg:y="7.432cm">
          <draw:text-box>
            <text:p text:style-name="P1"><text:span text:style-name="T2">on which </text:span></text:p>
          </draw:text-box>
        </draw:frame>
        <draw:frame draw:style-name="gr37" draw:text-style-name="P2" draw:layer="layout" svg:width="0.422cm" svg:height="0.425cm" svg:x="13.925cm" svg:y="7.381cm">
          <draw:text-box>
            <text:p text:style-name="P1"><text:span text:style-name="T8">I </text:span></text:p>
          </draw:text-box>
        </draw:frame>
        <draw:frame draw:style-name="gr38" draw:text-style-name="P3" draw:layer="layout" svg:width="6.553cm" svg:height="0.357cm" svg:x="14.111cm" svg:y="7.432cm">
          <draw:text-box>
            <text:p text:style-name="P1"><text:span text:style-name="T2">/ <text:s/>we held the same at the time of execution</text:span></text:p>
          </draw:text-box>
        </draw:frame>
        <draw:frame draw:style-name="gr3" draw:text-style-name="P4" draw:layer="layout" svg:width="0.388cm" svg:height="0.395cm" svg:x="20.608cm" svg:y="7.407cm">
          <draw:text-box>
            <text:p text:style-name="P1"><text:span text:style-name="T3"><text:s/></text:span></text:p>
          </draw:text-box>
        </draw:frame>
        <draw:frame draw:style-name="gr39" draw:text-style-name="P3" draw:layer="layout" svg:width="1.791cm" svg:height="0.357cm" svg:x="1.271cm" svg:y="8.025cm">
          <draw:text-box>
            <text:p text:style-name="P1"><text:span text:style-name="T2">hereof, and </text:span></text:p>
          </draw:text-box>
        </draw:frame>
        <draw:frame draw:style-name="gr37" draw:text-style-name="P2" draw:layer="layout" svg:width="0.422cm" svg:height="0.425cm" svg:x="3.032cm" svg:y="7.974cm">
          <draw:text-box>
            <text:p text:style-name="P1"><text:span text:style-name="T8">I</text:span><text:span text:style-name="T8"> </text:span></text:p>
          </draw:text-box>
        </draw:frame>
        <draw:frame draw:style-name="gr40" draw:text-style-name="P3" draw:layer="layout" svg:width="5.575cm" svg:height="0.357cm" svg:x="3.202cm" svg:y="8.025cm">
          <draw:text-box>
            <text:p text:style-name="P1"><text:span text:style-name="T2">/ we the said transferee(s), do hereby</text:span></text:p>
          </draw:text-box>
        </draw:frame>
        <draw:frame draw:style-name="gr3" draw:text-style-name="P4" draw:layer="layout" svg:width="0.388cm" svg:height="0.395cm" svg:x="8.631cm" svg:y="7.999cm">
          <draw:text-box>
            <text:p text:style-name="P1"><text:span text:style-name="T3"><text:s/></text:span></text:p>
          </draw:text-box>
        </draw:frame>
        <draw:frame draw:style-name="gr41" draw:text-style-name="P3" draw:layer="layout" svg:width="11.527cm" svg:height="0.357cm" svg:x="9.325cm" svg:y="8.025cm">
          <draw:text-box>
            <text:p text:style-name="P1"><text:span text:style-name="T2">a</text:span><text:span text:style-name="T2">g</text:span><text:span text:style-name="T2">r</text:span><text:span text:style-name="T2">e</text:span><text:span text:style-name="T2">e</text:span><text:span text:style-name="T2"> </text:span><text:span text:style-name="T2">t</text:span><text:span text:style-name="T2">o</text:span><text:span text:style-name="T2"> </text:span><text:span text:style-name="T2">t</text:span><text:span text:style-name="T2">a</text:span><text:span text:style-name="T2">k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<text:s/></text:span><text:span text:style-name="T2">s</text:span><text:span text:style-name="T2">a</text:span><text:span text:style-name="T2">i</text:span><text:span text:style-name="T2">d</text:span><text:span text:style-name="T2"> </text:span><text:span text:style-name="T2"><text:s/></text:span><text:span text:style-name="T2">s</text:span><text:span text:style-name="T2">h</text:span><text:span text:style-name="T2">a</text:span><text:span text:style-name="T2">r</text:span><text:span text:style-name="T2">e</text:span><text:span text:style-name="T2"> </text:span><text:span text:style-name="T2">(</text:span><text:span text:style-name="T2">o</text:span><text:span text:style-name="T2">r</text:span><text:span text:style-name="T2"> </text:span><text:span text:style-name="T2">s</text:span><text:span text:style-name="T2">h</text:span><text:span text:style-name="T2">a</text:span><text:span text:style-name="T2">r</text:span><text:span text:style-name="T2">e</text:span><text:span text:style-name="T2">s</text:span><text:span text:style-name="T2">)</text:span><text:span text:style-name="T2"> </text:span><text:span text:style-name="T2"><text:s/></text:span><text:span text:style-name="T2">s</text:span><text:span text:style-name="T2">u</text:span><text:span text:style-name="T2">b</text:span><text:span text:style-name="T2">j</text:span><text:span text:style-name="T2">e</text:span><text:span text:style-name="T2">c</text:span><text:span text:style-name="T2">t</text:span><text:span text:style-name="T2"> </text:span><text:span text:style-name="T2">t</text:span><text:span text:style-name="T2">o</text:span><text:span text:style-name="T2"> </text:span><text:span text:style-name="T2"><text:s/></text:span><text:span text:style-name="T2">t</text:span><text:span text:style-name="T2">h</text:span><text:span text:style-name="T2">e</text:span><text:span text:style-name="T2"> </text:span><text:span text:style-name="T2"><text:s/></text:span><text:span text:style-name="T2">c</text:span><text:span text:style-name="T2">o</text:span><text:span text:style-name="T2">n</text:span><text:span text:style-name="T2">d</text:span><text:span text:style-name="T2">i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<text:s/></text:span><text:span text:style-name="T2">a</text:span><text:span text:style-name="T2">f</text:span><text:span text:style-name="T2">o</text:span><text:span text:style-name="T2">r</text:span><text:span text:style-name="T2">e</text:span><text:span text:style-name="T2">s</text:span><text:span text:style-name="T2">a</text:span><text:span text:style-name="T2">i</text:span><text:span text:style-name="T2">d</text:span><text:span text:style-name="T2">.</text:span></text:p>
          </draw:text-box>
        </draw:frame>
        <draw:frame draw:style-name="gr3" draw:text-style-name="P4" draw:layer="layout" svg:width="0.388cm" svg:height="0.395cm" svg:x="20.599cm" svg:y="7.99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0.999cm" svg:y="8.323cm">
          <draw:text-box>
            <text:p text:style-name="P1"><text:span text:style-name="T1"><text:s/></text:span></text:p>
          </draw:text-box>
        </draw:frame>
        <draw:frame draw:style-name="gr42" draw:text-style-name="P3" draw:layer="layout" svg:width="17.584cm" svg:height="0.357cm" svg:x="1.271cm" svg:y="8.948cm">
          <draw:text-box>
            <text:p text:style-name="P1"><text:span text:style-name="T2">As witness our hands this _________</text:span><text:span text:style-name="T5">7</text:span><text:span text:style-name="T2">______________ day of ___</text:span><text:span text:style-name="T5">MAY 2026</text:span><text:span text:style-name="T2">____________________________________</text:span></text:p>
          </draw:text-box>
        </draw:frame>
        <draw:frame draw:style-name="gr3" draw:text-style-name="P4" draw:layer="layout" svg:width="0.388cm" svg:height="0.395cm" svg:x="18.347cm" svg:y="8.9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0.999cm" svg:y="9.237cm">
          <draw:text-box>
            <text:p text:style-name="P1"><text:span text:style-name="T1"><text:s/></text:span></text:p>
          </draw:text-box>
        </draw:frame>
        <draw:frame draw:style-name="gr43" draw:text-style-name="P3" draw:layer="layout" svg:width="1.412cm" svg:height="0.357cm" svg:x="1.271cm" svg:y="9.803cm">
          <draw:text-box>
            <text:p text:style-name="P1"><text:span text:style-name="T2">Signature</text:span></text:p>
          </draw:text-box>
        </draw:frame>
        <draw:frame draw:style-name="gr3" draw:text-style-name="P4" draw:layer="layout" svg:width="0.388cm" svg:height="0.395cm" svg:x="2.659cm" svg:y="9.777cm">
          <draw:text-box>
            <text:p text:style-name="P1"><text:span text:style-name="T3"><text:s/></text:span></text:p>
          </draw:text-box>
        </draw:frame>
        <draw:frame draw:style-name="gr43" draw:text-style-name="P3" draw:layer="layout" svg:width="1.412cm" svg:height="0.357cm" svg:x="11.434cm" svg:y="9.803cm">
          <draw:text-box>
            <text:p text:style-name="P1"><text:span text:style-name="T2">Signature</text:span></text:p>
          </draw:text-box>
        </draw:frame>
        <draw:frame draw:style-name="gr3" draw:text-style-name="P4" draw:layer="layout" svg:width="0.388cm" svg:height="0.395cm" svg:x="12.823cm" svg:y="9.777cm">
          <draw:text-box>
            <text:p text:style-name="P1"><text:span text:style-name="T3"><text:s/></text:span></text:p>
          </draw:text-box>
        </draw:frame>
        <draw:frame draw:style-name="gr44" draw:text-style-name="P3" draw:layer="layout" svg:width="2.651cm" svg:height="0.357cm" svg:x="1.271cm" svg:y="10.244cm">
          <draw:text-box>
            <text:p text:style-name="P1"><text:span text:style-name="T2">Transferor (seller)</text:span></text:p>
          </draw:text-box>
        </draw:frame>
        <draw:frame draw:style-name="gr3" draw:text-style-name="P4" draw:layer="layout" svg:width="0.388cm" svg:height="0.395cm" svg:x="3.896cm" svg:y="10.219cm">
          <draw:text-box>
            <text:p text:style-name="P1"><text:span text:style-name="T3"><text:s/></text:span></text:p>
          </draw:text-box>
        </draw:frame>
        <draw:frame draw:style-name="gr45" draw:text-style-name="P3" draw:layer="layout" svg:width="2.746cm" svg:height="0.357cm" svg:x="11.434cm" svg:y="10.244cm">
          <draw:text-box>
            <text:p text:style-name="P1"><text:span text:style-name="T2">Transferee (buyer)</text:span></text:p>
          </draw:text-box>
        </draw:frame>
        <draw:polygon draw:style-name="gr7" draw:text-style-name="P6" draw:layer="layout" svg:width="1.541cm" svg:height="0.026cm" svg:x="1.27cm" svg:y="10.552cm" svg:viewBox="0 0 1542 27" draw:points="0,0 1542,0 1542,27 0,27">
          <text:p/>
        </draw:polygon>
        <draw:polygon draw:style-name="gr7" draw:text-style-name="P6" draw:layer="layout" svg:width="1.575cm" svg:height="0.026cm" svg:x="11.434cm" svg:y="10.552cm" svg:viewBox="0 0 1576 27" draw:points="0,0 1576,0 1576,27 0,27">
          <text:p/>
        </draw:polygon>
        <draw:frame draw:style-name="gr3" draw:text-style-name="P4" draw:layer="layout" svg:width="0.388cm" svg:height="0.395cm" svg:x="14.162cm" svg:y="10.219cm">
          <draw:text-box>
            <text:p text:style-name="P1"><text:span text:style-name="T3"><text:s/></text:span></text:p>
          </draw:text-box>
        </draw:frame>
        <draw:frame draw:style-name="gr46" draw:text-style-name="P3" draw:layer="layout" svg:width="5.858cm" svg:height="0.357cm" svg:x="1.271cm" svg:y="10.676cm">
          <draw:text-box>
            <text:p text:style-name="P1"><text:span text:style-name="T2">Full Name <text:s text:c="5"/>MUHAMMAD ILYAS KHAN</text:span></text:p>
          </draw:text-box>
        </draw:frame>
        <draw:frame draw:style-name="gr3" draw:text-style-name="P4" draw:layer="layout" svg:width="0.388cm" svg:height="0.395cm" svg:x="2.744cm" svg:y="10.65cm">
          <draw:text-box>
            <text:p text:style-name="P1"><text:span text:style-name="T3"><text:s/></text:span></text:p>
          </draw:text-box>
        </draw:frame>
        <draw:frame draw:style-name="gr47" draw:text-style-name="P3" draw:layer="layout" svg:width="1.489cm" svg:height="0.357cm" svg:x="11.434cm" svg:y="10.676cm">
          <draw:text-box>
            <text:p text:style-name="P1"><text:span text:style-name="T2">Full Name</text:span></text:p>
          </draw:text-box>
        </draw:frame>
        <draw:frame draw:style-name="gr3" draw:text-style-name="P4" draw:layer="layout" svg:width="0.388cm" svg:height="0.395cm" svg:x="12.908cm" svg:y="10.65cm">
          <draw:text-box>
            <text:p text:style-name="P1"><text:span text:style-name="T3"><text:s/></text:span></text:p>
          </draw:text-box>
        </draw:frame>
        <draw:frame draw:style-name="gr48" draw:text-style-name="P3" draw:layer="layout" svg:width="8.159cm" svg:height="0.357cm" svg:x="1.271cm" svg:y="11.108cm">
          <draw:text-box>
            <text:p text:style-name="P1"><text:span text:style-name="T2">Father’s / Husband’s Name <text:s text:c="2"/>MOHAMMAD AYUB KHAN</text:span></text:p>
          </draw:text-box>
        </draw:frame>
        <draw:frame draw:style-name="gr3" draw:text-style-name="P4" draw:layer="layout" svg:width="0.388cm" svg:height="0.395cm" svg:x="5.243cm" svg:y="11.082cm">
          <draw:text-box>
            <text:p text:style-name="P1"><text:span text:style-name="T3"><text:s/></text:span></text:p>
          </draw:text-box>
        </draw:frame>
        <draw:frame draw:style-name="gr49" draw:text-style-name="P3" draw:layer="layout" svg:width="4.004cm" svg:height="0.357cm" svg:x="11.434cm" svg:y="11.108cm">
          <draw:text-box>
            <text:p text:style-name="P1"><text:span text:style-name="T2">Father’s / Husband’s Name</text:span></text:p>
          </draw:text-box>
        </draw:frame>
        <draw:frame draw:style-name="gr3" draw:text-style-name="P4" draw:layer="layout" svg:width="0.388cm" svg:height="0.395cm" svg:x="15.407cm" svg:y="11.082cm">
          <draw:text-box>
            <text:p text:style-name="P1"><text:span text:style-name="T3"><text:s/></text:span></text:p>
          </draw:text-box>
        </draw:frame>
        <draw:frame draw:style-name="gr50" draw:text-style-name="P3" draw:layer="layout" svg:width="1.308cm" svg:height="0.357cm" svg:x="1.474cm" svg:y="11.616cm">
          <draw:text-box>
            <text:p text:style-name="P1"><text:span text:style-name="T2">C</text:span><text:span text:style-name="T2">N</text:span><text:span text:style-name="T2">I</text:span><text:span text:style-name="T2">C</text:span><text:span text:style-name="T2"> </text:span><text:span text:style-name="T2">N</text:span><text:span text:style-name="T2">o</text:span><text:span text:style-name="T2">.</text:span></text:p>
          </draw:text-box>
        </draw:frame>
        <draw:frame draw:style-name="gr3" draw:text-style-name="P4" draw:layer="layout" svg:width="0.388cm" svg:height="0.395cm" svg:x="2.769cm" svg:y="11.59cm">
          <draw:text-box>
            <text:p text:style-name="P1"><text:span text:style-name="T3"><text:s/></text:span></text:p>
          </draw:text-box>
        </draw:frame>
        <draw:frame draw:style-name="gr50" draw:text-style-name="P3" draw:layer="layout" svg:width="1.308cm" svg:height="0.357cm" svg:x="11.561cm" svg:y="11.616cm">
          <draw:text-box>
            <text:p text:style-name="P1"><text:span text:style-name="T2">CNIC No.</text:span></text:p>
          </draw:text-box>
        </draw:frame>
        <draw:frame draw:style-name="gr3" draw:text-style-name="P4" draw:layer="layout" svg:width="0.388cm" svg:height="0.395cm" svg:x="12.857cm" svg:y="11.5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0.999cm" svg:y="11.914cm">
          <draw:text-box>
            <text:p text:style-name="P1"><text:span text:style-name="T1"><text:s/></text:span></text:p>
          </draw:text-box>
        </draw:frame>
        <draw:frame draw:style-name="gr51" draw:text-style-name="P3" draw:layer="layout" svg:width="3.483cm" svg:height="0.357cm" svg:x="3.032cm" svg:y="12.445cm">
          <draw:text-box>
            <text:p text:style-name="P1"><text:span text:style-name="T2">Encl</text:span><text:span text:style-name="T9">: Photocopy of </text:span><text:span text:style-name="T9">CNIC</text:span></text:p>
          </draw:text-box>
        </draw:frame>
        <draw:frame draw:style-name="gr3" draw:text-style-name="P4" draw:layer="layout" svg:width="0.388cm" svg:height="0.395cm" svg:x="6.471cm" svg:y="12.42cm">
          <draw:text-box>
            <text:p text:style-name="P1"><text:span text:style-name="T3"><text:s/></text:span></text:p>
          </draw:text-box>
        </draw:frame>
        <draw:frame draw:style-name="gr51" draw:text-style-name="P3" draw:layer="layout" svg:width="3.483cm" svg:height="0.357cm" svg:x="13.23cm" svg:y="12.445cm">
          <draw:text-box>
            <text:p text:style-name="P1"><text:span text:style-name="T2">Encl</text:span><text:span text:style-name="T9">: </text:span><text:span text:style-name="T9">Photocopy </text:span><text:span text:style-name="T9">of CNIC</text:span></text:p>
          </draw:text-box>
        </draw:frame>
        <draw:frame draw:style-name="gr3" draw:text-style-name="P4" draw:layer="layout" svg:width="0.388cm" svg:height="0.395cm" svg:x="16.669cm" svg:y="12.42cm">
          <draw:text-box>
            <text:p text:style-name="P1"><text:span text:style-name="T3"><text:s/></text:span></text:p>
          </draw:text-box>
        </draw:frame>
        <draw:frame draw:style-name="gr52" draw:text-style-name="P3" draw:layer="layout" svg:width="3.491cm" svg:height="0.357cm" svg:x="1.271cm" svg:y="12.801cm">
          <draw:text-box>
            <text:p text:style-name="P1"><text:span text:style-name="T2">Cell <text:s text:c="9"/>0301 443 0802</text:span></text:p>
          </draw:text-box>
        </draw:frame>
        <draw:frame draw:style-name="gr3" draw:text-style-name="P4" draw:layer="layout" svg:width="0.388cm" svg:height="0.395cm" svg:x="1.804cm" svg:y="12.775cm">
          <draw:text-box>
            <text:p text:style-name="P1"><text:span text:style-name="T3"><text:s/></text:span></text:p>
          </draw:text-box>
        </draw:frame>
        <draw:frame draw:style-name="gr53" draw:text-style-name="P3" draw:layer="layout" svg:width="2.082cm" svg:height="0.357cm" svg:x="11.434cm" svg:y="12.801cm">
          <draw:text-box>
            <text:p text:style-name="P1"><text:span text:style-name="T2">E</text:span><text:span text:style-name="T2">m</text:span><text:span text:style-name="T2">a</text:span><text:span text:style-name="T2">i</text:span><text:span text:style-name="T2">l</text:span><text:span text:style-name="T2"> </text:span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</text:span></text:p>
          </draw:text-box>
        </draw:frame>
        <draw:frame draw:style-name="gr3" draw:text-style-name="P4" draw:layer="layout" svg:width="0.388cm" svg:height="0.395cm" svg:x="13.492cm" svg:y="12.775cm">
          <draw:text-box>
            <text:p text:style-name="P1"><text:span text:style-name="T3"><text:s/></text:span></text:p>
          </draw:text-box>
        </draw:frame>
        <draw:frame draw:style-name="gr54" draw:text-style-name="P3" draw:layer="layout" svg:width="3.548cm" svg:height="0.357cm" svg:x="1.271cm" svg:y="13.242cm">
          <draw:text-box>
            <text:p text:style-name="P1"><text:span text:style-name="T2">Nationa</text:span><text:span text:style-name="T2">lity <text:s text:c="3"/></text:span><text:span text:style-name="T2">PAKIST</text:span><text:span text:style-name="T2">ANI</text:span></text:p>
          </draw:text-box>
        </draw:frame>
        <draw:frame draw:style-name="gr3" draw:text-style-name="P4" draw:layer="layout" svg:width="0.388cm" svg:height="0.395cm" svg:x="2.888cm" svg:y="13.216cm">
          <draw:text-box>
            <text:p text:style-name="P1"><text:span text:style-name="T3"><text:s/></text:span></text:p>
          </draw:text-box>
        </draw:frame>
        <draw:frame draw:style-name="gr55" draw:text-style-name="P3" draw:layer="layout" svg:width="1.644cm" svg:height="0.357cm" svg:x="11.434cm" svg:y="13.242cm">
          <draw:text-box>
            <text:p text:style-name="P1"><text:span text:style-name="T2">Nationality</text:span></text:p>
          </draw:text-box>
        </draw:frame>
        <draw:frame draw:style-name="gr3" draw:text-style-name="P4" draw:layer="layout" svg:width="0.388cm" svg:height="0.395cm" svg:x="13.052cm" svg:y="13.216cm">
          <draw:text-box>
            <text:p text:style-name="P1"><text:span text:style-name="T3"><text:s/></text:span></text:p>
          </draw:text-box>
        </draw:frame>
        <draw:frame draw:style-name="gr56" draw:text-style-name="P3" draw:layer="layout" svg:width="3.251cm" svg:height="0.357cm" svg:x="1.271cm" svg:y="13.674cm">
          <draw:text-box>
            <text:p text:style-name="P1"><text:span text:style-name="T2">Occupation <text:s text:c="3"/>RETIRED</text:span></text:p>
          </draw:text-box>
        </draw:frame>
        <draw:frame draw:style-name="gr3" draw:text-style-name="P4" draw:layer="layout" svg:width="0.388cm" svg:height="0.395cm" svg:x="2.939cm" svg:y="13.648cm">
          <draw:text-box>
            <text:p text:style-name="P1"><text:span text:style-name="T3"><text:s/></text:span></text:p>
          </draw:text-box>
        </draw:frame>
        <draw:frame draw:style-name="gr57" draw:text-style-name="P3" draw:layer="layout" svg:width="1.687cm" svg:height="0.357cm" svg:x="11.434cm" svg:y="13.674cm">
          <draw:text-box>
            <text:p text:style-name="P1"><text:span text:style-name="T2">Occupation</text:span></text:p>
          </draw:text-box>
        </draw:frame>
        <draw:frame draw:style-name="gr3" draw:text-style-name="P4" draw:layer="layout" svg:width="0.388cm" svg:height="0.395cm" svg:x="13.103cm" svg:y="13.648cm">
          <draw:text-box>
            <text:p text:style-name="P1"><text:span text:style-name="T3"><text:s/></text:span></text:p>
          </draw:text-box>
        </draw:frame>
        <draw:frame draw:style-name="gr58" draw:text-style-name="P3" draw:layer="layout" svg:width="7.357cm" svg:height="0.713cm" svg:x="1.271cm" svg:y="14.097cm">
          <draw:text-box>
            <text:p text:style-name="P1"><text:span text:style-name="T2">R</text:span><text:span text:style-name="T2">e</text:span><text:span text:style-name="T2">s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a</text:span><text:span text:style-name="T2">l</text:span><text:span text:style-name="T2"> </text:span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</text:span><text:span text:style-name="T2"> </text:span><text:span text:style-name="T2"><text:s/></text:span><text:span text:style-name="T2"><text:s/></text:span><text:span text:style-name="T2"><text:s/></text:span><text:span text:style-name="T2">2</text:span><text:span text:style-name="T2">1</text:span><text:span text:style-name="T2">,</text:span><text:span text:style-name="T2"> </text:span><text:span text:style-name="T2">G</text:span><text:span text:style-name="T2">H</text:span><text:span text:style-name="T2">U</text:span><text:span text:style-name="T2">L</text:span><text:span text:style-name="T2">A</text:span><text:span text:style-name="T2">M</text:span><text:span text:style-name="T2"> </text:span><text:span text:style-name="T2">N</text:span><text:span text:style-name="T2">A</text:span><text:span text:style-name="T2">B</text:span><text:span text:style-name="T2">I</text:span><text:span text:style-name="T2"> </text:span><text:span text:style-name="T2">C</text:span><text:span text:style-name="T2">O</text:span><text:span text:style-name="T2">L</text:span><text:span text:style-name="T2">O</text:span><text:span text:style-name="T2">N</text:span><text:span text:style-name="T2">Y</text:span><text:span text:style-name="T2">,</text:span></text:p>
            <text:p text:style-name="P1"><text:span text:style-name="T2"><text:s/></text:span><text:span text:style-name="T2">S</text:span><text:span text:style-name="T2">A</text:span><text:span text:style-name="T2">M</text:span><text:span text:style-name="T2">A</text:span><text:span text:style-name="T2">N</text:span><text:span text:style-name="T2">A</text:span><text:span text:style-name="T2">B</text:span><text:span text:style-name="T2">A</text:span><text:span text:style-name="T2">D</text:span><text:span text:style-name="T2">,</text:span><text:span text:style-name="T2"> </text:span><text:span text:style-name="T2">L</text:span><text:span text:style-name="T2">A</text:span><text:span text:style-name="T2">H</text:span><text:span text:style-name="T2">O</text:span><text:span text:style-name="T2">R</text:span><text:span text:style-name="T2">E</text:span></text:p>
          </draw:text-box>
        </draw:frame>
        <draw:frame draw:style-name="gr3" draw:text-style-name="P4" draw:layer="layout" svg:width="0.388cm" svg:height="0.395cm" svg:x="4.15cm" svg:y="14.072cm">
          <draw:text-box>
            <text:p text:style-name="P1"><text:span text:style-name="T3"><text:s/></text:span></text:p>
          </draw:text-box>
        </draw:frame>
        <draw:frame draw:style-name="gr59" draw:text-style-name="P3" draw:layer="layout" svg:width="2.909cm" svg:height="0.357cm" svg:x="11.434cm" svg:y="14.097cm">
          <draw:text-box>
            <text:p text:style-name="P1"><text:span text:style-name="T2">Residential Address</text:span></text:p>
          </draw:text-box>
        </draw:frame>
        <draw:frame draw:style-name="gr3" draw:text-style-name="P4" draw:layer="layout" svg:width="0.388cm" svg:height="0.395cm" svg:x="14.315cm" svg:y="14.07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0.999cm" svg:y="14.387cm">
          <draw:text-box>
            <text:p text:style-name="P1"><text:span text:style-name="T1"><text:s/></text:span></text:p>
          </draw:text-box>
        </draw:frame>
        <draw:frame draw:style-name="gr60" draw:text-style-name="P3" draw:layer="layout" svg:width="4.77cm" svg:height="0.357cm" svg:x="1.271cm" svg:y="14.952cm">
          <draw:text-box>
            <text:p text:style-name="P1"><text:span text:style-name="T2">(In case of foreigner, </text:span><text:span text:style-name="T2">Passport #)</text:span></text:p>
          </draw:text-box>
        </draw:frame>
        <draw:frame draw:style-name="gr3" draw:text-style-name="P4" draw:layer="layout" svg:width="0.388cm" svg:height="0.395cm" svg:x="5.98cm" svg:y="14.927cm">
          <draw:text-box>
            <text:p text:style-name="P1"><text:span text:style-name="T3"><text:s/></text:span></text:p>
          </draw:text-box>
        </draw:frame>
        <draw:frame draw:style-name="gr61" draw:text-style-name="P3" draw:layer="layout" svg:width="1.145cm" svg:height="0.357cm" svg:x="11.434cm" svg:y="14.952cm">
          <draw:text-box>
            <text:p text:style-name="P1"><text:span text:style-name="T2">Cell No.</text:span></text:p>
          </draw:text-box>
        </draw:frame>
        <draw:frame draw:style-name="gr3" draw:text-style-name="P4" draw:layer="layout" svg:width="0.388cm" svg:height="0.395cm" svg:x="12.561cm" svg:y="14.927cm">
          <draw:text-box>
            <text:p text:style-name="P1"><text:span text:style-name="T3"><text:s/></text:span></text:p>
          </draw:text-box>
        </draw:frame>
        <draw:frame draw:style-name="gr62" draw:text-style-name="P3" draw:layer="layout" svg:width="1.254cm" svg:height="0.357cm" svg:x="11.434cm" svg:y="15.392cm">
          <draw:text-box>
            <text:p text:style-name="P1"><text:span text:style-name="T2">L</text:span><text:span text:style-name="T2">a</text:span><text:span text:style-name="T2">n</text:span><text:span text:style-name="T2">d</text:span><text:span text:style-name="T2">l</text:span><text:span text:style-name="T2">i</text:span><text:span text:style-name="T2">n</text:span><text:span text:style-name="T2">e</text:span></text:p>
          </draw:text-box>
        </draw:frame>
        <draw:frame draw:style-name="gr3" draw:text-style-name="P4" draw:layer="layout" svg:width="0.388cm" svg:height="0.395cm" svg:x="12.671cm" svg:y="15.367cm">
          <draw:text-box>
            <text:p text:style-name="P1"><text:span text:style-name="T3"><text:s/></text:span></text:p>
          </draw:text-box>
        </draw:frame>
        <draw:frame draw:style-name="gr60" draw:text-style-name="P3" draw:layer="layout" svg:width="4.77cm" svg:height="0.357cm" svg:x="11.434cm" svg:y="15.824cm">
          <draw:text-box>
            <text:p text:style-name="P1"><text:span text:style-name="T2">(</text:span><text:span text:style-name="T2">I</text:span><text:span text:style-name="T2">n</text:span><text:span text:style-name="T2"> </text:span><text:span text:style-name="T2">c</text:span><text:span text:style-name="T2">a</text:span><text:span text:style-name="T2">s</text:span><text:span text:style-name="T2">e</text:span><text:span text:style-name="T2"> </text:span><text:span text:style-name="T2">o</text:span><text:span text:style-name="T2">f</text:span><text:span text:style-name="T2"> </text:span><text:span text:style-name="T2">f</text:span><text:span text:style-name="T2">o</text:span><text:span text:style-name="T2">r</text:span><text:span text:style-name="T2">e</text:span><text:span text:style-name="T2">i</text:span><text:span text:style-name="T2">g</text:span><text:span text:style-name="T2">n</text:span><text:span text:style-name="T2">e</text:span><text:span text:style-name="T2">r</text:span><text:span text:style-name="T2">,</text:span><text:span text:style-name="T2"> </text:span><text:span text:style-name="T2">P</text:span><text:span text:style-name="T2">a</text:span><text:span text:style-name="T2">s</text:span><text:span text:style-name="T2">s</text:span><text:span text:style-name="T2">p</text:span><text:span text:style-name="T2">o</text:span><text:span text:style-name="T2">r</text:span><text:span text:style-name="T2">t</text:span><text:span text:style-name="T2"> </text:span><text:span text:style-name="T2">#</text:span><text:span text:style-name="T2">)</text:span></text:p>
          </draw:text-box>
        </draw:frame>
        <draw:frame draw:style-name="gr3" draw:text-style-name="P4" draw:layer="layout" svg:width="0.388cm" svg:height="0.395cm" svg:x="16.144cm" svg:y="15.79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0.999cm" svg:y="16.115cm">
          <draw:text-box>
            <text:p text:style-name="P1"><text:span text:style-name="T1"><text:s/></text:span></text:p>
          </draw:text-box>
        </draw:frame>
        <draw:frame draw:style-name="gr63" draw:text-style-name="P3" draw:layer="layout" svg:width="1.6cm" svg:height="0.357cm" svg:x="1.271cm" svg:y="16.595cm">
          <draw:text-box>
            <text:p text:style-name="P1"><text:span text:style-name="T2">W</text:span><text:span text:style-name="T2">I</text:span><text:span text:style-name="T2">T</text:span><text:span text:style-name="T2">N</text:span><text:span text:style-name="T2">E</text:span><text:span text:style-name="T2">S</text:span><text:span text:style-name="T2">S</text:span><text:span text:style-name="T2"> </text:span><text:span text:style-name="T2">1</text:span></text:p>
          </draw:text-box>
        </draw:frame>
        <draw:frame draw:style-name="gr64" draw:text-style-name="P7" draw:layer="layout" svg:width="0.278cm" svg:height="0.285cm" svg:x="2.854cm" svg:y="16.653cm">
          <draw:text-box>
            <text:p text:style-name="P1"><text:span text:style-name="T10">:</text:span></text:p>
          </draw:text-box>
        </draw:frame>
        <draw:frame draw:style-name="gr3" draw:text-style-name="P4" draw:layer="layout" svg:width="0.388cm" svg:height="0.395cm" svg:x="2.93cm" svg:y="16.57cm">
          <draw:text-box>
            <text:p text:style-name="P1"><text:span text:style-name="T3"><text:s/></text:span></text:p>
          </draw:text-box>
        </draw:frame>
        <draw:frame draw:style-name="gr63" draw:text-style-name="P3" draw:layer="layout" svg:width="1.6cm" svg:height="0.357cm" svg:x="11.434cm" svg:y="16.595cm">
          <draw:text-box>
            <text:p text:style-name="P1"><text:span text:style-name="T2">WITNESS 2</text:span></text:p>
          </draw:text-box>
        </draw:frame>
        <draw:frame draw:style-name="gr64" draw:text-style-name="P7" draw:layer="layout" svg:width="0.278cm" svg:height="0.285cm" svg:x="13.018cm" svg:y="16.653cm">
          <draw:text-box>
            <text:p text:style-name="P1"><text:span text:style-name="T10">:</text:span></text:p>
          </draw:text-box>
        </draw:frame>
        <draw:polygon draw:style-name="gr7" draw:text-style-name="P6" draw:layer="layout" svg:width="1.66cm" svg:height="0.025cm" svg:x="1.27cm" svg:y="16.904cm" svg:viewBox="0 0 1661 26" draw:points="0,0 1661,0 1661,26 0,26">
          <text:p/>
        </draw:polygon>
        <draw:polygon draw:style-name="gr7" draw:text-style-name="P6" draw:layer="layout" svg:width="1.66cm" svg:height="0.025cm" svg:x="11.434cm" svg:y="16.904cm" svg:viewBox="0 0 1661 26" draw:points="0,0 1661,0 1661,26 0,26">
          <text:p/>
        </draw:polygon>
        <draw:frame draw:style-name="gr3" draw:text-style-name="P4" draw:layer="layout" svg:width="0.388cm" svg:height="0.395cm" svg:x="13.094cm" svg:y="16.57cm">
          <draw:text-box>
            <text:p text:style-name="P1"><text:span text:style-name="T3"><text:s/></text:span></text:p>
          </draw:text-box>
        </draw:frame>
        <draw:frame draw:style-name="gr65" draw:text-style-name="P3" draw:layer="layout" svg:width="8.731cm" svg:height="0.357cm" svg:x="1.271cm" svg:y="17.01cm">
          <draw:text-box>
            <text:p text:style-name="P1"><text:span text:style-name="T2">Signature </text:span><text:span text:style-name="T2">_______________________</text:span><text:span text:style-name="T2">_ Date ____________</text:span></text:p>
          </draw:text-box>
        </draw:frame>
        <draw:frame draw:style-name="gr3" draw:text-style-name="P4" draw:layer="layout" svg:width="0.388cm" svg:height="0.395cm" svg:x="9.893cm" svg:y="16.985cm">
          <draw:text-box>
            <text:p text:style-name="P1"><text:span text:style-name="T3"><text:s/></text:span></text:p>
          </draw:text-box>
        </draw:frame>
        <draw:frame draw:style-name="gr66" draw:text-style-name="P3" draw:layer="layout" svg:width="8.811cm" svg:height="0.357cm" svg:x="11.434cm" svg:y="17.01cm">
          <draw:text-box>
            <text:p text:style-name="P1"><text:span text:style-name="T2">Signature _______________________ Date _____________ </text:span></text:p>
          </draw:text-box>
        </draw:frame>
        <draw:frame draw:style-name="gr67" draw:text-style-name="P3" draw:layer="layout" svg:width="8.839cm" svg:height="0.357cm" svg:x="1.271cm" svg:y="17.442cm">
          <draw:text-box>
            <text:p text:style-name="P1"><text:span text:style-name="T2">Name _</text:span><text:span text:style-name="T5">RAJA MUHAMMAD ANEES KHAN</text:span><text:span text:style-name="T2">________________</text:span></text:p>
          </draw:text-box>
        </draw:frame>
        <draw:frame draw:style-name="gr3" draw:text-style-name="P4" draw:layer="layout" svg:width="0.388cm" svg:height="0.395cm" svg:x="9.732cm" svg:y="17.417cm">
          <draw:text-box>
            <text:p text:style-name="P1"><text:span text:style-name="T3"><text:s/></text:span></text:p>
          </draw:text-box>
        </draw:frame>
        <draw:frame draw:style-name="gr68" draw:text-style-name="P3" draw:layer="layout" svg:width="8.576cm" svg:height="0.357cm" svg:x="11.434cm" svg:y="17.442cm">
          <draw:text-box>
            <text:p text:style-name="P1"><text:span text:style-name="T2">N</text:span><text:span text:style-name="T2">a</text:span><text:span text:style-name="T2">m</text:span><text:span text:style-name="T2">e</text:span><text:span text:style-name="T2"> 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/text:p>
          </draw:text-box>
        </draw:frame>
        <draw:frame draw:style-name="gr3" draw:text-style-name="P4" draw:layer="layout" svg:width="0.388cm" svg:height="0.395cm" svg:x="19.896cm" svg:y="17.417cm">
          <draw:text-box>
            <text:p text:style-name="P1"><text:span text:style-name="T3"><text:s/></text:span></text:p>
          </draw:text-box>
        </draw:frame>
        <draw:frame draw:style-name="gr50" draw:text-style-name="P3" draw:layer="layout" svg:width="1.308cm" svg:height="0.357cm" svg:x="1.474cm" svg:y="18.001cm">
          <draw:text-box>
            <text:p text:style-name="P1"><text:span text:style-name="T2">C</text:span><text:span text:style-name="T2">N</text:span><text:span text:style-name="T2">I</text:span><text:span text:style-name="T2">C</text:span><text:span text:style-name="T2"> </text:span><text:span text:style-name="T2">N</text:span><text:span text:style-name="T2">o</text:span><text:span text:style-name="T2">.</text:span></text:p>
          </draw:text-box>
        </draw:frame>
        <draw:frame draw:style-name="gr3" draw:text-style-name="P4" draw:layer="layout" svg:width="0.388cm" svg:height="0.395cm" svg:x="2.769cm" svg:y="17.975cm">
          <draw:text-box>
            <text:p text:style-name="P1"><text:span text:style-name="T3"><text:s/></text:span></text:p>
          </draw:text-box>
        </draw:frame>
        <draw:frame draw:style-name="gr50" draw:text-style-name="P3" draw:layer="layout" svg:width="1.308cm" svg:height="0.357cm" svg:x="11.63cm" svg:y="18.001cm">
          <draw:text-box>
            <text:p text:style-name="P1"><text:span text:style-name="T2">C</text:span><text:span text:style-name="T2">N</text:span><text:span text:style-name="T2">I</text:span><text:span text:style-name="T2">C</text:span><text:span text:style-name="T2"> </text:span><text:span text:style-name="T2">N</text:span><text:span text:style-name="T2">o</text:span><text:span text:style-name="T2">.</text:span></text:p>
          </draw:text-box>
        </draw:frame>
        <draw:frame draw:style-name="gr3" draw:text-style-name="P4" draw:layer="layout" svg:width="0.388cm" svg:height="0.395cm" svg:x="12.925cm" svg:y="17.97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0.999cm" svg:y="18.299cm">
          <draw:text-box>
            <text:p text:style-name="P1"><text:span text:style-name="T1"><text:s/></text:span></text:p>
          </draw:text-box>
        </draw:frame>
        <draw:frame draw:style-name="gr69" draw:text-style-name="P8" draw:layer="layout" svg:width="3.155cm" svg:height="0.323cm" svg:x="1.245cm" svg:y="18.898cm">
          <draw:text-box>
            <text:p text:style-name="P1"><text:span text:style-name="T11">E</text:span><text:span text:style-name="T11">n</text:span><text:span text:style-name="T11">c</text:span><text:span text:style-name="T11">l</text:span><text:span text:style-name="T11">:</text:span><text:span text:style-name="T11"> </text:span><text:span text:style-name="T12">P</text:span><text:span text:style-name="T12">h</text:span><text:span text:style-name="T12">o</text:span><text:span text:style-name="T12">t</text:span><text:span text:style-name="T12">o</text:span><text:span text:style-name="T12">c</text:span><text:span text:style-name="T12">o</text:span><text:span text:style-name="T12">p</text:span><text:span text:style-name="T12">y</text:span><text:span text:style-name="T12"> </text:span><text:span text:style-name="T12">o</text:span><text:span text:style-name="T12">f</text:span><text:span text:style-name="T12"> </text:span><text:span text:style-name="T12">C</text:span><text:span text:style-name="T12">N</text:span><text:span text:style-name="T12">I</text:span><text:span text:style-name="T12">C</text:span></text:p>
          </draw:text-box>
        </draw:frame>
        <draw:frame draw:style-name="gr3" draw:text-style-name="P4" draw:layer="layout" svg:width="0.388cm" svg:height="0.395cm" svg:x="4.362cm" svg:y="18.848cm">
          <draw:text-box>
            <text:p text:style-name="P1"><text:span text:style-name="T3"><text:s/></text:span></text:p>
          </draw:text-box>
        </draw:frame>
        <draw:frame draw:style-name="gr70" draw:text-style-name="P8" draw:layer="layout" svg:width="4.969cm" svg:height="0.323cm" svg:x="5.226cm" svg:y="18.898cm">
          <draw:text-box>
            <text:p text:style-name="P1"><text:span text:style-name="T12">Cell # _</text:span><text:span text:style-name="T13">0306 566 </text:span><text:span text:style-name="T13">0936</text:span><text:span text:style-name="T12">_____________</text:span></text:p>
          </draw:text-box>
        </draw:frame>
        <draw:frame draw:style-name="gr3" draw:text-style-name="P4" draw:layer="layout" svg:width="0.388cm" svg:height="0.395cm" svg:x="8.987cm" svg:y="18.848cm">
          <draw:text-box>
            <text:p text:style-name="P1"><text:span text:style-name="T3"><text:s/></text:span></text:p>
          </draw:text-box>
        </draw:frame>
        <draw:frame draw:style-name="gr69" draw:text-style-name="P8" draw:layer="layout" svg:width="3.155cm" svg:height="0.323cm" svg:x="11.426cm" svg:y="18.898cm">
          <draw:text-box>
            <text:p text:style-name="P1"><text:span text:style-name="T11">Encl: </text:span><text:span text:style-name="T12">Photocopy of CNIC</text:span></text:p>
          </draw:text-box>
        </draw:frame>
        <draw:frame draw:style-name="gr3" draw:text-style-name="P4" draw:layer="layout" svg:width="0.388cm" svg:height="0.395cm" svg:x="14.543cm" svg:y="18.848cm">
          <draw:text-box>
            <text:p text:style-name="P1"><text:span text:style-name="T3"><text:s/></text:span></text:p>
          </draw:text-box>
        </draw:frame>
        <draw:frame draw:style-name="gr71" draw:text-style-name="P8" draw:layer="layout" svg:width="4.312cm" svg:height="0.323cm" svg:x="15.593cm" svg:y="18.898cm">
          <draw:text-box>
            <text:p text:style-name="P1"><text:span text:style-name="T12">Cell # ______________________</text:span></text:p>
          </draw:text-box>
        </draw:frame>
        <draw:frame draw:style-name="gr3" draw:text-style-name="P4" draw:layer="layout" svg:width="0.388cm" svg:height="0.395cm" svg:x="19.862cm" svg:y="18.848cm">
          <draw:text-box>
            <text:p text:style-name="P1"><text:span text:style-name="T3"><text:s/></text:span></text:p>
          </draw:text-box>
        </draw:frame>
        <draw:frame draw:style-name="gr72" draw:text-style-name="P3" draw:layer="layout" svg:width="8.261cm" svg:height="0.713cm" svg:x="1.271cm" svg:y="19.221cm">
          <draw:text-box>
            <text:p text:style-name="P1"><text:span text:style-name="T2">Full Address _</text:span><text:span text:style-name="T5">21, GHULAM NABI </text:span><text:span text:style-name="T5">COLONY, SAMANABAD</text:span></text:p>
            <text:p text:style-name="P1"><text:span text:style-name="T2"><text:s text:c="2"/></text:span><text:span text:style-name="T5">LAHORE</text:span></text:p>
          </draw:text-box>
        </draw:frame>
        <draw:frame draw:style-name="gr3" draw:text-style-name="P4" draw:layer="layout" svg:width="0.388cm" svg:height="0.395cm" svg:x="9.766cm" svg:y="19.196cm">
          <draw:text-box>
            <text:p text:style-name="P1"><text:span text:style-name="T3"><text:s/></text:span></text:p>
          </draw:text-box>
        </draw:frame>
        <draw:frame draw:style-name="gr73" draw:text-style-name="P3" draw:layer="layout" svg:width="8.962cm" svg:height="0.357cm" svg:x="11.434cm" svg:y="19.221cm">
          <draw:text-box>
            <text:p text:style-name="P1"><text:span text:style-name="T2">F</text:span><text:span text:style-name="T2">u</text:span><text:span text:style-name="T2">l</text:span><text:span text:style-name="T2">l</text:span><text:span text:style-name="T2"> </text:span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</text:span><text:span text:style-name="T2"> 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/text:p>
          </draw:text-box>
        </draw:frame>
        <draw:frame draw:style-name="gr3" draw:text-style-name="P4" draw:layer="layout" svg:width="0.388cm" svg:height="0.395cm" svg:x="20.303cm" svg:y="19.19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0.999cm" svg:y="19.52cm">
          <draw:text-box>
            <text:p text:style-name="P1"><text:span text:style-name="T1"><text:s/></text:span></text:p>
          </draw:text-box>
        </draw:frame>
        <draw:frame draw:style-name="gr74" draw:text-style-name="P9" draw:layer="layout" svg:width="9.262cm" svg:height="0.34cm" svg:x="6.412cm" svg:y="20.258cm">
          <draw:text-box>
            <text:p text:style-name="P1"><text:span text:style-name="T14">B</text:span><text:span text:style-name="T14">a</text:span><text:span text:style-name="T14">n</text:span><text:span text:style-name="T14">k</text:span><text:span text:style-name="T14"> </text:span><text:span text:style-name="T14">A</text:span><text:span text:style-name="T14">c</text:span><text:span text:style-name="T14">c</text:span><text:span text:style-name="T14">o</text:span><text:span text:style-name="T14">u</text:span><text:span text:style-name="T14">n</text:span><text:span text:style-name="T14">t</text:span><text:span text:style-name="T14"> </text:span><text:span text:style-name="T14">D</text:span><text:span text:style-name="T14">e</text:span><text:span text:style-name="T14">t</text:span><text:span text:style-name="T14">a</text:span><text:span text:style-name="T14">i</text:span><text:span text:style-name="T14">l</text:span><text:span text:style-name="T14">s</text:span><text:span text:style-name="T14"> </text:span><text:span text:style-name="T14">o</text:span><text:span text:style-name="T14">f</text:span><text:span text:style-name="T14"> </text:span><text:span text:style-name="T14">T</text:span><text:span text:style-name="T14">r</text:span><text:span text:style-name="T14">a</text:span><text:span text:style-name="T14">n</text:span><text:span text:style-name="T14">s</text:span><text:span text:style-name="T14">f</text:span><text:span text:style-name="T14">e</text:span><text:span text:style-name="T14">r</text:span><text:span text:style-name="T14">e</text:span><text:span text:style-name="T14">e</text:span><text:span text:style-name="T14"> </text:span><text:span text:style-name="T14">f</text:span><text:span text:style-name="T14">o</text:span><text:span text:style-name="T14">r</text:span><text:span text:style-name="T14"> </text:span><text:span text:style-name="T14">P</text:span><text:span text:style-name="T14">a</text:span><text:span text:style-name="T14">y</text:span><text:span text:style-name="T14">m</text:span><text:span text:style-name="T14">e</text:span><text:span text:style-name="T14">n</text:span><text:span text:style-name="T14">t</text:span><text:span text:style-name="T14"> </text:span><text:span text:style-name="T14">o</text:span><text:span text:style-name="T14">f</text:span><text:span text:style-name="T14"> </text:span><text:span text:style-name="T14">C</text:span><text:span text:style-name="T14">a</text:span><text:span text:style-name="T14">s</text:span><text:span text:style-name="T14">h</text:span><text:span text:style-name="T14"> </text:span><text:span text:style-name="T14">D</text:span><text:span text:style-name="T14">i</text:span><text:span text:style-name="T14">v</text:span><text:span text:style-name="T14">i</text:span><text:span text:style-name="T14">d</text:span><text:span text:style-name="T14">e</text:span><text:span text:style-name="T14">n</text:span><text:span text:style-name="T14">d</text:span><text:span text:style-name="T14"> </text:span></text:p>
          </draw:text-box>
        </draw:frame>
        <draw:frame draw:style-name="gr75" draw:text-style-name="P9" draw:layer="layout" svg:width="10.371cm" svg:height="0.34cm" svg:x="5.844cm" svg:y="20.656cm">
          <draw:text-box>
            <text:p text:style-name="P1"><text:span text:style-name="T15">(</text:span><text:span text:style-name="T14">M</text:span><text:span text:style-name="T14">a</text:span><text:span text:style-name="T14">n</text:span><text:span text:style-name="T14">d</text:span><text:span text:style-name="T14">a</text:span><text:span text:style-name="T14">t</text:span><text:span text:style-name="T14">o</text:span><text:span text:style-name="T14">r</text:span><text:span text:style-name="T14">y</text:span><text:span text:style-name="T14"> </text:span><text:span text:style-name="T15">i</text:span><text:span text:style-name="T15">n</text:span><text:span text:style-name="T15"> </text:span><text:span text:style-name="T15">c</text:span><text:span text:style-name="T15">a</text:span><text:span text:style-name="T15">s</text:span><text:span text:style-name="T15">e</text:span><text:span text:style-name="T15"> </text:span><text:span text:style-name="T15">o</text:span><text:span text:style-name="T15">f</text:span><text:span text:style-name="T15"> </text:span><text:span text:style-name="T15">a</text:span><text:span text:style-name="T15"> </text:span><text:span text:style-name="T15">l</text:span><text:span text:style-name="T15">i</text:span><text:span text:style-name="T15">s</text:span><text:span text:style-name="T15">t</text:span><text:span text:style-name="T15">e</text:span><text:span text:style-name="T15">d</text:span><text:span text:style-name="T15"> </text:span><text:span text:style-name="T15">c</text:span><text:span text:style-name="T15">o</text:span><text:span text:style-name="T15">m</text:span><text:span text:style-name="T15">p</text:span><text:span text:style-name="T15">a</text:span><text:span text:style-name="T15">n</text:span><text:span text:style-name="T15">y</text:span><text:span text:style-name="T15"> </text:span><text:span text:style-name="T15">o</text:span><text:span text:style-name="T15">r</text:span><text:span text:style-name="T15"> </text:span><text:span text:style-name="T15">o</text:span><text:span text:style-name="T15">p</text:span><text:span text:style-name="T15">t</text:span><text:span text:style-name="T15">i</text:span><text:span text:style-name="T15">o</text:span><text:span text:style-name="T15">n</text:span><text:span text:style-name="T15">a</text:span><text:span text:style-name="T15">l</text:span><text:span text:style-name="T15"> </text:span><text:span text:style-name="T15">f</text:span><text:span text:style-name="T15">o</text:span><text:span text:style-name="T15">r</text:span><text:span text:style-name="T15"> </text:span><text:span text:style-name="T15">a</text:span><text:span text:style-name="T15">n</text:span><text:span text:style-name="T15">y</text:span><text:span text:style-name="T15"> </text:span><text:span text:style-name="T15">o</text:span><text:span text:style-name="T15">t</text:span><text:span text:style-name="T15">h</text:span><text:span text:style-name="T15">e</text:span><text:span text:style-name="T15">r</text:span><text:span text:style-name="T15"> </text:span><text:span text:style-name="T15">c</text:span><text:span text:style-name="T15">o</text:span><text:span text:style-name="T15">m</text:span><text:span text:style-name="T15">p</text:span><text:span text:style-name="T15">a</text:span><text:span text:style-name="T15">n</text:span><text:span text:style-name="T15">y</text:span><text:span text:style-name="T15">)</text:span></text:p>
          </draw:text-box>
        </draw:frame>
        <draw:frame draw:style-name="gr3" draw:text-style-name="P4" draw:layer="layout" svg:width="0.388cm" svg:height="0.395cm" svg:x="16.026cm" svg:y="20.618cm">
          <draw:text-box>
            <text:p text:style-name="P1"><text:span text:style-name="T3"><text:s/></text:span></text:p>
          </draw:text-box>
        </draw:frame>
        <draw:frame draw:style-name="gr76" draw:text-style-name="P9" draw:layer="layout" svg:width="17.223cm" svg:height="0.34cm" svg:x="2.431cm" svg:y="21.096cm">
          <draw:text-box>
            <text:p text:style-name="P1"><text:span text:style-name="T15">I</text:span><text:span text:style-name="T15">t</text:span><text:span text:style-name="T15"> </text:span><text:span text:style-name="T15">i</text:span><text:span text:style-name="T15">s</text:span><text:span text:style-name="T15"> </text:span><text:span text:style-name="T15">r</text:span><text:span text:style-name="T15">e</text:span><text:span text:style-name="T15">q</text:span><text:span text:style-name="T15">u</text:span><text:span text:style-name="T15">e</text:span><text:span text:style-name="T15">s</text:span><text:span text:style-name="T15">t</text:span><text:span text:style-name="T15">e</text:span><text:span text:style-name="T15">d</text:span><text:span text:style-name="T15"> </text:span><text:span text:style-name="T15">t</text:span><text:span text:style-name="T15">h</text:span><text:span text:style-name="T15">a</text:span><text:span text:style-name="T15">t</text:span><text:span text:style-name="T15"> </text:span><text:span text:style-name="T15">a</text:span><text:span text:style-name="T15">l</text:span><text:span text:style-name="T15">l</text:span><text:span text:style-name="T15"> </text:span><text:span text:style-name="T15">m</text:span><text:span text:style-name="T15">y</text:span><text:span text:style-name="T15"> </text:span><text:span text:style-name="T15">c</text:span><text:span text:style-name="T15">a</text:span><text:span text:style-name="T15">s</text:span><text:span text:style-name="T15">h</text:span><text:span text:style-name="T15"> </text:span><text:span text:style-name="T15">d</text:span><text:span text:style-name="T15">i</text:span><text:span text:style-name="T15">v</text:span><text:span text:style-name="T15">i</text:span><text:span text:style-name="T15">d</text:span><text:span text:style-name="T15">e</text:span><text:span text:style-name="T15">n</text:span><text:span text:style-name="T15">d</text:span><text:span text:style-name="T15"> </text:span><text:span text:style-name="T15">a</text:span><text:span text:style-name="T15">m</text:span><text:span text:style-name="T15">o</text:span><text:span text:style-name="T15">u</text:span><text:span text:style-name="T15">n</text:span><text:span text:style-name="T15">t</text:span><text:span text:style-name="T15">s</text:span><text:span text:style-name="T15"> </text:span><text:span text:style-name="T15">d</text:span><text:span text:style-name="T15">e</text:span><text:span text:style-name="T15">c</text:span><text:span text:style-name="T15">l</text:span><text:span text:style-name="T15">a</text:span><text:span text:style-name="T15">r</text:span><text:span text:style-name="T15">e</text:span><text:span text:style-name="T15">d</text:span><text:span text:style-name="T15"> </text:span><text:span text:style-name="T15">b</text:span><text:span text:style-name="T15">y</text:span><text:span text:style-name="T15"> </text:span><text:span text:style-name="T15">t</text:span><text:span text:style-name="T15">h</text:span><text:span text:style-name="T15">e</text:span><text:span text:style-name="T15"> </text:span><text:span text:style-name="T15">c</text:span><text:span text:style-name="T15">o</text:span><text:span text:style-name="T15">m</text:span><text:span text:style-name="T15">p</text:span><text:span text:style-name="T15">a</text:span><text:span text:style-name="T15">n</text:span><text:span text:style-name="T15">y</text:span><text:span text:style-name="T15">,</text:span><text:span text:style-name="T15"> </text:span><text:span text:style-name="T15">m</text:span><text:span text:style-name="T15">a</text:span><text:span text:style-name="T15">y</text:span><text:span text:style-name="T15"> </text:span><text:span text:style-name="T15">b</text:span><text:span text:style-name="T15">e</text:span><text:span text:style-name="T15"> </text:span><text:span text:style-name="T15">c</text:span><text:span text:style-name="T15">r</text:span><text:span text:style-name="T15">e</text:span><text:span text:style-name="T15">d</text:span><text:span text:style-name="T15">i</text:span><text:span text:style-name="T15">t</text:span><text:span text:style-name="T15">e</text:span><text:span text:style-name="T15">d</text:span><text:span text:style-name="T15"> </text:span><text:span text:style-name="T15">i</text:span><text:span text:style-name="T15">n</text:span><text:span text:style-name="T15">t</text:span><text:span text:style-name="T15">o</text:span><text:span text:style-name="T15"> </text:span><text:span text:style-name="T15">t</text:span><text:span text:style-name="T15">h</text:span><text:span text:style-name="T15">e</text:span><text:span text:style-name="T15"> </text:span><text:span text:style-name="T15">f</text:span><text:span text:style-name="T15">o</text:span><text:span text:style-name="T15">l</text:span><text:span text:style-name="T15">l</text:span><text:span text:style-name="T15">o</text:span><text:span text:style-name="T15">w</text:span><text:span text:style-name="T15">i</text:span><text:span text:style-name="T15">n</text:span><text:span text:style-name="T15">g</text:span><text:span text:style-name="T15"> </text:span><text:span text:style-name="T15">b</text:span><text:span text:style-name="T15">a</text:span><text:span text:style-name="T15">n</text:span><text:span text:style-name="T15">k</text:span><text:span text:style-name="T15"> </text:span><text:span text:style-name="T15">a</text:span><text:span text:style-name="T15">c</text:span><text:span text:style-name="T15">c</text:span><text:span text:style-name="T15">o</text:span><text:span text:style-name="T15">u</text:span><text:span text:style-name="T15">n</text:span><text:span text:style-name="T15">t</text:span><text:span text:style-name="T15">:</text:span></text:p>
          </draw:text-box>
        </draw:frame>
        <draw:frame draw:style-name="gr3" draw:text-style-name="P4" draw:layer="layout" svg:width="0.388cm" svg:height="0.395cm" svg:x="19.371cm" svg:y="21.058cm">
          <draw:text-box>
            <text:p text:style-name="P1"><text:span text:style-name="T3"><text:s/></text:span></text:p>
          </draw:text-box>
        </draw:frame>
        <draw:frame draw:style-name="gr77" draw:text-style-name="P10" draw:layer="layout" svg:width="5.671cm" svg:height="0.374cm" svg:x="1.703cm" svg:y="21.647cm">
          <draw:text-box>
            <text:p text:style-name="P1"><text:span text:style-name="T16">I</text:span><text:span text:style-name="T16">n</text:span><text:span text:style-name="T16">t</text:span><text:span text:style-name="T16">e</text:span><text:span text:style-name="T16">r</text:span><text:span text:style-name="T16">n</text:span><text:span text:style-name="T16">a</text:span><text:span text:style-name="T16">t</text:span><text:span text:style-name="T16">i</text:span><text:span text:style-name="T16">o</text:span><text:span text:style-name="T16">n</text:span><text:span text:style-name="T16">a</text:span><text:span text:style-name="T16">l</text:span><text:span text:style-name="T16"> </text:span><text:span text:style-name="T16">B</text:span><text:span text:style-name="T16">a</text:span><text:span text:style-name="T16">n</text:span><text:span text:style-name="T16">k</text:span><text:span text:style-name="T16"> </text:span><text:span text:style-name="T16">A</text:span><text:span text:style-name="T16">c</text:span><text:span text:style-name="T16">c</text:span><text:span text:style-name="T16">o</text:span><text:span text:style-name="T16">u</text:span><text:span text:style-name="T16">n</text:span><text:span text:style-name="T16">t</text:span><text:span text:style-name="T16"> </text:span><text:span text:style-name="T16">N</text:span><text:span text:style-name="T16">u</text:span><text:span text:style-name="T16">m</text:span><text:span text:style-name="T16">b</text:span><text:span text:style-name="T16">e</text:span><text:span text:style-name="T16">r</text:span><text:span text:style-name="T16"> </text:span></text:p>
          </draw:text-box>
        </draw:frame>
        <draw:frame draw:style-name="gr78" draw:text-style-name="P10" draw:layer="layout" svg:width="3.027cm" svg:height="0.374cm" svg:x="2.981cm" svg:y="22.105cm">
          <draw:text-box>
            <text:p text:style-name="P1"><text:span text:style-name="T16">(</text:span><text:span text:style-name="T16">I</text:span><text:span text:style-name="T16">B</text:span><text:span text:style-name="T16">A</text:span><text:span text:style-name="T16">N</text:span><text:span text:style-name="T16">)</text:span><text:span text:style-name="T16"> </text:span><text:span text:style-name="T16">-</text:span><text:span text:style-name="T16"> </text:span><text:span text:style-name="T16">M</text:span><text:span text:style-name="T16">a</text:span><text:span text:style-name="T16">n</text:span><text:span text:style-name="T16">d</text:span><text:span text:style-name="T16">a</text:span><text:span text:style-name="T16">t</text:span><text:span text:style-name="T16">o</text:span><text:span text:style-name="T16">r</text:span><text:span text:style-name="T16">y</text:span></text:p>
          </draw:text-box>
        </draw:frame>
        <draw:frame draw:style-name="gr3" draw:text-style-name="P4" draw:layer="layout" svg:width="0.388cm" svg:height="0.395cm" svg:x="5.938cm" svg:y="22.09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0.999cm" svg:y="22.424cm">
          <draw:text-box>
            <text:p text:style-name="P1"><text:span text:style-name="T1"><text:s/></text:span></text:p>
          </draw:text-box>
        </draw:frame>
        <draw:frame draw:style-name="gr79" draw:text-style-name="P4" draw:layer="layout" svg:width="2.137cm" svg:height="0.395cm" svg:x="1.66cm" svg:y="23.04cm">
          <draw:text-box>
            <text:p text:style-name="P1"><text:span text:style-name="T7">Bank’s Name</text:span></text:p>
          </draw:text-box>
        </draw:frame>
        <draw:frame draw:style-name="gr14" draw:text-style-name="P3" draw:layer="layout" svg:width="0.355cm" svg:height="0.357cm" svg:x="3.744cm" svg:y="23.066cm">
          <draw:text-box>
            <text:p text:style-name="P1"><text:span text:style-name="T2">:</text:span></text:p>
          </draw:text-box>
        </draw:frame>
        <draw:frame draw:style-name="gr3" draw:text-style-name="P4" draw:layer="layout" svg:width="0.388cm" svg:height="0.395cm" svg:x="3.837cm" svg:y="23.04cm">
          <draw:text-box>
            <text:p text:style-name="P1"><text:span text:style-name="T3"><text:s/></text:span></text:p>
          </draw:text-box>
        </draw:frame>
        <draw:frame draw:style-name="gr80" draw:text-style-name="P4" draw:layer="layout" svg:width="4.511cm" svg:height="0.395cm" svg:x="1.66cm" svg:y="23.472cm">
          <draw:text-box>
            <text:p text:style-name="P1"><text:span text:style-name="T7">Branch Name and Address: </text:span></text:p>
          </draw:text-box>
        </draw:frame>
        <draw:frame draw:style-name="gr1" draw:text-style-name="P2" draw:layer="layout" svg:width="0.422cm" svg:height="0.475cm" svg:x="0.999cm" svg:y="23.796cm">
          <draw:text-box>
            <text:p text:style-name="P1"><text:span text:style-name="T1"><text:s/></text:span></text:p>
          </draw:text-box>
        </draw:frame>
        <draw:frame draw:style-name="gr81" draw:text-style-name="P8" draw:layer="layout" svg:width="19.34cm" svg:height="0.323cm" svg:x="1.66cm" svg:y="24.471cm">
          <draw:text-box>
            <text:p text:style-name="P1"><text:span text:style-name="T12">It is <text:s/>stated that <text:s/>the <text:s/>above-mentioned information <text:s/>is <text:s/>correct <text:s/>and that I <text:s/>will <text:s/>intimate <text:s/>the <text:s/>changes <text:s/>in <text:s/>the <text:s/>above-mentioned <text:s/>information to <text:s/>the </text:span></text:p>
          </draw:text-box>
        </draw:frame>
        <draw:frame draw:style-name="gr82" draw:text-style-name="P8" draw:layer="layout" svg:width="8.877cm" svg:height="0.323cm" svg:x="1.66cm" svg:y="24.861cm">
          <draw:text-box>
            <text:p text:style-name="P1"><text:span text:style-name="T12">company and the concerned Share Registrar as soon as these occur.</text:span></text:p>
          </draw:text-box>
        </draw:frame>
        <draw:frame draw:style-name="gr3" draw:text-style-name="P4" draw:layer="layout" svg:width="0.388cm" svg:height="0.395cm" svg:x="10.308cm" svg:y="24.8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0.999cm" svg:y="25.1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0.999cm" svg:y="25.566cm">
          <draw:text-box>
            <text:p text:style-name="P1"><text:span text:style-name="T1"><text:s/></text:span></text:p>
          </draw:text-box>
        </draw:frame>
        <draw:line draw:style-name="gr83" draw:text-style-name="P11" draw:layer="layout" svg:x1="7.519cm" svg:y1="23.304cm" svg:x2="20.559cm" svg:y2="23.304cm">
          <text:p/>
        </draw:line>
        <draw:line draw:style-name="gr84" draw:text-style-name="P11" draw:layer="layout" svg:x1="6.35cm" svg:y1="3.598cm" svg:x2="11.266cm" svg:y2="3.598cm">
          <text:p/>
        </draw:line>
        <draw:polygon draw:style-name="gr85" draw:text-style-name="P6" draw:layer="layout" svg:width="10.161cm" svg:height="0.036cm" svg:x="1.271cm" svg:y="3.638cm" svg:viewBox="0 0 10162 37" draw:points="0,0 10162,0 10162,37 0,37">
          <text:p/>
        </draw:polygon>
        <draw:polygon draw:style-name="gr86" draw:text-style-name="P11" draw:layer="layout" svg:width="10.161cm" svg:height="0.036cm" svg:x="1.271cm" svg:y="3.638cm" svg:viewBox="0 0 10162 37" draw:points="0,0 10162,0 10162,37 0,37">
          <text:p/>
        </draw:polygon>
        <draw:line draw:style-name="gr84" draw:text-style-name="P11" draw:layer="layout" svg:x1="4.067cm" svg:y1="4.123cm" svg:x2="8.978cm" svg:y2="4.123cm">
          <text:p/>
        </draw:line>
        <draw:polygon draw:style-name="gr85" draw:text-style-name="P6" draw:layer="layout" svg:width="1.66cm" svg:height="0.036cm" svg:x="8.985cm" svg:y="4.162cm" svg:viewBox="0 0 1661 37" draw:points="0,0 1661,0 1661,37 0,37">
          <text:p/>
        </draw:polygon>
        <draw:polygon draw:style-name="gr86" draw:text-style-name="P11" draw:layer="layout" svg:width="1.66cm" svg:height="0.036cm" svg:x="8.985cm" svg:y="4.162cm" svg:viewBox="0 0 1661 37" draw:points="0,0 1661,0 1661,37 0,37">
          <text:p/>
        </draw:polygon>
        <draw:line draw:style-name="gr84" draw:text-style-name="P11" draw:layer="layout" svg:x1="2.54cm" svg:y1="5.134cm" svg:x2="5.174cm" svg:y2="5.134cm">
          <text:p/>
        </draw:line>
        <draw:polygon draw:style-name="gr85" draw:text-style-name="P6" draw:layer="layout" svg:width="10.173cm" svg:height="0.035cm" svg:x="1.271cm" svg:y="5.175cm" svg:viewBox="0 0 10174 36" draw:points="0,0 10174,0 10174,36 0,36">
          <text:p/>
        </draw:polygon>
        <draw:polygon draw:style-name="gr86" draw:text-style-name="P11" draw:layer="layout" svg:width="10.173cm" svg:height="0.035cm" svg:x="1.271cm" svg:y="5.175cm" svg:viewBox="0 0 10174 36" draw:points="0,0 10174,0 10174,36 0,36">
          <text:p/>
        </draw:polygon>
        <draw:line draw:style-name="gr84" draw:text-style-name="P11" draw:layer="layout" svg:x1="11.43cm" svg:y1="6.621cm" svg:x2="14.239cm" svg:y2="6.621cm">
          <text:p/>
        </draw:line>
        <draw:polygon draw:style-name="gr85" draw:text-style-name="P6" draw:layer="layout" svg:width="8.264cm" svg:height="0.035cm" svg:x="10.787cm" svg:y="6.66cm" svg:viewBox="0 0 8265 36" draw:points="0,0 8265,0 8265,36 0,36">
          <text:p/>
        </draw:polygon>
        <draw:polygon draw:style-name="gr86" draw:text-style-name="P11" draw:layer="layout" svg:width="8.264cm" svg:height="0.035cm" svg:x="10.787cm" svg:y="6.66cm" svg:viewBox="0 0 8265 36" draw:points="0,0 8265,0 8265,36 0,36">
          <text:p/>
        </draw:polygon>
        <draw:polygon draw:style-name="gr85" draw:text-style-name="P6" draw:layer="layout" svg:width="8.56cm" svg:height="0.035cm" svg:x="1.271cm" svg:y="7.156cm" svg:viewBox="0 0 8561 36" draw:points="0,0 8561,0 8561,36 0,36">
          <text:p/>
        </draw:polygon>
        <draw:polygon draw:style-name="gr86" draw:text-style-name="P11" draw:layer="layout" svg:width="8.56cm" svg:height="0.035cm" svg:x="1.271cm" svg:y="7.156cm" svg:viewBox="0 0 8561 36" draw:points="0,0 8561,0 8561,36 0,36">
          <text:p/>
        </draw:polygon>
        <draw:polygon draw:style-name="gr85" draw:text-style-name="P6" draw:layer="layout" svg:width="0.61cm" svg:height="0.035cm" svg:x="18.443cm" svg:y="9.235cm" svg:viewBox="0 0 611 36" draw:points="0,0 611,0 611,36 0,36">
          <text:p/>
        </draw:polygon>
        <draw:polygon draw:style-name="gr86" draw:text-style-name="P11" draw:layer="layout" svg:width="0.61cm" svg:height="0.035cm" svg:x="18.443cm" svg:y="9.235cm" svg:viewBox="0 0 611 36" draw:points="0,0 611,0 611,36 0,36">
          <text:p/>
        </draw:polygon>
        <draw:polygon draw:style-name="gr85" draw:text-style-name="P6" draw:layer="layout" svg:width="7.412cm" svg:height="0.036cm" svg:x="2.749cm" svg:y="10.094cm" svg:viewBox="0 0 7413 37" draw:points="0,0 7413,0 7413,37 0,37">
          <text:p/>
        </draw:polygon>
        <draw:polygon draw:style-name="gr86" draw:text-style-name="P11" draw:layer="layout" svg:width="7.412cm" svg:height="0.036cm" svg:x="2.749cm" svg:y="10.094cm" svg:viewBox="0 0 7413 37" draw:points="0,0 7413,0 7413,37 0,37">
          <text:p/>
        </draw:polygon>
        <draw:polygon draw:style-name="gr85" draw:text-style-name="P6" draw:layer="layout" svg:width="7.412cm" svg:height="0.036cm" svg:x="12.909cm" svg:y="10.094cm" svg:viewBox="0 0 7413 37" draw:points="0,0 7413,0 7413,37 0,37">
          <text:p/>
        </draw:polygon>
        <draw:polygon draw:style-name="gr86" draw:text-style-name="P11" draw:layer="layout" svg:width="7.412cm" svg:height="0.036cm" svg:x="12.909cm" svg:y="10.094cm" svg:viewBox="0 0 7413 37" draw:points="0,0 7413,0 7413,37 0,37">
          <text:p/>
        </draw:polygon>
        <draw:polygon draw:style-name="gr85" draw:text-style-name="P6" draw:layer="layout" svg:width="7.336cm" svg:height="0.035cm" svg:x="2.825cm" svg:y="10.957cm" svg:viewBox="0 0 7337 36" draw:points="0,0 7337,0 7337,36 0,36">
          <text:p/>
        </draw:polygon>
        <draw:polygon draw:style-name="gr86" draw:text-style-name="P11" draw:layer="layout" svg:width="7.336cm" svg:height="0.035cm" svg:x="2.825cm" svg:y="10.957cm" svg:viewBox="0 0 7337 36" draw:points="0,0 7337,0 7337,36 0,36">
          <text:p/>
        </draw:polygon>
        <draw:polygon draw:style-name="gr85" draw:text-style-name="P6" draw:layer="layout" svg:width="7.336cm" svg:height="0.035cm" svg:x="12.985cm" svg:y="10.957cm" svg:viewBox="0 0 7337 36" draw:points="0,0 7337,0 7337,36 0,36">
          <text:p/>
        </draw:polygon>
        <draw:polygon draw:style-name="gr86" draw:text-style-name="P11" draw:layer="layout" svg:width="7.336cm" svg:height="0.035cm" svg:x="12.985cm" svg:y="10.957cm" svg:viewBox="0 0 7337 36" draw:points="0,0 7337,0 7337,36 0,36">
          <text:p/>
        </draw:polygon>
        <draw:polygon draw:style-name="gr85" draw:text-style-name="P6" draw:layer="layout" svg:width="4.838cm" svg:height="0.035cm" svg:x="5.323cm" svg:y="11.389cm" svg:viewBox="0 0 4839 36" draw:points="0,0 4839,0 4839,36 0,36">
          <text:p/>
        </draw:polygon>
        <draw:polygon draw:style-name="gr86" draw:text-style-name="P11" draw:layer="layout" svg:width="4.838cm" svg:height="0.035cm" svg:x="5.323cm" svg:y="11.389cm" svg:viewBox="0 0 4839 36" draw:points="0,0 4839,0 4839,36 0,36">
          <text:p/>
        </draw:polygon>
        <draw:polygon draw:style-name="gr85" draw:text-style-name="P6" draw:layer="layout" svg:width="4.838cm" svg:height="0.035cm" svg:x="15.483cm" svg:y="11.389cm" svg:viewBox="0 0 4839 36" draw:points="0,0 4839,0 4839,36 0,36">
          <text:p/>
        </draw:polygon>
        <draw:polygon draw:style-name="gr86" draw:text-style-name="P11" draw:layer="layout" svg:width="4.838cm" svg:height="0.035cm" svg:x="15.483cm" svg:y="11.389cm" svg:viewBox="0 0 4839 36" draw:points="0,0 4839,0 4839,36 0,36">
          <text:p/>
        </draw:polygon>
        <draw:polygon draw:style-name="gr85" draw:text-style-name="P6" draw:layer="layout" svg:width="7.958cm" svg:height="0.035cm" svg:x="2.067cm" svg:y="13.091cm" svg:viewBox="0 0 7959 36" draw:points="0,0 7959,0 7959,36 0,36">
          <text:p/>
        </draw:polygon>
        <draw:polygon draw:style-name="gr86" draw:text-style-name="P11" draw:layer="layout" svg:width="7.958cm" svg:height="0.035cm" svg:x="2.067cm" svg:y="13.091cm" svg:viewBox="0 0 7959 36" draw:points="0,0 7959,0 7959,36 0,36">
          <text:p/>
        </draw:polygon>
        <draw:polygon draw:style-name="gr85" draw:text-style-name="P6" draw:layer="layout" svg:width="6.574cm" svg:height="0.036cm" svg:x="13.705cm" svg:y="13.112cm" svg:viewBox="0 0 6575 37" draw:points="0,0 6575,0 6575,37 0,37">
          <text:p/>
        </draw:polygon>
        <draw:polygon draw:style-name="gr86" draw:text-style-name="P11" draw:layer="layout" svg:width="6.574cm" svg:height="0.036cm" svg:x="13.705cm" svg:y="13.112cm" svg:viewBox="0 0 6575 37" draw:points="0,0 6575,0 6575,37 0,37">
          <text:p/>
        </draw:polygon>
        <draw:polygon draw:style-name="gr85" draw:text-style-name="P6" draw:layer="layout" svg:width="7.179cm" svg:height="0.036cm" svg:x="2.982cm" svg:y="13.523cm" svg:viewBox="0 0 7180 37" draw:points="0,0 7180,0 7180,37 0,37">
          <text:p/>
        </draw:polygon>
        <draw:polygon draw:style-name="gr86" draw:text-style-name="P11" draw:layer="layout" svg:width="7.179cm" svg:height="0.036cm" svg:x="2.982cm" svg:y="13.523cm" svg:viewBox="0 0 7180 37" draw:points="0,0 7180,0 7180,37 0,37">
          <text:p/>
        </draw:polygon>
        <draw:polygon draw:style-name="gr85" draw:text-style-name="P6" draw:layer="layout" svg:width="7.179cm" svg:height="0.036cm" svg:x="13.142cm" svg:y="13.523cm" svg:viewBox="0 0 7180 37" draw:points="0,0 7180,0 7180,37 0,37">
          <text:p/>
        </draw:polygon>
        <draw:polygon draw:style-name="gr86" draw:text-style-name="P11" draw:layer="layout" svg:width="7.179cm" svg:height="0.036cm" svg:x="13.142cm" svg:y="13.523cm" svg:viewBox="0 0 7180 37" draw:points="0,0 7180,0 7180,37 0,37">
          <text:p/>
        </draw:polygon>
        <draw:polygon draw:style-name="gr85" draw:text-style-name="P6" draw:layer="layout" svg:width="7.136cm" svg:height="0.036cm" svg:x="3.025cm" svg:y="13.955cm" svg:viewBox="0 0 7137 37" draw:points="0,0 7137,0 7137,37 0,37">
          <text:p/>
        </draw:polygon>
        <draw:polygon draw:style-name="gr86" draw:text-style-name="P11" draw:layer="layout" svg:width="7.136cm" svg:height="0.036cm" svg:x="3.025cm" svg:y="13.955cm" svg:viewBox="0 0 7137 37" draw:points="0,0 7137,0 7137,37 0,37">
          <text:p/>
        </draw:polygon>
        <draw:polygon draw:style-name="gr85" draw:text-style-name="P6" draw:layer="layout" svg:width="7.136cm" svg:height="0.036cm" svg:x="13.185cm" svg:y="13.955cm" svg:viewBox="0 0 7137 37" draw:points="0,0 7137,0 7137,37 0,37">
          <text:p/>
        </draw:polygon>
        <draw:polygon draw:style-name="gr86" draw:text-style-name="P11" draw:layer="layout" svg:width="7.136cm" svg:height="0.036cm" svg:x="13.185cm" svg:y="13.955cm" svg:viewBox="0 0 7137 37" draw:points="0,0 7137,0 7137,37 0,37">
          <text:p/>
        </draw:polygon>
        <draw:polygon draw:style-name="gr85" draw:text-style-name="P6" draw:layer="layout" svg:width="5.923cm" svg:height="0.036cm" svg:x="4.24cm" svg:y="14.382cm" svg:viewBox="0 0 5924 37" draw:points="0,0 5924,0 5924,37 0,37">
          <text:p/>
        </draw:polygon>
        <draw:polygon draw:style-name="gr86" draw:text-style-name="P11" draw:layer="layout" svg:width="5.923cm" svg:height="0.036cm" svg:x="4.24cm" svg:y="14.382cm" svg:viewBox="0 0 5924 37" draw:points="0,0 5924,0 5924,37 0,37">
          <text:p/>
        </draw:polygon>
        <draw:polygon draw:style-name="gr85" draw:text-style-name="P6" draw:layer="layout" svg:width="5.923cm" svg:height="0.036cm" svg:x="14.4cm" svg:y="14.382cm" svg:viewBox="0 0 5924 37" draw:points="0,0 5924,0 5924,37 0,37">
          <text:p/>
        </draw:polygon>
        <draw:polygon draw:style-name="gr86" draw:text-style-name="P11" draw:layer="layout" svg:width="5.923cm" svg:height="0.036cm" svg:x="14.4cm" svg:y="14.382cm" svg:viewBox="0 0 5924 37" draw:points="0,0 5924,0 5924,37 0,37">
          <text:p/>
        </draw:polygon>
        <draw:polygon draw:style-name="gr85" draw:text-style-name="P6" draw:layer="layout" svg:width="8.89cm" svg:height="0.036cm" svg:x="1.271cm" svg:y="14.814cm" svg:viewBox="0 0 8891 37" draw:points="0,0 8891,0 8891,37 0,37">
          <text:p/>
        </draw:polygon>
        <draw:polygon draw:style-name="gr86" draw:text-style-name="P11" draw:layer="layout" svg:width="8.89cm" svg:height="0.036cm" svg:x="1.271cm" svg:y="14.814cm" svg:viewBox="0 0 8891 37" draw:points="0,0 8891,0 8891,37 0,37">
          <text:p/>
        </draw:polygon>
        <draw:polygon draw:style-name="gr85" draw:text-style-name="P6" draw:layer="layout" svg:width="8.891cm" svg:height="0.036cm" svg:x="11.431cm" svg:y="14.814cm" svg:viewBox="0 0 8892 37" draw:points="0,0 8892,0 8892,37 0,37">
          <text:p/>
        </draw:polygon>
        <draw:polygon draw:style-name="gr86" draw:text-style-name="P11" draw:layer="layout" svg:width="8.891cm" svg:height="0.036cm" svg:x="11.431cm" svg:y="14.814cm" svg:viewBox="0 0 8892 37" draw:points="0,0 8892,0 8892,37 0,37">
          <text:p/>
        </draw:polygon>
        <draw:polygon draw:style-name="gr85" draw:text-style-name="P6" draw:layer="layout" svg:width="7.438cm" svg:height="0.036cm" svg:x="12.777cm" svg:y="15.225cm" svg:viewBox="0 0 7439 37" draw:points="0,0 7439,0 7439,37 0,37">
          <text:p/>
        </draw:polygon>
        <draw:polygon draw:style-name="gr86" draw:text-style-name="P11" draw:layer="layout" svg:width="7.438cm" svg:height="0.036cm" svg:x="12.777cm" svg:y="15.225cm" svg:viewBox="0 0 7439 37" draw:points="0,0 7439,0 7439,37 0,37">
          <text:p/>
        </draw:polygon>
        <draw:polygon draw:style-name="gr85" draw:text-style-name="P6" draw:layer="layout" svg:width="7.481cm" svg:height="0.035cm" svg:x="12.761cm" svg:y="15.661cm" svg:viewBox="0 0 7482 36" draw:points="0,0 7482,0 7482,36 0,36">
          <text:p/>
        </draw:polygon>
        <draw:polygon draw:style-name="gr86" draw:text-style-name="P11" draw:layer="layout" svg:width="7.481cm" svg:height="0.035cm" svg:x="12.761cm" svg:y="15.661cm" svg:viewBox="0 0 7482 36" draw:points="0,0 7482,0 7482,36 0,36">
          <text:p/>
        </draw:polygon>
        <draw:polygon draw:style-name="gr85" draw:text-style-name="P6" draw:layer="layout" svg:width="3.502cm" svg:height="0.035cm" svg:x="16.241cm" svg:y="16.106cm" svg:viewBox="0 0 3503 36" draw:points="0,0 3503,0 3503,36 0,36">
          <text:p/>
        </draw:polygon>
        <draw:polygon draw:style-name="gr86" draw:text-style-name="P11" draw:layer="layout" svg:width="3.502cm" svg:height="0.035cm" svg:x="16.241cm" svg:y="16.106cm" svg:viewBox="0 0 3503 36" draw:points="0,0 3503,0 3503,36 0,36">
          <text:p/>
        </draw:polygon>
        <draw:line draw:style-name="gr84" draw:text-style-name="P11" draw:layer="layout" svg:x1="1.27cm" svg:y1="19.854cm" svg:x2="9.698cm" svg:y2="19.854cm">
          <text:p/>
        </draw:line>
        <draw:line draw:style-name="gr84" draw:text-style-name="P11" draw:layer="layout" svg:x1="11.43cm" svg:y1="19.854cm" svg:x2="20.134cm" svg:y2="19.854cm">
          <text:p/>
        </draw:line>
        <draw:frame draw:style-name="gr87" draw:text-style-name="P3" draw:layer="layout" svg:width="5.557cm" svg:height="0.357cm" svg:x="1.66cm" svg:y="26.318cm">
          <draw:text-box>
            <text:p text:style-name="P1"><text:span text:style-name="T2">Signature of the Transferee(s) (buyer)</text:span></text:p>
          </draw:text-box>
        </draw:frame>
        <draw:frame draw:style-name="gr3" draw:text-style-name="P4" draw:layer="layout" svg:width="0.388cm" svg:height="0.395cm" svg:x="7.894cm" svg:y="21.863cm">
          <draw:text-box>
            <text:p text:style-name="P1"><text:span text:style-name="T7">P </text:span></text:p>
          </draw:text-box>
        </draw:frame>
        <draw:polygon draw:style-name="gr85" draw:text-style-name="P6" draw:layer="layout" svg:width="0.035cm" svg:height="0.036cm" svg:x="7.694cm" svg:y="21.739cm" svg:viewBox="0 0 36 37" draw:points="0,0 36,0 36,37 0,37">
          <text:p/>
        </draw:polygon>
        <draw:polygon draw:style-name="gr86" draw:text-style-name="P11" draw:layer="layout" svg:width="0.035cm" svg:height="0.036cm" svg:x="7.694cm" svg:y="21.739cm" svg:viewBox="0 0 36 37" draw:points="0,0 36,0 36,37 0,37">
          <text:p/>
        </draw:polygon>
        <draw:polygon draw:style-name="gr85" draw:text-style-name="P6" draw:layer="layout" svg:width="0.035cm" svg:height="0.036cm" svg:x="7.694cm" svg:y="21.739cm" svg:viewBox="0 0 36 37" draw:points="0,0 36,0 36,37 0,37">
          <text:p/>
        </draw:polygon>
        <draw:polygon draw:style-name="gr86" draw:text-style-name="P11" draw:layer="layout" svg:width="0.035cm" svg:height="0.036cm" svg:x="7.694cm" svg:y="21.739cm" svg:viewBox="0 0 36 37" draw:points="0,0 36,0 36,37 0,37">
          <text:p/>
        </draw:polygon>
        <draw:polygon draw:style-name="gr85" draw:text-style-name="P6" draw:layer="layout" svg:width="0.512cm" svg:height="0.036cm" svg:x="7.711cm" svg:y="21.739cm" svg:viewBox="0 0 513 37" draw:points="0,0 513,0 513,37 0,37">
          <text:p/>
        </draw:polygon>
        <draw:polygon draw:style-name="gr86" draw:text-style-name="P11" draw:layer="layout" svg:width="0.512cm" svg:height="0.036cm" svg:x="7.711cm" svg:y="21.739cm" svg:viewBox="0 0 513 37" draw:points="0,0 513,0 513,37 0,37">
          <text:p/>
        </draw:polygon>
        <draw:polygon draw:style-name="gr85" draw:text-style-name="P6" draw:layer="layout" svg:width="0.035cm" svg:height="0.036cm" svg:x="8.223cm" svg:y="21.739cm" svg:viewBox="0 0 36 37" draw:points="0,0 36,0 36,37 0,37">
          <text:p/>
        </draw:polygon>
        <draw:polygon draw:style-name="gr86" draw:text-style-name="P11" draw:layer="layout" svg:width="0.035cm" svg:height="0.036cm" svg:x="8.223cm" svg:y="21.739cm" svg:viewBox="0 0 36 37" draw:points="0,0 36,0 36,37 0,37">
          <text:p/>
        </draw:polygon>
        <draw:polygon draw:style-name="gr85" draw:text-style-name="P6" draw:layer="layout" svg:width="0.509cm" svg:height="0.036cm" svg:x="8.24cm" svg:y="21.739cm" svg:viewBox="0 0 510 37" draw:points="0,0 510,0 510,37 0,37">
          <text:p/>
        </draw:polygon>
        <draw:polygon draw:style-name="gr86" draw:text-style-name="P11" draw:layer="layout" svg:width="0.509cm" svg:height="0.036cm" svg:x="8.24cm" svg:y="21.739cm" svg:viewBox="0 0 510 37" draw:points="0,0 510,0 510,37 0,37">
          <text:p/>
        </draw:polygon>
        <draw:polygon draw:style-name="gr85" draw:text-style-name="P6" draw:layer="layout" svg:width="0.039cm" svg:height="0.036cm" svg:x="8.748cm" svg:y="21.739cm" svg:viewBox="0 0 40 37" draw:points="0,0 40,0 40,37 0,37">
          <text:p/>
        </draw:polygon>
        <draw:polygon draw:style-name="gr86" draw:text-style-name="P11" draw:layer="layout" svg:width="0.039cm" svg:height="0.036cm" svg:x="8.748cm" svg:y="21.739cm" svg:viewBox="0 0 40 37" draw:points="0,0 40,0 40,37 0,37">
          <text:p/>
        </draw:polygon>
        <draw:polygon draw:style-name="gr85" draw:text-style-name="P6" draw:layer="layout" svg:width="0.512cm" svg:height="0.036cm" svg:x="8.764cm" svg:y="21.739cm" svg:viewBox="0 0 513 37" draw:points="0,0 513,0 513,37 0,37">
          <text:p/>
        </draw:polygon>
        <draw:polygon draw:style-name="gr86" draw:text-style-name="P11" draw:layer="layout" svg:width="0.512cm" svg:height="0.036cm" svg:x="8.764cm" svg:y="21.739cm" svg:viewBox="0 0 513 37" draw:points="0,0 513,0 513,37 0,37">
          <text:p/>
        </draw:polygon>
        <draw:polygon draw:style-name="gr85" draw:text-style-name="P6" draw:layer="layout" svg:width="0.038cm" svg:height="0.036cm" svg:x="9.278cm" svg:y="21.739cm" svg:viewBox="0 0 39 37" draw:points="0,0 39,0 39,37 0,37">
          <text:p/>
        </draw:polygon>
        <draw:polygon draw:style-name="gr86" draw:text-style-name="P11" draw:layer="layout" svg:width="0.038cm" svg:height="0.036cm" svg:x="9.278cm" svg:y="21.739cm" svg:viewBox="0 0 39 37" draw:points="0,0 39,0 39,37 0,37">
          <text:p/>
        </draw:polygon>
        <draw:polygon draw:style-name="gr85" draw:text-style-name="P6" draw:layer="layout" svg:width="0.508cm" svg:height="0.036cm" svg:x="9.293cm" svg:y="21.739cm" svg:viewBox="0 0 509 37" draw:points="0,0 509,0 509,37 0,37">
          <text:p/>
        </draw:polygon>
        <draw:polygon draw:style-name="gr86" draw:text-style-name="P11" draw:layer="layout" svg:width="0.508cm" svg:height="0.036cm" svg:x="9.293cm" svg:y="21.739cm" svg:viewBox="0 0 509 37" draw:points="0,0 509,0 509,37 0,37">
          <text:p/>
        </draw:polygon>
        <draw:polygon draw:style-name="gr85" draw:text-style-name="P6" draw:layer="layout" svg:width="0.036cm" svg:height="0.036cm" svg:x="9.801cm" svg:y="21.739cm" svg:viewBox="0 0 37 37" draw:points="0,0 37,0 37,37 0,37">
          <text:p/>
        </draw:polygon>
        <draw:polygon draw:style-name="gr86" draw:text-style-name="P11" draw:layer="layout" svg:width="0.036cm" svg:height="0.036cm" svg:x="9.801cm" svg:y="21.739cm" svg:viewBox="0 0 37 37" draw:points="0,0 37,0 37,37 0,37">
          <text:p/>
        </draw:polygon>
        <draw:polygon draw:style-name="gr85" draw:text-style-name="P6" draw:layer="layout" svg:width="0.512cm" svg:height="0.036cm" svg:x="9.819cm" svg:y="21.739cm" svg:viewBox="0 0 513 37" draw:points="0,0 513,0 513,37 0,37">
          <text:p/>
        </draw:polygon>
        <draw:polygon draw:style-name="gr86" draw:text-style-name="P11" draw:layer="layout" svg:width="0.512cm" svg:height="0.036cm" svg:x="9.819cm" svg:y="21.739cm" svg:viewBox="0 0 513 37" draw:points="0,0 513,0 513,37 0,37">
          <text:p/>
        </draw:polygon>
        <draw:polygon draw:style-name="gr85" draw:text-style-name="P6" draw:layer="layout" svg:width="0.035cm" svg:height="0.036cm" svg:x="10.331cm" svg:y="21.739cm" svg:viewBox="0 0 36 37" draw:points="0,0 36,0 36,37 0,37">
          <text:p/>
        </draw:polygon>
        <draw:polygon draw:style-name="gr86" draw:text-style-name="P11" draw:layer="layout" svg:width="0.035cm" svg:height="0.036cm" svg:x="10.331cm" svg:y="21.739cm" svg:viewBox="0 0 36 37" draw:points="0,0 36,0 36,37 0,37">
          <text:p/>
        </draw:polygon>
        <draw:polygon draw:style-name="gr85" draw:text-style-name="P6" draw:layer="layout" svg:width="0.512cm" svg:height="0.036cm" svg:x="10.348cm" svg:y="21.739cm" svg:viewBox="0 0 513 37" draw:points="0,0 513,0 513,37 0,37">
          <text:p/>
        </draw:polygon>
        <draw:polygon draw:style-name="gr86" draw:text-style-name="P11" draw:layer="layout" svg:width="0.512cm" svg:height="0.036cm" svg:x="10.348cm" svg:y="21.739cm" svg:viewBox="0 0 513 37" draw:points="0,0 513,0 513,37 0,37">
          <text:p/>
        </draw:polygon>
        <draw:polygon draw:style-name="gr85" draw:text-style-name="P6" draw:layer="layout" svg:width="0.035cm" svg:height="0.036cm" svg:x="10.86cm" svg:y="21.739cm" svg:viewBox="0 0 36 37" draw:points="0,0 36,0 36,37 0,37">
          <text:p/>
        </draw:polygon>
        <draw:polygon draw:style-name="gr86" draw:text-style-name="P11" draw:layer="layout" svg:width="0.035cm" svg:height="0.036cm" svg:x="10.86cm" svg:y="21.739cm" svg:viewBox="0 0 36 37" draw:points="0,0 36,0 36,37 0,37">
          <text:p/>
        </draw:polygon>
        <draw:polygon draw:style-name="gr85" draw:text-style-name="P6" draw:layer="layout" svg:width="0.508cm" svg:height="0.036cm" svg:x="10.877cm" svg:y="21.739cm" svg:viewBox="0 0 509 37" draw:points="0,0 509,0 509,37 0,37">
          <text:p/>
        </draw:polygon>
        <draw:polygon draw:style-name="gr86" draw:text-style-name="P11" draw:layer="layout" svg:width="0.508cm" svg:height="0.036cm" svg:x="10.877cm" svg:y="21.739cm" svg:viewBox="0 0 509 37" draw:points="0,0 509,0 509,37 0,37">
          <text:p/>
        </draw:polygon>
        <draw:polygon draw:style-name="gr85" draw:text-style-name="P6" draw:layer="layout" svg:width="0.036cm" svg:height="0.036cm" svg:x="11.385cm" svg:y="21.739cm" svg:viewBox="0 0 37 37" draw:points="0,0 37,0 37,37 0,37">
          <text:p/>
        </draw:polygon>
        <draw:polygon draw:style-name="gr86" draw:text-style-name="P11" draw:layer="layout" svg:width="0.036cm" svg:height="0.036cm" svg:x="11.385cm" svg:y="21.739cm" svg:viewBox="0 0 37 37" draw:points="0,0 37,0 37,37 0,37">
          <text:p/>
        </draw:polygon>
        <draw:polygon draw:style-name="gr85" draw:text-style-name="P6" draw:layer="layout" svg:width="0.512cm" svg:height="0.036cm" svg:x="11.401cm" svg:y="21.739cm" svg:viewBox="0 0 513 37" draw:points="0,0 513,0 513,37 0,37">
          <text:p/>
        </draw:polygon>
        <draw:polygon draw:style-name="gr86" draw:text-style-name="P11" draw:layer="layout" svg:width="0.512cm" svg:height="0.036cm" svg:x="11.401cm" svg:y="21.739cm" svg:viewBox="0 0 513 37" draw:points="0,0 513,0 513,37 0,37">
          <text:p/>
        </draw:polygon>
        <draw:polygon draw:style-name="gr85" draw:text-style-name="P6" draw:layer="layout" svg:width="0.035cm" svg:height="0.036cm" svg:x="11.915cm" svg:y="21.739cm" svg:viewBox="0 0 36 37" draw:points="0,0 36,0 36,37 0,37">
          <text:p/>
        </draw:polygon>
        <draw:polygon draw:style-name="gr86" draw:text-style-name="P11" draw:layer="layout" svg:width="0.035cm" svg:height="0.036cm" svg:x="11.915cm" svg:y="21.739cm" svg:viewBox="0 0 36 37" draw:points="0,0 36,0 36,37 0,37">
          <text:p/>
        </draw:polygon>
        <draw:polygon draw:style-name="gr85" draw:text-style-name="P6" draw:layer="layout" svg:width="0.512cm" svg:height="0.036cm" svg:x="11.93cm" svg:y="21.739cm" svg:viewBox="0 0 513 37" draw:points="0,0 513,0 513,37 0,37">
          <text:p/>
        </draw:polygon>
        <draw:polygon draw:style-name="gr86" draw:text-style-name="P11" draw:layer="layout" svg:width="0.512cm" svg:height="0.036cm" svg:x="11.93cm" svg:y="21.739cm" svg:viewBox="0 0 513 37" draw:points="0,0 513,0 513,37 0,37">
          <text:p/>
        </draw:polygon>
        <draw:polygon draw:style-name="gr85" draw:text-style-name="P6" draw:layer="layout" svg:width="0.035cm" svg:height="0.036cm" svg:x="12.444cm" svg:y="21.739cm" svg:viewBox="0 0 36 37" draw:points="0,0 36,0 36,37 0,37">
          <text:p/>
        </draw:polygon>
        <draw:polygon draw:style-name="gr86" draw:text-style-name="P11" draw:layer="layout" svg:width="0.035cm" svg:height="0.036cm" svg:x="12.444cm" svg:y="21.739cm" svg:viewBox="0 0 36 37" draw:points="0,0 36,0 36,37 0,37">
          <text:p/>
        </draw:polygon>
        <draw:polygon draw:style-name="gr85" draw:text-style-name="P6" draw:layer="layout" svg:width="0.509cm" svg:height="0.036cm" svg:x="12.46cm" svg:y="21.739cm" svg:viewBox="0 0 510 37" draw:points="0,0 510,0 510,37 0,37">
          <text:p/>
        </draw:polygon>
        <draw:polygon draw:style-name="gr86" draw:text-style-name="P11" draw:layer="layout" svg:width="0.509cm" svg:height="0.036cm" svg:x="12.46cm" svg:y="21.739cm" svg:viewBox="0 0 510 37" draw:points="0,0 510,0 510,37 0,37">
          <text:p/>
        </draw:polygon>
        <draw:polygon draw:style-name="gr85" draw:text-style-name="P6" draw:layer="layout" svg:width="0.035cm" svg:height="0.036cm" svg:x="12.968cm" svg:y="21.739cm" svg:viewBox="0 0 36 37" draw:points="0,0 36,0 36,37 0,37">
          <text:p/>
        </draw:polygon>
        <draw:polygon draw:style-name="gr86" draw:text-style-name="P11" draw:layer="layout" svg:width="0.035cm" svg:height="0.036cm" svg:x="12.968cm" svg:y="21.739cm" svg:viewBox="0 0 36 37" draw:points="0,0 36,0 36,37 0,37">
          <text:p/>
        </draw:polygon>
        <draw:polygon draw:style-name="gr85" draw:text-style-name="P6" draw:layer="layout" svg:width="0.512cm" svg:height="0.036cm" svg:x="12.985cm" svg:y="21.739cm" svg:viewBox="0 0 513 37" draw:points="0,0 513,0 513,37 0,37">
          <text:p/>
        </draw:polygon>
        <draw:polygon draw:style-name="gr86" draw:text-style-name="P11" draw:layer="layout" svg:width="0.512cm" svg:height="0.036cm" svg:x="12.985cm" svg:y="21.739cm" svg:viewBox="0 0 513 37" draw:points="0,0 513,0 513,37 0,37">
          <text:p/>
        </draw:polygon>
        <draw:polygon draw:style-name="gr85" draw:text-style-name="P6" draw:layer="layout" svg:width="0.035cm" svg:height="0.036cm" svg:x="13.497cm" svg:y="21.739cm" svg:viewBox="0 0 36 37" draw:points="0,0 36,0 36,37 0,37">
          <text:p/>
        </draw:polygon>
        <draw:polygon draw:style-name="gr86" draw:text-style-name="P11" draw:layer="layout" svg:width="0.035cm" svg:height="0.036cm" svg:x="13.497cm" svg:y="21.739cm" svg:viewBox="0 0 36 37" draw:points="0,0 36,0 36,37 0,37">
          <text:p/>
        </draw:polygon>
        <draw:polygon draw:style-name="gr85" draw:text-style-name="P6" draw:layer="layout" svg:width="0.512cm" svg:height="0.036cm" svg:x="13.514cm" svg:y="21.739cm" svg:viewBox="0 0 513 37" draw:points="0,0 513,0 513,37 0,37">
          <text:p/>
        </draw:polygon>
        <draw:polygon draw:style-name="gr86" draw:text-style-name="P11" draw:layer="layout" svg:width="0.512cm" svg:height="0.036cm" svg:x="13.514cm" svg:y="21.739cm" svg:viewBox="0 0 513 37" draw:points="0,0 513,0 513,37 0,37">
          <text:p/>
        </draw:polygon>
        <draw:polygon draw:style-name="gr85" draw:text-style-name="P6" draw:layer="layout" svg:width="0.035cm" svg:height="0.036cm" svg:x="14.026cm" svg:y="21.739cm" svg:viewBox="0 0 36 37" draw:points="0,0 36,0 36,37 0,37">
          <text:p/>
        </draw:polygon>
        <draw:polygon draw:style-name="gr86" draw:text-style-name="P11" draw:layer="layout" svg:width="0.035cm" svg:height="0.036cm" svg:x="14.026cm" svg:y="21.739cm" svg:viewBox="0 0 36 37" draw:points="0,0 36,0 36,37 0,37">
          <text:p/>
        </draw:polygon>
        <draw:polygon draw:style-name="gr85" draw:text-style-name="P6" draw:layer="layout" svg:width="0.509cm" svg:height="0.036cm" svg:x="14.044cm" svg:y="21.739cm" svg:viewBox="0 0 510 37" draw:points="0,0 510,0 510,37 0,37">
          <text:p/>
        </draw:polygon>
        <draw:polygon draw:style-name="gr86" draw:text-style-name="P11" draw:layer="layout" svg:width="0.509cm" svg:height="0.036cm" svg:x="14.044cm" svg:y="21.739cm" svg:viewBox="0 0 510 37" draw:points="0,0 510,0 510,37 0,37">
          <text:p/>
        </draw:polygon>
        <draw:polygon draw:style-name="gr85" draw:text-style-name="P6" draw:layer="layout" svg:width="0.035cm" svg:height="0.036cm" svg:x="14.552cm" svg:y="21.739cm" svg:viewBox="0 0 36 37" draw:points="0,0 36,0 36,37 0,37">
          <text:p/>
        </draw:polygon>
        <draw:polygon draw:style-name="gr86" draw:text-style-name="P11" draw:layer="layout" svg:width="0.035cm" svg:height="0.036cm" svg:x="14.552cm" svg:y="21.739cm" svg:viewBox="0 0 36 37" draw:points="0,0 36,0 36,37 0,37">
          <text:p/>
        </draw:polygon>
        <draw:polygon draw:style-name="gr85" draw:text-style-name="P6" draw:layer="layout" svg:width="0.512cm" svg:height="0.036cm" svg:x="14.569cm" svg:y="21.739cm" svg:viewBox="0 0 513 37" draw:points="0,0 513,0 513,37 0,37">
          <text:p/>
        </draw:polygon>
        <draw:polygon draw:style-name="gr86" draw:text-style-name="P11" draw:layer="layout" svg:width="0.512cm" svg:height="0.036cm" svg:x="14.569cm" svg:y="21.739cm" svg:viewBox="0 0 513 37" draw:points="0,0 513,0 513,37 0,37">
          <text:p/>
        </draw:polygon>
        <draw:polygon draw:style-name="gr85" draw:text-style-name="P6" draw:layer="layout" svg:width="0.035cm" svg:height="0.036cm" svg:x="15.081cm" svg:y="21.739cm" svg:viewBox="0 0 36 37" draw:points="0,0 36,0 36,37 0,37">
          <text:p/>
        </draw:polygon>
        <draw:polygon draw:style-name="gr86" draw:text-style-name="P11" draw:layer="layout" svg:width="0.035cm" svg:height="0.036cm" svg:x="15.081cm" svg:y="21.739cm" svg:viewBox="0 0 36 37" draw:points="0,0 36,0 36,37 0,37">
          <text:p/>
        </draw:polygon>
        <draw:polygon draw:style-name="gr85" draw:text-style-name="P6" draw:layer="layout" svg:width="0.509cm" svg:height="0.036cm" svg:x="15.098cm" svg:y="21.739cm" svg:viewBox="0 0 510 37" draw:points="0,0 510,0 510,37 0,37">
          <text:p/>
        </draw:polygon>
        <draw:polygon draw:style-name="gr86" draw:text-style-name="P11" draw:layer="layout" svg:width="0.509cm" svg:height="0.036cm" svg:x="15.098cm" svg:y="21.739cm" svg:viewBox="0 0 510 37" draw:points="0,0 510,0 510,37 0,37">
          <text:p/>
        </draw:polygon>
        <draw:polygon draw:style-name="gr85" draw:text-style-name="P6" draw:layer="layout" svg:width="0.036cm" svg:height="0.036cm" svg:x="15.606cm" svg:y="21.739cm" svg:viewBox="0 0 37 37" draw:points="0,0 37,0 37,37 0,37">
          <text:p/>
        </draw:polygon>
        <draw:polygon draw:style-name="gr86" draw:text-style-name="P11" draw:layer="layout" svg:width="0.036cm" svg:height="0.036cm" svg:x="15.606cm" svg:y="21.739cm" svg:viewBox="0 0 37 37" draw:points="0,0 37,0 37,37 0,37">
          <text:p/>
        </draw:polygon>
        <draw:polygon draw:style-name="gr85" draw:text-style-name="P6" draw:layer="layout" svg:width="0.512cm" svg:height="0.036cm" svg:x="15.622cm" svg:y="21.739cm" svg:viewBox="0 0 513 37" draw:points="0,0 513,0 513,37 0,37">
          <text:p/>
        </draw:polygon>
        <draw:polygon draw:style-name="gr86" draw:text-style-name="P11" draw:layer="layout" svg:width="0.512cm" svg:height="0.036cm" svg:x="15.622cm" svg:y="21.739cm" svg:viewBox="0 0 513 37" draw:points="0,0 513,0 513,37 0,37">
          <text:p/>
        </draw:polygon>
        <draw:polygon draw:style-name="gr85" draw:text-style-name="P6" draw:layer="layout" svg:width="0.035cm" svg:height="0.036cm" svg:x="16.136cm" svg:y="21.739cm" svg:viewBox="0 0 36 37" draw:points="0,0 36,0 36,37 0,37">
          <text:p/>
        </draw:polygon>
        <draw:polygon draw:style-name="gr86" draw:text-style-name="P11" draw:layer="layout" svg:width="0.035cm" svg:height="0.036cm" svg:x="16.136cm" svg:y="21.739cm" svg:viewBox="0 0 36 37" draw:points="0,0 36,0 36,37 0,37">
          <text:p/>
        </draw:polygon>
        <draw:polygon draw:style-name="gr85" draw:text-style-name="P6" draw:layer="layout" svg:width="0.512cm" svg:height="0.036cm" svg:x="16.151cm" svg:y="21.739cm" svg:viewBox="0 0 513 37" draw:points="0,0 513,0 513,37 0,37">
          <text:p/>
        </draw:polygon>
        <draw:polygon draw:style-name="gr86" draw:text-style-name="P11" draw:layer="layout" svg:width="0.512cm" svg:height="0.036cm" svg:x="16.151cm" svg:y="21.739cm" svg:viewBox="0 0 513 37" draw:points="0,0 513,0 513,37 0,37">
          <text:p/>
        </draw:polygon>
        <draw:polygon draw:style-name="gr85" draw:text-style-name="P6" draw:layer="layout" svg:width="0.035cm" svg:height="0.036cm" svg:x="16.665cm" svg:y="21.739cm" svg:viewBox="0 0 36 37" draw:points="0,0 36,0 36,37 0,37">
          <text:p/>
        </draw:polygon>
        <draw:polygon draw:style-name="gr86" draw:text-style-name="P11" draw:layer="layout" svg:width="0.035cm" svg:height="0.036cm" svg:x="16.665cm" svg:y="21.739cm" svg:viewBox="0 0 36 37" draw:points="0,0 36,0 36,37 0,37">
          <text:p/>
        </draw:polygon>
        <draw:polygon draw:style-name="gr85" draw:text-style-name="P6" draw:layer="layout" svg:width="0.509cm" svg:height="0.036cm" svg:x="16.681cm" svg:y="21.739cm" svg:viewBox="0 0 510 37" draw:points="0,0 510,0 510,37 0,37">
          <text:p/>
        </draw:polygon>
        <draw:polygon draw:style-name="gr86" draw:text-style-name="P11" draw:layer="layout" svg:width="0.509cm" svg:height="0.036cm" svg:x="16.681cm" svg:y="21.739cm" svg:viewBox="0 0 510 37" draw:points="0,0 510,0 510,37 0,37">
          <text:p/>
        </draw:polygon>
        <draw:polygon draw:style-name="gr85" draw:text-style-name="P6" draw:layer="layout" svg:width="0.035cm" svg:height="0.036cm" svg:x="17.189cm" svg:y="21.739cm" svg:viewBox="0 0 36 37" draw:points="0,0 36,0 36,37 0,37">
          <text:p/>
        </draw:polygon>
        <draw:polygon draw:style-name="gr86" draw:text-style-name="P11" draw:layer="layout" svg:width="0.035cm" svg:height="0.036cm" svg:x="17.189cm" svg:y="21.739cm" svg:viewBox="0 0 36 37" draw:points="0,0 36,0 36,37 0,37">
          <text:p/>
        </draw:polygon>
        <draw:polygon draw:style-name="gr85" draw:text-style-name="P6" draw:layer="layout" svg:width="0.512cm" svg:height="0.036cm" svg:x="17.206cm" svg:y="21.739cm" svg:viewBox="0 0 513 37" draw:points="0,0 513,0 513,37 0,37">
          <text:p/>
        </draw:polygon>
        <draw:polygon draw:style-name="gr86" draw:text-style-name="P11" draw:layer="layout" svg:width="0.512cm" svg:height="0.036cm" svg:x="17.206cm" svg:y="21.739cm" svg:viewBox="0 0 513 37" draw:points="0,0 513,0 513,37 0,37">
          <text:p/>
        </draw:polygon>
        <draw:polygon draw:style-name="gr85" draw:text-style-name="P6" draw:layer="layout" svg:width="0.035cm" svg:height="0.036cm" svg:x="17.718cm" svg:y="21.739cm" svg:viewBox="0 0 36 37" draw:points="0,0 36,0 36,37 0,37">
          <text:p/>
        </draw:polygon>
        <draw:polygon draw:style-name="gr86" draw:text-style-name="P11" draw:layer="layout" svg:width="0.035cm" svg:height="0.036cm" svg:x="17.718cm" svg:y="21.739cm" svg:viewBox="0 0 36 37" draw:points="0,0 36,0 36,37 0,37">
          <text:p/>
        </draw:polygon>
        <draw:polygon draw:style-name="gr85" draw:text-style-name="P6" draw:layer="layout" svg:width="0.512cm" svg:height="0.036cm" svg:x="17.735cm" svg:y="21.739cm" svg:viewBox="0 0 513 37" draw:points="0,0 513,0 513,37 0,37">
          <text:p/>
        </draw:polygon>
        <draw:polygon draw:style-name="gr86" draw:text-style-name="P11" draw:layer="layout" svg:width="0.512cm" svg:height="0.036cm" svg:x="17.735cm" svg:y="21.739cm" svg:viewBox="0 0 513 37" draw:points="0,0 513,0 513,37 0,37">
          <text:p/>
        </draw:polygon>
        <draw:polygon draw:style-name="gr85" draw:text-style-name="P6" draw:layer="layout" svg:width="0.035cm" svg:height="0.036cm" svg:x="18.247cm" svg:y="21.739cm" svg:viewBox="0 0 36 37" draw:points="0,0 36,0 36,37 0,37">
          <text:p/>
        </draw:polygon>
        <draw:polygon draw:style-name="gr86" draw:text-style-name="P11" draw:layer="layout" svg:width="0.035cm" svg:height="0.036cm" svg:x="18.247cm" svg:y="21.739cm" svg:viewBox="0 0 36 37" draw:points="0,0 36,0 36,37 0,37">
          <text:p/>
        </draw:polygon>
        <draw:polygon draw:style-name="gr85" draw:text-style-name="P6" draw:layer="layout" svg:width="0.509cm" svg:height="0.036cm" svg:x="18.265cm" svg:y="21.739cm" svg:viewBox="0 0 510 37" draw:points="0,0 510,0 510,37 0,37">
          <text:p/>
        </draw:polygon>
        <draw:polygon draw:style-name="gr86" draw:text-style-name="P11" draw:layer="layout" svg:width="0.509cm" svg:height="0.036cm" svg:x="18.265cm" svg:y="21.739cm" svg:viewBox="0 0 510 37" draw:points="0,0 510,0 510,37 0,37">
          <text:p/>
        </draw:polygon>
        <draw:polygon draw:style-name="gr85" draw:text-style-name="P6" draw:layer="layout" svg:width="0.038cm" svg:height="0.036cm" svg:x="18.773cm" svg:y="21.739cm" svg:viewBox="0 0 39 37" draw:points="0,0 39,0 39,37 0,37">
          <text:p/>
        </draw:polygon>
        <draw:polygon draw:style-name="gr86" draw:text-style-name="P11" draw:layer="layout" svg:width="0.038cm" svg:height="0.036cm" svg:x="18.773cm" svg:y="21.739cm" svg:viewBox="0 0 39 37" draw:points="0,0 39,0 39,37 0,37">
          <text:p/>
        </draw:polygon>
        <draw:polygon draw:style-name="gr85" draw:text-style-name="P6" draw:layer="layout" svg:width="0.512cm" svg:height="0.036cm" svg:x="18.788cm" svg:y="21.739cm" svg:viewBox="0 0 513 37" draw:points="0,0 513,0 513,37 0,37">
          <text:p/>
        </draw:polygon>
        <draw:polygon draw:style-name="gr86" draw:text-style-name="P11" draw:layer="layout" svg:width="0.512cm" svg:height="0.036cm" svg:x="18.788cm" svg:y="21.739cm" svg:viewBox="0 0 513 37" draw:points="0,0 513,0 513,37 0,37">
          <text:p/>
        </draw:polygon>
        <draw:polygon draw:style-name="gr85" draw:text-style-name="P6" draw:layer="layout" svg:width="0.039cm" svg:height="0.036cm" svg:x="19.302cm" svg:y="21.739cm" svg:viewBox="0 0 40 37" draw:points="0,0 40,0 40,37 0,37">
          <text:p/>
        </draw:polygon>
        <draw:polygon draw:style-name="gr86" draw:text-style-name="P11" draw:layer="layout" svg:width="0.039cm" svg:height="0.036cm" svg:x="19.302cm" svg:y="21.739cm" svg:viewBox="0 0 40 37" draw:points="0,0 40,0 40,37 0,37">
          <text:p/>
        </draw:polygon>
        <draw:polygon draw:style-name="gr85" draw:text-style-name="P6" draw:layer="layout" svg:width="0.509cm" svg:height="0.036cm" svg:x="19.318cm" svg:y="21.739cm" svg:viewBox="0 0 510 37" draw:points="0,0 510,0 510,37 0,37">
          <text:p/>
        </draw:polygon>
        <draw:polygon draw:style-name="gr86" draw:text-style-name="P11" draw:layer="layout" svg:width="0.509cm" svg:height="0.036cm" svg:x="19.318cm" svg:y="21.739cm" svg:viewBox="0 0 510 37" draw:points="0,0 510,0 510,37 0,37">
          <text:p/>
        </draw:polygon>
        <draw:polygon draw:style-name="gr85" draw:text-style-name="P6" draw:layer="layout" svg:width="0.035cm" svg:height="0.036cm" svg:x="19.826cm" svg:y="21.739cm" svg:viewBox="0 0 36 37" draw:points="0,0 36,0 36,37 0,37">
          <text:p/>
        </draw:polygon>
        <draw:polygon draw:style-name="gr86" draw:text-style-name="P11" draw:layer="layout" svg:width="0.035cm" svg:height="0.036cm" svg:x="19.826cm" svg:y="21.739cm" svg:viewBox="0 0 36 37" draw:points="0,0 36,0 36,37 0,37">
          <text:p/>
        </draw:polygon>
        <draw:polygon draw:style-name="gr85" draw:text-style-name="P6" draw:layer="layout" svg:width="0.512cm" svg:height="0.036cm" svg:x="19.843cm" svg:y="21.739cm" svg:viewBox="0 0 513 37" draw:points="0,0 513,0 513,37 0,37">
          <text:p/>
        </draw:polygon>
        <draw:polygon draw:style-name="gr86" draw:text-style-name="P11" draw:layer="layout" svg:width="0.512cm" svg:height="0.036cm" svg:x="19.843cm" svg:y="21.739cm" svg:viewBox="0 0 513 37" draw:points="0,0 513,0 513,37 0,37">
          <text:p/>
        </draw:polygon>
        <draw:polygon draw:style-name="gr85" draw:text-style-name="P6" draw:layer="layout" svg:width="0.035cm" svg:height="0.036cm" svg:x="20.355cm" svg:y="21.739cm" svg:viewBox="0 0 36 37" draw:points="0,0 36,0 36,37 0,37">
          <text:p/>
        </draw:polygon>
        <draw:polygon draw:style-name="gr86" draw:text-style-name="P11" draw:layer="layout" svg:width="0.035cm" svg:height="0.036cm" svg:x="20.355cm" svg:y="21.739cm" svg:viewBox="0 0 36 37" draw:points="0,0 36,0 36,37 0,37">
          <text:p/>
        </draw:polygon>
        <draw:polygon draw:style-name="gr85" draw:text-style-name="P6" draw:layer="layout" svg:width="0.035cm" svg:height="0.036cm" svg:x="20.355cm" svg:y="21.739cm" svg:viewBox="0 0 36 37" draw:points="0,0 36,0 36,37 0,37">
          <text:p/>
        </draw:polygon>
        <draw:polygon draw:style-name="gr86" draw:text-style-name="P11" draw:layer="layout" svg:width="0.035cm" svg:height="0.036cm" svg:x="20.355cm" svg:y="21.739cm" svg:viewBox="0 0 36 37" draw:points="0,0 36,0 36,37 0,37">
          <text:p/>
        </draw:polygon>
        <draw:polygon draw:style-name="gr85" draw:text-style-name="P6" draw:layer="layout" svg:width="0.035cm" svg:height="0.478cm" svg:x="7.694cm" svg:y="21.757cm" svg:viewBox="0 0 36 479" draw:points="0,0 36,0 36,479 0,479">
          <text:p/>
        </draw:polygon>
        <draw:polygon draw:style-name="gr86" draw:text-style-name="P11" draw:layer="layout" svg:width="0.035cm" svg:height="0.478cm" svg:x="7.694cm" svg:y="21.757cm" svg:viewBox="0 0 36 479" draw:points="0,0 36,0 36,479 0,479">
          <text:p/>
        </draw:polygon>
        <draw:polygon draw:style-name="gr85" draw:text-style-name="P6" draw:layer="layout" svg:width="0.035cm" svg:height="0.035cm" svg:x="7.694cm" svg:y="22.235cm" svg:viewBox="0 0 36 36" draw:points="0,0 36,0 36,36 0,36">
          <text:p/>
        </draw:polygon>
        <draw:polygon draw:style-name="gr86" draw:text-style-name="P11" draw:layer="layout" svg:width="0.035cm" svg:height="0.035cm" svg:x="7.694cm" svg:y="22.235cm" svg:viewBox="0 0 36 36" draw:points="0,0 36,0 36,36 0,36">
          <text:p/>
        </draw:polygon>
        <draw:polygon draw:style-name="gr85" draw:text-style-name="P6" draw:layer="layout" svg:width="0.035cm" svg:height="0.035cm" svg:x="7.694cm" svg:y="22.235cm" svg:viewBox="0 0 36 36" draw:points="0,0 36,0 36,36 0,36">
          <text:p/>
        </draw:polygon>
        <draw:polygon draw:style-name="gr86" draw:text-style-name="P11" draw:layer="layout" svg:width="0.035cm" svg:height="0.035cm" svg:x="7.694cm" svg:y="22.235cm" svg:viewBox="0 0 36 36" draw:points="0,0 36,0 36,36 0,36">
          <text:p/>
        </draw:polygon>
        <draw:polygon draw:style-name="gr85" draw:text-style-name="P6" draw:layer="layout" svg:width="0.512cm" svg:height="0.035cm" svg:x="7.711cm" svg:y="22.235cm" svg:viewBox="0 0 513 36" draw:points="0,0 513,0 513,36 0,36">
          <text:p/>
        </draw:polygon>
        <draw:polygon draw:style-name="gr86" draw:text-style-name="P11" draw:layer="layout" svg:width="0.512cm" svg:height="0.035cm" svg:x="7.711cm" svg:y="22.235cm" svg:viewBox="0 0 513 36" draw:points="0,0 513,0 513,36 0,36">
          <text:p/>
        </draw:polygon>
        <draw:polygon draw:style-name="gr85" draw:text-style-name="P6" draw:layer="layout" svg:width="0.035cm" svg:height="0.478cm" svg:x="8.223cm" svg:y="21.757cm" svg:viewBox="0 0 36 479" draw:points="0,0 36,0 36,479 0,479">
          <text:p/>
        </draw:polygon>
        <draw:polygon draw:style-name="gr86" draw:text-style-name="P11" draw:layer="layout" svg:width="0.035cm" svg:height="0.478cm" svg:x="8.223cm" svg:y="21.757cm" svg:viewBox="0 0 36 479" draw:points="0,0 36,0 36,479 0,479">
          <text:p/>
        </draw:polygon>
        <draw:polygon draw:style-name="gr85" draw:text-style-name="P6" draw:layer="layout" svg:width="0.035cm" svg:height="0.035cm" svg:x="8.223cm" svg:y="22.235cm" svg:viewBox="0 0 36 36" draw:points="0,0 36,0 36,36 0,36">
          <text:p/>
        </draw:polygon>
        <draw:polygon draw:style-name="gr86" draw:text-style-name="P11" draw:layer="layout" svg:width="0.035cm" svg:height="0.035cm" svg:x="8.223cm" svg:y="22.235cm" svg:viewBox="0 0 36 36" draw:points="0,0 36,0 36,36 0,36">
          <text:p/>
        </draw:polygon>
        <draw:polygon draw:style-name="gr85" draw:text-style-name="P6" draw:layer="layout" svg:width="0.509cm" svg:height="0.035cm" svg:x="8.24cm" svg:y="22.235cm" svg:viewBox="0 0 510 36" draw:points="0,0 510,0 510,36 0,36">
          <text:p/>
        </draw:polygon>
        <draw:polygon draw:style-name="gr86" draw:text-style-name="P11" draw:layer="layout" svg:width="0.509cm" svg:height="0.035cm" svg:x="8.24cm" svg:y="22.235cm" svg:viewBox="0 0 510 36" draw:points="0,0 510,0 510,36 0,36">
          <text:p/>
        </draw:polygon>
        <draw:polygon draw:style-name="gr85" draw:text-style-name="P6" draw:layer="layout" svg:width="0.039cm" svg:height="0.478cm" svg:x="8.748cm" svg:y="21.757cm" svg:viewBox="0 0 40 479" draw:points="0,0 40,0 40,479 0,479">
          <text:p/>
        </draw:polygon>
        <draw:polygon draw:style-name="gr86" draw:text-style-name="P11" draw:layer="layout" svg:width="0.039cm" svg:height="0.478cm" svg:x="8.748cm" svg:y="21.757cm" svg:viewBox="0 0 40 479" draw:points="0,0 40,0 40,479 0,479">
          <text:p/>
        </draw:polygon>
        <draw:polygon draw:style-name="gr85" draw:text-style-name="P6" draw:layer="layout" svg:width="0.039cm" svg:height="0.035cm" svg:x="8.748cm" svg:y="22.235cm" svg:viewBox="0 0 40 36" draw:points="0,0 40,0 40,36 0,36">
          <text:p/>
        </draw:polygon>
        <draw:polygon draw:style-name="gr86" draw:text-style-name="P11" draw:layer="layout" svg:width="0.039cm" svg:height="0.035cm" svg:x="8.748cm" svg:y="22.235cm" svg:viewBox="0 0 40 36" draw:points="0,0 40,0 40,36 0,36">
          <text:p/>
        </draw:polygon>
        <draw:polygon draw:style-name="gr85" draw:text-style-name="P6" draw:layer="layout" svg:width="0.512cm" svg:height="0.035cm" svg:x="8.764cm" svg:y="22.235cm" svg:viewBox="0 0 513 36" draw:points="0,0 513,0 513,36 0,36">
          <text:p/>
        </draw:polygon>
        <draw:polygon draw:style-name="gr86" draw:text-style-name="P11" draw:layer="layout" svg:width="0.512cm" svg:height="0.035cm" svg:x="8.764cm" svg:y="22.235cm" svg:viewBox="0 0 513 36" draw:points="0,0 513,0 513,36 0,36">
          <text:p/>
        </draw:polygon>
        <draw:polygon draw:style-name="gr85" draw:text-style-name="P6" draw:layer="layout" svg:width="0.038cm" svg:height="0.478cm" svg:x="9.278cm" svg:y="21.757cm" svg:viewBox="0 0 39 479" draw:points="0,0 39,0 39,479 0,479">
          <text:p/>
        </draw:polygon>
        <draw:polygon draw:style-name="gr86" draw:text-style-name="P11" draw:layer="layout" svg:width="0.038cm" svg:height="0.478cm" svg:x="9.278cm" svg:y="21.757cm" svg:viewBox="0 0 39 479" draw:points="0,0 39,0 39,479 0,479">
          <text:p/>
        </draw:polygon>
        <draw:polygon draw:style-name="gr85" draw:text-style-name="P6" draw:layer="layout" svg:width="0.038cm" svg:height="0.035cm" svg:x="9.278cm" svg:y="22.235cm" svg:viewBox="0 0 39 36" draw:points="0,0 39,0 39,36 0,36">
          <text:p/>
        </draw:polygon>
        <draw:polygon draw:style-name="gr86" draw:text-style-name="P11" draw:layer="layout" svg:width="0.038cm" svg:height="0.035cm" svg:x="9.278cm" svg:y="22.235cm" svg:viewBox="0 0 39 36" draw:points="0,0 39,0 39,36 0,36">
          <text:p/>
        </draw:polygon>
        <draw:polygon draw:style-name="gr85" draw:text-style-name="P6" draw:layer="layout" svg:width="0.508cm" svg:height="0.035cm" svg:x="9.293cm" svg:y="22.235cm" svg:viewBox="0 0 509 36" draw:points="0,0 509,0 509,36 0,36">
          <text:p/>
        </draw:polygon>
        <draw:polygon draw:style-name="gr86" draw:text-style-name="P11" draw:layer="layout" svg:width="0.508cm" svg:height="0.035cm" svg:x="9.293cm" svg:y="22.235cm" svg:viewBox="0 0 509 36" draw:points="0,0 509,0 509,36 0,36">
          <text:p/>
        </draw:polygon>
        <draw:polygon draw:style-name="gr85" draw:text-style-name="P6" draw:layer="layout" svg:width="0.036cm" svg:height="0.478cm" svg:x="9.801cm" svg:y="21.757cm" svg:viewBox="0 0 37 479" draw:points="0,0 37,0 37,479 0,479">
          <text:p/>
        </draw:polygon>
        <draw:polygon draw:style-name="gr86" draw:text-style-name="P11" draw:layer="layout" svg:width="0.036cm" svg:height="0.478cm" svg:x="9.801cm" svg:y="21.757cm" svg:viewBox="0 0 37 479" draw:points="0,0 37,0 37,479 0,479">
          <text:p/>
        </draw:polygon>
        <draw:polygon draw:style-name="gr85" draw:text-style-name="P6" draw:layer="layout" svg:width="0.036cm" svg:height="0.035cm" svg:x="9.801cm" svg:y="22.235cm" svg:viewBox="0 0 37 36" draw:points="0,0 37,0 37,36 0,36">
          <text:p/>
        </draw:polygon>
        <draw:polygon draw:style-name="gr86" draw:text-style-name="P11" draw:layer="layout" svg:width="0.036cm" svg:height="0.035cm" svg:x="9.801cm" svg:y="22.235cm" svg:viewBox="0 0 37 36" draw:points="0,0 37,0 37,36 0,36">
          <text:p/>
        </draw:polygon>
        <draw:polygon draw:style-name="gr85" draw:text-style-name="P6" draw:layer="layout" svg:width="0.512cm" svg:height="0.035cm" svg:x="9.819cm" svg:y="22.235cm" svg:viewBox="0 0 513 36" draw:points="0,0 513,0 513,36 0,36">
          <text:p/>
        </draw:polygon>
        <draw:polygon draw:style-name="gr86" draw:text-style-name="P11" draw:layer="layout" svg:width="0.512cm" svg:height="0.035cm" svg:x="9.819cm" svg:y="22.235cm" svg:viewBox="0 0 513 36" draw:points="0,0 513,0 513,36 0,36">
          <text:p/>
        </draw:polygon>
        <draw:polygon draw:style-name="gr85" draw:text-style-name="P6" draw:layer="layout" svg:width="0.035cm" svg:height="0.478cm" svg:x="10.331cm" svg:y="21.757cm" svg:viewBox="0 0 36 479" draw:points="0,0 36,0 36,479 0,479">
          <text:p/>
        </draw:polygon>
        <draw:polygon draw:style-name="gr86" draw:text-style-name="P11" draw:layer="layout" svg:width="0.035cm" svg:height="0.478cm" svg:x="10.331cm" svg:y="21.757cm" svg:viewBox="0 0 36 479" draw:points="0,0 36,0 36,479 0,479">
          <text:p/>
        </draw:polygon>
        <draw:polygon draw:style-name="gr85" draw:text-style-name="P6" draw:layer="layout" svg:width="0.035cm" svg:height="0.035cm" svg:x="10.331cm" svg:y="22.235cm" svg:viewBox="0 0 36 36" draw:points="0,0 36,0 36,36 0,36">
          <text:p/>
        </draw:polygon>
        <draw:polygon draw:style-name="gr86" draw:text-style-name="P11" draw:layer="layout" svg:width="0.035cm" svg:height="0.035cm" svg:x="10.331cm" svg:y="22.235cm" svg:viewBox="0 0 36 36" draw:points="0,0 36,0 36,36 0,36">
          <text:p/>
        </draw:polygon>
        <draw:polygon draw:style-name="gr85" draw:text-style-name="P6" draw:layer="layout" svg:width="0.512cm" svg:height="0.035cm" svg:x="10.348cm" svg:y="22.235cm" svg:viewBox="0 0 513 36" draw:points="0,0 513,0 513,36 0,36">
          <text:p/>
        </draw:polygon>
        <draw:polygon draw:style-name="gr86" draw:text-style-name="P11" draw:layer="layout" svg:width="0.512cm" svg:height="0.035cm" svg:x="10.348cm" svg:y="22.235cm" svg:viewBox="0 0 513 36" draw:points="0,0 513,0 513,36 0,36">
          <text:p/>
        </draw:polygon>
        <draw:polygon draw:style-name="gr85" draw:text-style-name="P6" draw:layer="layout" svg:width="0.035cm" svg:height="0.478cm" svg:x="10.86cm" svg:y="21.757cm" svg:viewBox="0 0 36 479" draw:points="0,0 36,0 36,479 0,479">
          <text:p/>
        </draw:polygon>
        <draw:polygon draw:style-name="gr86" draw:text-style-name="P11" draw:layer="layout" svg:width="0.035cm" svg:height="0.478cm" svg:x="10.86cm" svg:y="21.757cm" svg:viewBox="0 0 36 479" draw:points="0,0 36,0 36,479 0,479">
          <text:p/>
        </draw:polygon>
        <draw:polygon draw:style-name="gr85" draw:text-style-name="P6" draw:layer="layout" svg:width="0.035cm" svg:height="0.035cm" svg:x="10.86cm" svg:y="22.235cm" svg:viewBox="0 0 36 36" draw:points="0,0 36,0 36,36 0,36">
          <text:p/>
        </draw:polygon>
        <draw:polygon draw:style-name="gr86" draw:text-style-name="P11" draw:layer="layout" svg:width="0.035cm" svg:height="0.035cm" svg:x="10.86cm" svg:y="22.235cm" svg:viewBox="0 0 36 36" draw:points="0,0 36,0 36,36 0,36">
          <text:p/>
        </draw:polygon>
        <draw:polygon draw:style-name="gr85" draw:text-style-name="P6" draw:layer="layout" svg:width="0.508cm" svg:height="0.035cm" svg:x="10.877cm" svg:y="22.235cm" svg:viewBox="0 0 509 36" draw:points="0,0 509,0 509,36 0,36">
          <text:p/>
        </draw:polygon>
        <draw:polygon draw:style-name="gr86" draw:text-style-name="P11" draw:layer="layout" svg:width="0.508cm" svg:height="0.035cm" svg:x="10.877cm" svg:y="22.235cm" svg:viewBox="0 0 509 36" draw:points="0,0 509,0 509,36 0,36">
          <text:p/>
        </draw:polygon>
        <draw:polygon draw:style-name="gr85" draw:text-style-name="P6" draw:layer="layout" svg:width="0.036cm" svg:height="0.478cm" svg:x="11.385cm" svg:y="21.757cm" svg:viewBox="0 0 37 479" draw:points="0,0 37,0 37,479 0,479">
          <text:p/>
        </draw:polygon>
        <draw:polygon draw:style-name="gr86" draw:text-style-name="P11" draw:layer="layout" svg:width="0.036cm" svg:height="0.478cm" svg:x="11.385cm" svg:y="21.757cm" svg:viewBox="0 0 37 479" draw:points="0,0 37,0 37,479 0,479">
          <text:p/>
        </draw:polygon>
        <draw:polygon draw:style-name="gr85" draw:text-style-name="P6" draw:layer="layout" svg:width="0.036cm" svg:height="0.035cm" svg:x="11.385cm" svg:y="22.235cm" svg:viewBox="0 0 37 36" draw:points="0,0 37,0 37,36 0,36">
          <text:p/>
        </draw:polygon>
        <draw:polygon draw:style-name="gr86" draw:text-style-name="P11" draw:layer="layout" svg:width="0.036cm" svg:height="0.035cm" svg:x="11.385cm" svg:y="22.235cm" svg:viewBox="0 0 37 36" draw:points="0,0 37,0 37,36 0,36">
          <text:p/>
        </draw:polygon>
        <draw:polygon draw:style-name="gr85" draw:text-style-name="P6" draw:layer="layout" svg:width="0.512cm" svg:height="0.035cm" svg:x="11.401cm" svg:y="22.235cm" svg:viewBox="0 0 513 36" draw:points="0,0 513,0 513,36 0,36">
          <text:p/>
        </draw:polygon>
        <draw:polygon draw:style-name="gr86" draw:text-style-name="P11" draw:layer="layout" svg:width="0.512cm" svg:height="0.035cm" svg:x="11.401cm" svg:y="22.235cm" svg:viewBox="0 0 513 36" draw:points="0,0 513,0 513,36 0,36">
          <text:p/>
        </draw:polygon>
        <draw:polygon draw:style-name="gr85" draw:text-style-name="P6" draw:layer="layout" svg:width="0.035cm" svg:height="0.478cm" svg:x="11.915cm" svg:y="21.757cm" svg:viewBox="0 0 36 479" draw:points="0,0 36,0 36,479 0,479">
          <text:p/>
        </draw:polygon>
        <draw:polygon draw:style-name="gr86" draw:text-style-name="P11" draw:layer="layout" svg:width="0.035cm" svg:height="0.478cm" svg:x="11.915cm" svg:y="21.757cm" svg:viewBox="0 0 36 479" draw:points="0,0 36,0 36,479 0,479">
          <text:p/>
        </draw:polygon>
        <draw:polygon draw:style-name="gr85" draw:text-style-name="P6" draw:layer="layout" svg:width="0.035cm" svg:height="0.035cm" svg:x="11.915cm" svg:y="22.235cm" svg:viewBox="0 0 36 36" draw:points="0,0 36,0 36,36 0,36">
          <text:p/>
        </draw:polygon>
        <draw:polygon draw:style-name="gr86" draw:text-style-name="P11" draw:layer="layout" svg:width="0.035cm" svg:height="0.035cm" svg:x="11.915cm" svg:y="22.235cm" svg:viewBox="0 0 36 36" draw:points="0,0 36,0 36,36 0,36">
          <text:p/>
        </draw:polygon>
        <draw:polygon draw:style-name="gr85" draw:text-style-name="P6" draw:layer="layout" svg:width="0.512cm" svg:height="0.035cm" svg:x="11.93cm" svg:y="22.235cm" svg:viewBox="0 0 513 36" draw:points="0,0 513,0 513,36 0,36">
          <text:p/>
        </draw:polygon>
        <draw:polygon draw:style-name="gr86" draw:text-style-name="P11" draw:layer="layout" svg:width="0.512cm" svg:height="0.035cm" svg:x="11.93cm" svg:y="22.235cm" svg:viewBox="0 0 513 36" draw:points="0,0 513,0 513,36 0,36">
          <text:p/>
        </draw:polygon>
        <draw:polygon draw:style-name="gr85" draw:text-style-name="P6" draw:layer="layout" svg:width="0.035cm" svg:height="0.478cm" svg:x="12.444cm" svg:y="21.757cm" svg:viewBox="0 0 36 479" draw:points="0,0 36,0 36,479 0,479">
          <text:p/>
        </draw:polygon>
        <draw:polygon draw:style-name="gr86" draw:text-style-name="P11" draw:layer="layout" svg:width="0.035cm" svg:height="0.478cm" svg:x="12.444cm" svg:y="21.757cm" svg:viewBox="0 0 36 479" draw:points="0,0 36,0 36,479 0,479">
          <text:p/>
        </draw:polygon>
        <draw:polygon draw:style-name="gr85" draw:text-style-name="P6" draw:layer="layout" svg:width="0.035cm" svg:height="0.035cm" svg:x="12.444cm" svg:y="22.235cm" svg:viewBox="0 0 36 36" draw:points="0,0 36,0 36,36 0,36">
          <text:p/>
        </draw:polygon>
        <draw:polygon draw:style-name="gr86" draw:text-style-name="P11" draw:layer="layout" svg:width="0.035cm" svg:height="0.035cm" svg:x="12.444cm" svg:y="22.235cm" svg:viewBox="0 0 36 36" draw:points="0,0 36,0 36,36 0,36">
          <text:p/>
        </draw:polygon>
        <draw:polygon draw:style-name="gr85" draw:text-style-name="P6" draw:layer="layout" svg:width="0.509cm" svg:height="0.035cm" svg:x="12.46cm" svg:y="22.235cm" svg:viewBox="0 0 510 36" draw:points="0,0 510,0 510,36 0,36">
          <text:p/>
        </draw:polygon>
        <draw:polygon draw:style-name="gr86" draw:text-style-name="P11" draw:layer="layout" svg:width="0.509cm" svg:height="0.035cm" svg:x="12.46cm" svg:y="22.235cm" svg:viewBox="0 0 510 36" draw:points="0,0 510,0 510,36 0,36">
          <text:p/>
        </draw:polygon>
        <draw:polygon draw:style-name="gr85" draw:text-style-name="P6" draw:layer="layout" svg:width="0.035cm" svg:height="0.478cm" svg:x="12.968cm" svg:y="21.757cm" svg:viewBox="0 0 36 479" draw:points="0,0 36,0 36,479 0,479">
          <text:p/>
        </draw:polygon>
        <draw:polygon draw:style-name="gr86" draw:text-style-name="P11" draw:layer="layout" svg:width="0.035cm" svg:height="0.478cm" svg:x="12.968cm" svg:y="21.757cm" svg:viewBox="0 0 36 479" draw:points="0,0 36,0 36,479 0,479">
          <text:p/>
        </draw:polygon>
        <draw:polygon draw:style-name="gr85" draw:text-style-name="P6" draw:layer="layout" svg:width="0.035cm" svg:height="0.035cm" svg:x="12.968cm" svg:y="22.235cm" svg:viewBox="0 0 36 36" draw:points="0,0 36,0 36,36 0,36">
          <text:p/>
        </draw:polygon>
        <draw:polygon draw:style-name="gr86" draw:text-style-name="P11" draw:layer="layout" svg:width="0.035cm" svg:height="0.035cm" svg:x="12.968cm" svg:y="22.235cm" svg:viewBox="0 0 36 36" draw:points="0,0 36,0 36,36 0,36">
          <text:p/>
        </draw:polygon>
        <draw:polygon draw:style-name="gr85" draw:text-style-name="P6" draw:layer="layout" svg:width="0.512cm" svg:height="0.035cm" svg:x="12.985cm" svg:y="22.235cm" svg:viewBox="0 0 513 36" draw:points="0,0 513,0 513,36 0,36">
          <text:p/>
        </draw:polygon>
        <draw:polygon draw:style-name="gr86" draw:text-style-name="P11" draw:layer="layout" svg:width="0.512cm" svg:height="0.035cm" svg:x="12.985cm" svg:y="22.235cm" svg:viewBox="0 0 513 36" draw:points="0,0 513,0 513,36 0,36">
          <text:p/>
        </draw:polygon>
        <draw:polygon draw:style-name="gr85" draw:text-style-name="P6" draw:layer="layout" svg:width="0.035cm" svg:height="0.478cm" svg:x="13.497cm" svg:y="21.757cm" svg:viewBox="0 0 36 479" draw:points="0,0 36,0 36,479 0,479">
          <text:p/>
        </draw:polygon>
        <draw:polygon draw:style-name="gr86" draw:text-style-name="P11" draw:layer="layout" svg:width="0.035cm" svg:height="0.478cm" svg:x="13.497cm" svg:y="21.757cm" svg:viewBox="0 0 36 479" draw:points="0,0 36,0 36,479 0,479">
          <text:p/>
        </draw:polygon>
        <draw:polygon draw:style-name="gr85" draw:text-style-name="P6" draw:layer="layout" svg:width="0.035cm" svg:height="0.035cm" svg:x="13.497cm" svg:y="22.235cm" svg:viewBox="0 0 36 36" draw:points="0,0 36,0 36,36 0,36">
          <text:p/>
        </draw:polygon>
        <draw:polygon draw:style-name="gr86" draw:text-style-name="P11" draw:layer="layout" svg:width="0.035cm" svg:height="0.035cm" svg:x="13.497cm" svg:y="22.235cm" svg:viewBox="0 0 36 36" draw:points="0,0 36,0 36,36 0,36">
          <text:p/>
        </draw:polygon>
        <draw:polygon draw:style-name="gr85" draw:text-style-name="P6" draw:layer="layout" svg:width="0.512cm" svg:height="0.035cm" svg:x="13.514cm" svg:y="22.235cm" svg:viewBox="0 0 513 36" draw:points="0,0 513,0 513,36 0,36">
          <text:p/>
        </draw:polygon>
        <draw:polygon draw:style-name="gr86" draw:text-style-name="P11" draw:layer="layout" svg:width="0.512cm" svg:height="0.035cm" svg:x="13.514cm" svg:y="22.235cm" svg:viewBox="0 0 513 36" draw:points="0,0 513,0 513,36 0,36">
          <text:p/>
        </draw:polygon>
        <draw:polygon draw:style-name="gr85" draw:text-style-name="P6" draw:layer="layout" svg:width="0.035cm" svg:height="0.478cm" svg:x="14.026cm" svg:y="21.757cm" svg:viewBox="0 0 36 479" draw:points="0,0 36,0 36,479 0,479">
          <text:p/>
        </draw:polygon>
        <draw:polygon draw:style-name="gr86" draw:text-style-name="P11" draw:layer="layout" svg:width="0.035cm" svg:height="0.478cm" svg:x="14.026cm" svg:y="21.757cm" svg:viewBox="0 0 36 479" draw:points="0,0 36,0 36,479 0,479">
          <text:p/>
        </draw:polygon>
        <draw:polygon draw:style-name="gr85" draw:text-style-name="P6" draw:layer="layout" svg:width="0.035cm" svg:height="0.035cm" svg:x="14.026cm" svg:y="22.235cm" svg:viewBox="0 0 36 36" draw:points="0,0 36,0 36,36 0,36">
          <text:p/>
        </draw:polygon>
        <draw:polygon draw:style-name="gr86" draw:text-style-name="P11" draw:layer="layout" svg:width="0.035cm" svg:height="0.035cm" svg:x="14.026cm" svg:y="22.235cm" svg:viewBox="0 0 36 36" draw:points="0,0 36,0 36,36 0,36">
          <text:p/>
        </draw:polygon>
        <draw:polygon draw:style-name="gr85" draw:text-style-name="P6" draw:layer="layout" svg:width="0.509cm" svg:height="0.035cm" svg:x="14.044cm" svg:y="22.235cm" svg:viewBox="0 0 510 36" draw:points="0,0 510,0 510,36 0,36">
          <text:p/>
        </draw:polygon>
        <draw:polygon draw:style-name="gr86" draw:text-style-name="P11" draw:layer="layout" svg:width="0.509cm" svg:height="0.035cm" svg:x="14.044cm" svg:y="22.235cm" svg:viewBox="0 0 510 36" draw:points="0,0 510,0 510,36 0,36">
          <text:p/>
        </draw:polygon>
        <draw:polygon draw:style-name="gr85" draw:text-style-name="P6" draw:layer="layout" svg:width="0.035cm" svg:height="0.478cm" svg:x="14.552cm" svg:y="21.757cm" svg:viewBox="0 0 36 479" draw:points="0,0 36,0 36,479 0,479">
          <text:p/>
        </draw:polygon>
        <draw:polygon draw:style-name="gr86" draw:text-style-name="P11" draw:layer="layout" svg:width="0.035cm" svg:height="0.478cm" svg:x="14.552cm" svg:y="21.757cm" svg:viewBox="0 0 36 479" draw:points="0,0 36,0 36,479 0,479">
          <text:p/>
        </draw:polygon>
        <draw:polygon draw:style-name="gr85" draw:text-style-name="P6" draw:layer="layout" svg:width="0.035cm" svg:height="0.035cm" svg:x="14.552cm" svg:y="22.235cm" svg:viewBox="0 0 36 36" draw:points="0,0 36,0 36,36 0,36">
          <text:p/>
        </draw:polygon>
        <draw:polygon draw:style-name="gr86" draw:text-style-name="P11" draw:layer="layout" svg:width="0.035cm" svg:height="0.035cm" svg:x="14.552cm" svg:y="22.235cm" svg:viewBox="0 0 36 36" draw:points="0,0 36,0 36,36 0,36">
          <text:p/>
        </draw:polygon>
        <draw:polygon draw:style-name="gr85" draw:text-style-name="P6" draw:layer="layout" svg:width="0.512cm" svg:height="0.035cm" svg:x="14.569cm" svg:y="22.235cm" svg:viewBox="0 0 513 36" draw:points="0,0 513,0 513,36 0,36">
          <text:p/>
        </draw:polygon>
        <draw:polygon draw:style-name="gr86" draw:text-style-name="P11" draw:layer="layout" svg:width="0.512cm" svg:height="0.035cm" svg:x="14.569cm" svg:y="22.235cm" svg:viewBox="0 0 513 36" draw:points="0,0 513,0 513,36 0,36">
          <text:p/>
        </draw:polygon>
        <draw:polygon draw:style-name="gr85" draw:text-style-name="P6" draw:layer="layout" svg:width="0.035cm" svg:height="0.478cm" svg:x="15.081cm" svg:y="21.757cm" svg:viewBox="0 0 36 479" draw:points="0,0 36,0 36,479 0,479">
          <text:p/>
        </draw:polygon>
        <draw:polygon draw:style-name="gr86" draw:text-style-name="P11" draw:layer="layout" svg:width="0.035cm" svg:height="0.478cm" svg:x="15.081cm" svg:y="21.757cm" svg:viewBox="0 0 36 479" draw:points="0,0 36,0 36,479 0,479">
          <text:p/>
        </draw:polygon>
        <draw:polygon draw:style-name="gr85" draw:text-style-name="P6" draw:layer="layout" svg:width="0.035cm" svg:height="0.035cm" svg:x="15.081cm" svg:y="22.235cm" svg:viewBox="0 0 36 36" draw:points="0,0 36,0 36,36 0,36">
          <text:p/>
        </draw:polygon>
        <draw:polygon draw:style-name="gr86" draw:text-style-name="P11" draw:layer="layout" svg:width="0.035cm" svg:height="0.035cm" svg:x="15.081cm" svg:y="22.235cm" svg:viewBox="0 0 36 36" draw:points="0,0 36,0 36,36 0,36">
          <text:p/>
        </draw:polygon>
        <draw:polygon draw:style-name="gr85" draw:text-style-name="P6" draw:layer="layout" svg:width="0.509cm" svg:height="0.035cm" svg:x="15.098cm" svg:y="22.235cm" svg:viewBox="0 0 510 36" draw:points="0,0 510,0 510,36 0,36">
          <text:p/>
        </draw:polygon>
        <draw:polygon draw:style-name="gr86" draw:text-style-name="P11" draw:layer="layout" svg:width="0.509cm" svg:height="0.035cm" svg:x="15.098cm" svg:y="22.235cm" svg:viewBox="0 0 510 36" draw:points="0,0 510,0 510,36 0,36">
          <text:p/>
        </draw:polygon>
        <draw:polygon draw:style-name="gr85" draw:text-style-name="P6" draw:layer="layout" svg:width="0.036cm" svg:height="0.478cm" svg:x="15.606cm" svg:y="21.757cm" svg:viewBox="0 0 37 479" draw:points="0,0 37,0 37,479 0,479">
          <text:p/>
        </draw:polygon>
        <draw:polygon draw:style-name="gr86" draw:text-style-name="P11" draw:layer="layout" svg:width="0.036cm" svg:height="0.478cm" svg:x="15.606cm" svg:y="21.757cm" svg:viewBox="0 0 37 479" draw:points="0,0 37,0 37,479 0,479">
          <text:p/>
        </draw:polygon>
        <draw:polygon draw:style-name="gr85" draw:text-style-name="P6" draw:layer="layout" svg:width="0.036cm" svg:height="0.035cm" svg:x="15.606cm" svg:y="22.235cm" svg:viewBox="0 0 37 36" draw:points="0,0 37,0 37,36 0,36">
          <text:p/>
        </draw:polygon>
        <draw:polygon draw:style-name="gr86" draw:text-style-name="P11" draw:layer="layout" svg:width="0.036cm" svg:height="0.035cm" svg:x="15.606cm" svg:y="22.235cm" svg:viewBox="0 0 37 36" draw:points="0,0 37,0 37,36 0,36">
          <text:p/>
        </draw:polygon>
        <draw:polygon draw:style-name="gr85" draw:text-style-name="P6" draw:layer="layout" svg:width="0.512cm" svg:height="0.035cm" svg:x="15.622cm" svg:y="22.235cm" svg:viewBox="0 0 513 36" draw:points="0,0 513,0 513,36 0,36">
          <text:p/>
        </draw:polygon>
        <draw:polygon draw:style-name="gr86" draw:text-style-name="P11" draw:layer="layout" svg:width="0.512cm" svg:height="0.035cm" svg:x="15.622cm" svg:y="22.235cm" svg:viewBox="0 0 513 36" draw:points="0,0 513,0 513,36 0,36">
          <text:p/>
        </draw:polygon>
        <draw:polygon draw:style-name="gr85" draw:text-style-name="P6" draw:layer="layout" svg:width="0.035cm" svg:height="0.478cm" svg:x="16.136cm" svg:y="21.757cm" svg:viewBox="0 0 36 479" draw:points="0,0 36,0 36,479 0,479">
          <text:p/>
        </draw:polygon>
        <draw:polygon draw:style-name="gr86" draw:text-style-name="P11" draw:layer="layout" svg:width="0.035cm" svg:height="0.478cm" svg:x="16.136cm" svg:y="21.757cm" svg:viewBox="0 0 36 479" draw:points="0,0 36,0 36,479 0,479">
          <text:p/>
        </draw:polygon>
        <draw:polygon draw:style-name="gr85" draw:text-style-name="P6" draw:layer="layout" svg:width="0.035cm" svg:height="0.035cm" svg:x="16.136cm" svg:y="22.235cm" svg:viewBox="0 0 36 36" draw:points="0,0 36,0 36,36 0,36">
          <text:p/>
        </draw:polygon>
        <draw:polygon draw:style-name="gr86" draw:text-style-name="P11" draw:layer="layout" svg:width="0.035cm" svg:height="0.035cm" svg:x="16.136cm" svg:y="22.235cm" svg:viewBox="0 0 36 36" draw:points="0,0 36,0 36,36 0,36">
          <text:p/>
        </draw:polygon>
        <draw:polygon draw:style-name="gr85" draw:text-style-name="P6" draw:layer="layout" svg:width="0.512cm" svg:height="0.035cm" svg:x="16.151cm" svg:y="22.235cm" svg:viewBox="0 0 513 36" draw:points="0,0 513,0 513,36 0,36">
          <text:p/>
        </draw:polygon>
        <draw:polygon draw:style-name="gr86" draw:text-style-name="P11" draw:layer="layout" svg:width="0.512cm" svg:height="0.035cm" svg:x="16.151cm" svg:y="22.235cm" svg:viewBox="0 0 513 36" draw:points="0,0 513,0 513,36 0,36">
          <text:p/>
        </draw:polygon>
        <draw:polygon draw:style-name="gr85" draw:text-style-name="P6" draw:layer="layout" svg:width="0.035cm" svg:height="0.478cm" svg:x="16.665cm" svg:y="21.757cm" svg:viewBox="0 0 36 479" draw:points="0,0 36,0 36,479 0,479">
          <text:p/>
        </draw:polygon>
        <draw:polygon draw:style-name="gr86" draw:text-style-name="P11" draw:layer="layout" svg:width="0.035cm" svg:height="0.478cm" svg:x="16.665cm" svg:y="21.757cm" svg:viewBox="0 0 36 479" draw:points="0,0 36,0 36,479 0,479">
          <text:p/>
        </draw:polygon>
        <draw:polygon draw:style-name="gr85" draw:text-style-name="P6" draw:layer="layout" svg:width="0.035cm" svg:height="0.035cm" svg:x="16.665cm" svg:y="22.235cm" svg:viewBox="0 0 36 36" draw:points="0,0 36,0 36,36 0,36">
          <text:p/>
        </draw:polygon>
        <draw:polygon draw:style-name="gr86" draw:text-style-name="P11" draw:layer="layout" svg:width="0.035cm" svg:height="0.035cm" svg:x="16.665cm" svg:y="22.235cm" svg:viewBox="0 0 36 36" draw:points="0,0 36,0 36,36 0,36">
          <text:p/>
        </draw:polygon>
        <draw:polygon draw:style-name="gr85" draw:text-style-name="P6" draw:layer="layout" svg:width="0.509cm" svg:height="0.035cm" svg:x="16.681cm" svg:y="22.235cm" svg:viewBox="0 0 510 36" draw:points="0,0 510,0 510,36 0,36">
          <text:p/>
        </draw:polygon>
        <draw:polygon draw:style-name="gr86" draw:text-style-name="P11" draw:layer="layout" svg:width="0.509cm" svg:height="0.035cm" svg:x="16.681cm" svg:y="22.235cm" svg:viewBox="0 0 510 36" draw:points="0,0 510,0 510,36 0,36">
          <text:p/>
        </draw:polygon>
        <draw:polygon draw:style-name="gr85" draw:text-style-name="P6" draw:layer="layout" svg:width="0.035cm" svg:height="0.478cm" svg:x="17.189cm" svg:y="21.757cm" svg:viewBox="0 0 36 479" draw:points="0,0 36,0 36,479 0,479">
          <text:p/>
        </draw:polygon>
        <draw:polygon draw:style-name="gr86" draw:text-style-name="P11" draw:layer="layout" svg:width="0.035cm" svg:height="0.478cm" svg:x="17.189cm" svg:y="21.757cm" svg:viewBox="0 0 36 479" draw:points="0,0 36,0 36,479 0,479">
          <text:p/>
        </draw:polygon>
        <draw:polygon draw:style-name="gr85" draw:text-style-name="P6" draw:layer="layout" svg:width="0.035cm" svg:height="0.035cm" svg:x="17.189cm" svg:y="22.235cm" svg:viewBox="0 0 36 36" draw:points="0,0 36,0 36,36 0,36">
          <text:p/>
        </draw:polygon>
        <draw:polygon draw:style-name="gr86" draw:text-style-name="P11" draw:layer="layout" svg:width="0.035cm" svg:height="0.035cm" svg:x="17.189cm" svg:y="22.235cm" svg:viewBox="0 0 36 36" draw:points="0,0 36,0 36,36 0,36">
          <text:p/>
        </draw:polygon>
        <draw:polygon draw:style-name="gr85" draw:text-style-name="P6" draw:layer="layout" svg:width="0.512cm" svg:height="0.035cm" svg:x="17.206cm" svg:y="22.235cm" svg:viewBox="0 0 513 36" draw:points="0,0 513,0 513,36 0,36">
          <text:p/>
        </draw:polygon>
        <draw:polygon draw:style-name="gr86" draw:text-style-name="P11" draw:layer="layout" svg:width="0.512cm" svg:height="0.035cm" svg:x="17.206cm" svg:y="22.235cm" svg:viewBox="0 0 513 36" draw:points="0,0 513,0 513,36 0,36">
          <text:p/>
        </draw:polygon>
        <draw:polygon draw:style-name="gr85" draw:text-style-name="P6" draw:layer="layout" svg:width="0.035cm" svg:height="0.478cm" svg:x="17.718cm" svg:y="21.757cm" svg:viewBox="0 0 36 479" draw:points="0,0 36,0 36,479 0,479">
          <text:p/>
        </draw:polygon>
        <draw:polygon draw:style-name="gr86" draw:text-style-name="P11" draw:layer="layout" svg:width="0.035cm" svg:height="0.478cm" svg:x="17.718cm" svg:y="21.757cm" svg:viewBox="0 0 36 479" draw:points="0,0 36,0 36,479 0,479">
          <text:p/>
        </draw:polygon>
        <draw:polygon draw:style-name="gr85" draw:text-style-name="P6" draw:layer="layout" svg:width="0.035cm" svg:height="0.035cm" svg:x="17.718cm" svg:y="22.235cm" svg:viewBox="0 0 36 36" draw:points="0,0 36,0 36,36 0,36">
          <text:p/>
        </draw:polygon>
        <draw:polygon draw:style-name="gr86" draw:text-style-name="P11" draw:layer="layout" svg:width="0.035cm" svg:height="0.035cm" svg:x="17.718cm" svg:y="22.235cm" svg:viewBox="0 0 36 36" draw:points="0,0 36,0 36,36 0,36">
          <text:p/>
        </draw:polygon>
        <draw:polygon draw:style-name="gr85" draw:text-style-name="P6" draw:layer="layout" svg:width="0.512cm" svg:height="0.035cm" svg:x="17.735cm" svg:y="22.235cm" svg:viewBox="0 0 513 36" draw:points="0,0 513,0 513,36 0,36">
          <text:p/>
        </draw:polygon>
        <draw:polygon draw:style-name="gr86" draw:text-style-name="P11" draw:layer="layout" svg:width="0.512cm" svg:height="0.035cm" svg:x="17.735cm" svg:y="22.235cm" svg:viewBox="0 0 513 36" draw:points="0,0 513,0 513,36 0,36">
          <text:p/>
        </draw:polygon>
        <draw:polygon draw:style-name="gr85" draw:text-style-name="P6" draw:layer="layout" svg:width="0.035cm" svg:height="0.478cm" svg:x="18.247cm" svg:y="21.757cm" svg:viewBox="0 0 36 479" draw:points="0,0 36,0 36,479 0,479">
          <text:p/>
        </draw:polygon>
        <draw:polygon draw:style-name="gr86" draw:text-style-name="P11" draw:layer="layout" svg:width="0.035cm" svg:height="0.478cm" svg:x="18.247cm" svg:y="21.757cm" svg:viewBox="0 0 36 479" draw:points="0,0 36,0 36,479 0,479">
          <text:p/>
        </draw:polygon>
        <draw:polygon draw:style-name="gr85" draw:text-style-name="P6" draw:layer="layout" svg:width="0.035cm" svg:height="0.035cm" svg:x="18.247cm" svg:y="22.235cm" svg:viewBox="0 0 36 36" draw:points="0,0 36,0 36,36 0,36">
          <text:p/>
        </draw:polygon>
        <draw:polygon draw:style-name="gr86" draw:text-style-name="P11" draw:layer="layout" svg:width="0.035cm" svg:height="0.035cm" svg:x="18.247cm" svg:y="22.235cm" svg:viewBox="0 0 36 36" draw:points="0,0 36,0 36,36 0,36">
          <text:p/>
        </draw:polygon>
        <draw:polygon draw:style-name="gr85" draw:text-style-name="P6" draw:layer="layout" svg:width="0.509cm" svg:height="0.035cm" svg:x="18.265cm" svg:y="22.235cm" svg:viewBox="0 0 510 36" draw:points="0,0 510,0 510,36 0,36">
          <text:p/>
        </draw:polygon>
        <draw:polygon draw:style-name="gr86" draw:text-style-name="P11" draw:layer="layout" svg:width="0.509cm" svg:height="0.035cm" svg:x="18.265cm" svg:y="22.235cm" svg:viewBox="0 0 510 36" draw:points="0,0 510,0 510,36 0,36">
          <text:p/>
        </draw:polygon>
        <draw:polygon draw:style-name="gr85" draw:text-style-name="P6" draw:layer="layout" svg:width="0.038cm" svg:height="0.478cm" svg:x="18.773cm" svg:y="21.757cm" svg:viewBox="0 0 39 479" draw:points="0,0 39,0 39,479 0,479">
          <text:p/>
        </draw:polygon>
        <draw:polygon draw:style-name="gr86" draw:text-style-name="P11" draw:layer="layout" svg:width="0.038cm" svg:height="0.478cm" svg:x="18.773cm" svg:y="21.757cm" svg:viewBox="0 0 39 479" draw:points="0,0 39,0 39,479 0,479">
          <text:p/>
        </draw:polygon>
        <draw:polygon draw:style-name="gr85" draw:text-style-name="P6" draw:layer="layout" svg:width="0.038cm" svg:height="0.035cm" svg:x="18.773cm" svg:y="22.235cm" svg:viewBox="0 0 39 36" draw:points="0,0 39,0 39,36 0,36">
          <text:p/>
        </draw:polygon>
        <draw:polygon draw:style-name="gr86" draw:text-style-name="P11" draw:layer="layout" svg:width="0.038cm" svg:height="0.035cm" svg:x="18.773cm" svg:y="22.235cm" svg:viewBox="0 0 39 36" draw:points="0,0 39,0 39,36 0,36">
          <text:p/>
        </draw:polygon>
        <draw:polygon draw:style-name="gr85" draw:text-style-name="P6" draw:layer="layout" svg:width="0.512cm" svg:height="0.035cm" svg:x="18.788cm" svg:y="22.235cm" svg:viewBox="0 0 513 36" draw:points="0,0 513,0 513,36 0,36">
          <text:p/>
        </draw:polygon>
        <draw:polygon draw:style-name="gr86" draw:text-style-name="P11" draw:layer="layout" svg:width="0.512cm" svg:height="0.035cm" svg:x="18.788cm" svg:y="22.235cm" svg:viewBox="0 0 513 36" draw:points="0,0 513,0 513,36 0,36">
          <text:p/>
        </draw:polygon>
        <draw:polygon draw:style-name="gr85" draw:text-style-name="P6" draw:layer="layout" svg:width="0.039cm" svg:height="0.478cm" svg:x="19.302cm" svg:y="21.757cm" svg:viewBox="0 0 40 479" draw:points="0,0 40,0 40,479 0,479">
          <text:p/>
        </draw:polygon>
        <draw:polygon draw:style-name="gr86" draw:text-style-name="P11" draw:layer="layout" svg:width="0.039cm" svg:height="0.478cm" svg:x="19.302cm" svg:y="21.757cm" svg:viewBox="0 0 40 479" draw:points="0,0 40,0 40,479 0,479">
          <text:p/>
        </draw:polygon>
        <draw:polygon draw:style-name="gr85" draw:text-style-name="P6" draw:layer="layout" svg:width="0.039cm" svg:height="0.035cm" svg:x="19.302cm" svg:y="22.235cm" svg:viewBox="0 0 40 36" draw:points="0,0 40,0 40,36 0,36">
          <text:p/>
        </draw:polygon>
        <draw:polygon draw:style-name="gr86" draw:text-style-name="P11" draw:layer="layout" svg:width="0.039cm" svg:height="0.035cm" svg:x="19.302cm" svg:y="22.235cm" svg:viewBox="0 0 40 36" draw:points="0,0 40,0 40,36 0,36">
          <text:p/>
        </draw:polygon>
        <draw:polygon draw:style-name="gr85" draw:text-style-name="P6" draw:layer="layout" svg:width="0.509cm" svg:height="0.035cm" svg:x="19.318cm" svg:y="22.235cm" svg:viewBox="0 0 510 36" draw:points="0,0 510,0 510,36 0,36">
          <text:p/>
        </draw:polygon>
        <draw:polygon draw:style-name="gr86" draw:text-style-name="P11" draw:layer="layout" svg:width="0.509cm" svg:height="0.035cm" svg:x="19.318cm" svg:y="22.235cm" svg:viewBox="0 0 510 36" draw:points="0,0 510,0 510,36 0,36">
          <text:p/>
        </draw:polygon>
        <draw:polygon draw:style-name="gr85" draw:text-style-name="P6" draw:layer="layout" svg:width="0.035cm" svg:height="0.478cm" svg:x="19.826cm" svg:y="21.757cm" svg:viewBox="0 0 36 479" draw:points="0,0 36,0 36,479 0,479">
          <text:p/>
        </draw:polygon>
        <draw:polygon draw:style-name="gr86" draw:text-style-name="P11" draw:layer="layout" svg:width="0.035cm" svg:height="0.478cm" svg:x="19.826cm" svg:y="21.757cm" svg:viewBox="0 0 36 479" draw:points="0,0 36,0 36,479 0,479">
          <text:p/>
        </draw:polygon>
        <draw:polygon draw:style-name="gr85" draw:text-style-name="P6" draw:layer="layout" svg:width="0.035cm" svg:height="0.035cm" svg:x="19.826cm" svg:y="22.235cm" svg:viewBox="0 0 36 36" draw:points="0,0 36,0 36,36 0,36">
          <text:p/>
        </draw:polygon>
        <draw:polygon draw:style-name="gr86" draw:text-style-name="P11" draw:layer="layout" svg:width="0.035cm" svg:height="0.035cm" svg:x="19.826cm" svg:y="22.235cm" svg:viewBox="0 0 36 36" draw:points="0,0 36,0 36,36 0,36">
          <text:p/>
        </draw:polygon>
        <draw:polygon draw:style-name="gr85" draw:text-style-name="P6" draw:layer="layout" svg:width="0.512cm" svg:height="0.035cm" svg:x="19.843cm" svg:y="22.235cm" svg:viewBox="0 0 513 36" draw:points="0,0 513,0 513,36 0,36">
          <text:p/>
        </draw:polygon>
        <draw:polygon draw:style-name="gr86" draw:text-style-name="P11" draw:layer="layout" svg:width="0.512cm" svg:height="0.035cm" svg:x="19.843cm" svg:y="22.235cm" svg:viewBox="0 0 513 36" draw:points="0,0 513,0 513,36 0,36">
          <text:p/>
        </draw:polygon>
        <draw:polygon draw:style-name="gr85" draw:text-style-name="P6" draw:layer="layout" svg:width="0.035cm" svg:height="0.478cm" svg:x="20.355cm" svg:y="21.757cm" svg:viewBox="0 0 36 479" draw:points="0,0 36,0 36,479 0,479">
          <text:p/>
        </draw:polygon>
        <draw:polygon draw:style-name="gr86" draw:text-style-name="P11" draw:layer="layout" svg:width="0.035cm" svg:height="0.478cm" svg:x="20.355cm" svg:y="21.757cm" svg:viewBox="0 0 36 479" draw:points="0,0 36,0 36,479 0,479">
          <text:p/>
        </draw:polygon>
        <draw:polygon draw:style-name="gr85" draw:text-style-name="P6" draw:layer="layout" svg:width="0.035cm" svg:height="0.035cm" svg:x="20.355cm" svg:y="22.235cm" svg:viewBox="0 0 36 36" draw:points="0,0 36,0 36,36 0,36">
          <text:p/>
        </draw:polygon>
        <draw:polygon draw:style-name="gr86" draw:text-style-name="P11" draw:layer="layout" svg:width="0.035cm" svg:height="0.035cm" svg:x="20.355cm" svg:y="22.235cm" svg:viewBox="0 0 36 36" draw:points="0,0 36,0 36,36 0,36">
          <text:p/>
        </draw:polygon>
        <draw:polygon draw:style-name="gr85" draw:text-style-name="P6" draw:layer="layout" svg:width="0.035cm" svg:height="0.035cm" svg:x="20.355cm" svg:y="22.235cm" svg:viewBox="0 0 36 36" draw:points="0,0 36,0 36,36 0,36">
          <text:p/>
        </draw:polygon>
        <draw:polygon draw:style-name="gr86" draw:text-style-name="P11" draw:layer="layout" svg:width="0.035cm" svg:height="0.035cm" svg:x="20.355cm" svg:y="22.235cm" svg:viewBox="0 0 36 36" draw:points="0,0 36,0 36,36 0,36">
          <text:p/>
        </draw:polygon>
        <draw:polygon draw:style-name="gr85" draw:text-style-name="P6" draw:layer="layout" svg:width="0.04cm" svg:height="0.036cm" svg:x="1.462cm" svg:y="21.434cm" svg:viewBox="0 0 41 37" draw:points="0,0 41,0 41,37 0,37">
          <text:p/>
        </draw:polygon>
        <draw:polygon draw:style-name="gr86" draw:text-style-name="P11" draw:layer="layout" svg:width="0.04cm" svg:height="0.036cm" svg:x="1.462cm" svg:y="21.434cm" svg:viewBox="0 0 41 37" draw:points="0,0 41,0 41,37 0,37">
          <text:p/>
        </draw:polygon>
        <draw:polygon draw:style-name="gr85" draw:text-style-name="P6" draw:layer="layout" svg:width="0.04cm" svg:height="0.054cm" svg:x="1.462cm" svg:y="21.38cm" svg:viewBox="0 0 41 55" draw:points="0,0 41,0 41,55 0,55">
          <text:p/>
        </draw:polygon>
        <draw:polygon draw:style-name="gr86" draw:text-style-name="P11" draw:layer="layout" svg:width="0.04cm" svg:height="0.054cm" svg:x="1.462cm" svg:y="21.38cm" svg:viewBox="0 0 41 55" draw:points="0,0 41,0 41,55 0,55">
          <text:p/>
        </draw:polygon>
        <draw:polygon draw:style-name="gr85" draw:text-style-name="P6" draw:layer="layout" svg:width="6.015cm" svg:height="0.054cm" svg:x="1.479cm" svg:y="21.38cm" svg:viewBox="0 0 6016 55" draw:points="0,0 6016,0 6016,55 0,55">
          <text:p/>
        </draw:polygon>
        <draw:polygon draw:style-name="gr86" draw:text-style-name="P11" draw:layer="layout" svg:width="6.015cm" svg:height="0.054cm" svg:x="1.479cm" svg:y="21.38cm" svg:viewBox="0 0 6016 55" draw:points="0,0 6016,0 6016,55 0,55">
          <text:p/>
        </draw:polygon>
        <draw:polygon draw:style-name="gr85" draw:text-style-name="P6" draw:layer="layout" svg:width="0.036cm" svg:height="0.036cm" svg:x="7.494cm" svg:y="21.434cm" svg:viewBox="0 0 37 37" draw:points="0,0 37,0 37,37 0,37">
          <text:p/>
        </draw:polygon>
        <draw:polygon draw:style-name="gr86" draw:text-style-name="P11" draw:layer="layout" svg:width="0.036cm" svg:height="0.036cm" svg:x="7.494cm" svg:y="21.434cm" svg:viewBox="0 0 37 37" draw:points="0,0 37,0 37,37 0,37">
          <text:p/>
        </draw:polygon>
        <draw:polygon draw:style-name="gr85" draw:text-style-name="P6" draw:layer="layout" svg:width="0.051cm" svg:height="0.054cm" svg:x="7.494cm" svg:y="21.38cm" svg:viewBox="0 0 52 55" draw:points="0,0 52,0 52,55 0,55">
          <text:p/>
        </draw:polygon>
        <draw:polygon draw:style-name="gr86" draw:text-style-name="P11" draw:layer="layout" svg:width="0.051cm" svg:height="0.054cm" svg:x="7.494cm" svg:y="21.38cm" svg:viewBox="0 0 52 55" draw:points="0,0 52,0 52,55 0,55">
          <text:p/>
        </draw:polygon>
        <draw:polygon draw:style-name="gr85" draw:text-style-name="P6" draw:layer="layout" svg:width="13.021cm" svg:height="0.054cm" svg:x="7.545cm" svg:y="21.38cm" svg:viewBox="0 0 13022 55" draw:points="0,0 13022,0 13022,55 0,55">
          <text:p/>
        </draw:polygon>
        <draw:polygon draw:style-name="gr86" draw:text-style-name="P11" draw:layer="layout" svg:width="13.021cm" svg:height="0.054cm" svg:x="7.545cm" svg:y="21.38cm" svg:viewBox="0 0 13022 55" draw:points="0,0 13022,0 13022,55 0,55">
          <text:p/>
        </draw:polygon>
        <draw:polygon draw:style-name="gr85" draw:text-style-name="P6" draw:layer="layout" svg:width="0.036cm" svg:height="0.036cm" svg:x="20.566cm" svg:y="21.434cm" svg:viewBox="0 0 37 37" draw:points="0,0 37,0 37,37 0,37">
          <text:p/>
        </draw:polygon>
        <draw:polygon draw:style-name="gr86" draw:text-style-name="P11" draw:layer="layout" svg:width="0.036cm" svg:height="0.036cm" svg:x="20.566cm" svg:y="21.434cm" svg:viewBox="0 0 37 37" draw:points="0,0 37,0 37,37 0,37">
          <text:p/>
        </draw:polygon>
        <draw:polygon draw:style-name="gr85" draw:text-style-name="P6" draw:layer="layout" svg:width="0.036cm" svg:height="0.054cm" svg:x="20.566cm" svg:y="21.38cm" svg:viewBox="0 0 37 55" draw:points="0,0 37,0 37,55 0,55">
          <text:p/>
        </draw:polygon>
        <draw:polygon draw:style-name="gr86" draw:text-style-name="P11" draw:layer="layout" svg:width="0.036cm" svg:height="0.054cm" svg:x="20.566cm" svg:y="21.38cm" svg:viewBox="0 0 37 55" draw:points="0,0 37,0 37,55 0,55">
          <text:p/>
        </draw:polygon>
        <draw:polygon draw:style-name="gr85" draw:text-style-name="P6" draw:layer="layout" svg:width="0.04cm" svg:height="1.118cm" svg:x="1.462cm" svg:y="21.44cm" svg:viewBox="0 0 41 1119" draw:points="0,0 41,0 41,1119 0,1119">
          <text:p/>
        </draw:polygon>
        <draw:polygon draw:style-name="gr86" draw:text-style-name="P11" draw:layer="layout" svg:width="0.04cm" svg:height="1.118cm" svg:x="1.462cm" svg:y="21.44cm" svg:viewBox="0 0 41 1119" draw:points="0,0 41,0 41,1119 0,1119">
          <text:p/>
        </draw:polygon>
        <draw:polygon draw:style-name="gr85" draw:text-style-name="P6" draw:layer="layout" svg:width="0.036cm" svg:height="1.118cm" svg:x="7.494cm" svg:y="21.44cm" svg:viewBox="0 0 37 1119" draw:points="0,0 37,0 37,1119 0,1119">
          <text:p/>
        </draw:polygon>
        <draw:polygon draw:style-name="gr86" draw:text-style-name="P11" draw:layer="layout" svg:width="0.036cm" svg:height="1.118cm" svg:x="7.494cm" svg:y="21.44cm" svg:viewBox="0 0 37 1119" draw:points="0,0 37,0 37,1119 0,1119">
          <text:p/>
        </draw:polygon>
        <draw:polygon draw:style-name="gr85" draw:text-style-name="P6" draw:layer="layout" svg:width="0.036cm" svg:height="1.118cm" svg:x="20.566cm" svg:y="21.44cm" svg:viewBox="0 0 37 1119" draw:points="0,0 37,0 37,1119 0,1119">
          <text:p/>
        </draw:polygon>
        <draw:polygon draw:style-name="gr86" draw:text-style-name="P11" draw:layer="layout" svg:width="0.036cm" svg:height="1.118cm" svg:x="20.566cm" svg:y="21.44cm" svg:viewBox="0 0 37 1119" draw:points="0,0 37,0 37,1119 0,1119">
          <text:p/>
        </draw:polygon>
        <draw:polygon draw:style-name="gr85" draw:text-style-name="P6" draw:layer="layout" svg:width="0.04cm" svg:height="0.035cm" svg:x="1.462cm" svg:y="22.556cm" svg:viewBox="0 0 41 36" draw:points="0,0 41,0 41,36 0,36">
          <text:p/>
        </draw:polygon>
        <draw:polygon draw:style-name="gr86" draw:text-style-name="P11" draw:layer="layout" svg:width="0.04cm" svg:height="0.035cm" svg:x="1.462cm" svg:y="22.556cm" svg:viewBox="0 0 41 36" draw:points="0,0 41,0 41,36 0,36">
          <text:p/>
        </draw:polygon>
        <draw:polygon draw:style-name="gr85" draw:text-style-name="P6" draw:layer="layout" svg:width="6.015cm" svg:height="0.035cm" svg:x="1.479cm" svg:y="22.556cm" svg:viewBox="0 0 6016 36" draw:points="0,0 6016,0 6016,36 0,36">
          <text:p/>
        </draw:polygon>
        <draw:polygon draw:style-name="gr86" draw:text-style-name="P11" draw:layer="layout" svg:width="6.015cm" svg:height="0.035cm" svg:x="1.479cm" svg:y="22.556cm" svg:viewBox="0 0 6016 36" draw:points="0,0 6016,0 6016,36 0,36">
          <text:p/>
        </draw:polygon>
        <draw:polygon draw:style-name="gr85" draw:text-style-name="P6" draw:layer="layout" svg:width="0.036cm" svg:height="0.035cm" svg:x="7.494cm" svg:y="22.556cm" svg:viewBox="0 0 37 36" draw:points="0,0 37,0 37,36 0,36">
          <text:p/>
        </draw:polygon>
        <draw:polygon draw:style-name="gr86" draw:text-style-name="P11" draw:layer="layout" svg:width="0.036cm" svg:height="0.035cm" svg:x="7.494cm" svg:y="22.556cm" svg:viewBox="0 0 37 36" draw:points="0,0 37,0 37,36 0,36">
          <text:p/>
        </draw:polygon>
        <draw:polygon draw:style-name="gr85" draw:text-style-name="P6" draw:layer="layout" svg:width="13.056cm" svg:height="0.035cm" svg:x="7.512cm" svg:y="22.556cm" svg:viewBox="0 0 13057 36" draw:points="0,0 13057,0 13057,36 0,36">
          <text:p/>
        </draw:polygon>
        <draw:polygon draw:style-name="gr86" draw:text-style-name="P11" draw:layer="layout" svg:width="13.056cm" svg:height="0.035cm" svg:x="7.512cm" svg:y="22.556cm" svg:viewBox="0 0 13057 36" draw:points="0,0 13057,0 13057,36 0,36">
          <text:p/>
        </draw:polygon>
        <draw:polygon draw:style-name="gr85" draw:text-style-name="P6" draw:layer="layout" svg:width="0.036cm" svg:height="0.035cm" svg:x="20.566cm" svg:y="22.556cm" svg:viewBox="0 0 37 36" draw:points="0,0 37,0 37,36 0,36">
          <text:p/>
        </draw:polygon>
        <draw:polygon draw:style-name="gr86" draw:text-style-name="P11" draw:layer="layout" svg:width="0.036cm" svg:height="0.035cm" svg:x="20.566cm" svg:y="22.556cm" svg:viewBox="0 0 37 36" draw:points="0,0 37,0 37,36 0,36">
          <text:p/>
        </draw:polygon>
        <draw:polygon draw:style-name="gr85" draw:text-style-name="P6" draw:layer="layout" svg:width="0.04cm" svg:height="1.57cm" svg:x="1.462cm" svg:y="22.574cm" svg:viewBox="0 0 41 1571" draw:points="0,0 41,0 41,1571 0,1571">
          <text:p/>
        </draw:polygon>
        <draw:polygon draw:style-name="gr86" draw:text-style-name="P11" draw:layer="layout" svg:width="0.04cm" svg:height="1.57cm" svg:x="1.462cm" svg:y="22.574cm" svg:viewBox="0 0 41 1571" draw:points="0,0 41,0 41,1571 0,1571">
          <text:p/>
        </draw:polygon>
        <draw:polygon draw:style-name="gr85" draw:text-style-name="P6" draw:layer="layout" svg:width="0.036cm" svg:height="1.57cm" svg:x="7.494cm" svg:y="22.574cm" svg:viewBox="0 0 37 1571" draw:points="0,0 37,0 37,1571 0,1571">
          <text:p/>
        </draw:polygon>
        <draw:polygon draw:style-name="gr86" draw:text-style-name="P11" draw:layer="layout" svg:width="0.036cm" svg:height="1.57cm" svg:x="7.494cm" svg:y="22.574cm" svg:viewBox="0 0 37 1571" draw:points="0,0 37,0 37,1571 0,1571">
          <text:p/>
        </draw:polygon>
        <draw:polygon draw:style-name="gr85" draw:text-style-name="P6" draw:layer="layout" svg:width="0.036cm" svg:height="1.57cm" svg:x="20.566cm" svg:y="22.574cm" svg:viewBox="0 0 37 1571" draw:points="0,0 37,0 37,1571 0,1571">
          <text:p/>
        </draw:polygon>
        <draw:polygon draw:style-name="gr86" draw:text-style-name="P11" draw:layer="layout" svg:width="0.036cm" svg:height="1.57cm" svg:x="20.566cm" svg:y="22.574cm" svg:viewBox="0 0 37 1571" draw:points="0,0 37,0 37,1571 0,1571">
          <text:p/>
        </draw:polygon>
        <draw:polygon draw:style-name="gr85" draw:text-style-name="P6" draw:layer="layout" svg:width="0.04cm" svg:height="0.035cm" svg:x="1.462cm" svg:y="24.144cm" svg:viewBox="0 0 41 36" draw:points="0,0 41,0 41,36 0,36">
          <text:p/>
        </draw:polygon>
        <draw:polygon draw:style-name="gr86" draw:text-style-name="P11" draw:layer="layout" svg:width="0.04cm" svg:height="0.035cm" svg:x="1.462cm" svg:y="24.144cm" svg:viewBox="0 0 41 36" draw:points="0,0 41,0 41,36 0,36">
          <text:p/>
        </draw:polygon>
        <draw:polygon draw:style-name="gr85" draw:text-style-name="P6" draw:layer="layout" svg:width="6.015cm" svg:height="0.035cm" svg:x="1.479cm" svg:y="24.144cm" svg:viewBox="0 0 6016 36" draw:points="0,0 6016,0 6016,36 0,36">
          <text:p/>
        </draw:polygon>
        <draw:polygon draw:style-name="gr86" draw:text-style-name="P11" draw:layer="layout" svg:width="6.015cm" svg:height="0.035cm" svg:x="1.479cm" svg:y="24.144cm" svg:viewBox="0 0 6016 36" draw:points="0,0 6016,0 6016,36 0,36">
          <text:p/>
        </draw:polygon>
        <draw:polygon draw:style-name="gr85" draw:text-style-name="P6" draw:layer="layout" svg:width="0.036cm" svg:height="0.035cm" svg:x="7.494cm" svg:y="24.144cm" svg:viewBox="0 0 37 36" draw:points="0,0 37,0 37,36 0,36">
          <text:p/>
        </draw:polygon>
        <draw:polygon draw:style-name="gr86" draw:text-style-name="P11" draw:layer="layout" svg:width="0.036cm" svg:height="0.035cm" svg:x="7.494cm" svg:y="24.144cm" svg:viewBox="0 0 37 36" draw:points="0,0 37,0 37,36 0,36">
          <text:p/>
        </draw:polygon>
        <draw:polygon draw:style-name="gr85" draw:text-style-name="P6" draw:layer="layout" svg:width="13.056cm" svg:height="0.035cm" svg:x="7.512cm" svg:y="24.144cm" svg:viewBox="0 0 13057 36" draw:points="0,0 13057,0 13057,36 0,36">
          <text:p/>
        </draw:polygon>
        <draw:polygon draw:style-name="gr86" draw:text-style-name="P11" draw:layer="layout" svg:width="13.056cm" svg:height="0.035cm" svg:x="7.512cm" svg:y="24.144cm" svg:viewBox="0 0 13057 36" draw:points="0,0 13057,0 13057,36 0,36">
          <text:p/>
        </draw:polygon>
        <draw:polygon draw:style-name="gr85" draw:text-style-name="P6" draw:layer="layout" svg:width="0.036cm" svg:height="0.035cm" svg:x="20.566cm" svg:y="24.144cm" svg:viewBox="0 0 37 36" draw:points="0,0 37,0 37,36 0,36">
          <text:p/>
        </draw:polygon>
        <draw:polygon draw:style-name="gr86" draw:text-style-name="P11" draw:layer="layout" svg:width="0.036cm" svg:height="0.035cm" svg:x="20.566cm" svg:y="24.144cm" svg:viewBox="0 0 37 36" draw:points="0,0 37,0 37,36 0,36">
          <text:p/>
        </draw:polygon>
        <draw:polygon draw:style-name="gr85" draw:text-style-name="P6" draw:layer="layout" svg:width="0.04cm" svg:height="0.215cm" svg:x="1.462cm" svg:y="24.161cm" svg:viewBox="0 0 41 216" draw:points="0,0 41,0 41,216 0,216">
          <text:p/>
        </draw:polygon>
        <draw:polygon draw:style-name="gr86" draw:text-style-name="P11" draw:layer="layout" svg:width="0.04cm" svg:height="0.215cm" svg:x="1.462cm" svg:y="24.161cm" svg:viewBox="0 0 41 216" draw:points="0,0 41,0 41,216 0,216">
          <text:p/>
        </draw:polygon>
        <draw:polygon draw:style-name="gr85" draw:text-style-name="P6" draw:layer="layout" svg:width="0.036cm" svg:height="0.215cm" svg:x="20.566cm" svg:y="24.161cm" svg:viewBox="0 0 37 216" draw:points="0,0 37,0 37,216 0,216">
          <text:p/>
        </draw:polygon>
        <draw:polygon draw:style-name="gr86" draw:text-style-name="P11" draw:layer="layout" svg:width="0.036cm" svg:height="0.215cm" svg:x="20.566cm" svg:y="24.161cm" svg:viewBox="0 0 37 216" draw:points="0,0 37,0 37,216 0,216">
          <text:p/>
        </draw:polygon>
        <draw:line draw:style-name="gr84" draw:text-style-name="P11" draw:layer="layout" svg:x1="1.659cm" svg:y1="26.107cm" svg:x2="7.494cm" svg:y2="26.107cm">
          <text:p/>
        </draw:line>
        <draw:polygon draw:style-name="gr85" draw:text-style-name="P6" draw:layer="layout" svg:width="0.04cm" svg:height="2.24cm" svg:x="1.462cm" svg:y="24.373cm" svg:viewBox="0 0 41 2241" draw:points="0,0 41,0 41,2241 0,2241">
          <text:p/>
        </draw:polygon>
        <draw:polygon draw:style-name="gr86" draw:text-style-name="P11" draw:layer="layout" svg:width="0.04cm" svg:height="2.24cm" svg:x="1.462cm" svg:y="24.373cm" svg:viewBox="0 0 41 2241" draw:points="0,0 41,0 41,2241 0,2241">
          <text:p/>
        </draw:polygon>
        <draw:polygon draw:style-name="gr85" draw:text-style-name="P6" draw:layer="layout" svg:width="0.04cm" svg:height="0.035cm" svg:x="1.462cm" svg:y="26.617cm" svg:viewBox="0 0 41 36" draw:points="0,0 41,0 41,36 0,36">
          <text:p/>
        </draw:polygon>
        <draw:polygon draw:style-name="gr86" draw:text-style-name="P11" draw:layer="layout" svg:width="0.04cm" svg:height="0.035cm" svg:x="1.462cm" svg:y="26.617cm" svg:viewBox="0 0 41 36" draw:points="0,0 41,0 41,36 0,36">
          <text:p/>
        </draw:polygon>
        <draw:polygon draw:style-name="gr85" draw:text-style-name="P6" draw:layer="layout" svg:width="0.04cm" svg:height="0.035cm" svg:x="1.462cm" svg:y="26.617cm" svg:viewBox="0 0 41 36" draw:points="0,0 41,0 41,36 0,36">
          <text:p/>
        </draw:polygon>
        <draw:polygon draw:style-name="gr86" draw:text-style-name="P11" draw:layer="layout" svg:width="0.04cm" svg:height="0.035cm" svg:x="1.462cm" svg:y="26.617cm" svg:viewBox="0 0 41 36" draw:points="0,0 41,0 41,36 0,36">
          <text:p/>
        </draw:polygon>
        <draw:polygon draw:style-name="gr85" draw:text-style-name="P6" draw:layer="layout" svg:width="19.089cm" svg:height="0.035cm" svg:x="1.479cm" svg:y="26.617cm" svg:viewBox="0 0 19090 36" draw:points="0,0 19090,0 19090,36 0,36">
          <text:p/>
        </draw:polygon>
        <draw:polygon draw:style-name="gr86" draw:text-style-name="P11" draw:layer="layout" svg:width="19.089cm" svg:height="0.035cm" svg:x="1.479cm" svg:y="26.617cm" svg:viewBox="0 0 19090 36" draw:points="0,0 19090,0 19090,36 0,36">
          <text:p/>
        </draw:polygon>
        <draw:polygon draw:style-name="gr85" draw:text-style-name="P6" draw:layer="layout" svg:width="0.036cm" svg:height="2.24cm" svg:x="20.566cm" svg:y="24.373cm" svg:viewBox="0 0 37 2241" draw:points="0,0 37,0 37,2241 0,2241">
          <text:p/>
        </draw:polygon>
        <draw:polygon draw:style-name="gr86" draw:text-style-name="P11" draw:layer="layout" svg:width="0.036cm" svg:height="2.24cm" svg:x="20.566cm" svg:y="24.373cm" svg:viewBox="0 0 37 2241" draw:points="0,0 37,0 37,2241 0,2241">
          <text:p/>
        </draw:polygon>
        <draw:polygon draw:style-name="gr85" draw:text-style-name="P6" draw:layer="layout" svg:width="0.036cm" svg:height="0.035cm" svg:x="20.566cm" svg:y="26.617cm" svg:viewBox="0 0 37 36" draw:points="0,0 37,0 37,36 0,36">
          <text:p/>
        </draw:polygon>
        <draw:polygon draw:style-name="gr86" draw:text-style-name="P11" draw:layer="layout" svg:width="0.036cm" svg:height="0.035cm" svg:x="20.566cm" svg:y="26.617cm" svg:viewBox="0 0 37 36" draw:points="0,0 37,0 37,36 0,36">
          <text:p/>
        </draw:polygon>
        <draw:polygon draw:style-name="gr85" draw:text-style-name="P6" draw:layer="layout" svg:width="0.036cm" svg:height="0.035cm" svg:x="20.566cm" svg:y="26.617cm" svg:viewBox="0 0 37 36" draw:points="0,0 37,0 37,36 0,36">
          <text:p/>
        </draw:polygon>
        <draw:polygon draw:style-name="gr86" draw:text-style-name="P11" draw:layer="layout" svg:width="0.036cm" svg:height="0.035cm" svg:x="20.566cm" svg:y="26.617cm" svg:viewBox="0 0 37 36" draw:points="0,0 37,0 37,36 0,36">
          <text:p/>
        </draw:polygon>
        <draw:frame draw:style-name="gr3" draw:text-style-name="P4" draw:layer="layout" svg:width="0.388cm" svg:height="0.395cm" svg:x="8.428cm" svg:y="21.863cm">
          <draw:text-box>
            <text:p text:style-name="P1"><text:span text:style-name="T7">K </text:span></text:p>
          </draw:text-box>
        </draw:frame>
        <draw:frame draw:style-name="gr14" draw:text-style-name="P3" draw:layer="layout" svg:width="0.355cm" svg:height="0.357cm" svg:x="5.675cm" svg:y="11.785cm">
          <draw:text-box>
            <text:p text:style-name="P1"><text:span text:style-name="T9">-</text:span></text:p>
          </draw:text-box>
        </draw:frame>
        <draw:frame draw:style-name="gr3" draw:text-style-name="P4" draw:layer="layout" svg:width="0.388cm" svg:height="0.395cm" svg:x="5.785cm" svg:y="11.759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5cm" svg:height="0.357cm" svg:x="9.656cm" svg:y="11.785cm">
          <draw:text-box>
            <text:p text:style-name="P1"><text:span text:style-name="T9">-</text:span></text:p>
          </draw:text-box>
        </draw:frame>
        <draw:polygon draw:style-name="gr85" draw:text-style-name="P6" draw:layer="layout" svg:width="0.038cm" svg:height="0.035cm" svg:x="3.055cm" svg:y="11.521cm" svg:viewBox="0 0 39 36" draw:points="0,0 39,0 39,36 0,36">
          <text:p/>
        </draw:polygon>
        <draw:polygon draw:style-name="gr86" draw:text-style-name="P11" draw:layer="layout" svg:width="0.038cm" svg:height="0.035cm" svg:x="3.055cm" svg:y="11.521cm" svg:viewBox="0 0 39 36" draw:points="0,0 39,0 39,36 0,36">
          <text:p/>
        </draw:polygon>
        <draw:polygon draw:style-name="gr85" draw:text-style-name="P6" draw:layer="layout" svg:width="0.038cm" svg:height="0.035cm" svg:x="3.055cm" svg:y="11.521cm" svg:viewBox="0 0 39 36" draw:points="0,0 39,0 39,36 0,36">
          <text:p/>
        </draw:polygon>
        <draw:polygon draw:style-name="gr86" draw:text-style-name="P11" draw:layer="layout" svg:width="0.038cm" svg:height="0.035cm" svg:x="3.055cm" svg:y="11.521cm" svg:viewBox="0 0 39 36" draw:points="0,0 39,0 39,36 0,36">
          <text:p/>
        </draw:polygon>
        <draw:polygon draw:style-name="gr85" draw:text-style-name="P6" draw:layer="layout" svg:width="0.466cm" svg:height="0.035cm" svg:x="3.07cm" svg:y="11.521cm" svg:viewBox="0 0 467 36" draw:points="0,0 467,0 467,36 0,36">
          <text:p/>
        </draw:polygon>
        <draw:polygon draw:style-name="gr86" draw:text-style-name="P11" draw:layer="layout" svg:width="0.466cm" svg:height="0.035cm" svg:x="3.07cm" svg:y="11.521cm" svg:viewBox="0 0 467 36" draw:points="0,0 467,0 467,36 0,36">
          <text:p/>
        </draw:polygon>
        <draw:polygon draw:style-name="gr85" draw:text-style-name="P6" draw:layer="layout" svg:width="0.038cm" svg:height="0.035cm" svg:x="3.533cm" svg:y="11.521cm" svg:viewBox="0 0 39 36" draw:points="0,0 39,0 39,36 0,36">
          <text:p/>
        </draw:polygon>
        <draw:polygon draw:style-name="gr86" draw:text-style-name="P11" draw:layer="layout" svg:width="0.038cm" svg:height="0.035cm" svg:x="3.533cm" svg:y="11.521cm" svg:viewBox="0 0 39 36" draw:points="0,0 39,0 39,36 0,36">
          <text:p/>
        </draw:polygon>
        <draw:polygon draw:style-name="gr85" draw:text-style-name="P6" draw:layer="layout" svg:width="0.466cm" svg:height="0.035cm" svg:x="3.548cm" svg:y="11.521cm" svg:viewBox="0 0 467 36" draw:points="0,0 467,0 467,36 0,36">
          <text:p/>
        </draw:polygon>
        <draw:polygon draw:style-name="gr86" draw:text-style-name="P11" draw:layer="layout" svg:width="0.466cm" svg:height="0.035cm" svg:x="3.548cm" svg:y="11.521cm" svg:viewBox="0 0 467 36" draw:points="0,0 467,0 467,36 0,36">
          <text:p/>
        </draw:polygon>
        <draw:polygon draw:style-name="gr85" draw:text-style-name="P6" draw:layer="layout" svg:width="0.039cm" svg:height="0.035cm" svg:x="4.014cm" svg:y="11.521cm" svg:viewBox="0 0 40 36" draw:points="0,0 40,0 40,36 0,36">
          <text:p/>
        </draw:polygon>
        <draw:polygon draw:style-name="gr86" draw:text-style-name="P11" draw:layer="layout" svg:width="0.039cm" svg:height="0.035cm" svg:x="4.014cm" svg:y="11.521cm" svg:viewBox="0 0 40 36" draw:points="0,0 40,0 40,36 0,36">
          <text:p/>
        </draw:polygon>
        <draw:polygon draw:style-name="gr85" draw:text-style-name="P6" draw:layer="layout" svg:width="0.465cm" svg:height="0.035cm" svg:x="4.032cm" svg:y="11.521cm" svg:viewBox="0 0 466 36" draw:points="0,0 466,0 466,36 0,36">
          <text:p/>
        </draw:polygon>
        <draw:polygon draw:style-name="gr86" draw:text-style-name="P11" draw:layer="layout" svg:width="0.465cm" svg:height="0.035cm" svg:x="4.032cm" svg:y="11.521cm" svg:viewBox="0 0 466 36" draw:points="0,0 466,0 466,36 0,36">
          <text:p/>
        </draw:polygon>
        <draw:polygon draw:style-name="gr85" draw:text-style-name="P6" draw:layer="layout" svg:width="0.037cm" svg:height="0.035cm" svg:x="4.497cm" svg:y="11.521cm" svg:viewBox="0 0 38 36" draw:points="0,0 38,0 38,36 0,36">
          <text:p/>
        </draw:polygon>
        <draw:polygon draw:style-name="gr86" draw:text-style-name="P11" draw:layer="layout" svg:width="0.037cm" svg:height="0.035cm" svg:x="4.497cm" svg:y="11.521cm" svg:viewBox="0 0 38 36" draw:points="0,0 38,0 38,36 0,36">
          <text:p/>
        </draw:polygon>
        <draw:polygon draw:style-name="gr85" draw:text-style-name="P6" draw:layer="layout" svg:width="0.466cm" svg:height="0.035cm" svg:x="4.515cm" svg:y="11.521cm" svg:viewBox="0 0 467 36" draw:points="0,0 467,0 467,36 0,36">
          <text:p/>
        </draw:polygon>
        <draw:polygon draw:style-name="gr86" draw:text-style-name="P11" draw:layer="layout" svg:width="0.466cm" svg:height="0.035cm" svg:x="4.515cm" svg:y="11.521cm" svg:viewBox="0 0 467 36" draw:points="0,0 467,0 467,36 0,36">
          <text:p/>
        </draw:polygon>
        <draw:polygon draw:style-name="gr85" draw:text-style-name="P6" draw:layer="layout" svg:width="0.039cm" svg:height="0.035cm" svg:x="4.981cm" svg:y="11.521cm" svg:viewBox="0 0 40 36" draw:points="0,0 40,0 40,36 0,36">
          <text:p/>
        </draw:polygon>
        <draw:polygon draw:style-name="gr86" draw:text-style-name="P11" draw:layer="layout" svg:width="0.039cm" svg:height="0.035cm" svg:x="4.981cm" svg:y="11.521cm" svg:viewBox="0 0 40 36" draw:points="0,0 40,0 40,36 0,36">
          <text:p/>
        </draw:polygon>
        <draw:polygon draw:style-name="gr85" draw:text-style-name="P6" draw:layer="layout" svg:width="0.465cm" svg:height="0.035cm" svg:x="4.997cm" svg:y="11.521cm" svg:viewBox="0 0 466 36" draw:points="0,0 466,0 466,36 0,36">
          <text:p/>
        </draw:polygon>
        <draw:polygon draw:style-name="gr86" draw:text-style-name="P11" draw:layer="layout" svg:width="0.465cm" svg:height="0.035cm" svg:x="4.997cm" svg:y="11.521cm" svg:viewBox="0 0 466 36" draw:points="0,0 466,0 466,36 0,36">
          <text:p/>
        </draw:polygon>
        <draw:polygon draw:style-name="gr85" draw:text-style-name="P6" draw:layer="layout" svg:width="0.035cm" svg:height="0.035cm" svg:x="5.459cm" svg:y="11.521cm" svg:viewBox="0 0 36 36" draw:points="0,0 36,0 36,36 0,36">
          <text:p/>
        </draw:polygon>
        <draw:polygon draw:style-name="gr86" draw:text-style-name="P11" draw:layer="layout" svg:width="0.035cm" svg:height="0.035cm" svg:x="5.459cm" svg:y="11.521cm" svg:viewBox="0 0 36 36" draw:points="0,0 36,0 36,36 0,36">
          <text:p/>
        </draw:polygon>
        <draw:polygon draw:style-name="gr85" draw:text-style-name="P6" draw:layer="layout" svg:width="0.583cm" svg:height="0.035cm" svg:x="5.475cm" svg:y="11.521cm" svg:viewBox="0 0 584 36" draw:points="0,0 584,0 584,36 0,36">
          <text:p/>
        </draw:polygon>
        <draw:polygon draw:style-name="gr86" draw:text-style-name="P11" draw:layer="layout" svg:width="0.583cm" svg:height="0.035cm" svg:x="5.475cm" svg:y="11.521cm" svg:viewBox="0 0 584 36" draw:points="0,0 584,0 584,36 0,36">
          <text:p/>
        </draw:polygon>
        <draw:polygon draw:style-name="gr85" draw:text-style-name="P6" draw:layer="layout" svg:width="0.04cm" svg:height="0.035cm" svg:x="6.06cm" svg:y="11.521cm" svg:viewBox="0 0 41 36" draw:points="0,0 41,0 41,36 0,36">
          <text:p/>
        </draw:polygon>
        <draw:polygon draw:style-name="gr86" draw:text-style-name="P11" draw:layer="layout" svg:width="0.04cm" svg:height="0.035cm" svg:x="6.06cm" svg:y="11.521cm" svg:viewBox="0 0 41 36" draw:points="0,0 41,0 41,36 0,36">
          <text:p/>
        </draw:polygon>
        <draw:polygon draw:style-name="gr85" draw:text-style-name="P6" draw:layer="layout" svg:width="0.466cm" svg:height="0.035cm" svg:x="6.076cm" svg:y="11.521cm" svg:viewBox="0 0 467 36" draw:points="0,0 467,0 467,36 0,36">
          <text:p/>
        </draw:polygon>
        <draw:polygon draw:style-name="gr86" draw:text-style-name="P11" draw:layer="layout" svg:width="0.466cm" svg:height="0.035cm" svg:x="6.076cm" svg:y="11.521cm" svg:viewBox="0 0 467 36" draw:points="0,0 467,0 467,36 0,36">
          <text:p/>
        </draw:polygon>
        <draw:polygon draw:style-name="gr85" draw:text-style-name="P6" draw:layer="layout" svg:width="0.039cm" svg:height="0.035cm" svg:x="6.542cm" svg:y="11.521cm" svg:viewBox="0 0 40 36" draw:points="0,0 40,0 40,36 0,36">
          <text:p/>
        </draw:polygon>
        <draw:polygon draw:style-name="gr86" draw:text-style-name="P11" draw:layer="layout" svg:width="0.039cm" svg:height="0.035cm" svg:x="6.542cm" svg:y="11.521cm" svg:viewBox="0 0 40 36" draw:points="0,0 40,0 40,36 0,36">
          <text:p/>
        </draw:polygon>
        <draw:polygon draw:style-name="gr85" draw:text-style-name="P6" draw:layer="layout" svg:width="0.466cm" svg:height="0.035cm" svg:x="6.559cm" svg:y="11.521cm" svg:viewBox="0 0 467 36" draw:points="0,0 467,0 467,36 0,36">
          <text:p/>
        </draw:polygon>
        <draw:polygon draw:style-name="gr86" draw:text-style-name="P11" draw:layer="layout" svg:width="0.466cm" svg:height="0.035cm" svg:x="6.559cm" svg:y="11.521cm" svg:viewBox="0 0 467 36" draw:points="0,0 467,0 467,36 0,36">
          <text:p/>
        </draw:polygon>
        <draw:polygon draw:style-name="gr85" draw:text-style-name="P6" draw:layer="layout" svg:width="0.039cm" svg:height="0.035cm" svg:x="7.025cm" svg:y="11.521cm" svg:viewBox="0 0 40 36" draw:points="0,0 40,0 40,36 0,36">
          <text:p/>
        </draw:polygon>
        <draw:polygon draw:style-name="gr86" draw:text-style-name="P11" draw:layer="layout" svg:width="0.039cm" svg:height="0.035cm" svg:x="7.025cm" svg:y="11.521cm" svg:viewBox="0 0 40 36" draw:points="0,0 40,0 40,36 0,36">
          <text:p/>
        </draw:polygon>
        <draw:polygon draw:style-name="gr85" draw:text-style-name="P6" draw:layer="layout" svg:width="0.466cm" svg:height="0.035cm" svg:x="7.041cm" svg:y="11.521cm" svg:viewBox="0 0 467 36" draw:points="0,0 467,0 467,36 0,36">
          <text:p/>
        </draw:polygon>
        <draw:polygon draw:style-name="gr86" draw:text-style-name="P11" draw:layer="layout" svg:width="0.466cm" svg:height="0.035cm" svg:x="7.041cm" svg:y="11.521cm" svg:viewBox="0 0 467 36" draw:points="0,0 467,0 467,36 0,36">
          <text:p/>
        </draw:polygon>
        <draw:polygon draw:style-name="gr85" draw:text-style-name="P6" draw:layer="layout" svg:width="0.038cm" svg:height="0.035cm" svg:x="7.507cm" svg:y="11.521cm" svg:viewBox="0 0 39 36" draw:points="0,0 39,0 39,36 0,36">
          <text:p/>
        </draw:polygon>
        <draw:polygon draw:style-name="gr86" draw:text-style-name="P11" draw:layer="layout" svg:width="0.038cm" svg:height="0.035cm" svg:x="7.507cm" svg:y="11.521cm" svg:viewBox="0 0 39 36" draw:points="0,0 39,0 39,36 0,36">
          <text:p/>
        </draw:polygon>
        <draw:polygon draw:style-name="gr85" draw:text-style-name="P6" draw:layer="layout" svg:width="0.466cm" svg:height="0.035cm" svg:x="7.524cm" svg:y="11.521cm" svg:viewBox="0 0 467 36" draw:points="0,0 467,0 467,36 0,36">
          <text:p/>
        </draw:polygon>
        <draw:polygon draw:style-name="gr86" draw:text-style-name="P11" draw:layer="layout" svg:width="0.466cm" svg:height="0.035cm" svg:x="7.524cm" svg:y="11.521cm" svg:viewBox="0 0 467 36" draw:points="0,0 467,0 467,36 0,36">
          <text:p/>
        </draw:polygon>
        <draw:polygon draw:style-name="gr85" draw:text-style-name="P6" draw:layer="layout" svg:width="0.035cm" svg:height="0.035cm" svg:x="7.99cm" svg:y="11.521cm" svg:viewBox="0 0 36 36" draw:points="0,0 36,0 36,36 0,36">
          <text:p/>
        </draw:polygon>
        <draw:polygon draw:style-name="gr86" draw:text-style-name="P11" draw:layer="layout" svg:width="0.035cm" svg:height="0.035cm" svg:x="7.99cm" svg:y="11.521cm" svg:viewBox="0 0 36 36" draw:points="0,0 36,0 36,36 0,36">
          <text:p/>
        </draw:polygon>
        <draw:polygon draw:style-name="gr85" draw:text-style-name="P6" draw:layer="layout" svg:width="0.465cm" svg:height="0.035cm" svg:x="8.008cm" svg:y="11.521cm" svg:viewBox="0 0 466 36" draw:points="0,0 466,0 466,36 0,36">
          <text:p/>
        </draw:polygon>
        <draw:polygon draw:style-name="gr86" draw:text-style-name="P11" draw:layer="layout" svg:width="0.465cm" svg:height="0.035cm" svg:x="8.008cm" svg:y="11.521cm" svg:viewBox="0 0 466 36" draw:points="0,0 466,0 466,36 0,36">
          <text:p/>
        </draw:polygon>
        <draw:polygon draw:style-name="gr85" draw:text-style-name="P6" draw:layer="layout" svg:width="0.039cm" svg:height="0.035cm" svg:x="8.473cm" svg:y="11.521cm" svg:viewBox="0 0 40 36" draw:points="0,0 40,0 40,36 0,36">
          <text:p/>
        </draw:polygon>
        <draw:polygon draw:style-name="gr86" draw:text-style-name="P11" draw:layer="layout" svg:width="0.039cm" svg:height="0.035cm" svg:x="8.473cm" svg:y="11.521cm" svg:viewBox="0 0 40 36" draw:points="0,0 40,0 40,36 0,36">
          <text:p/>
        </draw:polygon>
        <draw:polygon draw:style-name="gr85" draw:text-style-name="P6" draw:layer="layout" svg:width="0.469cm" svg:height="0.035cm" svg:x="8.489cm" svg:y="11.521cm" svg:viewBox="0 0 470 36" draw:points="0,0 470,0 470,36 0,36">
          <text:p/>
        </draw:polygon>
        <draw:polygon draw:style-name="gr86" draw:text-style-name="P11" draw:layer="layout" svg:width="0.469cm" svg:height="0.035cm" svg:x="8.489cm" svg:y="11.521cm" svg:viewBox="0 0 470 36" draw:points="0,0 470,0 470,36 0,36">
          <text:p/>
        </draw:polygon>
        <draw:polygon draw:style-name="gr85" draw:text-style-name="P6" draw:layer="layout" svg:width="0.039cm" svg:height="0.035cm" svg:x="8.96cm" svg:y="11.521cm" svg:viewBox="0 0 40 36" draw:points="0,0 40,0 40,36 0,36">
          <text:p/>
        </draw:polygon>
        <draw:polygon draw:style-name="gr86" draw:text-style-name="P11" draw:layer="layout" svg:width="0.039cm" svg:height="0.035cm" svg:x="8.96cm" svg:y="11.521cm" svg:viewBox="0 0 40 36" draw:points="0,0 40,0 40,36 0,36">
          <text:p/>
        </draw:polygon>
        <draw:polygon draw:style-name="gr85" draw:text-style-name="P6" draw:layer="layout" svg:width="0.466cm" svg:height="0.035cm" svg:x="8.976cm" svg:y="11.521cm" svg:viewBox="0 0 467 36" draw:points="0,0 467,0 467,36 0,36">
          <text:p/>
        </draw:polygon>
        <draw:polygon draw:style-name="gr86" draw:text-style-name="P11" draw:layer="layout" svg:width="0.466cm" svg:height="0.035cm" svg:x="8.976cm" svg:y="11.521cm" svg:viewBox="0 0 467 36" draw:points="0,0 467,0 467,36 0,36">
          <text:p/>
        </draw:polygon>
        <draw:polygon draw:style-name="gr85" draw:text-style-name="P6" draw:layer="layout" svg:width="0.035cm" svg:height="0.035cm" svg:x="9.442cm" svg:y="11.521cm" svg:viewBox="0 0 36 36" draw:points="0,0 36,0 36,36 0,36">
          <text:p/>
        </draw:polygon>
        <draw:polygon draw:style-name="gr86" draw:text-style-name="P11" draw:layer="layout" svg:width="0.035cm" svg:height="0.035cm" svg:x="9.442cm" svg:y="11.521cm" svg:viewBox="0 0 36 36" draw:points="0,0 36,0 36,36 0,36">
          <text:p/>
        </draw:polygon>
        <draw:polygon draw:style-name="gr85" draw:text-style-name="P6" draw:layer="layout" svg:width="0.581cm" svg:height="0.035cm" svg:x="9.459cm" svg:y="11.521cm" svg:viewBox="0 0 582 36" draw:points="0,0 582,0 582,36 0,36">
          <text:p/>
        </draw:polygon>
        <draw:polygon draw:style-name="gr86" draw:text-style-name="P11" draw:layer="layout" svg:width="0.581cm" svg:height="0.035cm" svg:x="9.459cm" svg:y="11.521cm" svg:viewBox="0 0 582 36" draw:points="0,0 582,0 582,36 0,36">
          <text:p/>
        </draw:polygon>
        <draw:polygon draw:style-name="gr85" draw:text-style-name="P6" draw:layer="layout" svg:width="0.038cm" svg:height="0.035cm" svg:x="10.04cm" svg:y="11.521cm" svg:viewBox="0 0 39 36" draw:points="0,0 39,0 39,36 0,36">
          <text:p/>
        </draw:polygon>
        <draw:polygon draw:style-name="gr86" draw:text-style-name="P11" draw:layer="layout" svg:width="0.038cm" svg:height="0.035cm" svg:x="10.04cm" svg:y="11.521cm" svg:viewBox="0 0 39 36" draw:points="0,0 39,0 39,36 0,36">
          <text:p/>
        </draw:polygon>
        <draw:polygon draw:style-name="gr85" draw:text-style-name="P6" draw:layer="layout" svg:width="0.436cm" svg:height="0.035cm" svg:x="10.055cm" svg:y="11.521cm" svg:viewBox="0 0 437 36" draw:points="0,0 437,0 437,36 0,36">
          <text:p/>
        </draw:polygon>
        <draw:polygon draw:style-name="gr86" draw:text-style-name="P11" draw:layer="layout" svg:width="0.436cm" svg:height="0.035cm" svg:x="10.055cm" svg:y="11.521cm" svg:viewBox="0 0 437 36" draw:points="0,0 437,0 437,36 0,36">
          <text:p/>
        </draw:polygon>
        <draw:polygon draw:style-name="gr85" draw:text-style-name="P6" draw:layer="layout" svg:width="0.039cm" svg:height="0.035cm" svg:x="10.491cm" svg:y="11.521cm" svg:viewBox="0 0 40 36" draw:points="0,0 40,0 40,36 0,36">
          <text:p/>
        </draw:polygon>
        <draw:polygon draw:style-name="gr86" draw:text-style-name="P11" draw:layer="layout" svg:width="0.039cm" svg:height="0.035cm" svg:x="10.491cm" svg:y="11.521cm" svg:viewBox="0 0 40 36" draw:points="0,0 40,0 40,36 0,36">
          <text:p/>
        </draw:polygon>
        <draw:polygon draw:style-name="gr85" draw:text-style-name="P6" draw:layer="layout" svg:width="0.039cm" svg:height="0.035cm" svg:x="10.491cm" svg:y="11.521cm" svg:viewBox="0 0 40 36" draw:points="0,0 40,0 40,36 0,36">
          <text:p/>
        </draw:polygon>
        <draw:polygon draw:style-name="gr86" draw:text-style-name="P11" draw:layer="layout" svg:width="0.039cm" svg:height="0.035cm" svg:x="10.491cm" svg:y="11.521cm" svg:viewBox="0 0 40 36" draw:points="0,0 40,0 40,36 0,36">
          <text:p/>
        </draw:polygon>
        <draw:polygon draw:style-name="gr85" draw:text-style-name="P6" draw:layer="layout" svg:width="0.038cm" svg:height="0.771cm" svg:x="3.055cm" svg:y="11.537cm" svg:viewBox="0 0 39 772" draw:points="0,0 39,0 39,772 0,772">
          <text:p/>
        </draw:polygon>
        <draw:polygon draw:style-name="gr86" draw:text-style-name="P11" draw:layer="layout" svg:width="0.038cm" svg:height="0.771cm" svg:x="3.055cm" svg:y="11.537cm" svg:viewBox="0 0 39 772" draw:points="0,0 39,0 39,772 0,772">
          <text:p/>
        </draw:polygon>
        <draw:polygon draw:style-name="gr85" draw:text-style-name="P6" draw:layer="layout" svg:width="0.038cm" svg:height="0.036cm" svg:x="3.055cm" svg:y="12.311cm" svg:viewBox="0 0 39 37" draw:points="0,0 39,0 39,37 0,37">
          <text:p/>
        </draw:polygon>
        <draw:polygon draw:style-name="gr86" draw:text-style-name="P11" draw:layer="layout" svg:width="0.038cm" svg:height="0.036cm" svg:x="3.055cm" svg:y="12.311cm" svg:viewBox="0 0 39 37" draw:points="0,0 39,0 39,37 0,37">
          <text:p/>
        </draw:polygon>
        <draw:polygon draw:style-name="gr85" draw:text-style-name="P6" draw:layer="layout" svg:width="0.038cm" svg:height="0.036cm" svg:x="3.055cm" svg:y="12.311cm" svg:viewBox="0 0 39 37" draw:points="0,0 39,0 39,37 0,37">
          <text:p/>
        </draw:polygon>
        <draw:polygon draw:style-name="gr86" draw:text-style-name="P11" draw:layer="layout" svg:width="0.038cm" svg:height="0.036cm" svg:x="3.055cm" svg:y="12.311cm" svg:viewBox="0 0 39 37" draw:points="0,0 39,0 39,37 0,37">
          <text:p/>
        </draw:polygon>
        <draw:polygon draw:style-name="gr85" draw:text-style-name="P6" draw:layer="layout" svg:width="0.466cm" svg:height="0.036cm" svg:x="3.07cm" svg:y="12.311cm" svg:viewBox="0 0 467 37" draw:points="0,0 467,0 467,37 0,37">
          <text:p/>
        </draw:polygon>
        <draw:polygon draw:style-name="gr86" draw:text-style-name="P11" draw:layer="layout" svg:width="0.466cm" svg:height="0.036cm" svg:x="3.07cm" svg:y="12.311cm" svg:viewBox="0 0 467 37" draw:points="0,0 467,0 467,37 0,37">
          <text:p/>
        </draw:polygon>
        <draw:polygon draw:style-name="gr85" draw:text-style-name="P6" draw:layer="layout" svg:width="0.038cm" svg:height="0.771cm" svg:x="3.533cm" svg:y="11.537cm" svg:viewBox="0 0 39 772" draw:points="0,0 39,0 39,772 0,772">
          <text:p/>
        </draw:polygon>
        <draw:polygon draw:style-name="gr86" draw:text-style-name="P11" draw:layer="layout" svg:width="0.038cm" svg:height="0.771cm" svg:x="3.533cm" svg:y="11.537cm" svg:viewBox="0 0 39 772" draw:points="0,0 39,0 39,772 0,772">
          <text:p/>
        </draw:polygon>
        <draw:polygon draw:style-name="gr85" draw:text-style-name="P6" draw:layer="layout" svg:width="0.038cm" svg:height="0.036cm" svg:x="3.533cm" svg:y="12.311cm" svg:viewBox="0 0 39 37" draw:points="0,0 39,0 39,37 0,37">
          <text:p/>
        </draw:polygon>
        <draw:polygon draw:style-name="gr86" draw:text-style-name="P11" draw:layer="layout" svg:width="0.038cm" svg:height="0.036cm" svg:x="3.533cm" svg:y="12.311cm" svg:viewBox="0 0 39 37" draw:points="0,0 39,0 39,37 0,37">
          <text:p/>
        </draw:polygon>
        <draw:polygon draw:style-name="gr85" draw:text-style-name="P6" draw:layer="layout" svg:width="0.466cm" svg:height="0.036cm" svg:x="3.548cm" svg:y="12.311cm" svg:viewBox="0 0 467 37" draw:points="0,0 467,0 467,37 0,37">
          <text:p/>
        </draw:polygon>
        <draw:polygon draw:style-name="gr86" draw:text-style-name="P11" draw:layer="layout" svg:width="0.466cm" svg:height="0.036cm" svg:x="3.548cm" svg:y="12.311cm" svg:viewBox="0 0 467 37" draw:points="0,0 467,0 467,37 0,37">
          <text:p/>
        </draw:polygon>
        <draw:polygon draw:style-name="gr85" draw:text-style-name="P6" draw:layer="layout" svg:width="0.039cm" svg:height="0.771cm" svg:x="4.014cm" svg:y="11.537cm" svg:viewBox="0 0 40 772" draw:points="0,0 40,0 40,772 0,772">
          <text:p/>
        </draw:polygon>
        <draw:polygon draw:style-name="gr86" draw:text-style-name="P11" draw:layer="layout" svg:width="0.039cm" svg:height="0.771cm" svg:x="4.014cm" svg:y="11.537cm" svg:viewBox="0 0 40 772" draw:points="0,0 40,0 40,772 0,772">
          <text:p/>
        </draw:polygon>
        <draw:polygon draw:style-name="gr85" draw:text-style-name="P6" draw:layer="layout" svg:width="0.039cm" svg:height="0.036cm" svg:x="4.014cm" svg:y="12.311cm" svg:viewBox="0 0 40 37" draw:points="0,0 40,0 40,37 0,37">
          <text:p/>
        </draw:polygon>
        <draw:polygon draw:style-name="gr86" draw:text-style-name="P11" draw:layer="layout" svg:width="0.039cm" svg:height="0.036cm" svg:x="4.014cm" svg:y="12.311cm" svg:viewBox="0 0 40 37" draw:points="0,0 40,0 40,37 0,37">
          <text:p/>
        </draw:polygon>
        <draw:polygon draw:style-name="gr85" draw:text-style-name="P6" draw:layer="layout" svg:width="0.465cm" svg:height="0.036cm" svg:x="4.032cm" svg:y="12.311cm" svg:viewBox="0 0 466 37" draw:points="0,0 466,0 466,37 0,37">
          <text:p/>
        </draw:polygon>
        <draw:polygon draw:style-name="gr86" draw:text-style-name="P11" draw:layer="layout" svg:width="0.465cm" svg:height="0.036cm" svg:x="4.032cm" svg:y="12.311cm" svg:viewBox="0 0 466 37" draw:points="0,0 466,0 466,37 0,37">
          <text:p/>
        </draw:polygon>
        <draw:polygon draw:style-name="gr85" draw:text-style-name="P6" draw:layer="layout" svg:width="0.037cm" svg:height="0.771cm" svg:x="4.497cm" svg:y="11.537cm" svg:viewBox="0 0 38 772" draw:points="0,0 38,0 38,772 0,772">
          <text:p/>
        </draw:polygon>
        <draw:polygon draw:style-name="gr86" draw:text-style-name="P11" draw:layer="layout" svg:width="0.037cm" svg:height="0.771cm" svg:x="4.497cm" svg:y="11.537cm" svg:viewBox="0 0 38 772" draw:points="0,0 38,0 38,772 0,772">
          <text:p/>
        </draw:polygon>
        <draw:polygon draw:style-name="gr85" draw:text-style-name="P6" draw:layer="layout" svg:width="0.037cm" svg:height="0.036cm" svg:x="4.497cm" svg:y="12.311cm" svg:viewBox="0 0 38 37" draw:points="0,0 38,0 38,37 0,37">
          <text:p/>
        </draw:polygon>
        <draw:polygon draw:style-name="gr86" draw:text-style-name="P11" draw:layer="layout" svg:width="0.037cm" svg:height="0.036cm" svg:x="4.497cm" svg:y="12.311cm" svg:viewBox="0 0 38 37" draw:points="0,0 38,0 38,37 0,37">
          <text:p/>
        </draw:polygon>
        <draw:polygon draw:style-name="gr85" draw:text-style-name="P6" draw:layer="layout" svg:width="0.466cm" svg:height="0.036cm" svg:x="4.515cm" svg:y="12.311cm" svg:viewBox="0 0 467 37" draw:points="0,0 467,0 467,37 0,37">
          <text:p/>
        </draw:polygon>
        <draw:polygon draw:style-name="gr86" draw:text-style-name="P11" draw:layer="layout" svg:width="0.466cm" svg:height="0.036cm" svg:x="4.515cm" svg:y="12.311cm" svg:viewBox="0 0 467 37" draw:points="0,0 467,0 467,37 0,37">
          <text:p/>
        </draw:polygon>
        <draw:polygon draw:style-name="gr85" draw:text-style-name="P6" draw:layer="layout" svg:width="0.039cm" svg:height="0.771cm" svg:x="4.981cm" svg:y="11.537cm" svg:viewBox="0 0 40 772" draw:points="0,0 40,0 40,772 0,772">
          <text:p/>
        </draw:polygon>
        <draw:polygon draw:style-name="gr86" draw:text-style-name="P11" draw:layer="layout" svg:width="0.039cm" svg:height="0.771cm" svg:x="4.981cm" svg:y="11.537cm" svg:viewBox="0 0 40 772" draw:points="0,0 40,0 40,772 0,772">
          <text:p/>
        </draw:polygon>
        <draw:polygon draw:style-name="gr85" draw:text-style-name="P6" draw:layer="layout" svg:width="0.039cm" svg:height="0.036cm" svg:x="4.981cm" svg:y="12.311cm" svg:viewBox="0 0 40 37" draw:points="0,0 40,0 40,37 0,37">
          <text:p/>
        </draw:polygon>
        <draw:polygon draw:style-name="gr86" draw:text-style-name="P11" draw:layer="layout" svg:width="0.039cm" svg:height="0.036cm" svg:x="4.981cm" svg:y="12.311cm" svg:viewBox="0 0 40 37" draw:points="0,0 40,0 40,37 0,37">
          <text:p/>
        </draw:polygon>
        <draw:polygon draw:style-name="gr85" draw:text-style-name="P6" draw:layer="layout" svg:width="0.465cm" svg:height="0.036cm" svg:x="4.997cm" svg:y="12.311cm" svg:viewBox="0 0 466 37" draw:points="0,0 466,0 466,37 0,37">
          <text:p/>
        </draw:polygon>
        <draw:polygon draw:style-name="gr86" draw:text-style-name="P11" draw:layer="layout" svg:width="0.465cm" svg:height="0.036cm" svg:x="4.997cm" svg:y="12.311cm" svg:viewBox="0 0 466 37" draw:points="0,0 466,0 466,37 0,37">
          <text:p/>
        </draw:polygon>
        <draw:polygon draw:style-name="gr85" draw:text-style-name="P6" draw:layer="layout" svg:width="0.035cm" svg:height="0.771cm" svg:x="5.459cm" svg:y="11.537cm" svg:viewBox="0 0 36 772" draw:points="0,0 36,0 36,772 0,772">
          <text:p/>
        </draw:polygon>
        <draw:polygon draw:style-name="gr86" draw:text-style-name="P11" draw:layer="layout" svg:width="0.035cm" svg:height="0.771cm" svg:x="5.459cm" svg:y="11.537cm" svg:viewBox="0 0 36 772" draw:points="0,0 36,0 36,772 0,772">
          <text:p/>
        </draw:polygon>
        <draw:polygon draw:style-name="gr85" draw:text-style-name="P6" draw:layer="layout" svg:width="0.035cm" svg:height="0.036cm" svg:x="5.459cm" svg:y="12.311cm" svg:viewBox="0 0 36 37" draw:points="0,0 36,0 36,37 0,37">
          <text:p/>
        </draw:polygon>
        <draw:polygon draw:style-name="gr86" draw:text-style-name="P11" draw:layer="layout" svg:width="0.035cm" svg:height="0.036cm" svg:x="5.459cm" svg:y="12.311cm" svg:viewBox="0 0 36 37" draw:points="0,0 36,0 36,37 0,37">
          <text:p/>
        </draw:polygon>
        <draw:polygon draw:style-name="gr85" draw:text-style-name="P6" draw:layer="layout" svg:width="0.583cm" svg:height="0.036cm" svg:x="5.475cm" svg:y="12.311cm" svg:viewBox="0 0 584 37" draw:points="0,0 584,0 584,37 0,37">
          <text:p/>
        </draw:polygon>
        <draw:polygon draw:style-name="gr86" draw:text-style-name="P11" draw:layer="layout" svg:width="0.583cm" svg:height="0.036cm" svg:x="5.475cm" svg:y="12.311cm" svg:viewBox="0 0 584 37" draw:points="0,0 584,0 584,37 0,37">
          <text:p/>
        </draw:polygon>
        <draw:polygon draw:style-name="gr85" draw:text-style-name="P6" draw:layer="layout" svg:width="0.04cm" svg:height="0.771cm" svg:x="6.06cm" svg:y="11.537cm" svg:viewBox="0 0 41 772" draw:points="0,0 41,0 41,772 0,772">
          <text:p/>
        </draw:polygon>
        <draw:polygon draw:style-name="gr86" draw:text-style-name="P11" draw:layer="layout" svg:width="0.04cm" svg:height="0.771cm" svg:x="6.06cm" svg:y="11.537cm" svg:viewBox="0 0 41 772" draw:points="0,0 41,0 41,772 0,772">
          <text:p/>
        </draw:polygon>
        <draw:polygon draw:style-name="gr85" draw:text-style-name="P6" draw:layer="layout" svg:width="0.04cm" svg:height="0.036cm" svg:x="6.06cm" svg:y="12.311cm" svg:viewBox="0 0 41 37" draw:points="0,0 41,0 41,37 0,37">
          <text:p/>
        </draw:polygon>
        <draw:polygon draw:style-name="gr86" draw:text-style-name="P11" draw:layer="layout" svg:width="0.04cm" svg:height="0.036cm" svg:x="6.06cm" svg:y="12.311cm" svg:viewBox="0 0 41 37" draw:points="0,0 41,0 41,37 0,37">
          <text:p/>
        </draw:polygon>
        <draw:polygon draw:style-name="gr85" draw:text-style-name="P6" draw:layer="layout" svg:width="0.466cm" svg:height="0.036cm" svg:x="6.076cm" svg:y="12.311cm" svg:viewBox="0 0 467 37" draw:points="0,0 467,0 467,37 0,37">
          <text:p/>
        </draw:polygon>
        <draw:polygon draw:style-name="gr86" draw:text-style-name="P11" draw:layer="layout" svg:width="0.466cm" svg:height="0.036cm" svg:x="6.076cm" svg:y="12.311cm" svg:viewBox="0 0 467 37" draw:points="0,0 467,0 467,37 0,37">
          <text:p/>
        </draw:polygon>
        <draw:polygon draw:style-name="gr85" draw:text-style-name="P6" draw:layer="layout" svg:width="0.039cm" svg:height="0.771cm" svg:x="6.542cm" svg:y="11.537cm" svg:viewBox="0 0 40 772" draw:points="0,0 40,0 40,772 0,772">
          <text:p/>
        </draw:polygon>
        <draw:polygon draw:style-name="gr86" draw:text-style-name="P11" draw:layer="layout" svg:width="0.039cm" svg:height="0.771cm" svg:x="6.542cm" svg:y="11.537cm" svg:viewBox="0 0 40 772" draw:points="0,0 40,0 40,772 0,772">
          <text:p/>
        </draw:polygon>
        <draw:polygon draw:style-name="gr85" draw:text-style-name="P6" draw:layer="layout" svg:width="0.039cm" svg:height="0.036cm" svg:x="6.542cm" svg:y="12.311cm" svg:viewBox="0 0 40 37" draw:points="0,0 40,0 40,37 0,37">
          <text:p/>
        </draw:polygon>
        <draw:polygon draw:style-name="gr86" draw:text-style-name="P11" draw:layer="layout" svg:width="0.039cm" svg:height="0.036cm" svg:x="6.542cm" svg:y="12.311cm" svg:viewBox="0 0 40 37" draw:points="0,0 40,0 40,37 0,37">
          <text:p/>
        </draw:polygon>
        <draw:polygon draw:style-name="gr85" draw:text-style-name="P6" draw:layer="layout" svg:width="0.466cm" svg:height="0.036cm" svg:x="6.559cm" svg:y="12.311cm" svg:viewBox="0 0 467 37" draw:points="0,0 467,0 467,37 0,37">
          <text:p/>
        </draw:polygon>
        <draw:polygon draw:style-name="gr86" draw:text-style-name="P11" draw:layer="layout" svg:width="0.466cm" svg:height="0.036cm" svg:x="6.559cm" svg:y="12.311cm" svg:viewBox="0 0 467 37" draw:points="0,0 467,0 467,37 0,37">
          <text:p/>
        </draw:polygon>
        <draw:polygon draw:style-name="gr85" draw:text-style-name="P6" draw:layer="layout" svg:width="0.039cm" svg:height="0.771cm" svg:x="7.025cm" svg:y="11.537cm" svg:viewBox="0 0 40 772" draw:points="0,0 40,0 40,772 0,772">
          <text:p/>
        </draw:polygon>
        <draw:polygon draw:style-name="gr86" draw:text-style-name="P11" draw:layer="layout" svg:width="0.039cm" svg:height="0.771cm" svg:x="7.025cm" svg:y="11.537cm" svg:viewBox="0 0 40 772" draw:points="0,0 40,0 40,772 0,772">
          <text:p/>
        </draw:polygon>
        <draw:polygon draw:style-name="gr85" draw:text-style-name="P6" draw:layer="layout" svg:width="0.039cm" svg:height="0.036cm" svg:x="7.025cm" svg:y="12.311cm" svg:viewBox="0 0 40 37" draw:points="0,0 40,0 40,37 0,37">
          <text:p/>
        </draw:polygon>
        <draw:polygon draw:style-name="gr86" draw:text-style-name="P11" draw:layer="layout" svg:width="0.039cm" svg:height="0.036cm" svg:x="7.025cm" svg:y="12.311cm" svg:viewBox="0 0 40 37" draw:points="0,0 40,0 40,37 0,37">
          <text:p/>
        </draw:polygon>
        <draw:polygon draw:style-name="gr85" draw:text-style-name="P6" draw:layer="layout" svg:width="0.466cm" svg:height="0.036cm" svg:x="7.041cm" svg:y="12.311cm" svg:viewBox="0 0 467 37" draw:points="0,0 467,0 467,37 0,37">
          <text:p/>
        </draw:polygon>
        <draw:polygon draw:style-name="gr86" draw:text-style-name="P11" draw:layer="layout" svg:width="0.466cm" svg:height="0.036cm" svg:x="7.041cm" svg:y="12.311cm" svg:viewBox="0 0 467 37" draw:points="0,0 467,0 467,37 0,37">
          <text:p/>
        </draw:polygon>
        <draw:polygon draw:style-name="gr85" draw:text-style-name="P6" draw:layer="layout" svg:width="0.038cm" svg:height="0.771cm" svg:x="7.507cm" svg:y="11.537cm" svg:viewBox="0 0 39 772" draw:points="0,0 39,0 39,772 0,772">
          <text:p/>
        </draw:polygon>
        <draw:polygon draw:style-name="gr86" draw:text-style-name="P11" draw:layer="layout" svg:width="0.038cm" svg:height="0.771cm" svg:x="7.507cm" svg:y="11.537cm" svg:viewBox="0 0 39 772" draw:points="0,0 39,0 39,772 0,772">
          <text:p/>
        </draw:polygon>
        <draw:polygon draw:style-name="gr85" draw:text-style-name="P6" draw:layer="layout" svg:width="0.038cm" svg:height="0.036cm" svg:x="7.507cm" svg:y="12.311cm" svg:viewBox="0 0 39 37" draw:points="0,0 39,0 39,37 0,37">
          <text:p/>
        </draw:polygon>
        <draw:polygon draw:style-name="gr86" draw:text-style-name="P11" draw:layer="layout" svg:width="0.038cm" svg:height="0.036cm" svg:x="7.507cm" svg:y="12.311cm" svg:viewBox="0 0 39 37" draw:points="0,0 39,0 39,37 0,37">
          <text:p/>
        </draw:polygon>
        <draw:polygon draw:style-name="gr85" draw:text-style-name="P6" draw:layer="layout" svg:width="0.466cm" svg:height="0.036cm" svg:x="7.524cm" svg:y="12.311cm" svg:viewBox="0 0 467 37" draw:points="0,0 467,0 467,37 0,37">
          <text:p/>
        </draw:polygon>
        <draw:polygon draw:style-name="gr86" draw:text-style-name="P11" draw:layer="layout" svg:width="0.466cm" svg:height="0.036cm" svg:x="7.524cm" svg:y="12.311cm" svg:viewBox="0 0 467 37" draw:points="0,0 467,0 467,37 0,37">
          <text:p/>
        </draw:polygon>
        <draw:polygon draw:style-name="gr85" draw:text-style-name="P6" draw:layer="layout" svg:width="0.035cm" svg:height="0.771cm" svg:x="7.99cm" svg:y="11.537cm" svg:viewBox="0 0 36 772" draw:points="0,0 36,0 36,772 0,772">
          <text:p/>
        </draw:polygon>
        <draw:polygon draw:style-name="gr86" draw:text-style-name="P11" draw:layer="layout" svg:width="0.035cm" svg:height="0.771cm" svg:x="7.99cm" svg:y="11.537cm" svg:viewBox="0 0 36 772" draw:points="0,0 36,0 36,772 0,772">
          <text:p/>
        </draw:polygon>
        <draw:polygon draw:style-name="gr85" draw:text-style-name="P6" draw:layer="layout" svg:width="0.035cm" svg:height="0.036cm" svg:x="7.99cm" svg:y="12.311cm" svg:viewBox="0 0 36 37" draw:points="0,0 36,0 36,37 0,37">
          <text:p/>
        </draw:polygon>
        <draw:polygon draw:style-name="gr86" draw:text-style-name="P11" draw:layer="layout" svg:width="0.035cm" svg:height="0.036cm" svg:x="7.99cm" svg:y="12.311cm" svg:viewBox="0 0 36 37" draw:points="0,0 36,0 36,37 0,37">
          <text:p/>
        </draw:polygon>
        <draw:polygon draw:style-name="gr85" draw:text-style-name="P6" draw:layer="layout" svg:width="0.465cm" svg:height="0.036cm" svg:x="8.008cm" svg:y="12.311cm" svg:viewBox="0 0 466 37" draw:points="0,0 466,0 466,37 0,37">
          <text:p/>
        </draw:polygon>
        <draw:polygon draw:style-name="gr86" draw:text-style-name="P11" draw:layer="layout" svg:width="0.465cm" svg:height="0.036cm" svg:x="8.008cm" svg:y="12.311cm" svg:viewBox="0 0 466 37" draw:points="0,0 466,0 466,37 0,37">
          <text:p/>
        </draw:polygon>
        <draw:polygon draw:style-name="gr85" draw:text-style-name="P6" draw:layer="layout" svg:width="0.039cm" svg:height="0.771cm" svg:x="8.473cm" svg:y="11.537cm" svg:viewBox="0 0 40 772" draw:points="0,0 40,0 40,772 0,772">
          <text:p/>
        </draw:polygon>
        <draw:polygon draw:style-name="gr86" draw:text-style-name="P11" draw:layer="layout" svg:width="0.039cm" svg:height="0.771cm" svg:x="8.473cm" svg:y="11.537cm" svg:viewBox="0 0 40 772" draw:points="0,0 40,0 40,772 0,772">
          <text:p/>
        </draw:polygon>
        <draw:polygon draw:style-name="gr85" draw:text-style-name="P6" draw:layer="layout" svg:width="0.039cm" svg:height="0.036cm" svg:x="8.473cm" svg:y="12.311cm" svg:viewBox="0 0 40 37" draw:points="0,0 40,0 40,37 0,37">
          <text:p/>
        </draw:polygon>
        <draw:polygon draw:style-name="gr86" draw:text-style-name="P11" draw:layer="layout" svg:width="0.039cm" svg:height="0.036cm" svg:x="8.473cm" svg:y="12.311cm" svg:viewBox="0 0 40 37" draw:points="0,0 40,0 40,37 0,37">
          <text:p/>
        </draw:polygon>
        <draw:polygon draw:style-name="gr85" draw:text-style-name="P6" draw:layer="layout" svg:width="0.469cm" svg:height="0.036cm" svg:x="8.489cm" svg:y="12.311cm" svg:viewBox="0 0 470 37" draw:points="0,0 470,0 470,37 0,37">
          <text:p/>
        </draw:polygon>
        <draw:polygon draw:style-name="gr86" draw:text-style-name="P11" draw:layer="layout" svg:width="0.469cm" svg:height="0.036cm" svg:x="8.489cm" svg:y="12.311cm" svg:viewBox="0 0 470 37" draw:points="0,0 470,0 470,37 0,37">
          <text:p/>
        </draw:polygon>
        <draw:polygon draw:style-name="gr85" draw:text-style-name="P6" draw:layer="layout" svg:width="0.039cm" svg:height="0.771cm" svg:x="8.96cm" svg:y="11.537cm" svg:viewBox="0 0 40 772" draw:points="0,0 40,0 40,772 0,772">
          <text:p/>
        </draw:polygon>
        <draw:polygon draw:style-name="gr86" draw:text-style-name="P11" draw:layer="layout" svg:width="0.039cm" svg:height="0.771cm" svg:x="8.96cm" svg:y="11.537cm" svg:viewBox="0 0 40 772" draw:points="0,0 40,0 40,772 0,772">
          <text:p/>
        </draw:polygon>
        <draw:polygon draw:style-name="gr85" draw:text-style-name="P6" draw:layer="layout" svg:width="0.039cm" svg:height="0.036cm" svg:x="8.96cm" svg:y="12.311cm" svg:viewBox="0 0 40 37" draw:points="0,0 40,0 40,37 0,37">
          <text:p/>
        </draw:polygon>
        <draw:polygon draw:style-name="gr86" draw:text-style-name="P11" draw:layer="layout" svg:width="0.039cm" svg:height="0.036cm" svg:x="8.96cm" svg:y="12.311cm" svg:viewBox="0 0 40 37" draw:points="0,0 40,0 40,37 0,37">
          <text:p/>
        </draw:polygon>
        <draw:polygon draw:style-name="gr85" draw:text-style-name="P6" draw:layer="layout" svg:width="0.466cm" svg:height="0.036cm" svg:x="8.976cm" svg:y="12.311cm" svg:viewBox="0 0 467 37" draw:points="0,0 467,0 467,37 0,37">
          <text:p/>
        </draw:polygon>
        <draw:polygon draw:style-name="gr86" draw:text-style-name="P11" draw:layer="layout" svg:width="0.466cm" svg:height="0.036cm" svg:x="8.976cm" svg:y="12.311cm" svg:viewBox="0 0 467 37" draw:points="0,0 467,0 467,37 0,37">
          <text:p/>
        </draw:polygon>
        <draw:polygon draw:style-name="gr85" draw:text-style-name="P6" draw:layer="layout" svg:width="0.035cm" svg:height="0.771cm" svg:x="9.442cm" svg:y="11.537cm" svg:viewBox="0 0 36 772" draw:points="0,0 36,0 36,772 0,772">
          <text:p/>
        </draw:polygon>
        <draw:polygon draw:style-name="gr86" draw:text-style-name="P11" draw:layer="layout" svg:width="0.035cm" svg:height="0.771cm" svg:x="9.442cm" svg:y="11.537cm" svg:viewBox="0 0 36 772" draw:points="0,0 36,0 36,772 0,772">
          <text:p/>
        </draw:polygon>
        <draw:polygon draw:style-name="gr85" draw:text-style-name="P6" draw:layer="layout" svg:width="0.035cm" svg:height="0.036cm" svg:x="9.442cm" svg:y="12.311cm" svg:viewBox="0 0 36 37" draw:points="0,0 36,0 36,37 0,37">
          <text:p/>
        </draw:polygon>
        <draw:polygon draw:style-name="gr86" draw:text-style-name="P11" draw:layer="layout" svg:width="0.035cm" svg:height="0.036cm" svg:x="9.442cm" svg:y="12.311cm" svg:viewBox="0 0 36 37" draw:points="0,0 36,0 36,37 0,37">
          <text:p/>
        </draw:polygon>
        <draw:polygon draw:style-name="gr85" draw:text-style-name="P6" draw:layer="layout" svg:width="0.581cm" svg:height="0.036cm" svg:x="9.459cm" svg:y="12.311cm" svg:viewBox="0 0 582 37" draw:points="0,0 582,0 582,37 0,37">
          <text:p/>
        </draw:polygon>
        <draw:polygon draw:style-name="gr86" draw:text-style-name="P11" draw:layer="layout" svg:width="0.581cm" svg:height="0.036cm" svg:x="9.459cm" svg:y="12.311cm" svg:viewBox="0 0 582 37" draw:points="0,0 582,0 582,37 0,37">
          <text:p/>
        </draw:polygon>
        <draw:polygon draw:style-name="gr85" draw:text-style-name="P6" draw:layer="layout" svg:width="0.038cm" svg:height="0.771cm" svg:x="10.04cm" svg:y="11.537cm" svg:viewBox="0 0 39 772" draw:points="0,0 39,0 39,772 0,772">
          <text:p/>
        </draw:polygon>
        <draw:polygon draw:style-name="gr86" draw:text-style-name="P11" draw:layer="layout" svg:width="0.038cm" svg:height="0.771cm" svg:x="10.04cm" svg:y="11.537cm" svg:viewBox="0 0 39 772" draw:points="0,0 39,0 39,772 0,772">
          <text:p/>
        </draw:polygon>
        <draw:polygon draw:style-name="gr85" draw:text-style-name="P6" draw:layer="layout" svg:width="0.038cm" svg:height="0.036cm" svg:x="10.04cm" svg:y="12.311cm" svg:viewBox="0 0 39 37" draw:points="0,0 39,0 39,37 0,37">
          <text:p/>
        </draw:polygon>
        <draw:polygon draw:style-name="gr86" draw:text-style-name="P11" draw:layer="layout" svg:width="0.038cm" svg:height="0.036cm" svg:x="10.04cm" svg:y="12.311cm" svg:viewBox="0 0 39 37" draw:points="0,0 39,0 39,37 0,37">
          <text:p/>
        </draw:polygon>
        <draw:polygon draw:style-name="gr85" draw:text-style-name="P6" draw:layer="layout" svg:width="0.436cm" svg:height="0.036cm" svg:x="10.055cm" svg:y="12.311cm" svg:viewBox="0 0 437 37" draw:points="0,0 437,0 437,37 0,37">
          <text:p/>
        </draw:polygon>
        <draw:polygon draw:style-name="gr86" draw:text-style-name="P11" draw:layer="layout" svg:width="0.436cm" svg:height="0.036cm" svg:x="10.055cm" svg:y="12.311cm" svg:viewBox="0 0 437 37" draw:points="0,0 437,0 437,37 0,37">
          <text:p/>
        </draw:polygon>
        <draw:polygon draw:style-name="gr85" draw:text-style-name="P6" draw:layer="layout" svg:width="0.039cm" svg:height="0.771cm" svg:x="10.491cm" svg:y="11.537cm" svg:viewBox="0 0 40 772" draw:points="0,0 40,0 40,772 0,772">
          <text:p/>
        </draw:polygon>
        <draw:polygon draw:style-name="gr86" draw:text-style-name="P11" draw:layer="layout" svg:width="0.039cm" svg:height="0.771cm" svg:x="10.491cm" svg:y="11.537cm" svg:viewBox="0 0 40 772" draw:points="0,0 40,0 40,772 0,772">
          <text:p/>
        </draw:polygon>
        <draw:polygon draw:style-name="gr85" draw:text-style-name="P6" draw:layer="layout" svg:width="0.039cm" svg:height="0.036cm" svg:x="10.491cm" svg:y="12.311cm" svg:viewBox="0 0 40 37" draw:points="0,0 40,0 40,37 0,37">
          <text:p/>
        </draw:polygon>
        <draw:polygon draw:style-name="gr86" draw:text-style-name="P11" draw:layer="layout" svg:width="0.039cm" svg:height="0.036cm" svg:x="10.491cm" svg:y="12.311cm" svg:viewBox="0 0 40 37" draw:points="0,0 40,0 40,37 0,37">
          <text:p/>
        </draw:polygon>
        <draw:polygon draw:style-name="gr85" draw:text-style-name="P6" draw:layer="layout" svg:width="0.039cm" svg:height="0.036cm" svg:x="10.491cm" svg:y="12.311cm" svg:viewBox="0 0 40 37" draw:points="0,0 40,0 40,37 0,37">
          <text:p/>
        </draw:polygon>
        <draw:polygon draw:style-name="gr86" draw:text-style-name="P11" draw:layer="layout" svg:width="0.039cm" svg:height="0.036cm" svg:x="10.491cm" svg:y="12.311cm" svg:viewBox="0 0 40 37" draw:points="0,0 40,0 40,37 0,37">
          <text:p/>
        </draw:polygon>
        <draw:frame draw:style-name="gr3" draw:text-style-name="P4" draw:layer="layout" svg:width="0.388cm" svg:height="0.395cm" svg:x="9.766cm" svg:y="11.759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5cm" svg:height="0.357cm" svg:x="15.789cm" svg:y="11.751cm">
          <draw:text-box>
            <text:p text:style-name="P1"><text:span text:style-name="T9">-</text:span></text:p>
          </draw:text-box>
        </draw:frame>
        <draw:frame draw:style-name="gr3" draw:text-style-name="P4" draw:layer="layout" svg:width="0.388cm" svg:height="0.395cm" svg:x="15.899cm" svg:y="11.726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5cm" svg:height="0.357cm" svg:x="19.803cm" svg:y="11.751cm">
          <draw:text-box>
            <text:p text:style-name="P1"><text:span text:style-name="T9">-</text:span></text:p>
          </draw:text-box>
        </draw:frame>
        <draw:polygon draw:style-name="gr85" draw:text-style-name="P6" draw:layer="layout" svg:width="0.035cm" svg:height="0.035cm" svg:x="13.137cm" svg:y="11.5cm" svg:viewBox="0 0 36 36" draw:points="0,0 36,0 36,36 0,36">
          <text:p/>
        </draw:polygon>
        <draw:polygon draw:style-name="gr86" draw:text-style-name="P11" draw:layer="layout" svg:width="0.035cm" svg:height="0.035cm" svg:x="13.137cm" svg:y="11.5cm" svg:viewBox="0 0 36 36" draw:points="0,0 36,0 36,36 0,36">
          <text:p/>
        </draw:polygon>
        <draw:polygon draw:style-name="gr85" draw:text-style-name="P6" draw:layer="layout" svg:width="0.035cm" svg:height="0.035cm" svg:x="13.137cm" svg:y="11.5cm" svg:viewBox="0 0 36 36" draw:points="0,0 36,0 36,36 0,36">
          <text:p/>
        </draw:polygon>
        <draw:polygon draw:style-name="gr86" draw:text-style-name="P11" draw:layer="layout" svg:width="0.035cm" svg:height="0.035cm" svg:x="13.137cm" svg:y="11.5cm" svg:viewBox="0 0 36 36" draw:points="0,0 36,0 36,36 0,36">
          <text:p/>
        </draw:polygon>
        <draw:polygon draw:style-name="gr85" draw:text-style-name="P6" draw:layer="layout" svg:width="0.469cm" svg:height="0.035cm" svg:x="13.155cm" svg:y="11.5cm" svg:viewBox="0 0 470 36" draw:points="0,0 470,0 470,36 0,36">
          <text:p/>
        </draw:polygon>
        <draw:polygon draw:style-name="gr86" draw:text-style-name="P11" draw:layer="layout" svg:width="0.469cm" svg:height="0.035cm" svg:x="13.155cm" svg:y="11.5cm" svg:viewBox="0 0 470 36" draw:points="0,0 470,0 470,36 0,36">
          <text:p/>
        </draw:polygon>
        <draw:polygon draw:style-name="gr85" draw:text-style-name="P6" draw:layer="layout" svg:width="0.035cm" svg:height="0.035cm" svg:x="13.624cm" svg:y="11.5cm" svg:viewBox="0 0 36 36" draw:points="0,0 36,0 36,36 0,36">
          <text:p/>
        </draw:polygon>
        <draw:polygon draw:style-name="gr86" draw:text-style-name="P11" draw:layer="layout" svg:width="0.035cm" svg:height="0.035cm" svg:x="13.624cm" svg:y="11.5cm" svg:viewBox="0 0 36 36" draw:points="0,0 36,0 36,36 0,36">
          <text:p/>
        </draw:polygon>
        <draw:polygon draw:style-name="gr85" draw:text-style-name="P6" draw:layer="layout" svg:width="0.47cm" svg:height="0.035cm" svg:x="13.641cm" svg:y="11.5cm" svg:viewBox="0 0 471 36" draw:points="0,0 471,0 471,36 0,36">
          <text:p/>
        </draw:polygon>
        <draw:polygon draw:style-name="gr86" draw:text-style-name="P11" draw:layer="layout" svg:width="0.47cm" svg:height="0.035cm" svg:x="13.641cm" svg:y="11.5cm" svg:viewBox="0 0 471 36" draw:points="0,0 471,0 471,36 0,36">
          <text:p/>
        </draw:polygon>
        <draw:polygon draw:style-name="gr85" draw:text-style-name="P6" draw:layer="layout" svg:width="0.035cm" svg:height="0.035cm" svg:x="14.111cm" svg:y="11.5cm" svg:viewBox="0 0 36 36" draw:points="0,0 36,0 36,36 0,36">
          <text:p/>
        </draw:polygon>
        <draw:polygon draw:style-name="gr86" draw:text-style-name="P11" draw:layer="layout" svg:width="0.035cm" svg:height="0.035cm" svg:x="14.111cm" svg:y="11.5cm" svg:viewBox="0 0 36 36" draw:points="0,0 36,0 36,36 0,36">
          <text:p/>
        </draw:polygon>
        <draw:polygon draw:style-name="gr85" draw:text-style-name="P6" draw:layer="layout" svg:width="0.469cm" svg:height="0.035cm" svg:x="14.128cm" svg:y="11.5cm" svg:viewBox="0 0 470 36" draw:points="0,0 470,0 470,36 0,36">
          <text:p/>
        </draw:polygon>
        <draw:polygon draw:style-name="gr86" draw:text-style-name="P11" draw:layer="layout" svg:width="0.469cm" svg:height="0.035cm" svg:x="14.128cm" svg:y="11.5cm" svg:viewBox="0 0 470 36" draw:points="0,0 470,0 470,36 0,36">
          <text:p/>
        </draw:polygon>
        <draw:polygon draw:style-name="gr85" draw:text-style-name="P6" draw:layer="layout" svg:width="0.036cm" svg:height="0.035cm" svg:x="14.597cm" svg:y="11.5cm" svg:viewBox="0 0 37 36" draw:points="0,0 37,0 37,36 0,36">
          <text:p/>
        </draw:polygon>
        <draw:polygon draw:style-name="gr86" draw:text-style-name="P11" draw:layer="layout" svg:width="0.036cm" svg:height="0.035cm" svg:x="14.597cm" svg:y="11.5cm" svg:viewBox="0 0 37 36" draw:points="0,0 37,0 37,36 0,36">
          <text:p/>
        </draw:polygon>
        <draw:polygon draw:style-name="gr85" draw:text-style-name="P6" draw:layer="layout" svg:width="0.469cm" svg:height="0.035cm" svg:x="14.615cm" svg:y="11.5cm" svg:viewBox="0 0 470 36" draw:points="0,0 470,0 470,36 0,36">
          <text:p/>
        </draw:polygon>
        <draw:polygon draw:style-name="gr86" draw:text-style-name="P11" draw:layer="layout" svg:width="0.469cm" svg:height="0.035cm" svg:x="14.615cm" svg:y="11.5cm" svg:viewBox="0 0 470 36" draw:points="0,0 470,0 470,36 0,36">
          <text:p/>
        </draw:polygon>
        <draw:polygon draw:style-name="gr85" draw:text-style-name="P6" draw:layer="layout" svg:width="0.036cm" svg:height="0.035cm" svg:x="15.084cm" svg:y="11.5cm" svg:viewBox="0 0 37 36" draw:points="0,0 37,0 37,36 0,36">
          <text:p/>
        </draw:polygon>
        <draw:polygon draw:style-name="gr86" draw:text-style-name="P11" draw:layer="layout" svg:width="0.036cm" svg:height="0.035cm" svg:x="15.084cm" svg:y="11.5cm" svg:viewBox="0 0 37 36" draw:points="0,0 37,0 37,36 0,36">
          <text:p/>
        </draw:polygon>
        <draw:polygon draw:style-name="gr85" draw:text-style-name="P6" draw:layer="layout" svg:width="0.469cm" svg:height="0.035cm" svg:x="15.102cm" svg:y="11.5cm" svg:viewBox="0 0 470 36" draw:points="0,0 470,0 470,36 0,36">
          <text:p/>
        </draw:polygon>
        <draw:polygon draw:style-name="gr86" draw:text-style-name="P11" draw:layer="layout" svg:width="0.469cm" svg:height="0.035cm" svg:x="15.102cm" svg:y="11.5cm" svg:viewBox="0 0 470 36" draw:points="0,0 470,0 470,36 0,36">
          <text:p/>
        </draw:polygon>
        <draw:polygon draw:style-name="gr85" draw:text-style-name="P6" draw:layer="layout" svg:width="0.035cm" svg:height="0.035cm" svg:x="15.571cm" svg:y="11.5cm" svg:viewBox="0 0 36 36" draw:points="0,0 36,0 36,36 0,36">
          <text:p/>
        </draw:polygon>
        <draw:polygon draw:style-name="gr86" draw:text-style-name="P11" draw:layer="layout" svg:width="0.035cm" svg:height="0.035cm" svg:x="15.571cm" svg:y="11.5cm" svg:viewBox="0 0 36 36" draw:points="0,0 36,0 36,36 0,36">
          <text:p/>
        </draw:polygon>
        <draw:polygon draw:style-name="gr85" draw:text-style-name="P6" draw:layer="layout" svg:width="0.584cm" svg:height="0.035cm" svg:x="15.589cm" svg:y="11.5cm" svg:viewBox="0 0 585 36" draw:points="0,0 585,0 585,36 0,36">
          <text:p/>
        </draw:polygon>
        <draw:polygon draw:style-name="gr86" draw:text-style-name="P11" draw:layer="layout" svg:width="0.584cm" svg:height="0.035cm" svg:x="15.589cm" svg:y="11.5cm" svg:viewBox="0 0 585 36" draw:points="0,0 585,0 585,36 0,36">
          <text:p/>
        </draw:polygon>
        <draw:polygon draw:style-name="gr85" draw:text-style-name="P6" draw:layer="layout" svg:width="0.035cm" svg:height="0.035cm" svg:x="16.173cm" svg:y="11.5cm" svg:viewBox="0 0 36 36" draw:points="0,0 36,0 36,36 0,36">
          <text:p/>
        </draw:polygon>
        <draw:polygon draw:style-name="gr86" draw:text-style-name="P11" draw:layer="layout" svg:width="0.035cm" svg:height="0.035cm" svg:x="16.173cm" svg:y="11.5cm" svg:viewBox="0 0 36 36" draw:points="0,0 36,0 36,36 0,36">
          <text:p/>
        </draw:polygon>
        <draw:polygon draw:style-name="gr85" draw:text-style-name="P6" draw:layer="layout" svg:width="0.469cm" svg:height="0.035cm" svg:x="16.19cm" svg:y="11.5cm" svg:viewBox="0 0 470 36" draw:points="0,0 470,0 470,36 0,36">
          <text:p/>
        </draw:polygon>
        <draw:polygon draw:style-name="gr86" draw:text-style-name="P11" draw:layer="layout" svg:width="0.469cm" svg:height="0.035cm" svg:x="16.19cm" svg:y="11.5cm" svg:viewBox="0 0 470 36" draw:points="0,0 470,0 470,36 0,36">
          <text:p/>
        </draw:polygon>
        <draw:polygon draw:style-name="gr85" draw:text-style-name="P6" draw:layer="layout" svg:width="0.036cm" svg:height="0.035cm" svg:x="16.659cm" svg:y="11.5cm" svg:viewBox="0 0 37 36" draw:points="0,0 37,0 37,36 0,36">
          <text:p/>
        </draw:polygon>
        <draw:polygon draw:style-name="gr86" draw:text-style-name="P11" draw:layer="layout" svg:width="0.036cm" svg:height="0.035cm" svg:x="16.659cm" svg:y="11.5cm" svg:viewBox="0 0 37 36" draw:points="0,0 37,0 37,36 0,36">
          <text:p/>
        </draw:polygon>
        <draw:polygon draw:style-name="gr85" draw:text-style-name="P6" draw:layer="layout" svg:width="0.469cm" svg:height="0.035cm" svg:x="16.677cm" svg:y="11.5cm" svg:viewBox="0 0 470 36" draw:points="0,0 470,0 470,36 0,36">
          <text:p/>
        </draw:polygon>
        <draw:polygon draw:style-name="gr86" draw:text-style-name="P11" draw:layer="layout" svg:width="0.469cm" svg:height="0.035cm" svg:x="16.677cm" svg:y="11.5cm" svg:viewBox="0 0 470 36" draw:points="0,0 470,0 470,36 0,36">
          <text:p/>
        </draw:polygon>
        <draw:polygon draw:style-name="gr85" draw:text-style-name="P6" draw:layer="layout" svg:width="0.036cm" svg:height="0.035cm" svg:x="17.146cm" svg:y="11.5cm" svg:viewBox="0 0 37 36" draw:points="0,0 37,0 37,36 0,36">
          <text:p/>
        </draw:polygon>
        <draw:polygon draw:style-name="gr86" draw:text-style-name="P11" draw:layer="layout" svg:width="0.036cm" svg:height="0.035cm" svg:x="17.146cm" svg:y="11.5cm" svg:viewBox="0 0 37 36" draw:points="0,0 37,0 37,36 0,36">
          <text:p/>
        </draw:polygon>
        <draw:polygon draw:style-name="gr85" draw:text-style-name="P6" draw:layer="layout" svg:width="0.469cm" svg:height="0.035cm" svg:x="17.164cm" svg:y="11.5cm" svg:viewBox="0 0 470 36" draw:points="0,0 470,0 470,36 0,36">
          <text:p/>
        </draw:polygon>
        <draw:polygon draw:style-name="gr86" draw:text-style-name="P11" draw:layer="layout" svg:width="0.469cm" svg:height="0.035cm" svg:x="17.164cm" svg:y="11.5cm" svg:viewBox="0 0 470 36" draw:points="0,0 470,0 470,36 0,36">
          <text:p/>
        </draw:polygon>
        <draw:polygon draw:style-name="gr85" draw:text-style-name="P6" draw:layer="layout" svg:width="0.035cm" svg:height="0.035cm" svg:x="17.633cm" svg:y="11.5cm" svg:viewBox="0 0 36 36" draw:points="0,0 36,0 36,36 0,36">
          <text:p/>
        </draw:polygon>
        <draw:polygon draw:style-name="gr86" draw:text-style-name="P11" draw:layer="layout" svg:width="0.035cm" svg:height="0.035cm" svg:x="17.633cm" svg:y="11.5cm" svg:viewBox="0 0 36 36" draw:points="0,0 36,0 36,36 0,36">
          <text:p/>
        </draw:polygon>
        <draw:polygon draw:style-name="gr85" draw:text-style-name="P6" draw:layer="layout" svg:width="0.469cm" svg:height="0.035cm" svg:x="17.651cm" svg:y="11.5cm" svg:viewBox="0 0 470 36" draw:points="0,0 470,0 470,36 0,36">
          <text:p/>
        </draw:polygon>
        <draw:polygon draw:style-name="gr86" draw:text-style-name="P11" draw:layer="layout" svg:width="0.469cm" svg:height="0.035cm" svg:x="17.651cm" svg:y="11.5cm" svg:viewBox="0 0 470 36" draw:points="0,0 470,0 470,36 0,36">
          <text:p/>
        </draw:polygon>
        <draw:polygon draw:style-name="gr85" draw:text-style-name="P6" draw:layer="layout" svg:width="0.035cm" svg:height="0.035cm" svg:x="18.12cm" svg:y="11.5cm" svg:viewBox="0 0 36 36" draw:points="0,0 36,0 36,36 0,36">
          <text:p/>
        </draw:polygon>
        <draw:polygon draw:style-name="gr86" draw:text-style-name="P11" draw:layer="layout" svg:width="0.035cm" svg:height="0.035cm" svg:x="18.12cm" svg:y="11.5cm" svg:viewBox="0 0 36 36" draw:points="0,0 36,0 36,36 0,36">
          <text:p/>
        </draw:polygon>
        <draw:polygon draw:style-name="gr85" draw:text-style-name="P6" draw:layer="layout" svg:width="0.469cm" svg:height="0.035cm" svg:x="18.138cm" svg:y="11.5cm" svg:viewBox="0 0 470 36" draw:points="0,0 470,0 470,36 0,36">
          <text:p/>
        </draw:polygon>
        <draw:polygon draw:style-name="gr86" draw:text-style-name="P11" draw:layer="layout" svg:width="0.469cm" svg:height="0.035cm" svg:x="18.138cm" svg:y="11.5cm" svg:viewBox="0 0 470 36" draw:points="0,0 470,0 470,36 0,36">
          <text:p/>
        </draw:polygon>
        <draw:polygon draw:style-name="gr85" draw:text-style-name="P6" draw:layer="layout" svg:width="0.035cm" svg:height="0.035cm" svg:x="18.607cm" svg:y="11.5cm" svg:viewBox="0 0 36 36" draw:points="0,0 36,0 36,36 0,36">
          <text:p/>
        </draw:polygon>
        <draw:polygon draw:style-name="gr86" draw:text-style-name="P11" draw:layer="layout" svg:width="0.035cm" svg:height="0.035cm" svg:x="18.607cm" svg:y="11.5cm" svg:viewBox="0 0 36 36" draw:points="0,0 36,0 36,36 0,36">
          <text:p/>
        </draw:polygon>
        <draw:polygon draw:style-name="gr85" draw:text-style-name="P6" draw:layer="layout" svg:width="0.47cm" svg:height="0.035cm" svg:x="18.624cm" svg:y="11.5cm" svg:viewBox="0 0 471 36" draw:points="0,0 471,0 471,36 0,36">
          <text:p/>
        </draw:polygon>
        <draw:polygon draw:style-name="gr86" draw:text-style-name="P11" draw:layer="layout" svg:width="0.47cm" svg:height="0.035cm" svg:x="18.624cm" svg:y="11.5cm" svg:viewBox="0 0 471 36" draw:points="0,0 471,0 471,36 0,36">
          <text:p/>
        </draw:polygon>
        <draw:polygon draw:style-name="gr85" draw:text-style-name="P6" draw:layer="layout" svg:width="0.035cm" svg:height="0.035cm" svg:x="19.094cm" svg:y="11.5cm" svg:viewBox="0 0 36 36" draw:points="0,0 36,0 36,36 0,36">
          <text:p/>
        </draw:polygon>
        <draw:polygon draw:style-name="gr86" draw:text-style-name="P11" draw:layer="layout" svg:width="0.035cm" svg:height="0.035cm" svg:x="19.094cm" svg:y="11.5cm" svg:viewBox="0 0 36 36" draw:points="0,0 36,0 36,36 0,36">
          <text:p/>
        </draw:polygon>
        <draw:polygon draw:style-name="gr85" draw:text-style-name="P6" draw:layer="layout" svg:width="0.469cm" svg:height="0.035cm" svg:x="19.111cm" svg:y="11.5cm" svg:viewBox="0 0 470 36" draw:points="0,0 470,0 470,36 0,36">
          <text:p/>
        </draw:polygon>
        <draw:polygon draw:style-name="gr86" draw:text-style-name="P11" draw:layer="layout" svg:width="0.469cm" svg:height="0.035cm" svg:x="19.111cm" svg:y="11.5cm" svg:viewBox="0 0 470 36" draw:points="0,0 470,0 470,36 0,36">
          <text:p/>
        </draw:polygon>
        <draw:polygon draw:style-name="gr85" draw:text-style-name="P6" draw:layer="layout" svg:width="0.036cm" svg:height="0.035cm" svg:x="19.58cm" svg:y="11.5cm" svg:viewBox="0 0 37 36" draw:points="0,0 37,0 37,36 0,36">
          <text:p/>
        </draw:polygon>
        <draw:polygon draw:style-name="gr86" draw:text-style-name="P11" draw:layer="layout" svg:width="0.036cm" svg:height="0.035cm" svg:x="19.58cm" svg:y="11.5cm" svg:viewBox="0 0 37 36" draw:points="0,0 37,0 37,36 0,36">
          <text:p/>
        </draw:polygon>
        <draw:polygon draw:style-name="gr85" draw:text-style-name="P6" draw:layer="layout" svg:width="0.584cm" svg:height="0.035cm" svg:x="19.598cm" svg:y="11.5cm" svg:viewBox="0 0 585 36" draw:points="0,0 585,0 585,36 0,36">
          <text:p/>
        </draw:polygon>
        <draw:polygon draw:style-name="gr86" draw:text-style-name="P11" draw:layer="layout" svg:width="0.584cm" svg:height="0.035cm" svg:x="19.598cm" svg:y="11.5cm" svg:viewBox="0 0 585 36" draw:points="0,0 585,0 585,36 0,36">
          <text:p/>
        </draw:polygon>
        <draw:polygon draw:style-name="gr85" draw:text-style-name="P6" draw:layer="layout" svg:width="0.035cm" svg:height="0.035cm" svg:x="20.182cm" svg:y="11.5cm" svg:viewBox="0 0 36 36" draw:points="0,0 36,0 36,36 0,36">
          <text:p/>
        </draw:polygon>
        <draw:polygon draw:style-name="gr86" draw:text-style-name="P11" draw:layer="layout" svg:width="0.035cm" svg:height="0.035cm" svg:x="20.182cm" svg:y="11.5cm" svg:viewBox="0 0 36 36" draw:points="0,0 36,0 36,36 0,36">
          <text:p/>
        </draw:polygon>
        <draw:polygon draw:style-name="gr85" draw:text-style-name="P6" draw:layer="layout" svg:width="0.423cm" svg:height="0.035cm" svg:x="20.2cm" svg:y="11.5cm" svg:viewBox="0 0 424 36" draw:points="0,0 424,0 424,36 0,36">
          <text:p/>
        </draw:polygon>
        <draw:polygon draw:style-name="gr86" draw:text-style-name="P11" draw:layer="layout" svg:width="0.423cm" svg:height="0.035cm" svg:x="20.2cm" svg:y="11.5cm" svg:viewBox="0 0 424 36" draw:points="0,0 424,0 424,36 0,36">
          <text:p/>
        </draw:polygon>
        <draw:polygon draw:style-name="gr85" draw:text-style-name="P6" draw:layer="layout" svg:width="0.035cm" svg:height="0.035cm" svg:x="20.623cm" svg:y="11.5cm" svg:viewBox="0 0 36 36" draw:points="0,0 36,0 36,36 0,36">
          <text:p/>
        </draw:polygon>
        <draw:polygon draw:style-name="gr86" draw:text-style-name="P11" draw:layer="layout" svg:width="0.035cm" svg:height="0.035cm" svg:x="20.623cm" svg:y="11.5cm" svg:viewBox="0 0 36 36" draw:points="0,0 36,0 36,36 0,36">
          <text:p/>
        </draw:polygon>
        <draw:polygon draw:style-name="gr85" draw:text-style-name="P6" draw:layer="layout" svg:width="0.035cm" svg:height="0.035cm" svg:x="20.623cm" svg:y="11.5cm" svg:viewBox="0 0 36 36" draw:points="0,0 36,0 36,36 0,36">
          <text:p/>
        </draw:polygon>
        <draw:polygon draw:style-name="gr86" draw:text-style-name="P11" draw:layer="layout" svg:width="0.035cm" svg:height="0.035cm" svg:x="20.623cm" svg:y="11.5cm" svg:viewBox="0 0 36 36" draw:points="0,0 36,0 36,36 0,36">
          <text:p/>
        </draw:polygon>
        <draw:polygon draw:style-name="gr85" draw:text-style-name="P6" draw:layer="layout" svg:width="0.035cm" svg:height="0.753cm" svg:x="13.137cm" svg:y="11.516cm" svg:viewBox="0 0 36 754" draw:points="0,0 36,0 36,754 0,754">
          <text:p/>
        </draw:polygon>
        <draw:polygon draw:style-name="gr86" draw:text-style-name="P11" draw:layer="layout" svg:width="0.035cm" svg:height="0.753cm" svg:x="13.137cm" svg:y="11.516cm" svg:viewBox="0 0 36 754" draw:points="0,0 36,0 36,754 0,754">
          <text:p/>
        </draw:polygon>
        <draw:polygon draw:style-name="gr85" draw:text-style-name="P6" draw:layer="layout" svg:width="0.035cm" svg:height="0.035cm" svg:x="13.137cm" svg:y="12.269cm" svg:viewBox="0 0 36 36" draw:points="0,0 36,0 36,36 0,36">
          <text:p/>
        </draw:polygon>
        <draw:polygon draw:style-name="gr86" draw:text-style-name="P11" draw:layer="layout" svg:width="0.035cm" svg:height="0.035cm" svg:x="13.137cm" svg:y="12.269cm" svg:viewBox="0 0 36 36" draw:points="0,0 36,0 36,36 0,36">
          <text:p/>
        </draw:polygon>
        <draw:polygon draw:style-name="gr85" draw:text-style-name="P6" draw:layer="layout" svg:width="0.035cm" svg:height="0.035cm" svg:x="13.137cm" svg:y="12.269cm" svg:viewBox="0 0 36 36" draw:points="0,0 36,0 36,36 0,36">
          <text:p/>
        </draw:polygon>
        <draw:polygon draw:style-name="gr86" draw:text-style-name="P11" draw:layer="layout" svg:width="0.035cm" svg:height="0.035cm" svg:x="13.137cm" svg:y="12.269cm" svg:viewBox="0 0 36 36" draw:points="0,0 36,0 36,36 0,36">
          <text:p/>
        </draw:polygon>
        <draw:polygon draw:style-name="gr85" draw:text-style-name="P6" draw:layer="layout" svg:width="0.469cm" svg:height="0.035cm" svg:x="13.155cm" svg:y="12.269cm" svg:viewBox="0 0 470 36" draw:points="0,0 470,0 470,36 0,36">
          <text:p/>
        </draw:polygon>
        <draw:polygon draw:style-name="gr86" draw:text-style-name="P11" draw:layer="layout" svg:width="0.469cm" svg:height="0.035cm" svg:x="13.155cm" svg:y="12.269cm" svg:viewBox="0 0 470 36" draw:points="0,0 470,0 470,36 0,36">
          <text:p/>
        </draw:polygon>
        <draw:polygon draw:style-name="gr85" draw:text-style-name="P6" draw:layer="layout" svg:width="0.035cm" svg:height="0.753cm" svg:x="13.624cm" svg:y="11.516cm" svg:viewBox="0 0 36 754" draw:points="0,0 36,0 36,754 0,754">
          <text:p/>
        </draw:polygon>
        <draw:polygon draw:style-name="gr86" draw:text-style-name="P11" draw:layer="layout" svg:width="0.035cm" svg:height="0.753cm" svg:x="13.624cm" svg:y="11.516cm" svg:viewBox="0 0 36 754" draw:points="0,0 36,0 36,754 0,754">
          <text:p/>
        </draw:polygon>
        <draw:polygon draw:style-name="gr85" draw:text-style-name="P6" draw:layer="layout" svg:width="0.035cm" svg:height="0.035cm" svg:x="13.624cm" svg:y="12.269cm" svg:viewBox="0 0 36 36" draw:points="0,0 36,0 36,36 0,36">
          <text:p/>
        </draw:polygon>
        <draw:polygon draw:style-name="gr86" draw:text-style-name="P11" draw:layer="layout" svg:width="0.035cm" svg:height="0.035cm" svg:x="13.624cm" svg:y="12.269cm" svg:viewBox="0 0 36 36" draw:points="0,0 36,0 36,36 0,36">
          <text:p/>
        </draw:polygon>
        <draw:polygon draw:style-name="gr85" draw:text-style-name="P6" draw:layer="layout" svg:width="0.47cm" svg:height="0.035cm" svg:x="13.641cm" svg:y="12.269cm" svg:viewBox="0 0 471 36" draw:points="0,0 471,0 471,36 0,36">
          <text:p/>
        </draw:polygon>
        <draw:polygon draw:style-name="gr86" draw:text-style-name="P11" draw:layer="layout" svg:width="0.47cm" svg:height="0.035cm" svg:x="13.641cm" svg:y="12.269cm" svg:viewBox="0 0 471 36" draw:points="0,0 471,0 471,36 0,36">
          <text:p/>
        </draw:polygon>
        <draw:polygon draw:style-name="gr85" draw:text-style-name="P6" draw:layer="layout" svg:width="0.035cm" svg:height="0.753cm" svg:x="14.111cm" svg:y="11.516cm" svg:viewBox="0 0 36 754" draw:points="0,0 36,0 36,754 0,754">
          <text:p/>
        </draw:polygon>
        <draw:polygon draw:style-name="gr86" draw:text-style-name="P11" draw:layer="layout" svg:width="0.035cm" svg:height="0.753cm" svg:x="14.111cm" svg:y="11.516cm" svg:viewBox="0 0 36 754" draw:points="0,0 36,0 36,754 0,754">
          <text:p/>
        </draw:polygon>
        <draw:polygon draw:style-name="gr85" draw:text-style-name="P6" draw:layer="layout" svg:width="0.035cm" svg:height="0.035cm" svg:x="14.111cm" svg:y="12.269cm" svg:viewBox="0 0 36 36" draw:points="0,0 36,0 36,36 0,36">
          <text:p/>
        </draw:polygon>
        <draw:polygon draw:style-name="gr86" draw:text-style-name="P11" draw:layer="layout" svg:width="0.035cm" svg:height="0.035cm" svg:x="14.111cm" svg:y="12.269cm" svg:viewBox="0 0 36 36" draw:points="0,0 36,0 36,36 0,36">
          <text:p/>
        </draw:polygon>
        <draw:polygon draw:style-name="gr85" draw:text-style-name="P6" draw:layer="layout" svg:width="0.469cm" svg:height="0.035cm" svg:x="14.128cm" svg:y="12.269cm" svg:viewBox="0 0 470 36" draw:points="0,0 470,0 470,36 0,36">
          <text:p/>
        </draw:polygon>
        <draw:polygon draw:style-name="gr86" draw:text-style-name="P11" draw:layer="layout" svg:width="0.469cm" svg:height="0.035cm" svg:x="14.128cm" svg:y="12.269cm" svg:viewBox="0 0 470 36" draw:points="0,0 470,0 470,36 0,36">
          <text:p/>
        </draw:polygon>
        <draw:polygon draw:style-name="gr85" draw:text-style-name="P6" draw:layer="layout" svg:width="0.036cm" svg:height="0.753cm" svg:x="14.597cm" svg:y="11.516cm" svg:viewBox="0 0 37 754" draw:points="0,0 37,0 37,754 0,754">
          <text:p/>
        </draw:polygon>
        <draw:polygon draw:style-name="gr86" draw:text-style-name="P11" draw:layer="layout" svg:width="0.036cm" svg:height="0.753cm" svg:x="14.597cm" svg:y="11.516cm" svg:viewBox="0 0 37 754" draw:points="0,0 37,0 37,754 0,754">
          <text:p/>
        </draw:polygon>
        <draw:polygon draw:style-name="gr85" draw:text-style-name="P6" draw:layer="layout" svg:width="0.036cm" svg:height="0.035cm" svg:x="14.597cm" svg:y="12.269cm" svg:viewBox="0 0 37 36" draw:points="0,0 37,0 37,36 0,36">
          <text:p/>
        </draw:polygon>
        <draw:polygon draw:style-name="gr86" draw:text-style-name="P11" draw:layer="layout" svg:width="0.036cm" svg:height="0.035cm" svg:x="14.597cm" svg:y="12.269cm" svg:viewBox="0 0 37 36" draw:points="0,0 37,0 37,36 0,36">
          <text:p/>
        </draw:polygon>
        <draw:polygon draw:style-name="gr85" draw:text-style-name="P6" draw:layer="layout" svg:width="0.469cm" svg:height="0.035cm" svg:x="14.615cm" svg:y="12.269cm" svg:viewBox="0 0 470 36" draw:points="0,0 470,0 470,36 0,36">
          <text:p/>
        </draw:polygon>
        <draw:polygon draw:style-name="gr86" draw:text-style-name="P11" draw:layer="layout" svg:width="0.469cm" svg:height="0.035cm" svg:x="14.615cm" svg:y="12.269cm" svg:viewBox="0 0 470 36" draw:points="0,0 470,0 470,36 0,36">
          <text:p/>
        </draw:polygon>
        <draw:polygon draw:style-name="gr85" draw:text-style-name="P6" draw:layer="layout" svg:width="0.036cm" svg:height="0.753cm" svg:x="15.084cm" svg:y="11.516cm" svg:viewBox="0 0 37 754" draw:points="0,0 37,0 37,754 0,754">
          <text:p/>
        </draw:polygon>
        <draw:polygon draw:style-name="gr86" draw:text-style-name="P11" draw:layer="layout" svg:width="0.036cm" svg:height="0.753cm" svg:x="15.084cm" svg:y="11.516cm" svg:viewBox="0 0 37 754" draw:points="0,0 37,0 37,754 0,754">
          <text:p/>
        </draw:polygon>
        <draw:polygon draw:style-name="gr85" draw:text-style-name="P6" draw:layer="layout" svg:width="0.036cm" svg:height="0.035cm" svg:x="15.084cm" svg:y="12.269cm" svg:viewBox="0 0 37 36" draw:points="0,0 37,0 37,36 0,36">
          <text:p/>
        </draw:polygon>
        <draw:polygon draw:style-name="gr86" draw:text-style-name="P11" draw:layer="layout" svg:width="0.036cm" svg:height="0.035cm" svg:x="15.084cm" svg:y="12.269cm" svg:viewBox="0 0 37 36" draw:points="0,0 37,0 37,36 0,36">
          <text:p/>
        </draw:polygon>
        <draw:polygon draw:style-name="gr85" draw:text-style-name="P6" draw:layer="layout" svg:width="0.469cm" svg:height="0.035cm" svg:x="15.102cm" svg:y="12.269cm" svg:viewBox="0 0 470 36" draw:points="0,0 470,0 470,36 0,36">
          <text:p/>
        </draw:polygon>
        <draw:polygon draw:style-name="gr86" draw:text-style-name="P11" draw:layer="layout" svg:width="0.469cm" svg:height="0.035cm" svg:x="15.102cm" svg:y="12.269cm" svg:viewBox="0 0 470 36" draw:points="0,0 470,0 470,36 0,36">
          <text:p/>
        </draw:polygon>
        <draw:polygon draw:style-name="gr85" draw:text-style-name="P6" draw:layer="layout" svg:width="0.035cm" svg:height="0.753cm" svg:x="15.571cm" svg:y="11.516cm" svg:viewBox="0 0 36 754" draw:points="0,0 36,0 36,754 0,754">
          <text:p/>
        </draw:polygon>
        <draw:polygon draw:style-name="gr86" draw:text-style-name="P11" draw:layer="layout" svg:width="0.035cm" svg:height="0.753cm" svg:x="15.571cm" svg:y="11.516cm" svg:viewBox="0 0 36 754" draw:points="0,0 36,0 36,754 0,754">
          <text:p/>
        </draw:polygon>
        <draw:polygon draw:style-name="gr85" draw:text-style-name="P6" draw:layer="layout" svg:width="0.035cm" svg:height="0.035cm" svg:x="15.571cm" svg:y="12.269cm" svg:viewBox="0 0 36 36" draw:points="0,0 36,0 36,36 0,36">
          <text:p/>
        </draw:polygon>
        <draw:polygon draw:style-name="gr86" draw:text-style-name="P11" draw:layer="layout" svg:width="0.035cm" svg:height="0.035cm" svg:x="15.571cm" svg:y="12.269cm" svg:viewBox="0 0 36 36" draw:points="0,0 36,0 36,36 0,36">
          <text:p/>
        </draw:polygon>
        <draw:polygon draw:style-name="gr85" draw:text-style-name="P6" draw:layer="layout" svg:width="0.584cm" svg:height="0.035cm" svg:x="15.589cm" svg:y="12.269cm" svg:viewBox="0 0 585 36" draw:points="0,0 585,0 585,36 0,36">
          <text:p/>
        </draw:polygon>
        <draw:polygon draw:style-name="gr86" draw:text-style-name="P11" draw:layer="layout" svg:width="0.584cm" svg:height="0.035cm" svg:x="15.589cm" svg:y="12.269cm" svg:viewBox="0 0 585 36" draw:points="0,0 585,0 585,36 0,36">
          <text:p/>
        </draw:polygon>
        <draw:polygon draw:style-name="gr85" draw:text-style-name="P6" draw:layer="layout" svg:width="0.035cm" svg:height="0.753cm" svg:x="16.173cm" svg:y="11.516cm" svg:viewBox="0 0 36 754" draw:points="0,0 36,0 36,754 0,754">
          <text:p/>
        </draw:polygon>
        <draw:polygon draw:style-name="gr86" draw:text-style-name="P11" draw:layer="layout" svg:width="0.035cm" svg:height="0.753cm" svg:x="16.173cm" svg:y="11.516cm" svg:viewBox="0 0 36 754" draw:points="0,0 36,0 36,754 0,754">
          <text:p/>
        </draw:polygon>
        <draw:polygon draw:style-name="gr85" draw:text-style-name="P6" draw:layer="layout" svg:width="0.035cm" svg:height="0.035cm" svg:x="16.173cm" svg:y="12.269cm" svg:viewBox="0 0 36 36" draw:points="0,0 36,0 36,36 0,36">
          <text:p/>
        </draw:polygon>
        <draw:polygon draw:style-name="gr86" draw:text-style-name="P11" draw:layer="layout" svg:width="0.035cm" svg:height="0.035cm" svg:x="16.173cm" svg:y="12.269cm" svg:viewBox="0 0 36 36" draw:points="0,0 36,0 36,36 0,36">
          <text:p/>
        </draw:polygon>
        <draw:polygon draw:style-name="gr85" draw:text-style-name="P6" draw:layer="layout" svg:width="0.469cm" svg:height="0.035cm" svg:x="16.19cm" svg:y="12.269cm" svg:viewBox="0 0 470 36" draw:points="0,0 470,0 470,36 0,36">
          <text:p/>
        </draw:polygon>
        <draw:polygon draw:style-name="gr86" draw:text-style-name="P11" draw:layer="layout" svg:width="0.469cm" svg:height="0.035cm" svg:x="16.19cm" svg:y="12.269cm" svg:viewBox="0 0 470 36" draw:points="0,0 470,0 470,36 0,36">
          <text:p/>
        </draw:polygon>
        <draw:polygon draw:style-name="gr85" draw:text-style-name="P6" draw:layer="layout" svg:width="0.036cm" svg:height="0.753cm" svg:x="16.659cm" svg:y="11.516cm" svg:viewBox="0 0 37 754" draw:points="0,0 37,0 37,754 0,754">
          <text:p/>
        </draw:polygon>
        <draw:polygon draw:style-name="gr86" draw:text-style-name="P11" draw:layer="layout" svg:width="0.036cm" svg:height="0.753cm" svg:x="16.659cm" svg:y="11.516cm" svg:viewBox="0 0 37 754" draw:points="0,0 37,0 37,754 0,754">
          <text:p/>
        </draw:polygon>
        <draw:polygon draw:style-name="gr85" draw:text-style-name="P6" draw:layer="layout" svg:width="0.036cm" svg:height="0.035cm" svg:x="16.659cm" svg:y="12.269cm" svg:viewBox="0 0 37 36" draw:points="0,0 37,0 37,36 0,36">
          <text:p/>
        </draw:polygon>
        <draw:polygon draw:style-name="gr86" draw:text-style-name="P11" draw:layer="layout" svg:width="0.036cm" svg:height="0.035cm" svg:x="16.659cm" svg:y="12.269cm" svg:viewBox="0 0 37 36" draw:points="0,0 37,0 37,36 0,36">
          <text:p/>
        </draw:polygon>
        <draw:polygon draw:style-name="gr85" draw:text-style-name="P6" draw:layer="layout" svg:width="0.469cm" svg:height="0.035cm" svg:x="16.677cm" svg:y="12.269cm" svg:viewBox="0 0 470 36" draw:points="0,0 470,0 470,36 0,36">
          <text:p/>
        </draw:polygon>
        <draw:polygon draw:style-name="gr86" draw:text-style-name="P11" draw:layer="layout" svg:width="0.469cm" svg:height="0.035cm" svg:x="16.677cm" svg:y="12.269cm" svg:viewBox="0 0 470 36" draw:points="0,0 470,0 470,36 0,36">
          <text:p/>
        </draw:polygon>
        <draw:polygon draw:style-name="gr85" draw:text-style-name="P6" draw:layer="layout" svg:width="0.036cm" svg:height="0.753cm" svg:x="17.146cm" svg:y="11.516cm" svg:viewBox="0 0 37 754" draw:points="0,0 37,0 37,754 0,754">
          <text:p/>
        </draw:polygon>
        <draw:polygon draw:style-name="gr86" draw:text-style-name="P11" draw:layer="layout" svg:width="0.036cm" svg:height="0.753cm" svg:x="17.146cm" svg:y="11.516cm" svg:viewBox="0 0 37 754" draw:points="0,0 37,0 37,754 0,754">
          <text:p/>
        </draw:polygon>
        <draw:polygon draw:style-name="gr85" draw:text-style-name="P6" draw:layer="layout" svg:width="0.036cm" svg:height="0.035cm" svg:x="17.146cm" svg:y="12.269cm" svg:viewBox="0 0 37 36" draw:points="0,0 37,0 37,36 0,36">
          <text:p/>
        </draw:polygon>
        <draw:polygon draw:style-name="gr86" draw:text-style-name="P11" draw:layer="layout" svg:width="0.036cm" svg:height="0.035cm" svg:x="17.146cm" svg:y="12.269cm" svg:viewBox="0 0 37 36" draw:points="0,0 37,0 37,36 0,36">
          <text:p/>
        </draw:polygon>
        <draw:polygon draw:style-name="gr85" draw:text-style-name="P6" draw:layer="layout" svg:width="0.469cm" svg:height="0.035cm" svg:x="17.164cm" svg:y="12.269cm" svg:viewBox="0 0 470 36" draw:points="0,0 470,0 470,36 0,36">
          <text:p/>
        </draw:polygon>
        <draw:polygon draw:style-name="gr86" draw:text-style-name="P11" draw:layer="layout" svg:width="0.469cm" svg:height="0.035cm" svg:x="17.164cm" svg:y="12.269cm" svg:viewBox="0 0 470 36" draw:points="0,0 470,0 470,36 0,36">
          <text:p/>
        </draw:polygon>
        <draw:polygon draw:style-name="gr85" draw:text-style-name="P6" draw:layer="layout" svg:width="0.035cm" svg:height="0.753cm" svg:x="17.633cm" svg:y="11.516cm" svg:viewBox="0 0 36 754" draw:points="0,0 36,0 36,754 0,754">
          <text:p/>
        </draw:polygon>
        <draw:polygon draw:style-name="gr86" draw:text-style-name="P11" draw:layer="layout" svg:width="0.035cm" svg:height="0.753cm" svg:x="17.633cm" svg:y="11.516cm" svg:viewBox="0 0 36 754" draw:points="0,0 36,0 36,754 0,754">
          <text:p/>
        </draw:polygon>
        <draw:polygon draw:style-name="gr85" draw:text-style-name="P6" draw:layer="layout" svg:width="0.035cm" svg:height="0.035cm" svg:x="17.633cm" svg:y="12.269cm" svg:viewBox="0 0 36 36" draw:points="0,0 36,0 36,36 0,36">
          <text:p/>
        </draw:polygon>
        <draw:polygon draw:style-name="gr86" draw:text-style-name="P11" draw:layer="layout" svg:width="0.035cm" svg:height="0.035cm" svg:x="17.633cm" svg:y="12.269cm" svg:viewBox="0 0 36 36" draw:points="0,0 36,0 36,36 0,36">
          <text:p/>
        </draw:polygon>
        <draw:polygon draw:style-name="gr85" draw:text-style-name="P6" draw:layer="layout" svg:width="0.469cm" svg:height="0.035cm" svg:x="17.651cm" svg:y="12.269cm" svg:viewBox="0 0 470 36" draw:points="0,0 470,0 470,36 0,36">
          <text:p/>
        </draw:polygon>
        <draw:polygon draw:style-name="gr86" draw:text-style-name="P11" draw:layer="layout" svg:width="0.469cm" svg:height="0.035cm" svg:x="17.651cm" svg:y="12.269cm" svg:viewBox="0 0 470 36" draw:points="0,0 470,0 470,36 0,36">
          <text:p/>
        </draw:polygon>
        <draw:polygon draw:style-name="gr85" draw:text-style-name="P6" draw:layer="layout" svg:width="0.035cm" svg:height="0.753cm" svg:x="18.12cm" svg:y="11.516cm" svg:viewBox="0 0 36 754" draw:points="0,0 36,0 36,754 0,754">
          <text:p/>
        </draw:polygon>
        <draw:polygon draw:style-name="gr86" draw:text-style-name="P11" draw:layer="layout" svg:width="0.035cm" svg:height="0.753cm" svg:x="18.12cm" svg:y="11.516cm" svg:viewBox="0 0 36 754" draw:points="0,0 36,0 36,754 0,754">
          <text:p/>
        </draw:polygon>
        <draw:polygon draw:style-name="gr85" draw:text-style-name="P6" draw:layer="layout" svg:width="0.035cm" svg:height="0.035cm" svg:x="18.12cm" svg:y="12.269cm" svg:viewBox="0 0 36 36" draw:points="0,0 36,0 36,36 0,36">
          <text:p/>
        </draw:polygon>
        <draw:polygon draw:style-name="gr86" draw:text-style-name="P11" draw:layer="layout" svg:width="0.035cm" svg:height="0.035cm" svg:x="18.12cm" svg:y="12.269cm" svg:viewBox="0 0 36 36" draw:points="0,0 36,0 36,36 0,36">
          <text:p/>
        </draw:polygon>
        <draw:polygon draw:style-name="gr85" draw:text-style-name="P6" draw:layer="layout" svg:width="0.469cm" svg:height="0.035cm" svg:x="18.138cm" svg:y="12.269cm" svg:viewBox="0 0 470 36" draw:points="0,0 470,0 470,36 0,36">
          <text:p/>
        </draw:polygon>
        <draw:polygon draw:style-name="gr86" draw:text-style-name="P11" draw:layer="layout" svg:width="0.469cm" svg:height="0.035cm" svg:x="18.138cm" svg:y="12.269cm" svg:viewBox="0 0 470 36" draw:points="0,0 470,0 470,36 0,36">
          <text:p/>
        </draw:polygon>
        <draw:polygon draw:style-name="gr85" draw:text-style-name="P6" draw:layer="layout" svg:width="0.035cm" svg:height="0.753cm" svg:x="18.607cm" svg:y="11.516cm" svg:viewBox="0 0 36 754" draw:points="0,0 36,0 36,754 0,754">
          <text:p/>
        </draw:polygon>
        <draw:polygon draw:style-name="gr86" draw:text-style-name="P11" draw:layer="layout" svg:width="0.035cm" svg:height="0.753cm" svg:x="18.607cm" svg:y="11.516cm" svg:viewBox="0 0 36 754" draw:points="0,0 36,0 36,754 0,754">
          <text:p/>
        </draw:polygon>
        <draw:polygon draw:style-name="gr85" draw:text-style-name="P6" draw:layer="layout" svg:width="0.035cm" svg:height="0.035cm" svg:x="18.607cm" svg:y="12.269cm" svg:viewBox="0 0 36 36" draw:points="0,0 36,0 36,36 0,36">
          <text:p/>
        </draw:polygon>
        <draw:polygon draw:style-name="gr86" draw:text-style-name="P11" draw:layer="layout" svg:width="0.035cm" svg:height="0.035cm" svg:x="18.607cm" svg:y="12.269cm" svg:viewBox="0 0 36 36" draw:points="0,0 36,0 36,36 0,36">
          <text:p/>
        </draw:polygon>
        <draw:polygon draw:style-name="gr85" draw:text-style-name="P6" draw:layer="layout" svg:width="0.47cm" svg:height="0.035cm" svg:x="18.624cm" svg:y="12.269cm" svg:viewBox="0 0 471 36" draw:points="0,0 471,0 471,36 0,36">
          <text:p/>
        </draw:polygon>
        <draw:polygon draw:style-name="gr86" draw:text-style-name="P11" draw:layer="layout" svg:width="0.47cm" svg:height="0.035cm" svg:x="18.624cm" svg:y="12.269cm" svg:viewBox="0 0 471 36" draw:points="0,0 471,0 471,36 0,36">
          <text:p/>
        </draw:polygon>
        <draw:polygon draw:style-name="gr85" draw:text-style-name="P6" draw:layer="layout" svg:width="0.035cm" svg:height="0.753cm" svg:x="19.094cm" svg:y="11.516cm" svg:viewBox="0 0 36 754" draw:points="0,0 36,0 36,754 0,754">
          <text:p/>
        </draw:polygon>
        <draw:polygon draw:style-name="gr86" draw:text-style-name="P11" draw:layer="layout" svg:width="0.035cm" svg:height="0.753cm" svg:x="19.094cm" svg:y="11.516cm" svg:viewBox="0 0 36 754" draw:points="0,0 36,0 36,754 0,754">
          <text:p/>
        </draw:polygon>
        <draw:polygon draw:style-name="gr85" draw:text-style-name="P6" draw:layer="layout" svg:width="0.035cm" svg:height="0.035cm" svg:x="19.094cm" svg:y="12.269cm" svg:viewBox="0 0 36 36" draw:points="0,0 36,0 36,36 0,36">
          <text:p/>
        </draw:polygon>
        <draw:polygon draw:style-name="gr86" draw:text-style-name="P11" draw:layer="layout" svg:width="0.035cm" svg:height="0.035cm" svg:x="19.094cm" svg:y="12.269cm" svg:viewBox="0 0 36 36" draw:points="0,0 36,0 36,36 0,36">
          <text:p/>
        </draw:polygon>
        <draw:polygon draw:style-name="gr85" draw:text-style-name="P6" draw:layer="layout" svg:width="0.469cm" svg:height="0.035cm" svg:x="19.111cm" svg:y="12.269cm" svg:viewBox="0 0 470 36" draw:points="0,0 470,0 470,36 0,36">
          <text:p/>
        </draw:polygon>
        <draw:polygon draw:style-name="gr86" draw:text-style-name="P11" draw:layer="layout" svg:width="0.469cm" svg:height="0.035cm" svg:x="19.111cm" svg:y="12.269cm" svg:viewBox="0 0 470 36" draw:points="0,0 470,0 470,36 0,36">
          <text:p/>
        </draw:polygon>
        <draw:polygon draw:style-name="gr85" draw:text-style-name="P6" draw:layer="layout" svg:width="0.036cm" svg:height="0.753cm" svg:x="19.58cm" svg:y="11.516cm" svg:viewBox="0 0 37 754" draw:points="0,0 37,0 37,754 0,754">
          <text:p/>
        </draw:polygon>
        <draw:polygon draw:style-name="gr86" draw:text-style-name="P11" draw:layer="layout" svg:width="0.036cm" svg:height="0.753cm" svg:x="19.58cm" svg:y="11.516cm" svg:viewBox="0 0 37 754" draw:points="0,0 37,0 37,754 0,754">
          <text:p/>
        </draw:polygon>
        <draw:polygon draw:style-name="gr85" draw:text-style-name="P6" draw:layer="layout" svg:width="0.036cm" svg:height="0.035cm" svg:x="19.58cm" svg:y="12.269cm" svg:viewBox="0 0 37 36" draw:points="0,0 37,0 37,36 0,36">
          <text:p/>
        </draw:polygon>
        <draw:polygon draw:style-name="gr86" draw:text-style-name="P11" draw:layer="layout" svg:width="0.036cm" svg:height="0.035cm" svg:x="19.58cm" svg:y="12.269cm" svg:viewBox="0 0 37 36" draw:points="0,0 37,0 37,36 0,36">
          <text:p/>
        </draw:polygon>
        <draw:polygon draw:style-name="gr85" draw:text-style-name="P6" draw:layer="layout" svg:width="0.584cm" svg:height="0.035cm" svg:x="19.598cm" svg:y="12.269cm" svg:viewBox="0 0 585 36" draw:points="0,0 585,0 585,36 0,36">
          <text:p/>
        </draw:polygon>
        <draw:polygon draw:style-name="gr86" draw:text-style-name="P11" draw:layer="layout" svg:width="0.584cm" svg:height="0.035cm" svg:x="19.598cm" svg:y="12.269cm" svg:viewBox="0 0 585 36" draw:points="0,0 585,0 585,36 0,36">
          <text:p/>
        </draw:polygon>
        <draw:polygon draw:style-name="gr85" draw:text-style-name="P6" draw:layer="layout" svg:width="0.035cm" svg:height="0.753cm" svg:x="20.182cm" svg:y="11.516cm" svg:viewBox="0 0 36 754" draw:points="0,0 36,0 36,754 0,754">
          <text:p/>
        </draw:polygon>
        <draw:polygon draw:style-name="gr86" draw:text-style-name="P11" draw:layer="layout" svg:width="0.035cm" svg:height="0.753cm" svg:x="20.182cm" svg:y="11.516cm" svg:viewBox="0 0 36 754" draw:points="0,0 36,0 36,754 0,754">
          <text:p/>
        </draw:polygon>
        <draw:polygon draw:style-name="gr85" draw:text-style-name="P6" draw:layer="layout" svg:width="0.035cm" svg:height="0.035cm" svg:x="20.182cm" svg:y="12.269cm" svg:viewBox="0 0 36 36" draw:points="0,0 36,0 36,36 0,36">
          <text:p/>
        </draw:polygon>
        <draw:polygon draw:style-name="gr86" draw:text-style-name="P11" draw:layer="layout" svg:width="0.035cm" svg:height="0.035cm" svg:x="20.182cm" svg:y="12.269cm" svg:viewBox="0 0 36 36" draw:points="0,0 36,0 36,36 0,36">
          <text:p/>
        </draw:polygon>
        <draw:polygon draw:style-name="gr85" draw:text-style-name="P6" draw:layer="layout" svg:width="0.423cm" svg:height="0.035cm" svg:x="20.2cm" svg:y="12.269cm" svg:viewBox="0 0 424 36" draw:points="0,0 424,0 424,36 0,36">
          <text:p/>
        </draw:polygon>
        <draw:polygon draw:style-name="gr86" draw:text-style-name="P11" draw:layer="layout" svg:width="0.423cm" svg:height="0.035cm" svg:x="20.2cm" svg:y="12.269cm" svg:viewBox="0 0 424 36" draw:points="0,0 424,0 424,36 0,36">
          <text:p/>
        </draw:polygon>
        <draw:polygon draw:style-name="gr85" draw:text-style-name="P6" draw:layer="layout" svg:width="0.035cm" svg:height="0.753cm" svg:x="20.623cm" svg:y="11.516cm" svg:viewBox="0 0 36 754" draw:points="0,0 36,0 36,754 0,754">
          <text:p/>
        </draw:polygon>
        <draw:polygon draw:style-name="gr86" draw:text-style-name="P11" draw:layer="layout" svg:width="0.035cm" svg:height="0.753cm" svg:x="20.623cm" svg:y="11.516cm" svg:viewBox="0 0 36 754" draw:points="0,0 36,0 36,754 0,754">
          <text:p/>
        </draw:polygon>
        <draw:polygon draw:style-name="gr85" draw:text-style-name="P6" draw:layer="layout" svg:width="0.035cm" svg:height="0.035cm" svg:x="20.623cm" svg:y="12.269cm" svg:viewBox="0 0 36 36" draw:points="0,0 36,0 36,36 0,36">
          <text:p/>
        </draw:polygon>
        <draw:polygon draw:style-name="gr86" draw:text-style-name="P11" draw:layer="layout" svg:width="0.035cm" svg:height="0.035cm" svg:x="20.623cm" svg:y="12.269cm" svg:viewBox="0 0 36 36" draw:points="0,0 36,0 36,36 0,36">
          <text:p/>
        </draw:polygon>
        <draw:polygon draw:style-name="gr85" draw:text-style-name="P6" draw:layer="layout" svg:width="0.035cm" svg:height="0.035cm" svg:x="20.623cm" svg:y="12.269cm" svg:viewBox="0 0 36 36" draw:points="0,0 36,0 36,36 0,36">
          <text:p/>
        </draw:polygon>
        <draw:polygon draw:style-name="gr86" draw:text-style-name="P11" draw:layer="layout" svg:width="0.035cm" svg:height="0.035cm" svg:x="20.623cm" svg:y="12.269cm" svg:viewBox="0 0 36 36" draw:points="0,0 36,0 36,36 0,36">
          <text:p/>
        </draw:polygon>
        <draw:frame draw:style-name="gr3" draw:text-style-name="P4" draw:layer="layout" svg:width="0.388cm" svg:height="0.395cm" svg:x="19.913cm" svg:y="11.726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5cm" svg:height="0.357cm" svg:x="15.992cm" svg:y="18.128cm">
          <draw:text-box>
            <text:p text:style-name="P1"><text:span text:style-name="T9">-</text:span></text:p>
          </draw:text-box>
        </draw:frame>
        <draw:frame draw:style-name="gr3" draw:text-style-name="P4" draw:layer="layout" svg:width="0.388cm" svg:height="0.395cm" svg:x="16.102cm" svg:y="18.102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5cm" svg:height="0.357cm" svg:x="19.786cm" svg:y="18.128cm">
          <draw:text-box>
            <text:p text:style-name="P1"><text:span text:style-name="T9">-</text:span></text:p>
          </draw:text-box>
        </draw:frame>
        <draw:polygon draw:style-name="gr85" draw:text-style-name="P6" draw:layer="layout" svg:width="0.035cm" svg:height="0.035cm" svg:x="13.472cm" svg:y="17.866cm" svg:viewBox="0 0 36 36" draw:points="0,0 36,0 36,36 0,36">
          <text:p/>
        </draw:polygon>
        <draw:polygon draw:style-name="gr86" draw:text-style-name="P11" draw:layer="layout" svg:width="0.035cm" svg:height="0.035cm" svg:x="13.472cm" svg:y="17.866cm" svg:viewBox="0 0 36 36" draw:points="0,0 36,0 36,36 0,36">
          <text:p/>
        </draw:polygon>
        <draw:polygon draw:style-name="gr85" draw:text-style-name="P6" draw:layer="layout" svg:width="0.035cm" svg:height="0.035cm" svg:x="13.472cm" svg:y="17.866cm" svg:viewBox="0 0 36 36" draw:points="0,0 36,0 36,36 0,36">
          <text:p/>
        </draw:polygon>
        <draw:polygon draw:style-name="gr86" draw:text-style-name="P11" draw:layer="layout" svg:width="0.035cm" svg:height="0.035cm" svg:x="13.472cm" svg:y="17.866cm" svg:viewBox="0 0 36 36" draw:points="0,0 36,0 36,36 0,36">
          <text:p/>
        </draw:polygon>
        <draw:polygon draw:style-name="gr85" draw:text-style-name="P6" draw:layer="layout" svg:width="0.444cm" svg:height="0.035cm" svg:x="13.49cm" svg:y="17.866cm" svg:viewBox="0 0 445 36" draw:points="0,0 445,0 445,36 0,36">
          <text:p/>
        </draw:polygon>
        <draw:polygon draw:style-name="gr86" draw:text-style-name="P11" draw:layer="layout" svg:width="0.444cm" svg:height="0.035cm" svg:x="13.49cm" svg:y="17.866cm" svg:viewBox="0 0 445 36" draw:points="0,0 445,0 445,36 0,36">
          <text:p/>
        </draw:polygon>
        <draw:polygon draw:style-name="gr85" draw:text-style-name="P6" draw:layer="layout" svg:width="0.039cm" svg:height="0.035cm" svg:x="13.934cm" svg:y="17.866cm" svg:viewBox="0 0 40 36" draw:points="0,0 40,0 40,36 0,36">
          <text:p/>
        </draw:polygon>
        <draw:polygon draw:style-name="gr86" draw:text-style-name="P11" draw:layer="layout" svg:width="0.039cm" svg:height="0.035cm" svg:x="13.934cm" svg:y="17.866cm" svg:viewBox="0 0 40 36" draw:points="0,0 40,0 40,36 0,36">
          <text:p/>
        </draw:polygon>
        <draw:polygon draw:style-name="gr85" draw:text-style-name="P6" draw:layer="layout" svg:width="0.445cm" svg:height="0.035cm" svg:x="13.95cm" svg:y="17.866cm" svg:viewBox="0 0 446 36" draw:points="0,0 446,0 446,36 0,36">
          <text:p/>
        </draw:polygon>
        <draw:polygon draw:style-name="gr86" draw:text-style-name="P11" draw:layer="layout" svg:width="0.445cm" svg:height="0.035cm" svg:x="13.95cm" svg:y="17.866cm" svg:viewBox="0 0 446 36" draw:points="0,0 446,0 446,36 0,36">
          <text:p/>
        </draw:polygon>
        <draw:polygon draw:style-name="gr85" draw:text-style-name="P6" draw:layer="layout" svg:width="0.035cm" svg:height="0.035cm" svg:x="14.395cm" svg:y="17.866cm" svg:viewBox="0 0 36 36" draw:points="0,0 36,0 36,36 0,36">
          <text:p/>
        </draw:polygon>
        <draw:polygon draw:style-name="gr86" draw:text-style-name="P11" draw:layer="layout" svg:width="0.035cm" svg:height="0.035cm" svg:x="14.395cm" svg:y="17.866cm" svg:viewBox="0 0 36 36" draw:points="0,0 36,0 36,36 0,36">
          <text:p/>
        </draw:polygon>
        <draw:polygon draw:style-name="gr85" draw:text-style-name="P6" draw:layer="layout" svg:width="0.441cm" svg:height="0.035cm" svg:x="14.412cm" svg:y="17.866cm" svg:viewBox="0 0 442 36" draw:points="0,0 442,0 442,36 0,36">
          <text:p/>
        </draw:polygon>
        <draw:polygon draw:style-name="gr86" draw:text-style-name="P11" draw:layer="layout" svg:width="0.441cm" svg:height="0.035cm" svg:x="14.412cm" svg:y="17.866cm" svg:viewBox="0 0 442 36" draw:points="0,0 442,0 442,36 0,36">
          <text:p/>
        </draw:polygon>
        <draw:polygon draw:style-name="gr85" draw:text-style-name="P6" draw:layer="layout" svg:width="0.036cm" svg:height="0.035cm" svg:x="14.851cm" svg:y="17.866cm" svg:viewBox="0 0 37 36" draw:points="0,0 37,0 37,36 0,36">
          <text:p/>
        </draw:polygon>
        <draw:polygon draw:style-name="gr86" draw:text-style-name="P11" draw:layer="layout" svg:width="0.036cm" svg:height="0.035cm" svg:x="14.851cm" svg:y="17.866cm" svg:viewBox="0 0 37 36" draw:points="0,0 37,0 37,36 0,36">
          <text:p/>
        </draw:polygon>
        <draw:polygon draw:style-name="gr85" draw:text-style-name="P6" draw:layer="layout" svg:width="0.445cm" svg:height="0.035cm" svg:x="14.869cm" svg:y="17.866cm" svg:viewBox="0 0 446 36" draw:points="0,0 446,0 446,36 0,36">
          <text:p/>
        </draw:polygon>
        <draw:polygon draw:style-name="gr86" draw:text-style-name="P11" draw:layer="layout" svg:width="0.445cm" svg:height="0.035cm" svg:x="14.869cm" svg:y="17.866cm" svg:viewBox="0 0 446 36" draw:points="0,0 446,0 446,36 0,36">
          <text:p/>
        </draw:polygon>
        <draw:polygon draw:style-name="gr85" draw:text-style-name="P6" draw:layer="layout" svg:width="0.035cm" svg:height="0.035cm" svg:x="15.314cm" svg:y="17.866cm" svg:viewBox="0 0 36 36" draw:points="0,0 36,0 36,36 0,36">
          <text:p/>
        </draw:polygon>
        <draw:polygon draw:style-name="gr86" draw:text-style-name="P11" draw:layer="layout" svg:width="0.035cm" svg:height="0.035cm" svg:x="15.314cm" svg:y="17.866cm" svg:viewBox="0 0 36 36" draw:points="0,0 36,0 36,36 0,36">
          <text:p/>
        </draw:polygon>
        <draw:polygon draw:style-name="gr85" draw:text-style-name="P6" draw:layer="layout" svg:width="0.445cm" svg:height="0.035cm" svg:x="15.331cm" svg:y="17.866cm" svg:viewBox="0 0 446 36" draw:points="0,0 446,0 446,36 0,36">
          <text:p/>
        </draw:polygon>
        <draw:polygon draw:style-name="gr86" draw:text-style-name="P11" draw:layer="layout" svg:width="0.445cm" svg:height="0.035cm" svg:x="15.331cm" svg:y="17.866cm" svg:viewBox="0 0 446 36" draw:points="0,0 446,0 446,36 0,36">
          <text:p/>
        </draw:polygon>
        <draw:polygon draw:style-name="gr85" draw:text-style-name="P6" draw:layer="layout" svg:width="0.035cm" svg:height="0.035cm" svg:x="15.776cm" svg:y="17.866cm" svg:viewBox="0 0 36 36" draw:points="0,0 36,0 36,36 0,36">
          <text:p/>
        </draw:polygon>
        <draw:polygon draw:style-name="gr86" draw:text-style-name="P11" draw:layer="layout" svg:width="0.035cm" svg:height="0.035cm" svg:x="15.776cm" svg:y="17.866cm" svg:viewBox="0 0 36 36" draw:points="0,0 36,0 36,36 0,36">
          <text:p/>
        </draw:polygon>
        <draw:polygon draw:style-name="gr85" draw:text-style-name="P6" draw:layer="layout" svg:width="0.553cm" svg:height="0.035cm" svg:x="15.792cm" svg:y="17.866cm" svg:viewBox="0 0 554 36" draw:points="0,0 554,0 554,36 0,36">
          <text:p/>
        </draw:polygon>
        <draw:polygon draw:style-name="gr86" draw:text-style-name="P11" draw:layer="layout" svg:width="0.553cm" svg:height="0.035cm" svg:x="15.792cm" svg:y="17.866cm" svg:viewBox="0 0 554 36" draw:points="0,0 554,0 554,36 0,36">
          <text:p/>
        </draw:polygon>
        <draw:polygon draw:style-name="gr85" draw:text-style-name="P6" draw:layer="layout" svg:width="0.035cm" svg:height="0.035cm" svg:x="16.347cm" svg:y="17.866cm" svg:viewBox="0 0 36 36" draw:points="0,0 36,0 36,36 0,36">
          <text:p/>
        </draw:polygon>
        <draw:polygon draw:style-name="gr86" draw:text-style-name="P11" draw:layer="layout" svg:width="0.035cm" svg:height="0.035cm" svg:x="16.347cm" svg:y="17.866cm" svg:viewBox="0 0 36 36" draw:points="0,0 36,0 36,36 0,36">
          <text:p/>
        </draw:polygon>
        <draw:polygon draw:style-name="gr85" draw:text-style-name="P6" draw:layer="layout" svg:width="0.441cm" svg:height="0.035cm" svg:x="16.363cm" svg:y="17.866cm" svg:viewBox="0 0 442 36" draw:points="0,0 442,0 442,36 0,36">
          <text:p/>
        </draw:polygon>
        <draw:polygon draw:style-name="gr86" draw:text-style-name="P11" draw:layer="layout" svg:width="0.441cm" svg:height="0.035cm" svg:x="16.363cm" svg:y="17.866cm" svg:viewBox="0 0 442 36" draw:points="0,0 442,0 442,36 0,36">
          <text:p/>
        </draw:polygon>
        <draw:polygon draw:style-name="gr85" draw:text-style-name="P6" draw:layer="layout" svg:width="0.039cm" svg:height="0.035cm" svg:x="16.804cm" svg:y="17.866cm" svg:viewBox="0 0 40 36" draw:points="0,0 40,0 40,36 0,36">
          <text:p/>
        </draw:polygon>
        <draw:polygon draw:style-name="gr86" draw:text-style-name="P11" draw:layer="layout" svg:width="0.039cm" svg:height="0.035cm" svg:x="16.804cm" svg:y="17.866cm" svg:viewBox="0 0 40 36" draw:points="0,0 40,0 40,36 0,36">
          <text:p/>
        </draw:polygon>
        <draw:polygon draw:style-name="gr85" draw:text-style-name="P6" draw:layer="layout" svg:width="0.444cm" svg:height="0.035cm" svg:x="16.82cm" svg:y="17.866cm" svg:viewBox="0 0 445 36" draw:points="0,0 445,0 445,36 0,36">
          <text:p/>
        </draw:polygon>
        <draw:polygon draw:style-name="gr86" draw:text-style-name="P11" draw:layer="layout" svg:width="0.444cm" svg:height="0.035cm" svg:x="16.82cm" svg:y="17.866cm" svg:viewBox="0 0 445 36" draw:points="0,0 445,0 445,36 0,36">
          <text:p/>
        </draw:polygon>
        <draw:polygon draw:style-name="gr85" draw:text-style-name="P6" draw:layer="layout" svg:width="0.036cm" svg:height="0.035cm" svg:x="17.264cm" svg:y="17.866cm" svg:viewBox="0 0 37 36" draw:points="0,0 37,0 37,36 0,36">
          <text:p/>
        </draw:polygon>
        <draw:polygon draw:style-name="gr86" draw:text-style-name="P11" draw:layer="layout" svg:width="0.036cm" svg:height="0.035cm" svg:x="17.264cm" svg:y="17.866cm" svg:viewBox="0 0 37 36" draw:points="0,0 37,0 37,36 0,36">
          <text:p/>
        </draw:polygon>
        <draw:polygon draw:style-name="gr85" draw:text-style-name="P6" draw:layer="layout" svg:width="0.445cm" svg:height="0.035cm" svg:x="17.282cm" svg:y="17.866cm" svg:viewBox="0 0 446 36" draw:points="0,0 446,0 446,36 0,36">
          <text:p/>
        </draw:polygon>
        <draw:polygon draw:style-name="gr86" draw:text-style-name="P11" draw:layer="layout" svg:width="0.445cm" svg:height="0.035cm" svg:x="17.282cm" svg:y="17.866cm" svg:viewBox="0 0 446 36" draw:points="0,0 446,0 446,36 0,36">
          <text:p/>
        </draw:polygon>
        <draw:polygon draw:style-name="gr85" draw:text-style-name="P6" draw:layer="layout" svg:width="0.035cm" svg:height="0.035cm" svg:x="17.727cm" svg:y="17.866cm" svg:viewBox="0 0 36 36" draw:points="0,0 36,0 36,36 0,36">
          <text:p/>
        </draw:polygon>
        <draw:polygon draw:style-name="gr86" draw:text-style-name="P11" draw:layer="layout" svg:width="0.035cm" svg:height="0.035cm" svg:x="17.727cm" svg:y="17.866cm" svg:viewBox="0 0 36 36" draw:points="0,0 36,0 36,36 0,36">
          <text:p/>
        </draw:polygon>
        <draw:polygon draw:style-name="gr85" draw:text-style-name="P6" draw:layer="layout" svg:width="0.445cm" svg:height="0.035cm" svg:x="17.744cm" svg:y="17.866cm" svg:viewBox="0 0 446 36" draw:points="0,0 446,0 446,36 0,36">
          <text:p/>
        </draw:polygon>
        <draw:polygon draw:style-name="gr86" draw:text-style-name="P11" draw:layer="layout" svg:width="0.445cm" svg:height="0.035cm" svg:x="17.744cm" svg:y="17.866cm" svg:viewBox="0 0 446 36" draw:points="0,0 446,0 446,36 0,36">
          <text:p/>
        </draw:polygon>
        <draw:polygon draw:style-name="gr85" draw:text-style-name="P6" draw:layer="layout" svg:width="0.035cm" svg:height="0.035cm" svg:x="18.189cm" svg:y="17.866cm" svg:viewBox="0 0 36 36" draw:points="0,0 36,0 36,36 0,36">
          <text:p/>
        </draw:polygon>
        <draw:polygon draw:style-name="gr86" draw:text-style-name="P11" draw:layer="layout" svg:width="0.035cm" svg:height="0.035cm" svg:x="18.189cm" svg:y="17.866cm" svg:viewBox="0 0 36 36" draw:points="0,0 36,0 36,36 0,36">
          <text:p/>
        </draw:polygon>
        <draw:polygon draw:style-name="gr85" draw:text-style-name="P6" draw:layer="layout" svg:width="0.441cm" svg:height="0.035cm" svg:x="18.205cm" svg:y="17.866cm" svg:viewBox="0 0 442 36" draw:points="0,0 442,0 442,36 0,36">
          <text:p/>
        </draw:polygon>
        <draw:polygon draw:style-name="gr86" draw:text-style-name="P11" draw:layer="layout" svg:width="0.441cm" svg:height="0.035cm" svg:x="18.205cm" svg:y="17.866cm" svg:viewBox="0 0 442 36" draw:points="0,0 442,0 442,36 0,36">
          <text:p/>
        </draw:polygon>
        <draw:polygon draw:style-name="gr85" draw:text-style-name="P6" draw:layer="layout" svg:width="0.038cm" svg:height="0.035cm" svg:x="18.646cm" svg:y="17.866cm" svg:viewBox="0 0 39 36" draw:points="0,0 39,0 39,36 0,36">
          <text:p/>
        </draw:polygon>
        <draw:polygon draw:style-name="gr86" draw:text-style-name="P11" draw:layer="layout" svg:width="0.038cm" svg:height="0.035cm" svg:x="18.646cm" svg:y="17.866cm" svg:viewBox="0 0 39 36" draw:points="0,0 39,0 39,36 0,36">
          <text:p/>
        </draw:polygon>
        <draw:polygon draw:style-name="gr85" draw:text-style-name="P6" draw:layer="layout" svg:width="0.445cm" svg:height="0.035cm" svg:x="18.661cm" svg:y="17.866cm" svg:viewBox="0 0 446 36" draw:points="0,0 446,0 446,36 0,36">
          <text:p/>
        </draw:polygon>
        <draw:polygon draw:style-name="gr86" draw:text-style-name="P11" draw:layer="layout" svg:width="0.445cm" svg:height="0.035cm" svg:x="18.661cm" svg:y="17.866cm" svg:viewBox="0 0 446 36" draw:points="0,0 446,0 446,36 0,36">
          <text:p/>
        </draw:polygon>
        <draw:polygon draw:style-name="gr85" draw:text-style-name="P6" draw:layer="layout" svg:width="0.035cm" svg:height="0.035cm" svg:x="19.106cm" svg:y="17.866cm" svg:viewBox="0 0 36 36" draw:points="0,0 36,0 36,36 0,36">
          <text:p/>
        </draw:polygon>
        <draw:polygon draw:style-name="gr86" draw:text-style-name="P11" draw:layer="layout" svg:width="0.035cm" svg:height="0.035cm" svg:x="19.106cm" svg:y="17.866cm" svg:viewBox="0 0 36 36" draw:points="0,0 36,0 36,36 0,36">
          <text:p/>
        </draw:polygon>
        <draw:polygon draw:style-name="gr85" draw:text-style-name="P6" draw:layer="layout" svg:width="0.444cm" svg:height="0.035cm" svg:x="19.124cm" svg:y="17.866cm" svg:viewBox="0 0 445 36" draw:points="0,0 445,0 445,36 0,36">
          <text:p/>
        </draw:polygon>
        <draw:polygon draw:style-name="gr86" draw:text-style-name="P11" draw:layer="layout" svg:width="0.444cm" svg:height="0.035cm" svg:x="19.124cm" svg:y="17.866cm" svg:viewBox="0 0 445 36" draw:points="0,0 445,0 445,36 0,36">
          <text:p/>
        </draw:polygon>
        <draw:polygon draw:style-name="gr85" draw:text-style-name="P6" draw:layer="layout" svg:width="0.035cm" svg:height="0.035cm" svg:x="19.568cm" svg:y="17.866cm" svg:viewBox="0 0 36 36" draw:points="0,0 36,0 36,36 0,36">
          <text:p/>
        </draw:polygon>
        <draw:polygon draw:style-name="gr86" draw:text-style-name="P11" draw:layer="layout" svg:width="0.035cm" svg:height="0.035cm" svg:x="19.568cm" svg:y="17.866cm" svg:viewBox="0 0 36 36" draw:points="0,0 36,0 36,36 0,36">
          <text:p/>
        </draw:polygon>
        <draw:polygon draw:style-name="gr85" draw:text-style-name="P6" draw:layer="layout" svg:width="0.55cm" svg:height="0.035cm" svg:x="19.586cm" svg:y="17.866cm" svg:viewBox="0 0 551 36" draw:points="0,0 551,0 551,36 0,36">
          <text:p/>
        </draw:polygon>
        <draw:polygon draw:style-name="gr86" draw:text-style-name="P11" draw:layer="layout" svg:width="0.55cm" svg:height="0.035cm" svg:x="19.586cm" svg:y="17.866cm" svg:viewBox="0 0 551 36" draw:points="0,0 551,0 551,36 0,36">
          <text:p/>
        </draw:polygon>
        <draw:polygon draw:style-name="gr85" draw:text-style-name="P6" draw:layer="layout" svg:width="0.035cm" svg:height="0.035cm" svg:x="20.136cm" svg:y="17.866cm" svg:viewBox="0 0 36 36" draw:points="0,0 36,0 36,36 0,36">
          <text:p/>
        </draw:polygon>
        <draw:polygon draw:style-name="gr86" draw:text-style-name="P11" draw:layer="layout" svg:width="0.035cm" svg:height="0.035cm" svg:x="20.136cm" svg:y="17.866cm" svg:viewBox="0 0 36 36" draw:points="0,0 36,0 36,36 0,36">
          <text:p/>
        </draw:polygon>
        <draw:polygon draw:style-name="gr85" draw:text-style-name="P6" draw:layer="layout" svg:width="0.469cm" svg:height="0.035cm" svg:x="20.152cm" svg:y="17.866cm" svg:viewBox="0 0 470 36" draw:points="0,0 470,0 470,36 0,36">
          <text:p/>
        </draw:polygon>
        <draw:polygon draw:style-name="gr86" draw:text-style-name="P11" draw:layer="layout" svg:width="0.469cm" svg:height="0.035cm" svg:x="20.152cm" svg:y="17.866cm" svg:viewBox="0 0 470 36" draw:points="0,0 470,0 470,36 0,36">
          <text:p/>
        </draw:polygon>
        <draw:polygon draw:style-name="gr85" draw:text-style-name="P6" draw:layer="layout" svg:width="0.035cm" svg:height="0.035cm" svg:x="20.623cm" svg:y="17.866cm" svg:viewBox="0 0 36 36" draw:points="0,0 36,0 36,36 0,36">
          <text:p/>
        </draw:polygon>
        <draw:polygon draw:style-name="gr86" draw:text-style-name="P11" draw:layer="layout" svg:width="0.035cm" svg:height="0.035cm" svg:x="20.623cm" svg:y="17.866cm" svg:viewBox="0 0 36 36" draw:points="0,0 36,0 36,36 0,36">
          <text:p/>
        </draw:polygon>
        <draw:polygon draw:style-name="gr85" draw:text-style-name="P6" draw:layer="layout" svg:width="0.035cm" svg:height="0.035cm" svg:x="20.623cm" svg:y="17.866cm" svg:viewBox="0 0 36 36" draw:points="0,0 36,0 36,36 0,36">
          <text:p/>
        </draw:polygon>
        <draw:polygon draw:style-name="gr86" draw:text-style-name="P11" draw:layer="layout" svg:width="0.035cm" svg:height="0.035cm" svg:x="20.623cm" svg:y="17.866cm" svg:viewBox="0 0 36 36" draw:points="0,0 36,0 36,36 0,36">
          <text:p/>
        </draw:polygon>
        <draw:polygon draw:style-name="gr85" draw:text-style-name="P6" draw:layer="layout" svg:width="0.035cm" svg:height="0.765cm" svg:x="13.472cm" svg:y="17.884cm" svg:viewBox="0 0 36 766" draw:points="0,0 36,0 36,766 0,766">
          <text:p/>
        </draw:polygon>
        <draw:polygon draw:style-name="gr86" draw:text-style-name="P11" draw:layer="layout" svg:width="0.035cm" svg:height="0.765cm" svg:x="13.472cm" svg:y="17.884cm" svg:viewBox="0 0 36 766" draw:points="0,0 36,0 36,766 0,766">
          <text:p/>
        </draw:polygon>
        <draw:polygon draw:style-name="gr85" draw:text-style-name="P6" draw:layer="layout" svg:width="0.035cm" svg:height="0.035cm" svg:x="13.472cm" svg:y="18.649cm" svg:viewBox="0 0 36 36" draw:points="0,0 36,0 36,36 0,36">
          <text:p/>
        </draw:polygon>
        <draw:polygon draw:style-name="gr86" draw:text-style-name="P11" draw:layer="layout" svg:width="0.035cm" svg:height="0.035cm" svg:x="13.472cm" svg:y="18.649cm" svg:viewBox="0 0 36 36" draw:points="0,0 36,0 36,36 0,36">
          <text:p/>
        </draw:polygon>
        <draw:polygon draw:style-name="gr85" draw:text-style-name="P6" draw:layer="layout" svg:width="0.035cm" svg:height="0.035cm" svg:x="13.472cm" svg:y="18.649cm" svg:viewBox="0 0 36 36" draw:points="0,0 36,0 36,36 0,36">
          <text:p/>
        </draw:polygon>
        <draw:polygon draw:style-name="gr86" draw:text-style-name="P11" draw:layer="layout" svg:width="0.035cm" svg:height="0.035cm" svg:x="13.472cm" svg:y="18.649cm" svg:viewBox="0 0 36 36" draw:points="0,0 36,0 36,36 0,36">
          <text:p/>
        </draw:polygon>
        <draw:polygon draw:style-name="gr85" draw:text-style-name="P6" draw:layer="layout" svg:width="0.444cm" svg:height="0.035cm" svg:x="13.49cm" svg:y="18.649cm" svg:viewBox="0 0 445 36" draw:points="0,0 445,0 445,36 0,36">
          <text:p/>
        </draw:polygon>
        <draw:polygon draw:style-name="gr86" draw:text-style-name="P11" draw:layer="layout" svg:width="0.444cm" svg:height="0.035cm" svg:x="13.49cm" svg:y="18.649cm" svg:viewBox="0 0 445 36" draw:points="0,0 445,0 445,36 0,36">
          <text:p/>
        </draw:polygon>
        <draw:polygon draw:style-name="gr85" draw:text-style-name="P6" draw:layer="layout" svg:width="0.039cm" svg:height="0.765cm" svg:x="13.934cm" svg:y="17.884cm" svg:viewBox="0 0 40 766" draw:points="0,0 40,0 40,766 0,766">
          <text:p/>
        </draw:polygon>
        <draw:polygon draw:style-name="gr86" draw:text-style-name="P11" draw:layer="layout" svg:width="0.039cm" svg:height="0.765cm" svg:x="13.934cm" svg:y="17.884cm" svg:viewBox="0 0 40 766" draw:points="0,0 40,0 40,766 0,766">
          <text:p/>
        </draw:polygon>
        <draw:polygon draw:style-name="gr85" draw:text-style-name="P6" draw:layer="layout" svg:width="0.039cm" svg:height="0.035cm" svg:x="13.934cm" svg:y="18.649cm" svg:viewBox="0 0 40 36" draw:points="0,0 40,0 40,36 0,36">
          <text:p/>
        </draw:polygon>
        <draw:polygon draw:style-name="gr86" draw:text-style-name="P11" draw:layer="layout" svg:width="0.039cm" svg:height="0.035cm" svg:x="13.934cm" svg:y="18.649cm" svg:viewBox="0 0 40 36" draw:points="0,0 40,0 40,36 0,36">
          <text:p/>
        </draw:polygon>
        <draw:polygon draw:style-name="gr85" draw:text-style-name="P6" draw:layer="layout" svg:width="0.445cm" svg:height="0.035cm" svg:x="13.95cm" svg:y="18.649cm" svg:viewBox="0 0 446 36" draw:points="0,0 446,0 446,36 0,36">
          <text:p/>
        </draw:polygon>
        <draw:polygon draw:style-name="gr86" draw:text-style-name="P11" draw:layer="layout" svg:width="0.445cm" svg:height="0.035cm" svg:x="13.95cm" svg:y="18.649cm" svg:viewBox="0 0 446 36" draw:points="0,0 446,0 446,36 0,36">
          <text:p/>
        </draw:polygon>
        <draw:polygon draw:style-name="gr85" draw:text-style-name="P6" draw:layer="layout" svg:width="0.035cm" svg:height="0.765cm" svg:x="14.395cm" svg:y="17.884cm" svg:viewBox="0 0 36 766" draw:points="0,0 36,0 36,766 0,766">
          <text:p/>
        </draw:polygon>
        <draw:polygon draw:style-name="gr86" draw:text-style-name="P11" draw:layer="layout" svg:width="0.035cm" svg:height="0.765cm" svg:x="14.395cm" svg:y="17.884cm" svg:viewBox="0 0 36 766" draw:points="0,0 36,0 36,766 0,766">
          <text:p/>
        </draw:polygon>
        <draw:polygon draw:style-name="gr85" draw:text-style-name="P6" draw:layer="layout" svg:width="0.035cm" svg:height="0.035cm" svg:x="14.395cm" svg:y="18.649cm" svg:viewBox="0 0 36 36" draw:points="0,0 36,0 36,36 0,36">
          <text:p/>
        </draw:polygon>
        <draw:polygon draw:style-name="gr86" draw:text-style-name="P11" draw:layer="layout" svg:width="0.035cm" svg:height="0.035cm" svg:x="14.395cm" svg:y="18.649cm" svg:viewBox="0 0 36 36" draw:points="0,0 36,0 36,36 0,36">
          <text:p/>
        </draw:polygon>
        <draw:polygon draw:style-name="gr85" draw:text-style-name="P6" draw:layer="layout" svg:width="0.441cm" svg:height="0.035cm" svg:x="14.412cm" svg:y="18.649cm" svg:viewBox="0 0 442 36" draw:points="0,0 442,0 442,36 0,36">
          <text:p/>
        </draw:polygon>
        <draw:polygon draw:style-name="gr86" draw:text-style-name="P11" draw:layer="layout" svg:width="0.441cm" svg:height="0.035cm" svg:x="14.412cm" svg:y="18.649cm" svg:viewBox="0 0 442 36" draw:points="0,0 442,0 442,36 0,36">
          <text:p/>
        </draw:polygon>
        <draw:polygon draw:style-name="gr85" draw:text-style-name="P6" draw:layer="layout" svg:width="0.036cm" svg:height="0.765cm" svg:x="14.851cm" svg:y="17.884cm" svg:viewBox="0 0 37 766" draw:points="0,0 37,0 37,766 0,766">
          <text:p/>
        </draw:polygon>
        <draw:polygon draw:style-name="gr86" draw:text-style-name="P11" draw:layer="layout" svg:width="0.036cm" svg:height="0.765cm" svg:x="14.851cm" svg:y="17.884cm" svg:viewBox="0 0 37 766" draw:points="0,0 37,0 37,766 0,766">
          <text:p/>
        </draw:polygon>
        <draw:polygon draw:style-name="gr85" draw:text-style-name="P6" draw:layer="layout" svg:width="0.036cm" svg:height="0.035cm" svg:x="14.851cm" svg:y="18.649cm" svg:viewBox="0 0 37 36" draw:points="0,0 37,0 37,36 0,36">
          <text:p/>
        </draw:polygon>
        <draw:polygon draw:style-name="gr86" draw:text-style-name="P11" draw:layer="layout" svg:width="0.036cm" svg:height="0.035cm" svg:x="14.851cm" svg:y="18.649cm" svg:viewBox="0 0 37 36" draw:points="0,0 37,0 37,36 0,36">
          <text:p/>
        </draw:polygon>
        <draw:polygon draw:style-name="gr85" draw:text-style-name="P6" draw:layer="layout" svg:width="0.445cm" svg:height="0.035cm" svg:x="14.869cm" svg:y="18.649cm" svg:viewBox="0 0 446 36" draw:points="0,0 446,0 446,36 0,36">
          <text:p/>
        </draw:polygon>
        <draw:polygon draw:style-name="gr86" draw:text-style-name="P11" draw:layer="layout" svg:width="0.445cm" svg:height="0.035cm" svg:x="14.869cm" svg:y="18.649cm" svg:viewBox="0 0 446 36" draw:points="0,0 446,0 446,36 0,36">
          <text:p/>
        </draw:polygon>
        <draw:polygon draw:style-name="gr85" draw:text-style-name="P6" draw:layer="layout" svg:width="0.035cm" svg:height="0.765cm" svg:x="15.314cm" svg:y="17.884cm" svg:viewBox="0 0 36 766" draw:points="0,0 36,0 36,766 0,766">
          <text:p/>
        </draw:polygon>
        <draw:polygon draw:style-name="gr86" draw:text-style-name="P11" draw:layer="layout" svg:width="0.035cm" svg:height="0.765cm" svg:x="15.314cm" svg:y="17.884cm" svg:viewBox="0 0 36 766" draw:points="0,0 36,0 36,766 0,766">
          <text:p/>
        </draw:polygon>
        <draw:polygon draw:style-name="gr85" draw:text-style-name="P6" draw:layer="layout" svg:width="0.035cm" svg:height="0.035cm" svg:x="15.314cm" svg:y="18.649cm" svg:viewBox="0 0 36 36" draw:points="0,0 36,0 36,36 0,36">
          <text:p/>
        </draw:polygon>
        <draw:polygon draw:style-name="gr86" draw:text-style-name="P11" draw:layer="layout" svg:width="0.035cm" svg:height="0.035cm" svg:x="15.314cm" svg:y="18.649cm" svg:viewBox="0 0 36 36" draw:points="0,0 36,0 36,36 0,36">
          <text:p/>
        </draw:polygon>
        <draw:polygon draw:style-name="gr85" draw:text-style-name="P6" draw:layer="layout" svg:width="0.445cm" svg:height="0.035cm" svg:x="15.331cm" svg:y="18.649cm" svg:viewBox="0 0 446 36" draw:points="0,0 446,0 446,36 0,36">
          <text:p/>
        </draw:polygon>
        <draw:polygon draw:style-name="gr86" draw:text-style-name="P11" draw:layer="layout" svg:width="0.445cm" svg:height="0.035cm" svg:x="15.331cm" svg:y="18.649cm" svg:viewBox="0 0 446 36" draw:points="0,0 446,0 446,36 0,36">
          <text:p/>
        </draw:polygon>
        <draw:polygon draw:style-name="gr85" draw:text-style-name="P6" draw:layer="layout" svg:width="0.035cm" svg:height="0.765cm" svg:x="15.776cm" svg:y="17.884cm" svg:viewBox="0 0 36 766" draw:points="0,0 36,0 36,766 0,766">
          <text:p/>
        </draw:polygon>
        <draw:polygon draw:style-name="gr86" draw:text-style-name="P11" draw:layer="layout" svg:width="0.035cm" svg:height="0.765cm" svg:x="15.776cm" svg:y="17.884cm" svg:viewBox="0 0 36 766" draw:points="0,0 36,0 36,766 0,766">
          <text:p/>
        </draw:polygon>
        <draw:polygon draw:style-name="gr85" draw:text-style-name="P6" draw:layer="layout" svg:width="0.035cm" svg:height="0.035cm" svg:x="15.776cm" svg:y="18.649cm" svg:viewBox="0 0 36 36" draw:points="0,0 36,0 36,36 0,36">
          <text:p/>
        </draw:polygon>
        <draw:polygon draw:style-name="gr86" draw:text-style-name="P11" draw:layer="layout" svg:width="0.035cm" svg:height="0.035cm" svg:x="15.776cm" svg:y="18.649cm" svg:viewBox="0 0 36 36" draw:points="0,0 36,0 36,36 0,36">
          <text:p/>
        </draw:polygon>
        <draw:polygon draw:style-name="gr85" draw:text-style-name="P6" draw:layer="layout" svg:width="0.553cm" svg:height="0.035cm" svg:x="15.792cm" svg:y="18.649cm" svg:viewBox="0 0 554 36" draw:points="0,0 554,0 554,36 0,36">
          <text:p/>
        </draw:polygon>
        <draw:polygon draw:style-name="gr86" draw:text-style-name="P11" draw:layer="layout" svg:width="0.553cm" svg:height="0.035cm" svg:x="15.792cm" svg:y="18.649cm" svg:viewBox="0 0 554 36" draw:points="0,0 554,0 554,36 0,36">
          <text:p/>
        </draw:polygon>
        <draw:polygon draw:style-name="gr85" draw:text-style-name="P6" draw:layer="layout" svg:width="0.035cm" svg:height="0.765cm" svg:x="16.347cm" svg:y="17.884cm" svg:viewBox="0 0 36 766" draw:points="0,0 36,0 36,766 0,766">
          <text:p/>
        </draw:polygon>
        <draw:polygon draw:style-name="gr86" draw:text-style-name="P11" draw:layer="layout" svg:width="0.035cm" svg:height="0.765cm" svg:x="16.347cm" svg:y="17.884cm" svg:viewBox="0 0 36 766" draw:points="0,0 36,0 36,766 0,766">
          <text:p/>
        </draw:polygon>
        <draw:polygon draw:style-name="gr85" draw:text-style-name="P6" draw:layer="layout" svg:width="0.035cm" svg:height="0.035cm" svg:x="16.347cm" svg:y="18.649cm" svg:viewBox="0 0 36 36" draw:points="0,0 36,0 36,36 0,36">
          <text:p/>
        </draw:polygon>
        <draw:polygon draw:style-name="gr86" draw:text-style-name="P11" draw:layer="layout" svg:width="0.035cm" svg:height="0.035cm" svg:x="16.347cm" svg:y="18.649cm" svg:viewBox="0 0 36 36" draw:points="0,0 36,0 36,36 0,36">
          <text:p/>
        </draw:polygon>
        <draw:polygon draw:style-name="gr85" draw:text-style-name="P6" draw:layer="layout" svg:width="0.441cm" svg:height="0.035cm" svg:x="16.363cm" svg:y="18.649cm" svg:viewBox="0 0 442 36" draw:points="0,0 442,0 442,36 0,36">
          <text:p/>
        </draw:polygon>
        <draw:polygon draw:style-name="gr86" draw:text-style-name="P11" draw:layer="layout" svg:width="0.441cm" svg:height="0.035cm" svg:x="16.363cm" svg:y="18.649cm" svg:viewBox="0 0 442 36" draw:points="0,0 442,0 442,36 0,36">
          <text:p/>
        </draw:polygon>
        <draw:polygon draw:style-name="gr85" draw:text-style-name="P6" draw:layer="layout" svg:width="0.039cm" svg:height="0.765cm" svg:x="16.804cm" svg:y="17.884cm" svg:viewBox="0 0 40 766" draw:points="0,0 40,0 40,766 0,766">
          <text:p/>
        </draw:polygon>
        <draw:polygon draw:style-name="gr86" draw:text-style-name="P11" draw:layer="layout" svg:width="0.039cm" svg:height="0.765cm" svg:x="16.804cm" svg:y="17.884cm" svg:viewBox="0 0 40 766" draw:points="0,0 40,0 40,766 0,766">
          <text:p/>
        </draw:polygon>
        <draw:polygon draw:style-name="gr85" draw:text-style-name="P6" draw:layer="layout" svg:width="0.039cm" svg:height="0.035cm" svg:x="16.804cm" svg:y="18.649cm" svg:viewBox="0 0 40 36" draw:points="0,0 40,0 40,36 0,36">
          <text:p/>
        </draw:polygon>
        <draw:polygon draw:style-name="gr86" draw:text-style-name="P11" draw:layer="layout" svg:width="0.039cm" svg:height="0.035cm" svg:x="16.804cm" svg:y="18.649cm" svg:viewBox="0 0 40 36" draw:points="0,0 40,0 40,36 0,36">
          <text:p/>
        </draw:polygon>
        <draw:polygon draw:style-name="gr85" draw:text-style-name="P6" draw:layer="layout" svg:width="0.444cm" svg:height="0.035cm" svg:x="16.82cm" svg:y="18.649cm" svg:viewBox="0 0 445 36" draw:points="0,0 445,0 445,36 0,36">
          <text:p/>
        </draw:polygon>
        <draw:polygon draw:style-name="gr86" draw:text-style-name="P11" draw:layer="layout" svg:width="0.444cm" svg:height="0.035cm" svg:x="16.82cm" svg:y="18.649cm" svg:viewBox="0 0 445 36" draw:points="0,0 445,0 445,36 0,36">
          <text:p/>
        </draw:polygon>
        <draw:polygon draw:style-name="gr85" draw:text-style-name="P6" draw:layer="layout" svg:width="0.036cm" svg:height="0.765cm" svg:x="17.264cm" svg:y="17.884cm" svg:viewBox="0 0 37 766" draw:points="0,0 37,0 37,766 0,766">
          <text:p/>
        </draw:polygon>
        <draw:polygon draw:style-name="gr86" draw:text-style-name="P11" draw:layer="layout" svg:width="0.036cm" svg:height="0.765cm" svg:x="17.264cm" svg:y="17.884cm" svg:viewBox="0 0 37 766" draw:points="0,0 37,0 37,766 0,766">
          <text:p/>
        </draw:polygon>
        <draw:polygon draw:style-name="gr85" draw:text-style-name="P6" draw:layer="layout" svg:width="0.036cm" svg:height="0.035cm" svg:x="17.264cm" svg:y="18.649cm" svg:viewBox="0 0 37 36" draw:points="0,0 37,0 37,36 0,36">
          <text:p/>
        </draw:polygon>
        <draw:polygon draw:style-name="gr86" draw:text-style-name="P11" draw:layer="layout" svg:width="0.036cm" svg:height="0.035cm" svg:x="17.264cm" svg:y="18.649cm" svg:viewBox="0 0 37 36" draw:points="0,0 37,0 37,36 0,36">
          <text:p/>
        </draw:polygon>
        <draw:polygon draw:style-name="gr85" draw:text-style-name="P6" draw:layer="layout" svg:width="0.445cm" svg:height="0.035cm" svg:x="17.282cm" svg:y="18.649cm" svg:viewBox="0 0 446 36" draw:points="0,0 446,0 446,36 0,36">
          <text:p/>
        </draw:polygon>
        <draw:polygon draw:style-name="gr86" draw:text-style-name="P11" draw:layer="layout" svg:width="0.445cm" svg:height="0.035cm" svg:x="17.282cm" svg:y="18.649cm" svg:viewBox="0 0 446 36" draw:points="0,0 446,0 446,36 0,36">
          <text:p/>
        </draw:polygon>
        <draw:polygon draw:style-name="gr85" draw:text-style-name="P6" draw:layer="layout" svg:width="0.035cm" svg:height="0.765cm" svg:x="17.727cm" svg:y="17.884cm" svg:viewBox="0 0 36 766" draw:points="0,0 36,0 36,766 0,766">
          <text:p/>
        </draw:polygon>
        <draw:polygon draw:style-name="gr86" draw:text-style-name="P11" draw:layer="layout" svg:width="0.035cm" svg:height="0.765cm" svg:x="17.727cm" svg:y="17.884cm" svg:viewBox="0 0 36 766" draw:points="0,0 36,0 36,766 0,766">
          <text:p/>
        </draw:polygon>
        <draw:polygon draw:style-name="gr85" draw:text-style-name="P6" draw:layer="layout" svg:width="0.035cm" svg:height="0.035cm" svg:x="17.727cm" svg:y="18.649cm" svg:viewBox="0 0 36 36" draw:points="0,0 36,0 36,36 0,36">
          <text:p/>
        </draw:polygon>
        <draw:polygon draw:style-name="gr86" draw:text-style-name="P11" draw:layer="layout" svg:width="0.035cm" svg:height="0.035cm" svg:x="17.727cm" svg:y="18.649cm" svg:viewBox="0 0 36 36" draw:points="0,0 36,0 36,36 0,36">
          <text:p/>
        </draw:polygon>
        <draw:polygon draw:style-name="gr85" draw:text-style-name="P6" draw:layer="layout" svg:width="0.445cm" svg:height="0.035cm" svg:x="17.744cm" svg:y="18.649cm" svg:viewBox="0 0 446 36" draw:points="0,0 446,0 446,36 0,36">
          <text:p/>
        </draw:polygon>
        <draw:polygon draw:style-name="gr86" draw:text-style-name="P11" draw:layer="layout" svg:width="0.445cm" svg:height="0.035cm" svg:x="17.744cm" svg:y="18.649cm" svg:viewBox="0 0 446 36" draw:points="0,0 446,0 446,36 0,36">
          <text:p/>
        </draw:polygon>
        <draw:polygon draw:style-name="gr85" draw:text-style-name="P6" draw:layer="layout" svg:width="0.035cm" svg:height="0.765cm" svg:x="18.189cm" svg:y="17.884cm" svg:viewBox="0 0 36 766" draw:points="0,0 36,0 36,766 0,766">
          <text:p/>
        </draw:polygon>
        <draw:polygon draw:style-name="gr86" draw:text-style-name="P11" draw:layer="layout" svg:width="0.035cm" svg:height="0.765cm" svg:x="18.189cm" svg:y="17.884cm" svg:viewBox="0 0 36 766" draw:points="0,0 36,0 36,766 0,766">
          <text:p/>
        </draw:polygon>
        <draw:polygon draw:style-name="gr85" draw:text-style-name="P6" draw:layer="layout" svg:width="0.035cm" svg:height="0.035cm" svg:x="18.189cm" svg:y="18.649cm" svg:viewBox="0 0 36 36" draw:points="0,0 36,0 36,36 0,36">
          <text:p/>
        </draw:polygon>
        <draw:polygon draw:style-name="gr86" draw:text-style-name="P11" draw:layer="layout" svg:width="0.035cm" svg:height="0.035cm" svg:x="18.189cm" svg:y="18.649cm" svg:viewBox="0 0 36 36" draw:points="0,0 36,0 36,36 0,36">
          <text:p/>
        </draw:polygon>
        <draw:polygon draw:style-name="gr85" draw:text-style-name="P6" draw:layer="layout" svg:width="0.441cm" svg:height="0.035cm" svg:x="18.205cm" svg:y="18.649cm" svg:viewBox="0 0 442 36" draw:points="0,0 442,0 442,36 0,36">
          <text:p/>
        </draw:polygon>
        <draw:polygon draw:style-name="gr86" draw:text-style-name="P11" draw:layer="layout" svg:width="0.441cm" svg:height="0.035cm" svg:x="18.205cm" svg:y="18.649cm" svg:viewBox="0 0 442 36" draw:points="0,0 442,0 442,36 0,36">
          <text:p/>
        </draw:polygon>
        <draw:polygon draw:style-name="gr85" draw:text-style-name="P6" draw:layer="layout" svg:width="0.038cm" svg:height="0.765cm" svg:x="18.646cm" svg:y="17.884cm" svg:viewBox="0 0 39 766" draw:points="0,0 39,0 39,766 0,766">
          <text:p/>
        </draw:polygon>
        <draw:polygon draw:style-name="gr86" draw:text-style-name="P11" draw:layer="layout" svg:width="0.038cm" svg:height="0.765cm" svg:x="18.646cm" svg:y="17.884cm" svg:viewBox="0 0 39 766" draw:points="0,0 39,0 39,766 0,766">
          <text:p/>
        </draw:polygon>
        <draw:polygon draw:style-name="gr85" draw:text-style-name="P6" draw:layer="layout" svg:width="0.038cm" svg:height="0.035cm" svg:x="18.646cm" svg:y="18.649cm" svg:viewBox="0 0 39 36" draw:points="0,0 39,0 39,36 0,36">
          <text:p/>
        </draw:polygon>
        <draw:polygon draw:style-name="gr86" draw:text-style-name="P11" draw:layer="layout" svg:width="0.038cm" svg:height="0.035cm" svg:x="18.646cm" svg:y="18.649cm" svg:viewBox="0 0 39 36" draw:points="0,0 39,0 39,36 0,36">
          <text:p/>
        </draw:polygon>
        <draw:polygon draw:style-name="gr85" draw:text-style-name="P6" draw:layer="layout" svg:width="0.445cm" svg:height="0.035cm" svg:x="18.661cm" svg:y="18.649cm" svg:viewBox="0 0 446 36" draw:points="0,0 446,0 446,36 0,36">
          <text:p/>
        </draw:polygon>
        <draw:polygon draw:style-name="gr86" draw:text-style-name="P11" draw:layer="layout" svg:width="0.445cm" svg:height="0.035cm" svg:x="18.661cm" svg:y="18.649cm" svg:viewBox="0 0 446 36" draw:points="0,0 446,0 446,36 0,36">
          <text:p/>
        </draw:polygon>
        <draw:polygon draw:style-name="gr85" draw:text-style-name="P6" draw:layer="layout" svg:width="0.035cm" svg:height="0.765cm" svg:x="19.106cm" svg:y="17.884cm" svg:viewBox="0 0 36 766" draw:points="0,0 36,0 36,766 0,766">
          <text:p/>
        </draw:polygon>
        <draw:polygon draw:style-name="gr86" draw:text-style-name="P11" draw:layer="layout" svg:width="0.035cm" svg:height="0.765cm" svg:x="19.106cm" svg:y="17.884cm" svg:viewBox="0 0 36 766" draw:points="0,0 36,0 36,766 0,766">
          <text:p/>
        </draw:polygon>
        <draw:polygon draw:style-name="gr85" draw:text-style-name="P6" draw:layer="layout" svg:width="0.035cm" svg:height="0.035cm" svg:x="19.106cm" svg:y="18.649cm" svg:viewBox="0 0 36 36" draw:points="0,0 36,0 36,36 0,36">
          <text:p/>
        </draw:polygon>
        <draw:polygon draw:style-name="gr86" draw:text-style-name="P11" draw:layer="layout" svg:width="0.035cm" svg:height="0.035cm" svg:x="19.106cm" svg:y="18.649cm" svg:viewBox="0 0 36 36" draw:points="0,0 36,0 36,36 0,36">
          <text:p/>
        </draw:polygon>
        <draw:polygon draw:style-name="gr85" draw:text-style-name="P6" draw:layer="layout" svg:width="0.444cm" svg:height="0.035cm" svg:x="19.124cm" svg:y="18.649cm" svg:viewBox="0 0 445 36" draw:points="0,0 445,0 445,36 0,36">
          <text:p/>
        </draw:polygon>
        <draw:polygon draw:style-name="gr86" draw:text-style-name="P11" draw:layer="layout" svg:width="0.444cm" svg:height="0.035cm" svg:x="19.124cm" svg:y="18.649cm" svg:viewBox="0 0 445 36" draw:points="0,0 445,0 445,36 0,36">
          <text:p/>
        </draw:polygon>
        <draw:polygon draw:style-name="gr85" draw:text-style-name="P6" draw:layer="layout" svg:width="0.035cm" svg:height="0.765cm" svg:x="19.568cm" svg:y="17.884cm" svg:viewBox="0 0 36 766" draw:points="0,0 36,0 36,766 0,766">
          <text:p/>
        </draw:polygon>
        <draw:polygon draw:style-name="gr86" draw:text-style-name="P11" draw:layer="layout" svg:width="0.035cm" svg:height="0.765cm" svg:x="19.568cm" svg:y="17.884cm" svg:viewBox="0 0 36 766" draw:points="0,0 36,0 36,766 0,766">
          <text:p/>
        </draw:polygon>
        <draw:polygon draw:style-name="gr85" draw:text-style-name="P6" draw:layer="layout" svg:width="0.035cm" svg:height="0.035cm" svg:x="19.568cm" svg:y="18.649cm" svg:viewBox="0 0 36 36" draw:points="0,0 36,0 36,36 0,36">
          <text:p/>
        </draw:polygon>
        <draw:polygon draw:style-name="gr86" draw:text-style-name="P11" draw:layer="layout" svg:width="0.035cm" svg:height="0.035cm" svg:x="19.568cm" svg:y="18.649cm" svg:viewBox="0 0 36 36" draw:points="0,0 36,0 36,36 0,36">
          <text:p/>
        </draw:polygon>
        <draw:polygon draw:style-name="gr85" draw:text-style-name="P6" draw:layer="layout" svg:width="0.55cm" svg:height="0.035cm" svg:x="19.586cm" svg:y="18.649cm" svg:viewBox="0 0 551 36" draw:points="0,0 551,0 551,36 0,36">
          <text:p/>
        </draw:polygon>
        <draw:polygon draw:style-name="gr86" draw:text-style-name="P11" draw:layer="layout" svg:width="0.55cm" svg:height="0.035cm" svg:x="19.586cm" svg:y="18.649cm" svg:viewBox="0 0 551 36" draw:points="0,0 551,0 551,36 0,36">
          <text:p/>
        </draw:polygon>
        <draw:polygon draw:style-name="gr85" draw:text-style-name="P6" draw:layer="layout" svg:width="0.035cm" svg:height="0.765cm" svg:x="20.136cm" svg:y="17.884cm" svg:viewBox="0 0 36 766" draw:points="0,0 36,0 36,766 0,766">
          <text:p/>
        </draw:polygon>
        <draw:polygon draw:style-name="gr86" draw:text-style-name="P11" draw:layer="layout" svg:width="0.035cm" svg:height="0.765cm" svg:x="20.136cm" svg:y="17.884cm" svg:viewBox="0 0 36 766" draw:points="0,0 36,0 36,766 0,766">
          <text:p/>
        </draw:polygon>
        <draw:polygon draw:style-name="gr85" draw:text-style-name="P6" draw:layer="layout" svg:width="0.035cm" svg:height="0.035cm" svg:x="20.136cm" svg:y="18.649cm" svg:viewBox="0 0 36 36" draw:points="0,0 36,0 36,36 0,36">
          <text:p/>
        </draw:polygon>
        <draw:polygon draw:style-name="gr86" draw:text-style-name="P11" draw:layer="layout" svg:width="0.035cm" svg:height="0.035cm" svg:x="20.136cm" svg:y="18.649cm" svg:viewBox="0 0 36 36" draw:points="0,0 36,0 36,36 0,36">
          <text:p/>
        </draw:polygon>
        <draw:polygon draw:style-name="gr85" draw:text-style-name="P6" draw:layer="layout" svg:width="0.469cm" svg:height="0.035cm" svg:x="20.152cm" svg:y="18.649cm" svg:viewBox="0 0 470 36" draw:points="0,0 470,0 470,36 0,36">
          <text:p/>
        </draw:polygon>
        <draw:polygon draw:style-name="gr86" draw:text-style-name="P11" draw:layer="layout" svg:width="0.469cm" svg:height="0.035cm" svg:x="20.152cm" svg:y="18.649cm" svg:viewBox="0 0 470 36" draw:points="0,0 470,0 470,36 0,36">
          <text:p/>
        </draw:polygon>
        <draw:polygon draw:style-name="gr85" draw:text-style-name="P6" draw:layer="layout" svg:width="0.035cm" svg:height="0.765cm" svg:x="20.623cm" svg:y="17.884cm" svg:viewBox="0 0 36 766" draw:points="0,0 36,0 36,766 0,766">
          <text:p/>
        </draw:polygon>
        <draw:polygon draw:style-name="gr86" draw:text-style-name="P11" draw:layer="layout" svg:width="0.035cm" svg:height="0.765cm" svg:x="20.623cm" svg:y="17.884cm" svg:viewBox="0 0 36 766" draw:points="0,0 36,0 36,766 0,766">
          <text:p/>
        </draw:polygon>
        <draw:polygon draw:style-name="gr85" draw:text-style-name="P6" draw:layer="layout" svg:width="0.035cm" svg:height="0.035cm" svg:x="20.623cm" svg:y="18.649cm" svg:viewBox="0 0 36 36" draw:points="0,0 36,0 36,36 0,36">
          <text:p/>
        </draw:polygon>
        <draw:polygon draw:style-name="gr86" draw:text-style-name="P11" draw:layer="layout" svg:width="0.035cm" svg:height="0.035cm" svg:x="20.623cm" svg:y="18.649cm" svg:viewBox="0 0 36 36" draw:points="0,0 36,0 36,36 0,36">
          <text:p/>
        </draw:polygon>
        <draw:polygon draw:style-name="gr85" draw:text-style-name="P6" draw:layer="layout" svg:width="0.035cm" svg:height="0.035cm" svg:x="20.623cm" svg:y="18.649cm" svg:viewBox="0 0 36 36" draw:points="0,0 36,0 36,36 0,36">
          <text:p/>
        </draw:polygon>
        <draw:polygon draw:style-name="gr86" draw:text-style-name="P11" draw:layer="layout" svg:width="0.035cm" svg:height="0.035cm" svg:x="20.623cm" svg:y="18.649cm" svg:viewBox="0 0 36 36" draw:points="0,0 36,0 36,36 0,36">
          <text:p/>
        </draw:polygon>
        <draw:frame draw:style-name="gr3" draw:text-style-name="P4" draw:layer="layout" svg:width="0.388cm" svg:height="0.395cm" svg:x="19.896cm" svg:y="18.102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5cm" svg:height="0.357cm" svg:x="5.574cm" svg:y="18.204cm">
          <draw:text-box>
            <text:p text:style-name="P1"><text:span text:style-name="T9">-</text:span></text:p>
          </draw:text-box>
        </draw:frame>
        <draw:frame draw:style-name="gr3" draw:text-style-name="P4" draw:layer="layout" svg:width="0.388cm" svg:height="0.395cm" svg:x="5.684cm" svg:y="18.179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5cm" svg:height="0.357cm" svg:x="9.325cm" svg:y="18.204cm">
          <draw:text-box>
            <text:p text:style-name="P1"><text:span text:style-name="T9">-</text:span></text:p>
          </draw:text-box>
        </draw:frame>
        <draw:polygon draw:style-name="gr85" draw:text-style-name="P6" draw:layer="layout" svg:width="0.039cm" svg:height="0.039cm" svg:x="3.118cm" svg:y="17.892cm" svg:viewBox="0 0 40 40" draw:points="0,0 40,0 40,40 0,40">
          <text:p/>
        </draw:polygon>
        <draw:polygon draw:style-name="gr86" draw:text-style-name="P11" draw:layer="layout" svg:width="0.039cm" svg:height="0.039cm" svg:x="3.118cm" svg:y="17.892cm" svg:viewBox="0 0 40 40" draw:points="0,0 40,0 40,40 0,40">
          <text:p/>
        </draw:polygon>
        <draw:polygon draw:style-name="gr85" draw:text-style-name="P6" draw:layer="layout" svg:width="0.039cm" svg:height="0.039cm" svg:x="3.118cm" svg:y="17.892cm" svg:viewBox="0 0 40 40" draw:points="0,0 40,0 40,40 0,40">
          <text:p/>
        </draw:polygon>
        <draw:polygon draw:style-name="gr86" draw:text-style-name="P11" draw:layer="layout" svg:width="0.039cm" svg:height="0.039cm" svg:x="3.118cm" svg:y="17.892cm" svg:viewBox="0 0 40 40" draw:points="0,0 40,0 40,40 0,40">
          <text:p/>
        </draw:polygon>
        <draw:polygon draw:style-name="gr85" draw:text-style-name="P6" draw:layer="layout" svg:width="0.423cm" svg:height="0.039cm" svg:x="3.134cm" svg:y="17.892cm" svg:viewBox="0 0 424 40" draw:points="0,0 424,0 424,40 0,40">
          <text:p/>
        </draw:polygon>
        <draw:polygon draw:style-name="gr86" draw:text-style-name="P11" draw:layer="layout" svg:width="0.423cm" svg:height="0.039cm" svg:x="3.134cm" svg:y="17.892cm" svg:viewBox="0 0 424 40" draw:points="0,0 424,0 424,40 0,40">
          <text:p/>
        </draw:polygon>
        <draw:polygon draw:style-name="gr85" draw:text-style-name="P6" draw:layer="layout" svg:width="0.039cm" svg:height="0.039cm" svg:x="3.557cm" svg:y="17.892cm" svg:viewBox="0 0 40 40" draw:points="0,0 40,0 40,40 0,40">
          <text:p/>
        </draw:polygon>
        <draw:polygon draw:style-name="gr86" draw:text-style-name="P11" draw:layer="layout" svg:width="0.039cm" svg:height="0.039cm" svg:x="3.557cm" svg:y="17.892cm" svg:viewBox="0 0 40 40" draw:points="0,0 40,0 40,40 0,40">
          <text:p/>
        </draw:polygon>
        <draw:polygon draw:style-name="gr85" draw:text-style-name="P6" draw:layer="layout" svg:width="0.423cm" svg:height="0.039cm" svg:x="3.575cm" svg:y="17.892cm" svg:viewBox="0 0 424 40" draw:points="0,0 424,0 424,40 0,40">
          <text:p/>
        </draw:polygon>
        <draw:polygon draw:style-name="gr86" draw:text-style-name="P11" draw:layer="layout" svg:width="0.423cm" svg:height="0.039cm" svg:x="3.575cm" svg:y="17.892cm" svg:viewBox="0 0 424 40" draw:points="0,0 424,0 424,40 0,40">
          <text:p/>
        </draw:polygon>
        <draw:polygon draw:style-name="gr85" draw:text-style-name="P6" draw:layer="layout" svg:width="0.035cm" svg:height="0.039cm" svg:x="4.002cm" svg:y="17.892cm" svg:viewBox="0 0 36 40" draw:points="0,0 36,0 36,40 0,40">
          <text:p/>
        </draw:polygon>
        <draw:polygon draw:style-name="gr86" draw:text-style-name="P11" draw:layer="layout" svg:width="0.035cm" svg:height="0.039cm" svg:x="4.002cm" svg:y="17.892cm" svg:viewBox="0 0 36 40" draw:points="0,0 36,0 36,40 0,40">
          <text:p/>
        </draw:polygon>
        <draw:polygon draw:style-name="gr85" draw:text-style-name="P6" draw:layer="layout" svg:width="0.436cm" svg:height="0.036cm" svg:x="4.014cm" svg:y="17.892cm" svg:viewBox="0 0 437 37" draw:points="0,0 437,0 437,37 0,37">
          <text:p/>
        </draw:polygon>
        <draw:polygon draw:style-name="gr86" draw:text-style-name="P11" draw:layer="layout" svg:width="0.436cm" svg:height="0.036cm" svg:x="4.014cm" svg:y="17.892cm" svg:viewBox="0 0 437 37" draw:points="0,0 437,0 437,37 0,37">
          <text:p/>
        </draw:polygon>
        <draw:polygon draw:style-name="gr85" draw:text-style-name="P6" draw:layer="layout" svg:width="0.038cm" svg:height="0.036cm" svg:x="4.452cm" svg:y="17.892cm" svg:viewBox="0 0 39 37" draw:points="0,0 39,0 39,37 0,37">
          <text:p/>
        </draw:polygon>
        <draw:polygon draw:style-name="gr86" draw:text-style-name="P11" draw:layer="layout" svg:width="0.038cm" svg:height="0.036cm" svg:x="4.452cm" svg:y="17.892cm" svg:viewBox="0 0 39 37" draw:points="0,0 39,0 39,37 0,37">
          <text:p/>
        </draw:polygon>
        <draw:polygon draw:style-name="gr85" draw:text-style-name="P6" draw:layer="layout" svg:width="0.436cm" svg:height="0.036cm" svg:x="4.467cm" svg:y="17.892cm" svg:viewBox="0 0 437 37" draw:points="0,0 437,0 437,37 0,37">
          <text:p/>
        </draw:polygon>
        <draw:polygon draw:style-name="gr86" draw:text-style-name="P11" draw:layer="layout" svg:width="0.436cm" svg:height="0.036cm" svg:x="4.467cm" svg:y="17.892cm" svg:viewBox="0 0 437 37" draw:points="0,0 437,0 437,37 0,37">
          <text:p/>
        </draw:polygon>
        <draw:polygon draw:style-name="gr85" draw:text-style-name="P6" draw:layer="layout" svg:width="0.039cm" svg:height="0.036cm" svg:x="4.903cm" svg:y="17.892cm" svg:viewBox="0 0 40 37" draw:points="0,0 40,0 40,37 0,37">
          <text:p/>
        </draw:polygon>
        <draw:polygon draw:style-name="gr86" draw:text-style-name="P11" draw:layer="layout" svg:width="0.039cm" svg:height="0.036cm" svg:x="4.903cm" svg:y="17.892cm" svg:viewBox="0 0 40 37" draw:points="0,0 40,0 40,37 0,37">
          <text:p/>
        </draw:polygon>
        <draw:polygon draw:style-name="gr85" draw:text-style-name="P6" draw:layer="layout" svg:width="0.441cm" svg:height="0.036cm" svg:x="4.921cm" svg:y="17.892cm" svg:viewBox="0 0 442 37" draw:points="0,0 442,0 442,37 0,37">
          <text:p/>
        </draw:polygon>
        <draw:polygon draw:style-name="gr86" draw:text-style-name="P11" draw:layer="layout" svg:width="0.441cm" svg:height="0.036cm" svg:x="4.921cm" svg:y="17.892cm" svg:viewBox="0 0 442 37" draw:points="0,0 442,0 442,37 0,37">
          <text:p/>
        </draw:polygon>
        <draw:polygon draw:style-name="gr85" draw:text-style-name="P6" draw:layer="layout" svg:width="0.039cm" svg:height="0.036cm" svg:x="5.362cm" svg:y="17.892cm" svg:viewBox="0 0 40 37" draw:points="0,0 40,0 40,37 0,37">
          <text:p/>
        </draw:polygon>
        <draw:polygon draw:style-name="gr86" draw:text-style-name="P11" draw:layer="layout" svg:width="0.039cm" svg:height="0.036cm" svg:x="5.362cm" svg:y="17.892cm" svg:viewBox="0 0 40 37" draw:points="0,0 40,0 40,37 0,37">
          <text:p/>
        </draw:polygon>
        <draw:polygon draw:style-name="gr85" draw:text-style-name="P6" draw:layer="layout" svg:width="0.541cm" svg:height="0.036cm" svg:x="5.378cm" svg:y="17.892cm" svg:viewBox="0 0 542 37" draw:points="0,0 542,0 542,37 0,37">
          <text:p/>
        </draw:polygon>
        <draw:polygon draw:style-name="gr86" draw:text-style-name="P11" draw:layer="layout" svg:width="0.541cm" svg:height="0.036cm" svg:x="5.378cm" svg:y="17.892cm" svg:viewBox="0 0 542 37" draw:points="0,0 542,0 542,37 0,37">
          <text:p/>
        </draw:polygon>
        <draw:polygon draw:style-name="gr85" draw:text-style-name="P6" draw:layer="layout" svg:width="0.039cm" svg:height="0.036cm" svg:x="5.919cm" svg:y="17.892cm" svg:viewBox="0 0 40 37" draw:points="0,0 40,0 40,37 0,37">
          <text:p/>
        </draw:polygon>
        <draw:polygon draw:style-name="gr86" draw:text-style-name="P11" draw:layer="layout" svg:width="0.039cm" svg:height="0.036cm" svg:x="5.919cm" svg:y="17.892cm" svg:viewBox="0 0 40 37" draw:points="0,0 40,0 40,37 0,37">
          <text:p/>
        </draw:polygon>
        <draw:polygon draw:style-name="gr85" draw:text-style-name="P6" draw:layer="layout" svg:width="0.441cm" svg:height="0.036cm" svg:x="5.937cm" svg:y="17.892cm" svg:viewBox="0 0 442 37" draw:points="0,0 442,0 442,37 0,37">
          <text:p/>
        </draw:polygon>
        <draw:polygon draw:style-name="gr86" draw:text-style-name="P11" draw:layer="layout" svg:width="0.441cm" svg:height="0.036cm" svg:x="5.937cm" svg:y="17.892cm" svg:viewBox="0 0 442 37" draw:points="0,0 442,0 442,37 0,37">
          <text:p/>
        </draw:polygon>
        <draw:polygon draw:style-name="gr85" draw:text-style-name="P6" draw:layer="layout" svg:width="0.039cm" svg:height="0.036cm" svg:x="6.378cm" svg:y="17.892cm" svg:viewBox="0 0 40 37" draw:points="0,0 40,0 40,37 0,37">
          <text:p/>
        </draw:polygon>
        <draw:polygon draw:style-name="gr86" draw:text-style-name="P11" draw:layer="layout" svg:width="0.039cm" svg:height="0.036cm" svg:x="6.378cm" svg:y="17.892cm" svg:viewBox="0 0 40 37" draw:points="0,0 40,0 40,37 0,37">
          <text:p/>
        </draw:polygon>
        <draw:polygon draw:style-name="gr85" draw:text-style-name="P6" draw:layer="layout" svg:width="0.435cm" svg:height="0.036cm" svg:x="6.394cm" svg:y="17.892cm" svg:viewBox="0 0 436 37" draw:points="0,0 436,0 436,37 0,37">
          <text:p/>
        </draw:polygon>
        <draw:polygon draw:style-name="gr86" draw:text-style-name="P11" draw:layer="layout" svg:width="0.435cm" svg:height="0.036cm" svg:x="6.394cm" svg:y="17.892cm" svg:viewBox="0 0 436 37" draw:points="0,0 436,0 436,37 0,37">
          <text:p/>
        </draw:polygon>
        <draw:polygon draw:style-name="gr85" draw:text-style-name="P6" draw:layer="layout" svg:width="0.039cm" svg:height="0.036cm" svg:x="6.829cm" svg:y="17.892cm" svg:viewBox="0 0 40 37" draw:points="0,0 40,0 40,37 0,37">
          <text:p/>
        </draw:polygon>
        <draw:polygon draw:style-name="gr86" draw:text-style-name="P11" draw:layer="layout" svg:width="0.039cm" svg:height="0.036cm" svg:x="6.829cm" svg:y="17.892cm" svg:viewBox="0 0 40 37" draw:points="0,0 40,0 40,37 0,37">
          <text:p/>
        </draw:polygon>
        <draw:polygon draw:style-name="gr85" draw:text-style-name="P6" draw:layer="layout" svg:width="0.441cm" svg:height="0.036cm" svg:x="6.847cm" svg:y="17.892cm" svg:viewBox="0 0 442 37" draw:points="0,0 442,0 442,37 0,37">
          <text:p/>
        </draw:polygon>
        <draw:polygon draw:style-name="gr86" draw:text-style-name="P11" draw:layer="layout" svg:width="0.441cm" svg:height="0.036cm" svg:x="6.847cm" svg:y="17.892cm" svg:viewBox="0 0 442 37" draw:points="0,0 442,0 442,37 0,37">
          <text:p/>
        </draw:polygon>
        <draw:polygon draw:style-name="gr85" draw:text-style-name="P6" draw:layer="layout" svg:width="0.039cm" svg:height="0.036cm" svg:x="7.288cm" svg:y="17.892cm" svg:viewBox="0 0 40 37" draw:points="0,0 40,0 40,37 0,37">
          <text:p/>
        </draw:polygon>
        <draw:polygon draw:style-name="gr86" draw:text-style-name="P11" draw:layer="layout" svg:width="0.039cm" svg:height="0.036cm" svg:x="7.288cm" svg:y="17.892cm" svg:viewBox="0 0 40 37" draw:points="0,0 40,0 40,37 0,37">
          <text:p/>
        </draw:polygon>
        <draw:polygon draw:style-name="gr85" draw:text-style-name="P6" draw:layer="layout" svg:width="0.435cm" svg:height="0.036cm" svg:x="7.304cm" svg:y="17.892cm" svg:viewBox="0 0 436 37" draw:points="0,0 436,0 436,37 0,37">
          <text:p/>
        </draw:polygon>
        <draw:polygon draw:style-name="gr86" draw:text-style-name="P11" draw:layer="layout" svg:width="0.435cm" svg:height="0.036cm" svg:x="7.304cm" svg:y="17.892cm" svg:viewBox="0 0 436 37" draw:points="0,0 436,0 436,37 0,37">
          <text:p/>
        </draw:polygon>
        <draw:polygon draw:style-name="gr85" draw:text-style-name="P6" draw:layer="layout" svg:width="0.039cm" svg:height="0.036cm" svg:x="7.739cm" svg:y="17.892cm" svg:viewBox="0 0 40 37" draw:points="0,0 40,0 40,37 0,37">
          <text:p/>
        </draw:polygon>
        <draw:polygon draw:style-name="gr86" draw:text-style-name="P11" draw:layer="layout" svg:width="0.039cm" svg:height="0.036cm" svg:x="7.739cm" svg:y="17.892cm" svg:viewBox="0 0 40 37" draw:points="0,0 40,0 40,37 0,37">
          <text:p/>
        </draw:polygon>
        <draw:polygon draw:style-name="gr85" draw:text-style-name="P6" draw:layer="layout" svg:width="0.441cm" svg:height="0.036cm" svg:x="7.757cm" svg:y="17.892cm" svg:viewBox="0 0 442 37" draw:points="0,0 442,0 442,37 0,37">
          <text:p/>
        </draw:polygon>
        <draw:polygon draw:style-name="gr86" draw:text-style-name="P11" draw:layer="layout" svg:width="0.441cm" svg:height="0.036cm" svg:x="7.757cm" svg:y="17.892cm" svg:viewBox="0 0 442 37" draw:points="0,0 442,0 442,37 0,37">
          <text:p/>
        </draw:polygon>
        <draw:polygon draw:style-name="gr85" draw:text-style-name="P6" draw:layer="layout" svg:width="0.039cm" svg:height="0.036cm" svg:x="8.198cm" svg:y="17.892cm" svg:viewBox="0 0 40 37" draw:points="0,0 40,0 40,37 0,37">
          <text:p/>
        </draw:polygon>
        <draw:polygon draw:style-name="gr86" draw:text-style-name="P11" draw:layer="layout" svg:width="0.039cm" svg:height="0.036cm" svg:x="8.198cm" svg:y="17.892cm" svg:viewBox="0 0 40 37" draw:points="0,0 40,0 40,37 0,37">
          <text:p/>
        </draw:polygon>
        <draw:polygon draw:style-name="gr85" draw:text-style-name="P6" draw:layer="layout" svg:width="0.436cm" svg:height="0.036cm" svg:x="8.214cm" svg:y="17.892cm" svg:viewBox="0 0 437 37" draw:points="0,0 437,0 437,37 0,37">
          <text:p/>
        </draw:polygon>
        <draw:polygon draw:style-name="gr86" draw:text-style-name="P11" draw:layer="layout" svg:width="0.436cm" svg:height="0.036cm" svg:x="8.214cm" svg:y="17.892cm" svg:viewBox="0 0 437 37" draw:points="0,0 437,0 437,37 0,37">
          <text:p/>
        </draw:polygon>
        <draw:polygon draw:style-name="gr85" draw:text-style-name="P6" draw:layer="layout" svg:width="0.038cm" svg:height="0.036cm" svg:x="8.65cm" svg:y="17.892cm" svg:viewBox="0 0 39 37" draw:points="0,0 39,0 39,37 0,37">
          <text:p/>
        </draw:polygon>
        <draw:polygon draw:style-name="gr86" draw:text-style-name="P11" draw:layer="layout" svg:width="0.038cm" svg:height="0.036cm" svg:x="8.65cm" svg:y="17.892cm" svg:viewBox="0 0 39 37" draw:points="0,0 39,0 39,37 0,37">
          <text:p/>
        </draw:polygon>
        <draw:polygon draw:style-name="gr85" draw:text-style-name="P6" draw:layer="layout" svg:width="0.441cm" svg:height="0.036cm" svg:x="8.667cm" svg:y="17.892cm" svg:viewBox="0 0 442 37" draw:points="0,0 442,0 442,37 0,37">
          <text:p/>
        </draw:polygon>
        <draw:polygon draw:style-name="gr86" draw:text-style-name="P11" draw:layer="layout" svg:width="0.441cm" svg:height="0.036cm" svg:x="8.667cm" svg:y="17.892cm" svg:viewBox="0 0 442 37" draw:points="0,0 442,0 442,37 0,37">
          <text:p/>
        </draw:polygon>
        <draw:polygon draw:style-name="gr85" draw:text-style-name="P6" draw:layer="layout" svg:width="0.039cm" svg:height="0.036cm" svg:x="9.108cm" svg:y="17.892cm" svg:viewBox="0 0 40 37" draw:points="0,0 40,0 40,37 0,37">
          <text:p/>
        </draw:polygon>
        <draw:polygon draw:style-name="gr86" draw:text-style-name="P11" draw:layer="layout" svg:width="0.039cm" svg:height="0.036cm" svg:x="9.108cm" svg:y="17.892cm" svg:viewBox="0 0 40 37" draw:points="0,0 40,0 40,37 0,37">
          <text:p/>
        </draw:polygon>
        <draw:polygon draw:style-name="gr85" draw:text-style-name="P6" draw:layer="layout" svg:width="0.547cm" svg:height="0.036cm" svg:x="9.124cm" svg:y="17.892cm" svg:viewBox="0 0 548 37" draw:points="0,0 548,0 548,37 0,37">
          <text:p/>
        </draw:polygon>
        <draw:polygon draw:style-name="gr86" draw:text-style-name="P11" draw:layer="layout" svg:width="0.547cm" svg:height="0.036cm" svg:x="9.124cm" svg:y="17.892cm" svg:viewBox="0 0 548 37" draw:points="0,0 548,0 548,37 0,37">
          <text:p/>
        </draw:polygon>
        <draw:polygon draw:style-name="gr85" draw:text-style-name="P6" draw:layer="layout" svg:width="0.039cm" svg:height="0.036cm" svg:x="9.671cm" svg:y="17.892cm" svg:viewBox="0 0 40 37" draw:points="0,0 40,0 40,37 0,37">
          <text:p/>
        </draw:polygon>
        <draw:polygon draw:style-name="gr86" draw:text-style-name="P11" draw:layer="layout" svg:width="0.039cm" svg:height="0.036cm" svg:x="9.671cm" svg:y="17.892cm" svg:viewBox="0 0 40 37" draw:points="0,0 40,0 40,37 0,37">
          <text:p/>
        </draw:polygon>
        <draw:polygon draw:style-name="gr85" draw:text-style-name="P6" draw:layer="layout" svg:width="0.457cm" svg:height="0.036cm" svg:x="9.687cm" svg:y="17.892cm" svg:viewBox="0 0 458 37" draw:points="0,0 458,0 458,37 0,37">
          <text:p/>
        </draw:polygon>
        <draw:polygon draw:style-name="gr86" draw:text-style-name="P11" draw:layer="layout" svg:width="0.457cm" svg:height="0.036cm" svg:x="9.687cm" svg:y="17.892cm" svg:viewBox="0 0 458 37" draw:points="0,0 458,0 458,37 0,37">
          <text:p/>
        </draw:polygon>
        <draw:polygon draw:style-name="gr85" draw:text-style-name="P6" draw:layer="layout" svg:width="0.039cm" svg:height="0.036cm" svg:x="10.145cm" svg:y="17.892cm" svg:viewBox="0 0 40 37" draw:points="0,0 40,0 40,37 0,37">
          <text:p/>
        </draw:polygon>
        <draw:polygon draw:style-name="gr86" draw:text-style-name="P11" draw:layer="layout" svg:width="0.039cm" svg:height="0.036cm" svg:x="10.145cm" svg:y="17.892cm" svg:viewBox="0 0 40 37" draw:points="0,0 40,0 40,37 0,37">
          <text:p/>
        </draw:polygon>
        <draw:polygon draw:style-name="gr85" draw:text-style-name="P6" draw:layer="layout" svg:width="0.039cm" svg:height="0.036cm" svg:x="10.145cm" svg:y="17.892cm" svg:viewBox="0 0 40 37" draw:points="0,0 40,0 40,37 0,37">
          <text:p/>
        </draw:polygon>
        <draw:polygon draw:style-name="gr86" draw:text-style-name="P11" draw:layer="layout" svg:width="0.039cm" svg:height="0.036cm" svg:x="10.145cm" svg:y="17.892cm" svg:viewBox="0 0 40 37" draw:points="0,0 40,0 40,37 0,37">
          <text:p/>
        </draw:polygon>
        <draw:polygon draw:style-name="gr85" draw:text-style-name="P6" draw:layer="layout" svg:width="0.039cm" svg:height="0.865cm" svg:x="3.118cm" svg:y="17.908cm" svg:viewBox="0 0 40 866" draw:points="0,0 40,0 40,866 0,866">
          <text:p/>
        </draw:polygon>
        <draw:polygon draw:style-name="gr86" draw:text-style-name="P11" draw:layer="layout" svg:width="0.039cm" svg:height="0.865cm" svg:x="3.118cm" svg:y="17.908cm" svg:viewBox="0 0 40 866" draw:points="0,0 40,0 40,866 0,866">
          <text:p/>
        </draw:polygon>
        <draw:polygon draw:style-name="gr85" draw:text-style-name="P6" draw:layer="layout" svg:width="0.039cm" svg:height="0.035cm" svg:x="3.118cm" svg:y="18.773cm" svg:viewBox="0 0 40 36" draw:points="0,0 40,0 40,36 0,36">
          <text:p/>
        </draw:polygon>
        <draw:polygon draw:style-name="gr86" draw:text-style-name="P11" draw:layer="layout" svg:width="0.039cm" svg:height="0.035cm" svg:x="3.118cm" svg:y="18.773cm" svg:viewBox="0 0 40 36" draw:points="0,0 40,0 40,36 0,36">
          <text:p/>
        </draw:polygon>
        <draw:polygon draw:style-name="gr85" draw:text-style-name="P6" draw:layer="layout" svg:width="0.039cm" svg:height="0.035cm" svg:x="3.118cm" svg:y="18.773cm" svg:viewBox="0 0 40 36" draw:points="0,0 40,0 40,36 0,36">
          <text:p/>
        </draw:polygon>
        <draw:polygon draw:style-name="gr86" draw:text-style-name="P11" draw:layer="layout" svg:width="0.039cm" svg:height="0.035cm" svg:x="3.118cm" svg:y="18.773cm" svg:viewBox="0 0 40 36" draw:points="0,0 40,0 40,36 0,36">
          <text:p/>
        </draw:polygon>
        <draw:polygon draw:style-name="gr85" draw:text-style-name="P6" draw:layer="layout" svg:width="0.423cm" svg:height="0.035cm" svg:x="3.134cm" svg:y="18.773cm" svg:viewBox="0 0 424 36" draw:points="0,0 424,0 424,36 0,36">
          <text:p/>
        </draw:polygon>
        <draw:polygon draw:style-name="gr86" draw:text-style-name="P11" draw:layer="layout" svg:width="0.423cm" svg:height="0.035cm" svg:x="3.134cm" svg:y="18.773cm" svg:viewBox="0 0 424 36" draw:points="0,0 424,0 424,36 0,36">
          <text:p/>
        </draw:polygon>
        <draw:polygon draw:style-name="gr85" draw:text-style-name="P6" draw:layer="layout" svg:width="0.039cm" svg:height="0.865cm" svg:x="3.557cm" svg:y="17.908cm" svg:viewBox="0 0 40 866" draw:points="0,0 40,0 40,866 0,866">
          <text:p/>
        </draw:polygon>
        <draw:polygon draw:style-name="gr86" draw:text-style-name="P11" draw:layer="layout" svg:width="0.039cm" svg:height="0.865cm" svg:x="3.557cm" svg:y="17.908cm" svg:viewBox="0 0 40 866" draw:points="0,0 40,0 40,866 0,866">
          <text:p/>
        </draw:polygon>
        <draw:polygon draw:style-name="gr85" draw:text-style-name="P6" draw:layer="layout" svg:width="0.039cm" svg:height="0.035cm" svg:x="3.557cm" svg:y="18.773cm" svg:viewBox="0 0 40 36" draw:points="0,0 40,0 40,36 0,36">
          <text:p/>
        </draw:polygon>
        <draw:polygon draw:style-name="gr86" draw:text-style-name="P11" draw:layer="layout" svg:width="0.039cm" svg:height="0.035cm" svg:x="3.557cm" svg:y="18.773cm" svg:viewBox="0 0 40 36" draw:points="0,0 40,0 40,36 0,36">
          <text:p/>
        </draw:polygon>
        <draw:polygon draw:style-name="gr85" draw:text-style-name="P6" draw:layer="layout" svg:width="0.423cm" svg:height="0.035cm" svg:x="3.575cm" svg:y="18.773cm" svg:viewBox="0 0 424 36" draw:points="0,0 424,0 424,36 0,36">
          <text:p/>
        </draw:polygon>
        <draw:polygon draw:style-name="gr86" draw:text-style-name="P11" draw:layer="layout" svg:width="0.423cm" svg:height="0.035cm" svg:x="3.575cm" svg:y="18.773cm" svg:viewBox="0 0 424 36" draw:points="0,0 424,0 424,36 0,36">
          <text:p/>
        </draw:polygon>
        <draw:polygon draw:style-name="gr85" draw:text-style-name="P6" draw:layer="layout" svg:width="0.039cm" svg:height="0.865cm" svg:x="3.998cm" svg:y="17.908cm" svg:viewBox="0 0 40 866" draw:points="0,0 40,0 40,866 0,866">
          <text:p/>
        </draw:polygon>
        <draw:polygon draw:style-name="gr86" draw:text-style-name="P11" draw:layer="layout" svg:width="0.039cm" svg:height="0.865cm" svg:x="3.998cm" svg:y="17.908cm" svg:viewBox="0 0 40 866" draw:points="0,0 40,0 40,866 0,866">
          <text:p/>
        </draw:polygon>
        <draw:polygon draw:style-name="gr85" draw:text-style-name="P6" draw:layer="layout" svg:width="0.039cm" svg:height="0.035cm" svg:x="3.998cm" svg:y="18.773cm" svg:viewBox="0 0 40 36" draw:points="0,0 40,0 40,36 0,36">
          <text:p/>
        </draw:polygon>
        <draw:polygon draw:style-name="gr86" draw:text-style-name="P11" draw:layer="layout" svg:width="0.039cm" svg:height="0.035cm" svg:x="3.998cm" svg:y="18.773cm" svg:viewBox="0 0 40 36" draw:points="0,0 40,0 40,36 0,36">
          <text:p/>
        </draw:polygon>
        <draw:polygon draw:style-name="gr85" draw:text-style-name="P6" draw:layer="layout" svg:width="0.436cm" svg:height="0.035cm" svg:x="4.014cm" svg:y="18.773cm" svg:viewBox="0 0 437 36" draw:points="0,0 437,0 437,36 0,36">
          <text:p/>
        </draw:polygon>
        <draw:polygon draw:style-name="gr86" draw:text-style-name="P11" draw:layer="layout" svg:width="0.436cm" svg:height="0.035cm" svg:x="4.014cm" svg:y="18.773cm" svg:viewBox="0 0 437 36" draw:points="0,0 437,0 437,36 0,36">
          <text:p/>
        </draw:polygon>
        <draw:polygon draw:style-name="gr85" draw:text-style-name="P6" draw:layer="layout" svg:width="0.038cm" svg:height="0.865cm" svg:x="4.452cm" svg:y="17.908cm" svg:viewBox="0 0 39 866" draw:points="0,0 39,0 39,866 0,866">
          <text:p/>
        </draw:polygon>
        <draw:polygon draw:style-name="gr86" draw:text-style-name="P11" draw:layer="layout" svg:width="0.038cm" svg:height="0.865cm" svg:x="4.452cm" svg:y="17.908cm" svg:viewBox="0 0 39 866" draw:points="0,0 39,0 39,866 0,866">
          <text:p/>
        </draw:polygon>
        <draw:polygon draw:style-name="gr85" draw:text-style-name="P6" draw:layer="layout" svg:width="0.038cm" svg:height="0.035cm" svg:x="4.452cm" svg:y="18.773cm" svg:viewBox="0 0 39 36" draw:points="0,0 39,0 39,36 0,36">
          <text:p/>
        </draw:polygon>
        <draw:polygon draw:style-name="gr86" draw:text-style-name="P11" draw:layer="layout" svg:width="0.038cm" svg:height="0.035cm" svg:x="4.452cm" svg:y="18.773cm" svg:viewBox="0 0 39 36" draw:points="0,0 39,0 39,36 0,36">
          <text:p/>
        </draw:polygon>
        <draw:polygon draw:style-name="gr85" draw:text-style-name="P6" draw:layer="layout" svg:width="0.436cm" svg:height="0.035cm" svg:x="4.467cm" svg:y="18.773cm" svg:viewBox="0 0 437 36" draw:points="0,0 437,0 437,36 0,36">
          <text:p/>
        </draw:polygon>
        <draw:polygon draw:style-name="gr86" draw:text-style-name="P11" draw:layer="layout" svg:width="0.436cm" svg:height="0.035cm" svg:x="4.467cm" svg:y="18.773cm" svg:viewBox="0 0 437 36" draw:points="0,0 437,0 437,36 0,36">
          <text:p/>
        </draw:polygon>
        <draw:polygon draw:style-name="gr85" draw:text-style-name="P6" draw:layer="layout" svg:width="0.039cm" svg:height="0.865cm" svg:x="4.903cm" svg:y="17.908cm" svg:viewBox="0 0 40 866" draw:points="0,0 40,0 40,866 0,866">
          <text:p/>
        </draw:polygon>
        <draw:polygon draw:style-name="gr86" draw:text-style-name="P11" draw:layer="layout" svg:width="0.039cm" svg:height="0.865cm" svg:x="4.903cm" svg:y="17.908cm" svg:viewBox="0 0 40 866" draw:points="0,0 40,0 40,866 0,866">
          <text:p/>
        </draw:polygon>
        <draw:polygon draw:style-name="gr85" draw:text-style-name="P6" draw:layer="layout" svg:width="0.039cm" svg:height="0.035cm" svg:x="4.903cm" svg:y="18.773cm" svg:viewBox="0 0 40 36" draw:points="0,0 40,0 40,36 0,36">
          <text:p/>
        </draw:polygon>
        <draw:polygon draw:style-name="gr86" draw:text-style-name="P11" draw:layer="layout" svg:width="0.039cm" svg:height="0.035cm" svg:x="4.903cm" svg:y="18.773cm" svg:viewBox="0 0 40 36" draw:points="0,0 40,0 40,36 0,36">
          <text:p/>
        </draw:polygon>
        <draw:polygon draw:style-name="gr85" draw:text-style-name="P6" draw:layer="layout" svg:width="0.441cm" svg:height="0.035cm" svg:x="4.921cm" svg:y="18.773cm" svg:viewBox="0 0 442 36" draw:points="0,0 442,0 442,36 0,36">
          <text:p/>
        </draw:polygon>
        <draw:polygon draw:style-name="gr86" draw:text-style-name="P11" draw:layer="layout" svg:width="0.441cm" svg:height="0.035cm" svg:x="4.921cm" svg:y="18.773cm" svg:viewBox="0 0 442 36" draw:points="0,0 442,0 442,36 0,36">
          <text:p/>
        </draw:polygon>
        <draw:polygon draw:style-name="gr85" draw:text-style-name="P6" draw:layer="layout" svg:width="0.039cm" svg:height="0.865cm" svg:x="5.362cm" svg:y="17.908cm" svg:viewBox="0 0 40 866" draw:points="0,0 40,0 40,866 0,866">
          <text:p/>
        </draw:polygon>
        <draw:polygon draw:style-name="gr86" draw:text-style-name="P11" draw:layer="layout" svg:width="0.039cm" svg:height="0.865cm" svg:x="5.362cm" svg:y="17.908cm" svg:viewBox="0 0 40 866" draw:points="0,0 40,0 40,866 0,866">
          <text:p/>
        </draw:polygon>
        <draw:polygon draw:style-name="gr85" draw:text-style-name="P6" draw:layer="layout" svg:width="0.039cm" svg:height="0.035cm" svg:x="5.362cm" svg:y="18.773cm" svg:viewBox="0 0 40 36" draw:points="0,0 40,0 40,36 0,36">
          <text:p/>
        </draw:polygon>
        <draw:polygon draw:style-name="gr86" draw:text-style-name="P11" draw:layer="layout" svg:width="0.039cm" svg:height="0.035cm" svg:x="5.362cm" svg:y="18.773cm" svg:viewBox="0 0 40 36" draw:points="0,0 40,0 40,36 0,36">
          <text:p/>
        </draw:polygon>
        <draw:polygon draw:style-name="gr85" draw:text-style-name="P6" draw:layer="layout" svg:width="0.541cm" svg:height="0.035cm" svg:x="5.378cm" svg:y="18.773cm" svg:viewBox="0 0 542 36" draw:points="0,0 542,0 542,36 0,36">
          <text:p/>
        </draw:polygon>
        <draw:polygon draw:style-name="gr86" draw:text-style-name="P11" draw:layer="layout" svg:width="0.541cm" svg:height="0.035cm" svg:x="5.378cm" svg:y="18.773cm" svg:viewBox="0 0 542 36" draw:points="0,0 542,0 542,36 0,36">
          <text:p/>
        </draw:polygon>
        <draw:polygon draw:style-name="gr85" draw:text-style-name="P6" draw:layer="layout" svg:width="0.039cm" svg:height="0.865cm" svg:x="5.919cm" svg:y="17.908cm" svg:viewBox="0 0 40 866" draw:points="0,0 40,0 40,866 0,866">
          <text:p/>
        </draw:polygon>
        <draw:polygon draw:style-name="gr86" draw:text-style-name="P11" draw:layer="layout" svg:width="0.039cm" svg:height="0.865cm" svg:x="5.919cm" svg:y="17.908cm" svg:viewBox="0 0 40 866" draw:points="0,0 40,0 40,866 0,866">
          <text:p/>
        </draw:polygon>
        <draw:polygon draw:style-name="gr85" draw:text-style-name="P6" draw:layer="layout" svg:width="0.039cm" svg:height="0.035cm" svg:x="5.919cm" svg:y="18.773cm" svg:viewBox="0 0 40 36" draw:points="0,0 40,0 40,36 0,36">
          <text:p/>
        </draw:polygon>
        <draw:polygon draw:style-name="gr86" draw:text-style-name="P11" draw:layer="layout" svg:width="0.039cm" svg:height="0.035cm" svg:x="5.919cm" svg:y="18.773cm" svg:viewBox="0 0 40 36" draw:points="0,0 40,0 40,36 0,36">
          <text:p/>
        </draw:polygon>
        <draw:polygon draw:style-name="gr85" draw:text-style-name="P6" draw:layer="layout" svg:width="0.441cm" svg:height="0.035cm" svg:x="5.937cm" svg:y="18.773cm" svg:viewBox="0 0 442 36" draw:points="0,0 442,0 442,36 0,36">
          <text:p/>
        </draw:polygon>
        <draw:polygon draw:style-name="gr86" draw:text-style-name="P11" draw:layer="layout" svg:width="0.441cm" svg:height="0.035cm" svg:x="5.937cm" svg:y="18.773cm" svg:viewBox="0 0 442 36" draw:points="0,0 442,0 442,36 0,36">
          <text:p/>
        </draw:polygon>
        <draw:polygon draw:style-name="gr85" draw:text-style-name="P6" draw:layer="layout" svg:width="0.039cm" svg:height="0.865cm" svg:x="6.378cm" svg:y="17.908cm" svg:viewBox="0 0 40 866" draw:points="0,0 40,0 40,866 0,866">
          <text:p/>
        </draw:polygon>
        <draw:polygon draw:style-name="gr86" draw:text-style-name="P11" draw:layer="layout" svg:width="0.039cm" svg:height="0.865cm" svg:x="6.378cm" svg:y="17.908cm" svg:viewBox="0 0 40 866" draw:points="0,0 40,0 40,866 0,866">
          <text:p/>
        </draw:polygon>
        <draw:polygon draw:style-name="gr85" draw:text-style-name="P6" draw:layer="layout" svg:width="0.039cm" svg:height="0.035cm" svg:x="6.378cm" svg:y="18.773cm" svg:viewBox="0 0 40 36" draw:points="0,0 40,0 40,36 0,36">
          <text:p/>
        </draw:polygon>
        <draw:polygon draw:style-name="gr86" draw:text-style-name="P11" draw:layer="layout" svg:width="0.039cm" svg:height="0.035cm" svg:x="6.378cm" svg:y="18.773cm" svg:viewBox="0 0 40 36" draw:points="0,0 40,0 40,36 0,36">
          <text:p/>
        </draw:polygon>
        <draw:polygon draw:style-name="gr85" draw:text-style-name="P6" draw:layer="layout" svg:width="0.435cm" svg:height="0.035cm" svg:x="6.394cm" svg:y="18.773cm" svg:viewBox="0 0 436 36" draw:points="0,0 436,0 436,36 0,36">
          <text:p/>
        </draw:polygon>
        <draw:polygon draw:style-name="gr86" draw:text-style-name="P11" draw:layer="layout" svg:width="0.435cm" svg:height="0.035cm" svg:x="6.394cm" svg:y="18.773cm" svg:viewBox="0 0 436 36" draw:points="0,0 436,0 436,36 0,36">
          <text:p/>
        </draw:polygon>
        <draw:polygon draw:style-name="gr85" draw:text-style-name="P6" draw:layer="layout" svg:width="0.039cm" svg:height="0.865cm" svg:x="6.829cm" svg:y="17.908cm" svg:viewBox="0 0 40 866" draw:points="0,0 40,0 40,866 0,866">
          <text:p/>
        </draw:polygon>
        <draw:polygon draw:style-name="gr86" draw:text-style-name="P11" draw:layer="layout" svg:width="0.039cm" svg:height="0.865cm" svg:x="6.829cm" svg:y="17.908cm" svg:viewBox="0 0 40 866" draw:points="0,0 40,0 40,866 0,866">
          <text:p/>
        </draw:polygon>
        <draw:polygon draw:style-name="gr85" draw:text-style-name="P6" draw:layer="layout" svg:width="0.039cm" svg:height="0.035cm" svg:x="6.829cm" svg:y="18.773cm" svg:viewBox="0 0 40 36" draw:points="0,0 40,0 40,36 0,36">
          <text:p/>
        </draw:polygon>
        <draw:polygon draw:style-name="gr86" draw:text-style-name="P11" draw:layer="layout" svg:width="0.039cm" svg:height="0.035cm" svg:x="6.829cm" svg:y="18.773cm" svg:viewBox="0 0 40 36" draw:points="0,0 40,0 40,36 0,36">
          <text:p/>
        </draw:polygon>
        <draw:polygon draw:style-name="gr85" draw:text-style-name="P6" draw:layer="layout" svg:width="0.441cm" svg:height="0.035cm" svg:x="6.847cm" svg:y="18.773cm" svg:viewBox="0 0 442 36" draw:points="0,0 442,0 442,36 0,36">
          <text:p/>
        </draw:polygon>
        <draw:polygon draw:style-name="gr86" draw:text-style-name="P11" draw:layer="layout" svg:width="0.441cm" svg:height="0.035cm" svg:x="6.847cm" svg:y="18.773cm" svg:viewBox="0 0 442 36" draw:points="0,0 442,0 442,36 0,36">
          <text:p/>
        </draw:polygon>
        <draw:polygon draw:style-name="gr85" draw:text-style-name="P6" draw:layer="layout" svg:width="0.039cm" svg:height="0.865cm" svg:x="7.288cm" svg:y="17.908cm" svg:viewBox="0 0 40 866" draw:points="0,0 40,0 40,866 0,866">
          <text:p/>
        </draw:polygon>
        <draw:polygon draw:style-name="gr86" draw:text-style-name="P11" draw:layer="layout" svg:width="0.039cm" svg:height="0.865cm" svg:x="7.288cm" svg:y="17.908cm" svg:viewBox="0 0 40 866" draw:points="0,0 40,0 40,866 0,866">
          <text:p/>
        </draw:polygon>
        <draw:polygon draw:style-name="gr85" draw:text-style-name="P6" draw:layer="layout" svg:width="0.039cm" svg:height="0.035cm" svg:x="7.288cm" svg:y="18.773cm" svg:viewBox="0 0 40 36" draw:points="0,0 40,0 40,36 0,36">
          <text:p/>
        </draw:polygon>
        <draw:polygon draw:style-name="gr86" draw:text-style-name="P11" draw:layer="layout" svg:width="0.039cm" svg:height="0.035cm" svg:x="7.288cm" svg:y="18.773cm" svg:viewBox="0 0 40 36" draw:points="0,0 40,0 40,36 0,36">
          <text:p/>
        </draw:polygon>
        <draw:polygon draw:style-name="gr85" draw:text-style-name="P6" draw:layer="layout" svg:width="0.435cm" svg:height="0.035cm" svg:x="7.304cm" svg:y="18.773cm" svg:viewBox="0 0 436 36" draw:points="0,0 436,0 436,36 0,36">
          <text:p/>
        </draw:polygon>
        <draw:polygon draw:style-name="gr86" draw:text-style-name="P11" draw:layer="layout" svg:width="0.435cm" svg:height="0.035cm" svg:x="7.304cm" svg:y="18.773cm" svg:viewBox="0 0 436 36" draw:points="0,0 436,0 436,36 0,36">
          <text:p/>
        </draw:polygon>
        <draw:polygon draw:style-name="gr85" draw:text-style-name="P6" draw:layer="layout" svg:width="0.039cm" svg:height="0.865cm" svg:x="7.739cm" svg:y="17.908cm" svg:viewBox="0 0 40 866" draw:points="0,0 40,0 40,866 0,866">
          <text:p/>
        </draw:polygon>
        <draw:polygon draw:style-name="gr86" draw:text-style-name="P11" draw:layer="layout" svg:width="0.039cm" svg:height="0.865cm" svg:x="7.739cm" svg:y="17.908cm" svg:viewBox="0 0 40 866" draw:points="0,0 40,0 40,866 0,866">
          <text:p/>
        </draw:polygon>
        <draw:polygon draw:style-name="gr85" draw:text-style-name="P6" draw:layer="layout" svg:width="0.039cm" svg:height="0.035cm" svg:x="7.739cm" svg:y="18.773cm" svg:viewBox="0 0 40 36" draw:points="0,0 40,0 40,36 0,36">
          <text:p/>
        </draw:polygon>
        <draw:polygon draw:style-name="gr86" draw:text-style-name="P11" draw:layer="layout" svg:width="0.039cm" svg:height="0.035cm" svg:x="7.739cm" svg:y="18.773cm" svg:viewBox="0 0 40 36" draw:points="0,0 40,0 40,36 0,36">
          <text:p/>
        </draw:polygon>
        <draw:polygon draw:style-name="gr85" draw:text-style-name="P6" draw:layer="layout" svg:width="0.441cm" svg:height="0.035cm" svg:x="7.757cm" svg:y="18.773cm" svg:viewBox="0 0 442 36" draw:points="0,0 442,0 442,36 0,36">
          <text:p/>
        </draw:polygon>
        <draw:polygon draw:style-name="gr86" draw:text-style-name="P11" draw:layer="layout" svg:width="0.441cm" svg:height="0.035cm" svg:x="7.757cm" svg:y="18.773cm" svg:viewBox="0 0 442 36" draw:points="0,0 442,0 442,36 0,36">
          <text:p/>
        </draw:polygon>
        <draw:polygon draw:style-name="gr85" draw:text-style-name="P6" draw:layer="layout" svg:width="0.039cm" svg:height="0.865cm" svg:x="8.198cm" svg:y="17.908cm" svg:viewBox="0 0 40 866" draw:points="0,0 40,0 40,866 0,866">
          <text:p/>
        </draw:polygon>
        <draw:polygon draw:style-name="gr86" draw:text-style-name="P11" draw:layer="layout" svg:width="0.039cm" svg:height="0.865cm" svg:x="8.198cm" svg:y="17.908cm" svg:viewBox="0 0 40 866" draw:points="0,0 40,0 40,866 0,866">
          <text:p/>
        </draw:polygon>
        <draw:polygon draw:style-name="gr85" draw:text-style-name="P6" draw:layer="layout" svg:width="0.039cm" svg:height="0.035cm" svg:x="8.198cm" svg:y="18.773cm" svg:viewBox="0 0 40 36" draw:points="0,0 40,0 40,36 0,36">
          <text:p/>
        </draw:polygon>
        <draw:polygon draw:style-name="gr86" draw:text-style-name="P11" draw:layer="layout" svg:width="0.039cm" svg:height="0.035cm" svg:x="8.198cm" svg:y="18.773cm" svg:viewBox="0 0 40 36" draw:points="0,0 40,0 40,36 0,36">
          <text:p/>
        </draw:polygon>
        <draw:polygon draw:style-name="gr85" draw:text-style-name="P6" draw:layer="layout" svg:width="0.436cm" svg:height="0.035cm" svg:x="8.214cm" svg:y="18.773cm" svg:viewBox="0 0 437 36" draw:points="0,0 437,0 437,36 0,36">
          <text:p/>
        </draw:polygon>
        <draw:polygon draw:style-name="gr86" draw:text-style-name="P11" draw:layer="layout" svg:width="0.436cm" svg:height="0.035cm" svg:x="8.214cm" svg:y="18.773cm" svg:viewBox="0 0 437 36" draw:points="0,0 437,0 437,36 0,36">
          <text:p/>
        </draw:polygon>
        <draw:polygon draw:style-name="gr85" draw:text-style-name="P6" draw:layer="layout" svg:width="0.038cm" svg:height="0.865cm" svg:x="8.65cm" svg:y="17.908cm" svg:viewBox="0 0 39 866" draw:points="0,0 39,0 39,866 0,866">
          <text:p/>
        </draw:polygon>
        <draw:polygon draw:style-name="gr86" draw:text-style-name="P11" draw:layer="layout" svg:width="0.038cm" svg:height="0.865cm" svg:x="8.65cm" svg:y="17.908cm" svg:viewBox="0 0 39 866" draw:points="0,0 39,0 39,866 0,866">
          <text:p/>
        </draw:polygon>
        <draw:polygon draw:style-name="gr85" draw:text-style-name="P6" draw:layer="layout" svg:width="0.038cm" svg:height="0.035cm" svg:x="8.65cm" svg:y="18.773cm" svg:viewBox="0 0 39 36" draw:points="0,0 39,0 39,36 0,36">
          <text:p/>
        </draw:polygon>
        <draw:polygon draw:style-name="gr86" draw:text-style-name="P11" draw:layer="layout" svg:width="0.038cm" svg:height="0.035cm" svg:x="8.65cm" svg:y="18.773cm" svg:viewBox="0 0 39 36" draw:points="0,0 39,0 39,36 0,36">
          <text:p/>
        </draw:polygon>
        <draw:polygon draw:style-name="gr85" draw:text-style-name="P6" draw:layer="layout" svg:width="0.441cm" svg:height="0.035cm" svg:x="8.667cm" svg:y="18.773cm" svg:viewBox="0 0 442 36" draw:points="0,0 442,0 442,36 0,36">
          <text:p/>
        </draw:polygon>
        <draw:polygon draw:style-name="gr86" draw:text-style-name="P11" draw:layer="layout" svg:width="0.441cm" svg:height="0.035cm" svg:x="8.667cm" svg:y="18.773cm" svg:viewBox="0 0 442 36" draw:points="0,0 442,0 442,36 0,36">
          <text:p/>
        </draw:polygon>
        <draw:polygon draw:style-name="gr85" draw:text-style-name="P6" draw:layer="layout" svg:width="0.039cm" svg:height="0.865cm" svg:x="9.108cm" svg:y="17.908cm" svg:viewBox="0 0 40 866" draw:points="0,0 40,0 40,866 0,866">
          <text:p/>
        </draw:polygon>
        <draw:polygon draw:style-name="gr86" draw:text-style-name="P11" draw:layer="layout" svg:width="0.039cm" svg:height="0.865cm" svg:x="9.108cm" svg:y="17.908cm" svg:viewBox="0 0 40 866" draw:points="0,0 40,0 40,866 0,866">
          <text:p/>
        </draw:polygon>
        <draw:polygon draw:style-name="gr85" draw:text-style-name="P6" draw:layer="layout" svg:width="0.039cm" svg:height="0.035cm" svg:x="9.108cm" svg:y="18.773cm" svg:viewBox="0 0 40 36" draw:points="0,0 40,0 40,36 0,36">
          <text:p/>
        </draw:polygon>
        <draw:polygon draw:style-name="gr86" draw:text-style-name="P11" draw:layer="layout" svg:width="0.039cm" svg:height="0.035cm" svg:x="9.108cm" svg:y="18.773cm" svg:viewBox="0 0 40 36" draw:points="0,0 40,0 40,36 0,36">
          <text:p/>
        </draw:polygon>
        <draw:polygon draw:style-name="gr85" draw:text-style-name="P6" draw:layer="layout" svg:width="0.547cm" svg:height="0.035cm" svg:x="9.124cm" svg:y="18.773cm" svg:viewBox="0 0 548 36" draw:points="0,0 548,0 548,36 0,36">
          <text:p/>
        </draw:polygon>
        <draw:polygon draw:style-name="gr86" draw:text-style-name="P11" draw:layer="layout" svg:width="0.547cm" svg:height="0.035cm" svg:x="9.124cm" svg:y="18.773cm" svg:viewBox="0 0 548 36" draw:points="0,0 548,0 548,36 0,36">
          <text:p/>
        </draw:polygon>
        <draw:polygon draw:style-name="gr85" draw:text-style-name="P6" draw:layer="layout" svg:width="0.039cm" svg:height="0.865cm" svg:x="9.671cm" svg:y="17.908cm" svg:viewBox="0 0 40 866" draw:points="0,0 40,0 40,866 0,866">
          <text:p/>
        </draw:polygon>
        <draw:polygon draw:style-name="gr86" draw:text-style-name="P11" draw:layer="layout" svg:width="0.039cm" svg:height="0.865cm" svg:x="9.671cm" svg:y="17.908cm" svg:viewBox="0 0 40 866" draw:points="0,0 40,0 40,866 0,866">
          <text:p/>
        </draw:polygon>
        <draw:polygon draw:style-name="gr85" draw:text-style-name="P6" draw:layer="layout" svg:width="0.039cm" svg:height="0.035cm" svg:x="9.671cm" svg:y="18.773cm" svg:viewBox="0 0 40 36" draw:points="0,0 40,0 40,36 0,36">
          <text:p/>
        </draw:polygon>
        <draw:polygon draw:style-name="gr86" draw:text-style-name="P11" draw:layer="layout" svg:width="0.039cm" svg:height="0.035cm" svg:x="9.671cm" svg:y="18.773cm" svg:viewBox="0 0 40 36" draw:points="0,0 40,0 40,36 0,36">
          <text:p/>
        </draw:polygon>
        <draw:polygon draw:style-name="gr85" draw:text-style-name="P6" draw:layer="layout" svg:width="0.457cm" svg:height="0.035cm" svg:x="9.687cm" svg:y="18.773cm" svg:viewBox="0 0 458 36" draw:points="0,0 458,0 458,36 0,36">
          <text:p/>
        </draw:polygon>
        <draw:polygon draw:style-name="gr86" draw:text-style-name="P11" draw:layer="layout" svg:width="0.457cm" svg:height="0.035cm" svg:x="9.687cm" svg:y="18.773cm" svg:viewBox="0 0 458 36" draw:points="0,0 458,0 458,36 0,36">
          <text:p/>
        </draw:polygon>
        <draw:polygon draw:style-name="gr85" draw:text-style-name="P6" draw:layer="layout" svg:width="0.039cm" svg:height="0.865cm" svg:x="10.145cm" svg:y="17.908cm" svg:viewBox="0 0 40 866" draw:points="0,0 40,0 40,866 0,866">
          <text:p/>
        </draw:polygon>
        <draw:polygon draw:style-name="gr86" draw:text-style-name="P11" draw:layer="layout" svg:width="0.039cm" svg:height="0.865cm" svg:x="10.145cm" svg:y="17.908cm" svg:viewBox="0 0 40 866" draw:points="0,0 40,0 40,866 0,866">
          <text:p/>
        </draw:polygon>
        <draw:polygon draw:style-name="gr85" draw:text-style-name="P6" draw:layer="layout" svg:width="0.039cm" svg:height="0.035cm" svg:x="10.145cm" svg:y="18.773cm" svg:viewBox="0 0 40 36" draw:points="0,0 40,0 40,36 0,36">
          <text:p/>
        </draw:polygon>
        <draw:polygon draw:style-name="gr86" draw:text-style-name="P11" draw:layer="layout" svg:width="0.039cm" svg:height="0.035cm" svg:x="10.145cm" svg:y="18.773cm" svg:viewBox="0 0 40 36" draw:points="0,0 40,0 40,36 0,36">
          <text:p/>
        </draw:polygon>
        <draw:polygon draw:style-name="gr85" draw:text-style-name="P6" draw:layer="layout" svg:width="0.039cm" svg:height="0.035cm" svg:x="10.145cm" svg:y="18.773cm" svg:viewBox="0 0 40 36" draw:points="0,0 40,0 40,36 0,36">
          <text:p/>
        </draw:polygon>
        <draw:polygon draw:style-name="gr86" draw:text-style-name="P11" draw:layer="layout" svg:width="0.039cm" svg:height="0.035cm" svg:x="10.145cm" svg:y="18.773cm" svg:viewBox="0 0 40 36" draw:points="0,0 40,0 40,36 0,36">
          <text:p/>
        </draw:polygon>
        <draw:polygon draw:style-name="gr85" draw:text-style-name="P6" draw:layer="layout" svg:width="0.127cm" svg:height="9.691cm" svg:x="10.682cm" svg:y="9.51cm" svg:viewBox="0 0 128 9692" draw:points="0,0 128,0 128,9692 0,9692">
          <text:p/>
        </draw:polygon>
        <draw:polygon draw:style-name="gr86" draw:text-style-name="P11" draw:layer="layout" svg:width="0.127cm" svg:height="9.691cm" svg:x="10.682cm" svg:y="9.51cm" svg:viewBox="0 0 128 9692" draw:points="0,0 128,0 128,9692 0,9692">
          <text:p/>
        </draw:polygon>
        <draw:polygon draw:style-name="gr85" draw:text-style-name="P6" draw:layer="layout" svg:width="3.502cm" svg:height="0.036cm" svg:x="6.178cm" svg:y="15.262cm" svg:viewBox="0 0 3503 37" draw:points="0,0 3503,0 3503,37 0,37">
          <text:p/>
        </draw:polygon>
        <draw:polygon draw:style-name="gr86" draw:text-style-name="P11" draw:layer="layout" svg:width="3.502cm" svg:height="0.036cm" svg:x="6.178cm" svg:y="15.262cm" svg:viewBox="0 0 3503 37" draw:points="0,0 3503,0 3503,37 0,37">
          <text:p/>
        </draw:polygon>
        <draw:frame draw:style-name="gr3" draw:text-style-name="P4" draw:layer="layout" svg:width="0.388cm" svg:height="0.395cm" svg:x="9.435cm" svg:y="18.179cm">
          <draw:text-box>
            <text:p text:style-name="P1"><text:span text:style-name="T3"><text:s/></text:span></text:p>
          </draw:text-box>
        </draw:frame>
        <draw:frame draw:style-name="gr88" draw:text-style-name="P12" draw:layer="layout" svg:width="7.569cm" svg:height="0.784cm" svg:x="3.014cm" svg:y="11.555cm">
          <draw:text-box>
            <text:p><text:span text:style-name="T17"><text:s/></text:span><text:span text:style-name="T17">3</text:span><text:span text:style-name="T17"> </text:span><text:span text:style-name="T17">5</text:span><text:span text:style-name="T17">2</text:span><text:span text:style-name="T17"> </text:span><text:span text:style-name="T17">0</text:span><text:span text:style-name="T17"> </text:span><text:span text:style-name="T17">2</text:span><text:span text:style-name="T17"> </text:span><text:span text:style-name="T17"><text:s/></text:span><text:span text:style-name="T17"><text:s/></text:span><text:span text:style-name="T17"><text:s/></text:span><text:span text:style-name="T17">2</text:span><text:span text:style-name="T17"> </text:span><text:span text:style-name="T17">8</text:span><text:span text:style-name="T17">3</text:span><text:span text:style-name="T17"> </text:span><text:span text:style-name="T17">4</text:span><text:span text:style-name="T17"> </text:span><text:span text:style-name="T17">8</text:span><text:span text:style-name="T17"> </text:span><text:span text:style-name="T17">1</text:span><text:span text:style-name="T17"> </text:span><text:span text:style-name="T17">9</text:span><text:span text:style-name="T17"> </text:span><text:span text:style-name="T17"><text:s/></text:span><text:span text:style-name="T17"><text:s/></text:span><text:span text:style-name="T17">5</text:span></text:p>
          </draw:text-box>
        </draw:frame>
        <draw:frame draw:style-name="gr89" draw:text-style-name="P13" draw:layer="layout" svg:width="7.067cm" svg:height="0.972cm" svg:x="3.148cm" svg:y="17.851cm">
          <draw:text-box>
            <text:p>352 02 <text:s/>3 795555 <text:s text:c="2"/>1</text:p>
          </draw:text-box>
        </draw:frame>
      </draw:page>
      <draw:page draw:name="page2" draw:style-name="dp1" draw:master-page-name="master-page3">
        <draw:frame draw:style-name="gr1" draw:text-style-name="P2" draw:layer="layout" svg:width="0.422cm" svg:height="0.475cm" svg:x="1.499cm" svg:y="-0.044cm">
          <draw:text-box>
            <text:p text:style-name="P1"><text:span text:style-name="T1"><text:s text:c="2"/></text:span></text:p>
          </draw:text-box>
        </draw:frame>
        <draw:frame draw:style-name="gr90" draw:text-style-name="P5" draw:layer="layout" svg:width="11.827cm" svg:height="0.492cm" svg:x="1.855cm" svg:y="0.555cm">
          <draw:text-box>
            <text:p text:style-name="P1"><text:span text:style-name="T4">COMPANY NAME: <text:s text:c="18"/>ATLAS HONDA LIMITED</text:span></text:p>
          </draw:text-box>
        </draw:frame>
        <draw:frame draw:style-name="gr3" draw:text-style-name="P4" draw:layer="layout" svg:width="0.388cm" svg:height="0.395cm" svg:x="5.557cm" svg:y="0.631cm">
          <draw:text-box>
            <text:p text:style-name="P1"><text:span text:style-name="T3"><text:s/></text:span></text:p>
          </draw:text-box>
        </draw:frame>
        <draw:frame draw:style-name="gr91" draw:text-style-name="P5" draw:layer="layout" svg:width="7.86cm" svg:height="0.492cm" svg:x="1.855cm" svg:y="1.199cm">
          <draw:text-box>
            <text:p text:style-name="P1"><text:span text:style-name="T4">FOLIO # <text:s text:c="37"/>MUH0057</text:span></text:p>
          </draw:text-box>
        </draw:frame>
        <draw:frame draw:style-name="gr3" draw:text-style-name="P4" draw:layer="layout" svg:width="0.388cm" svg:height="0.395cm" svg:x="3.439cm" svg:y="1.275cm">
          <draw:text-box>
            <text:p text:style-name="P1"><text:span text:style-name="T3"><text:s/></text:span></text:p>
          </draw:text-box>
        </draw:frame>
        <draw:frame draw:style-name="gr92" draw:text-style-name="P5" draw:layer="layout" svg:width="11.16cm" svg:height="0.492cm" svg:x="1.855cm" svg:y="1.834cm">
          <draw:text-box>
            <text:p text:style-name="P1"><text:span text:style-name="T4">NAME OF SHAREHOLDER: <text:s text:c="4"/>MUHAMMAD ILYAS KHAN</text:span></text:p>
          </draw:text-box>
        </draw:frame>
        <draw:frame draw:style-name="gr3" draw:text-style-name="P4" draw:layer="layout" svg:width="0.388cm" svg:height="0.395cm" svg:x="7.098cm" svg:y="1.9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1.499cm" svg:y="2.251cm">
          <draw:text-box>
            <text:p text:style-name="P1"><text:span text:style-name="T1"><text:s/></text:span></text:p>
          </draw:text-box>
        </draw:frame>
        <draw:frame draw:style-name="gr93" draw:text-style-name="P5" draw:layer="layout" svg:width="0.59cm" svg:height="0.492cm" svg:x="2.067cm" svg:y="3.104cm">
          <draw:text-box>
            <text:p text:style-name="P1"><text:span text:style-name="T4">S #</text:span></text:p>
          </draw:text-box>
        </draw:frame>
        <draw:frame draw:style-name="gr3" draw:text-style-name="P4" draw:layer="layout" svg:width="0.388cm" svg:height="0.395cm" svg:x="2.651cm" svg:y="3.18cm">
          <draw:text-box>
            <text:p text:style-name="P1"><text:span text:style-name="T3"><text:s/></text:span></text:p>
          </draw:text-box>
        </draw:frame>
        <draw:frame draw:style-name="gr94" draw:text-style-name="P5" draw:layer="layout" svg:width="1.357cm" svg:height="0.492cm" svg:x="4.531cm" svg:y="3.104cm">
          <draw:text-box>
            <text:p text:style-name="P1"><text:span text:style-name="T4">SHARE</text:span></text:p>
          </draw:text-box>
        </draw:frame>
        <draw:frame draw:style-name="gr3" draw:text-style-name="P4" draw:layer="layout" svg:width="0.388cm" svg:height="0.395cm" svg:x="5.895cm" svg:y="3.18cm">
          <draw:text-box>
            <text:p text:style-name="P1"><text:span text:style-name="T3"><text:s/></text:span></text:p>
          </draw:text-box>
        </draw:frame>
        <draw:frame draw:style-name="gr95" draw:text-style-name="P5" draw:layer="layout" svg:width="4.512cm" svg:height="0.492cm" svg:x="7.717cm" svg:y="3.104cm">
          <draw:text-box>
            <text:p text:style-name="P1"><text:span text:style-name="T4">DISTINCTIVE NUMBER</text:span></text:p>
          </draw:text-box>
        </draw:frame>
        <draw:frame draw:style-name="gr3" draw:text-style-name="P4" draw:layer="layout" svg:width="0.388cm" svg:height="0.395cm" svg:x="12.222cm" svg:y="3.18cm">
          <draw:text-box>
            <text:p text:style-name="P1"><text:span text:style-name="T3"><text:s/></text:span></text:p>
          </draw:text-box>
        </draw:frame>
        <draw:frame draw:style-name="gr95" draw:text-style-name="P5" draw:layer="layout" svg:width="4.512cm" svg:height="0.492cm" svg:x="12.959cm" svg:y="3.104cm">
          <draw:text-box>
            <text:p text:style-name="P1"><text:span text:style-name="T4">DISTINCTIVE NUMBER</text:span></text:p>
          </draw:text-box>
        </draw:frame>
        <draw:frame draw:style-name="gr3" draw:text-style-name="P4" draw:layer="layout" svg:width="0.388cm" svg:height="0.395cm" svg:x="17.465cm" svg:y="3.18cm">
          <draw:text-box>
            <text:p text:style-name="P1"><text:span text:style-name="T3"><text:s/></text:span></text:p>
          </draw:text-box>
        </draw:frame>
        <draw:frame draw:style-name="gr96" draw:text-style-name="P5" draw:layer="layout" svg:width="2.535cm" svg:height="0.492cm" svg:x="18.084cm" svg:y="3.104cm">
          <draw:text-box>
            <text:p text:style-name="P1"><text:span text:style-name="T4">NUMBER OF</text:span></text:p>
          </draw:text-box>
        </draw:frame>
        <draw:frame draw:style-name="gr3" draw:text-style-name="P4" draw:layer="layout" svg:width="0.388cm" svg:height="0.395cm" svg:x="20.616cm" svg:y="3.18cm">
          <draw:text-box>
            <text:p text:style-name="P1"><text:span text:style-name="T3"><text:s/></text:span></text:p>
          </draw:text-box>
        </draw:frame>
        <draw:frame draw:style-name="gr97" draw:text-style-name="P5" draw:layer="layout" svg:width="2.904cm" svg:height="0.492cm" svg:x="3.752cm" svg:y="3.722cm">
          <draw:text-box>
            <text:p text:style-name="P1"><text:span text:style-name="T4">CERTIFICATE #</text:span></text:p>
          </draw:text-box>
        </draw:frame>
        <draw:frame draw:style-name="gr3" draw:text-style-name="P4" draw:layer="layout" svg:width="0.388cm" svg:height="0.395cm" svg:x="6.657cm" svg:y="3.798cm">
          <draw:text-box>
            <text:p text:style-name="P1"><text:span text:style-name="T3"><text:s/></text:span></text:p>
          </draw:text-box>
        </draw:frame>
        <draw:frame draw:style-name="gr98" draw:text-style-name="P5" draw:layer="layout" svg:width="1.265cm" svg:height="0.492cm" svg:x="9.351cm" svg:y="3.722cm">
          <draw:text-box>
            <text:p text:style-name="P1"><text:span text:style-name="T4">FROM</text:span></text:p>
          </draw:text-box>
        </draw:frame>
        <draw:frame draw:style-name="gr3" draw:text-style-name="P4" draw:layer="layout" svg:width="0.388cm" svg:height="0.395cm" svg:x="10.621cm" svg:y="3.798cm">
          <draw:text-box>
            <text:p text:style-name="P1"><text:span text:style-name="T3"><text:s/></text:span></text:p>
          </draw:text-box>
        </draw:frame>
        <draw:frame draw:style-name="gr99" draw:text-style-name="P5" draw:layer="layout" svg:width="0.577cm" svg:height="0.492cm" svg:x="15cm" svg:y="3.722cm">
          <draw:text-box>
            <text:p text:style-name="P1"><text:span text:style-name="T4">TO</text:span></text:p>
          </draw:text-box>
        </draw:frame>
        <draw:frame draw:style-name="gr3" draw:text-style-name="P4" draw:layer="layout" svg:width="0.388cm" svg:height="0.395cm" svg:x="15.576cm" svg:y="3.798cm">
          <draw:text-box>
            <text:p text:style-name="P1"><text:span text:style-name="T3"><text:s/></text:span></text:p>
          </draw:text-box>
        </draw:frame>
        <draw:frame draw:style-name="gr94" draw:text-style-name="P5" draw:layer="layout" svg:width="1.357cm" svg:height="0.492cm" svg:x="18.677cm" svg:y="3.722cm">
          <draw:text-box>
            <text:p text:style-name="P1"><text:span text:style-name="T4">SHARE</text:span></text:p>
          </draw:text-box>
        </draw:frame>
        <draw:frame draw:style-name="gr3" draw:text-style-name="P4" draw:layer="layout" svg:width="0.388cm" svg:height="0.395cm" svg:x="20.041cm" svg:y="3.79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1.499cm" svg:y="4.14cm">
          <draw:text-box>
            <text:p text:style-name="P1"><text:span text:style-name="T1"><text:s/></text:span></text:p>
          </draw:text-box>
        </draw:frame>
        <draw:frame draw:style-name="gr100" draw:text-style-name="P5" draw:layer="layout" svg:width="17.067cm" svg:height="0.492cm" svg:x="2.465cm" svg:y="4.993cm">
          <draw:text-box>
            <text:p text:style-name="P1"><text:span text:style-name="T4">1. <text:s text:c="5"/>0693336 <text:s text:c="23"/>75977996 <text:s text:c="30"/>75978495 <text:s text:c="30"/>500</text:span></text:p>
          </draw:text-box>
        </draw:frame>
        <draw:frame draw:style-name="gr3" draw:text-style-name="P4" draw:layer="layout" svg:width="0.388cm" svg:height="0.395cm" svg:x="2.846cm" svg:y="5.069cm">
          <draw:text-box>
            <text:p text:style-name="P1"><text:span text:style-name="T3"><text:s/></text:span></text:p>
          </draw:text-box>
        </draw:frame>
        <draw:frame draw:style-name="gr101" draw:text-style-name="P5" draw:layer="layout" svg:width="17.067cm" svg:height="0.492cm" svg:x="2.465cm" svg:y="5.628cm">
          <draw:text-box>
            <text:p text:style-name="P1"><text:span text:style-name="T4">2. <text:s text:c="5"/>0693337 <text:s text:c="23"/>75978496 <text:s text:c="30"/>75978745 <text:s text:c="30"/>250</text:span></text:p>
          </draw:text-box>
        </draw:frame>
        <draw:frame draw:style-name="gr3" draw:text-style-name="P4" draw:layer="layout" svg:width="0.388cm" svg:height="0.395cm" svg:x="2.846cm" svg:y="5.704cm">
          <draw:text-box>
            <text:p text:style-name="P1"><text:span text:style-name="T3"><text:s/></text:span></text:p>
          </draw:text-box>
        </draw:frame>
        <draw:frame draw:style-name="gr101" draw:text-style-name="P5" draw:layer="layout" svg:width="17.067cm" svg:height="0.492cm" svg:x="2.465cm" svg:y="6.263cm">
          <draw:text-box>
            <text:p text:style-name="P1"><text:span text:style-name="T4">3. <text:s text:c="5"/>0691740 <text:s text:c="23"/>66084852 <text:s text:c="30"/>66085351 <text:s text:c="30"/>500</text:span></text:p>
          </draw:text-box>
        </draw:frame>
        <draw:frame draw:style-name="gr3" draw:text-style-name="P4" draw:layer="layout" svg:width="0.388cm" svg:height="0.395cm" svg:x="2.846cm" svg:y="6.339cm">
          <draw:text-box>
            <text:p text:style-name="P1"><text:span text:style-name="T3"><text:s/></text:span></text:p>
          </draw:text-box>
        </draw:frame>
        <draw:frame draw:style-name="gr101" draw:text-style-name="P5" draw:layer="layout" svg:width="17.067cm" svg:height="0.492cm" svg:x="2.465cm" svg:y="6.898cm">
          <draw:text-box>
            <text:p text:style-name="P1"><text:span text:style-name="T4">4. <text:s text:c="5"/>0691741 <text:s text:c="23"/>66085352 <text:s text:c="30"/>66085503 <text:s text:c="30"/>152</text:span></text:p>
          </draw:text-box>
        </draw:frame>
        <draw:frame draw:style-name="gr3" draw:text-style-name="P4" draw:layer="layout" svg:width="0.388cm" svg:height="0.395cm" svg:x="2.846cm" svg:y="6.974cm">
          <draw:text-box>
            <text:p text:style-name="P1"><text:span text:style-name="T3"><text:s/></text:span></text:p>
          </draw:text-box>
        </draw:frame>
        <draw:frame draw:style-name="gr101" draw:text-style-name="P5" draw:layer="layout" svg:width="17.067cm" svg:height="0.492cm" svg:x="2.465cm" svg:y="7.534cm">
          <draw:text-box>
            <text:p text:style-name="P1"><text:span text:style-name="T4">5. <text:s text:c="5"/>0690447 <text:s text:c="23"/>57464010 <text:s text:c="30"/>57464509 <text:s text:c="30"/>500</text:span></text:p>
          </draw:text-box>
        </draw:frame>
        <draw:frame draw:style-name="gr3" draw:text-style-name="P4" draw:layer="layout" svg:width="0.388cm" svg:height="0.395cm" svg:x="2.846cm" svg:y="7.61cm">
          <draw:text-box>
            <text:p text:style-name="P1"><text:span text:style-name="T3"><text:s/></text:span></text:p>
          </draw:text-box>
        </draw:frame>
        <draw:frame draw:style-name="gr102" draw:text-style-name="P5" draw:layer="layout" svg:width="17.04cm" svg:height="0.492cm" svg:x="2.465cm" svg:y="8.169cm">
          <draw:text-box>
            <text:p text:style-name="P1"><text:span text:style-name="T4">6. <text:s text:c="5"/>0690448 <text:s text:c="23"/>57464510 <text:s text:c="30"/>57464576 <text:s text:c="32"/>67</text:span></text:p>
          </draw:text-box>
        </draw:frame>
        <draw:frame draw:style-name="gr3" draw:text-style-name="P4" draw:layer="layout" svg:width="0.388cm" svg:height="0.395cm" svg:x="2.846cm" svg:y="8.245cm">
          <draw:text-box>
            <text:p text:style-name="P1"><text:span text:style-name="T3"><text:s/></text:span></text:p>
          </draw:text-box>
        </draw:frame>
        <draw:frame draw:style-name="gr102" draw:text-style-name="P5" draw:layer="layout" svg:width="17.044cm" svg:height="0.492cm" svg:x="2.465cm" svg:y="8.804cm">
          <draw:text-box>
            <text:p text:style-name="P1"><text:span text:style-name="T4">7. <text:s text:c="5"/>0698434 <text:s text:c="27"/>686641 <text:s text:c="35"/>686690 <text:s text:c="32"/>50</text:span></text:p>
          </draw:text-box>
        </draw:frame>
        <draw:frame draw:style-name="gr3" draw:text-style-name="P4" draw:layer="layout" svg:width="0.388cm" svg:height="0.395cm" svg:x="2.846cm" svg:y="8.88cm">
          <draw:text-box>
            <text:p text:style-name="P1"><text:span text:style-name="T3"><text:s/></text:span></text:p>
          </draw:text-box>
        </draw:frame>
        <draw:frame draw:style-name="gr102" draw:text-style-name="P5" draw:layer="layout" svg:width="17.044cm" svg:height="0.492cm" svg:x="2.465cm" svg:y="9.439cm">
          <draw:text-box>
            <text:p text:style-name="P1"><text:span text:style-name="T4">8. <text:s text:c="5"/>0698435 <text:s text:c="27"/>686691 <text:s text:c="35"/>686740 <text:s text:c="32"/>50</text:span></text:p>
          </draw:text-box>
        </draw:frame>
        <draw:frame draw:style-name="gr3" draw:text-style-name="P4" draw:layer="layout" svg:width="0.388cm" svg:height="0.395cm" svg:x="2.846cm" svg:y="9.515cm">
          <draw:text-box>
            <text:p text:style-name="P1"><text:span text:style-name="T3"><text:s/></text:span></text:p>
          </draw:text-box>
        </draw:frame>
        <draw:frame draw:style-name="gr103" draw:text-style-name="P5" draw:layer="layout" svg:width="17.097cm" svg:height="0.492cm" svg:x="2.465cm" svg:y="10.075cm">
          <draw:text-box>
            <text:p text:style-name="P1"><text:span text:style-name="T4">9. <text:s text:c="5"/>0698437 <text:s text:c="25"/>2365664 <text:s text:c="33"/>2365695 <text:s text:c="32"/>32</text:span></text:p>
          </draw:text-box>
        </draw:frame>
        <draw:frame draw:style-name="gr3" draw:text-style-name="P4" draw:layer="layout" svg:width="0.388cm" svg:height="0.395cm" svg:x="2.846cm" svg:y="10.151cm">
          <draw:text-box>
            <text:p text:style-name="P1"><text:span text:style-name="T3"><text:s/></text:span></text:p>
          </draw:text-box>
        </draw:frame>
        <draw:frame draw:style-name="gr104" draw:text-style-name="P5" draw:layer="layout" svg:width="17.124cm" svg:height="0.492cm" svg:x="2.465cm" svg:y="10.71cm">
          <draw:text-box>
            <text:p text:style-name="P1"><text:span text:style-name="T4">10. <text:s text:c="3"/>0698438 <text:s text:c="25"/>2761081 <text:s text:c="33"/>2761112 <text:s text:c="32"/>32</text:span></text:p>
          </draw:text-box>
        </draw:frame>
        <draw:frame draw:style-name="gr3" draw:text-style-name="P4" draw:layer="layout" svg:width="0.388cm" svg:height="0.395cm" svg:x="3.091cm" svg:y="10.786cm">
          <draw:text-box>
            <text:p text:style-name="P1"><text:span text:style-name="T3"><text:s/></text:span></text:p>
          </draw:text-box>
        </draw:frame>
        <draw:frame draw:style-name="gr104" draw:text-style-name="P5" draw:layer="layout" svg:width="17.201cm" svg:height="0.492cm" svg:x="2.465cm" svg:y="11.345cm">
          <draw:text-box>
            <text:p text:style-name="P1"><text:span text:style-name="T4">11. <text:s text:c="3"/>000617995 <text:s text:c="20"/>029478846 <text:s text:c="29"/>029479345 <text:s text:c="26"/>500</text:span></text:p>
          </draw:text-box>
        </draw:frame>
        <draw:frame draw:style-name="gr3" draw:text-style-name="P4" draw:layer="layout" svg:width="0.388cm" svg:height="0.395cm" svg:x="3.091cm" svg:y="11.421cm">
          <draw:text-box>
            <text:p text:style-name="P1"><text:span text:style-name="T3"><text:s/></text:span></text:p>
          </draw:text-box>
        </draw:frame>
        <draw:frame draw:style-name="gr104" draw:text-style-name="P5" draw:layer="layout" svg:width="17.201cm" svg:height="0.492cm" svg:x="2.465cm" svg:y="11.98cm">
          <draw:text-box>
            <text:p text:style-name="P1"><text:span text:style-name="T4">12. <text:s text:c="3"/>000617996 <text:s text:c="20"/>029479346 <text:s text:c="29"/>029479445 <text:s text:c="26"/>100</text:span></text:p>
          </draw:text-box>
        </draw:frame>
        <draw:frame draw:style-name="gr3" draw:text-style-name="P4" draw:layer="layout" svg:width="0.388cm" svg:height="0.395cm" svg:x="3.091cm" svg:y="12.056cm">
          <draw:text-box>
            <text:p text:style-name="P1"><text:span text:style-name="T3"><text:s/></text:span></text:p>
          </draw:text-box>
        </draw:frame>
        <draw:frame draw:style-name="gr104" draw:text-style-name="P5" draw:layer="layout" svg:width="17.201cm" svg:height="0.492cm" svg:x="2.465cm" svg:y="12.615cm">
          <draw:text-box>
            <text:p text:style-name="P1"><text:span text:style-name="T4">13. <text:s text:c="3"/>000617997 <text:s text:c="20"/>029479446 <text:s text:c="29"/>029479545 <text:s text:c="26"/>100</text:span></text:p>
          </draw:text-box>
        </draw:frame>
        <draw:frame draw:style-name="gr3" draw:text-style-name="P4" draw:layer="layout" svg:width="0.388cm" svg:height="0.395cm" svg:x="3.091cm" svg:y="12.691cm">
          <draw:text-box>
            <text:p text:style-name="P1"><text:span text:style-name="T3"><text:s/></text:span></text:p>
          </draw:text-box>
        </draw:frame>
        <draw:frame draw:style-name="gr104" draw:text-style-name="P5" draw:layer="layout" svg:width="17.174cm" svg:height="0.492cm" svg:x="2.465cm" svg:y="13.25cm">
          <draw:text-box>
            <text:p text:style-name="P1"><text:span text:style-name="T4">14. <text:s text:c="3"/>000617998 <text:s text:c="20"/>029479546 <text:s text:c="29"/>029479556 <text:s text:c="28"/>11</text:span></text:p>
          </draw:text-box>
        </draw:frame>
        <draw:frame draw:style-name="gr3" draw:text-style-name="P4" draw:layer="layout" svg:width="0.388cm" svg:height="0.395cm" svg:x="3.091cm" svg:y="13.327cm">
          <draw:text-box>
            <text:p text:style-name="P1"><text:span text:style-name="T3"><text:s/></text:span></text:p>
          </draw:text-box>
        </draw:frame>
        <draw:frame draw:style-name="gr104" draw:text-style-name="P5" draw:layer="layout" svg:width="17.208cm" svg:height="0.492cm" svg:x="2.465cm" svg:y="13.885cm">
          <draw:text-box>
            <text:p text:style-name="P1"><text:span text:style-name="T4">15. <text:s text:c="3"/>492870 <text:s text:c="27"/>4401820 <text:s text:c="33"/>4401852 <text:s text:c="33"/>33</text:span></text:p>
          </draw:text-box>
        </draw:frame>
        <draw:frame draw:style-name="gr3" draw:text-style-name="P4" draw:layer="layout" svg:width="0.388cm" svg:height="0.395cm" svg:x="3.091cm" svg:y="13.962cm">
          <draw:text-box>
            <text:p text:style-name="P1"><text:span text:style-name="T3"><text:s/></text:span></text:p>
          </draw:text-box>
        </draw:frame>
        <draw:frame draw:style-name="gr104" draw:text-style-name="P5" draw:layer="layout" svg:width="0.631cm" svg:height="0.492cm" svg:x="2.465cm" svg:y="14.52cm">
          <draw:text-box>
            <text:p text:style-name="P1"><text:span text:style-name="T4">16.</text:span></text:p>
          </draw:text-box>
        </draw:frame>
        <draw:frame draw:style-name="gr3" draw:text-style-name="P4" draw:layer="layout" svg:width="0.388cm" svg:height="0.395cm" svg:x="3.091cm" svg:y="14.597cm">
          <draw:text-box>
            <text:p text:style-name="P1"><text:span text:style-name="T3"><text:s/></text:span></text:p>
          </draw:text-box>
        </draw:frame>
        <draw:frame draw:style-name="gr104" draw:text-style-name="P5" draw:layer="layout" svg:width="0.631cm" svg:height="0.492cm" svg:x="2.465cm" svg:y="15.155cm">
          <draw:text-box>
            <text:p text:style-name="P1"><text:span text:style-name="T4">17.</text:span></text:p>
          </draw:text-box>
        </draw:frame>
        <draw:frame draw:style-name="gr3" draw:text-style-name="P4" draw:layer="layout" svg:width="0.388cm" svg:height="0.395cm" svg:x="3.091cm" svg:y="15.232cm">
          <draw:text-box>
            <text:p text:style-name="P1"><text:span text:style-name="T3"><text:s/></text:span></text:p>
          </draw:text-box>
        </draw:frame>
        <draw:frame draw:style-name="gr104" draw:text-style-name="P5" draw:layer="layout" svg:width="0.631cm" svg:height="0.492cm" svg:x="2.465cm" svg:y="15.799cm">
          <draw:text-box>
            <text:p text:style-name="P1"><text:span text:style-name="T4">18.</text:span></text:p>
          </draw:text-box>
        </draw:frame>
        <draw:frame draw:style-name="gr3" draw:text-style-name="P4" draw:layer="layout" svg:width="0.388cm" svg:height="0.395cm" svg:x="3.091cm" svg:y="15.875cm">
          <draw:text-box>
            <text:p text:style-name="P1"><text:span text:style-name="T3"><text:s/></text:span></text:p>
          </draw:text-box>
        </draw:frame>
        <draw:frame draw:style-name="gr104" draw:text-style-name="P5" draw:layer="layout" svg:width="0.631cm" svg:height="0.492cm" svg:x="2.465cm" svg:y="16.435cm">
          <draw:text-box>
            <text:p text:style-name="P1"><text:span text:style-name="T4">19.</text:span></text:p>
          </draw:text-box>
        </draw:frame>
        <draw:frame draw:style-name="gr3" draw:text-style-name="P4" draw:layer="layout" svg:width="0.388cm" svg:height="0.395cm" svg:x="3.091cm" svg:y="16.511cm">
          <draw:text-box>
            <text:p text:style-name="P1"><text:span text:style-name="T3"><text:s/></text:span></text:p>
          </draw:text-box>
        </draw:frame>
        <draw:frame draw:style-name="gr104" draw:text-style-name="P5" draw:layer="layout" svg:width="0.631cm" svg:height="0.492cm" svg:x="2.465cm" svg:y="17.07cm">
          <draw:text-box>
            <text:p text:style-name="P1"><text:span text:style-name="T4">20.</text:span></text:p>
          </draw:text-box>
        </draw:frame>
        <draw:frame draw:style-name="gr3" draw:text-style-name="P4" draw:layer="layout" svg:width="0.388cm" svg:height="0.395cm" svg:x="3.091cm" svg:y="17.146cm">
          <draw:text-box>
            <text:p text:style-name="P1"><text:span text:style-name="T3"><text:s/></text:span></text:p>
          </draw:text-box>
        </draw:frame>
        <draw:frame draw:style-name="gr104" draw:text-style-name="P5" draw:layer="layout" svg:width="0.631cm" svg:height="0.492cm" svg:x="2.465cm" svg:y="17.705cm">
          <draw:text-box>
            <text:p text:style-name="P1"><text:span text:style-name="T4">21.</text:span></text:p>
          </draw:text-box>
        </draw:frame>
        <draw:frame draw:style-name="gr3" draw:text-style-name="P4" draw:layer="layout" svg:width="0.388cm" svg:height="0.395cm" svg:x="3.091cm" svg:y="17.781cm">
          <draw:text-box>
            <text:p text:style-name="P1"><text:span text:style-name="T3"><text:s/></text:span></text:p>
          </draw:text-box>
        </draw:frame>
        <draw:frame draw:style-name="gr104" draw:text-style-name="P5" draw:layer="layout" svg:width="0.631cm" svg:height="0.492cm" svg:x="2.465cm" svg:y="18.34cm">
          <draw:text-box>
            <text:p text:style-name="P1"><text:span text:style-name="T4">22.</text:span></text:p>
          </draw:text-box>
        </draw:frame>
        <draw:frame draw:style-name="gr3" draw:text-style-name="P4" draw:layer="layout" svg:width="0.388cm" svg:height="0.395cm" svg:x="3.091cm" svg:y="18.416cm">
          <draw:text-box>
            <text:p text:style-name="P1"><text:span text:style-name="T3"><text:s/></text:span></text:p>
          </draw:text-box>
        </draw:frame>
        <draw:frame draw:style-name="gr104" draw:text-style-name="P5" draw:layer="layout" svg:width="0.631cm" svg:height="0.492cm" svg:x="2.465cm" svg:y="18.976cm">
          <draw:text-box>
            <text:p text:style-name="P1"><text:span text:style-name="T4">23.</text:span></text:p>
          </draw:text-box>
        </draw:frame>
        <draw:frame draw:style-name="gr3" draw:text-style-name="P4" draw:layer="layout" svg:width="0.388cm" svg:height="0.395cm" svg:x="3.091cm" svg:y="19.052cm">
          <draw:text-box>
            <text:p text:style-name="P1"><text:span text:style-name="T3"><text:s/></text:span></text:p>
          </draw:text-box>
        </draw:frame>
        <draw:frame draw:style-name="gr104" draw:text-style-name="P5" draw:layer="layout" svg:width="0.631cm" svg:height="0.492cm" svg:x="2.465cm" svg:y="19.611cm">
          <draw:text-box>
            <text:p text:style-name="P1"><text:span text:style-name="T4">24.</text:span></text:p>
          </draw:text-box>
        </draw:frame>
        <draw:frame draw:style-name="gr3" draw:text-style-name="P4" draw:layer="layout" svg:width="0.388cm" svg:height="0.395cm" svg:x="3.091cm" svg:y="19.687cm">
          <draw:text-box>
            <text:p text:style-name="P1"><text:span text:style-name="T3"><text:s/></text:span></text:p>
          </draw:text-box>
        </draw:frame>
        <draw:frame draw:style-name="gr104" draw:text-style-name="P5" draw:layer="layout" svg:width="0.631cm" svg:height="0.492cm" svg:x="2.465cm" svg:y="20.246cm">
          <draw:text-box>
            <text:p text:style-name="P1"><text:span text:style-name="T4">25.</text:span></text:p>
          </draw:text-box>
        </draw:frame>
        <draw:frame draw:style-name="gr3" draw:text-style-name="P4" draw:layer="layout" svg:width="0.388cm" svg:height="0.395cm" svg:x="3.091cm" svg:y="20.322cm">
          <draw:text-box>
            <text:p text:style-name="P1"><text:span text:style-name="T3"><text:s/></text:span></text:p>
          </draw:text-box>
        </draw:frame>
        <draw:frame draw:style-name="gr105" draw:text-style-name="P14" draw:layer="layout" svg:width="10.907cm" svg:height="0.573cm" svg:x="8.978cm" svg:y="20.815cm">
          <draw:text-box>
            <text:p text:style-name="P1"><text:span text:style-name="T18">TOTAL <text:s text:c="62"/>2,877</text:span></text:p>
          </draw:text-box>
        </draw:frame>
        <draw:frame draw:style-name="gr3" draw:text-style-name="P4" draw:layer="layout" svg:width="0.388cm" svg:height="0.395cm" svg:x="10.494cm" svg:y="20.94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1.499cm" svg:y="21.3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.499cm" svg:y="21.7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.499cm" svg:y="22.15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.499cm" svg:y="22.5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.499cm" svg:y="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.499cm" svg:y="23.4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.499cm" svg:y="23.8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.499cm" svg:y="24.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.499cm" svg:y="24.6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.499cm" svg:y="25.118cm">
          <draw:text-box>
            <text:p text:style-name="P1"><text:span text:style-name="T1"><text:s/></text:span></text:p>
          </draw:text-box>
        </draw:frame>
        <draw:frame draw:style-name="gr106" draw:text-style-name="P14" draw:layer="layout" svg:width="13.882cm" svg:height="0.573cm" svg:x="1.499cm" svg:y="25.761cm">
          <draw:text-box>
            <text:p text:style-name="P1"><text:span text:style-name="T18"><text:s text:c="32"/>TRANSFEROR SHARE HOLDER SIGNATURE</text:span></text:p>
          </draw:text-box>
        </draw:frame>
        <draw:polygon draw:style-name="gr85" draw:text-style-name="P6" draw:layer="layout" svg:width="0.036cm" svg:height="0.035cm" svg:x="1.659cm" svg:y="0.351cm" svg:viewBox="0 0 37 36" draw:points="0,0 37,0 37,36 0,36">
          <text:p/>
        </draw:polygon>
        <draw:polygon draw:style-name="gr85" draw:text-style-name="P6" draw:layer="layout" svg:width="0.036cm" svg:height="0.035cm" svg:x="1.659cm" svg:y="0.351cm" svg:viewBox="0 0 37 36" draw:points="0,0 37,0 37,36 0,36">
          <text:p/>
        </draw:polygon>
        <draw:polygon draw:style-name="gr85" draw:text-style-name="P6" draw:layer="layout" svg:width="5.705cm" svg:height="0.035cm" svg:x="1.675cm" svg:y="0.351cm" svg:viewBox="0 0 5706 36" draw:points="0,0 5706,0 5706,36 0,36">
          <text:p/>
        </draw:polygon>
        <draw:polygon draw:style-name="gr85" draw:text-style-name="P6" draw:layer="layout" svg:width="0.035cm" svg:height="0.035cm" svg:x="7.38cm" svg:y="0.351cm" svg:viewBox="0 0 36 36" draw:points="0,0 36,0 36,36 0,36">
          <text:p/>
        </draw:polygon>
        <draw:polygon draw:style-name="gr85" draw:text-style-name="P6" draw:layer="layout" svg:width="13.443cm" svg:height="0.035cm" svg:x="7.397cm" svg:y="0.351cm" svg:viewBox="0 0 13444 36" draw:points="0,0 13444,0 13444,36 0,36">
          <text:p/>
        </draw:polygon>
        <draw:polygon draw:style-name="gr85" draw:text-style-name="P6" draw:layer="layout" svg:width="0.035cm" svg:height="0.035cm" svg:x="20.84cm" svg:y="0.351cm" svg:viewBox="0 0 36 36" draw:points="0,0 36,0 36,36 0,36">
          <text:p/>
        </draw:polygon>
        <draw:polygon draw:style-name="gr85" draw:text-style-name="P6" draw:layer="layout" svg:width="0.035cm" svg:height="0.035cm" svg:x="20.84cm" svg:y="0.351cm" svg:viewBox="0 0 36 36" draw:points="0,0 36,0 36,36 0,36">
          <text:p/>
        </draw:polygon>
        <draw:polygon draw:style-name="gr85" draw:text-style-name="P6" draw:layer="layout" svg:width="0.036cm" svg:height="0.618cm" svg:x="1.659cm" svg:y="0.368cm" svg:viewBox="0 0 37 619" draw:points="0,0 37,0 37,619 0,619">
          <text:p/>
        </draw:polygon>
        <draw:polygon draw:style-name="gr85" draw:text-style-name="P6" draw:layer="layout" svg:width="0.035cm" svg:height="0.618cm" svg:x="7.38cm" svg:y="0.368cm" svg:viewBox="0 0 36 619" draw:points="0,0 36,0 36,619 0,619">
          <text:p/>
        </draw:polygon>
        <draw:polygon draw:style-name="gr85" draw:text-style-name="P6" draw:layer="layout" svg:width="0.035cm" svg:height="0.618cm" svg:x="20.84cm" svg:y="0.368cm" svg:viewBox="0 0 36 619" draw:points="0,0 36,0 36,619 0,619">
          <text:p/>
        </draw:polygon>
        <draw:polygon draw:style-name="gr85" draw:text-style-name="P6" draw:layer="layout" svg:width="0.036cm" svg:height="0.035cm" svg:x="1.659cm" svg:y="0.986cm" svg:viewBox="0 0 37 36" draw:points="0,0 37,0 37,36 0,36">
          <text:p/>
        </draw:polygon>
        <draw:polygon draw:style-name="gr85" draw:text-style-name="P6" draw:layer="layout" svg:width="5.705cm" svg:height="0.035cm" svg:x="1.675cm" svg:y="0.986cm" svg:viewBox="0 0 5706 36" draw:points="0,0 5706,0 5706,36 0,36">
          <text:p/>
        </draw:polygon>
        <draw:polygon draw:style-name="gr85" draw:text-style-name="P6" draw:layer="layout" svg:width="0.035cm" svg:height="0.035cm" svg:x="7.38cm" svg:y="0.986cm" svg:viewBox="0 0 36 36" draw:points="0,0 36,0 36,36 0,36">
          <text:p/>
        </draw:polygon>
        <draw:polygon draw:style-name="gr85" draw:text-style-name="P6" draw:layer="layout" svg:width="13.443cm" svg:height="0.035cm" svg:x="7.397cm" svg:y="0.986cm" svg:viewBox="0 0 13444 36" draw:points="0,0 13444,0 13444,36 0,36">
          <text:p/>
        </draw:polygon>
        <draw:polygon draw:style-name="gr85" draw:text-style-name="P6" draw:layer="layout" svg:width="0.035cm" svg:height="0.035cm" svg:x="20.84cm" svg:y="0.986cm" svg:viewBox="0 0 36 36" draw:points="0,0 36,0 36,36 0,36">
          <text:p/>
        </draw:polygon>
        <draw:polygon draw:style-name="gr85" draw:text-style-name="P6" draw:layer="layout" svg:width="0.036cm" svg:height="0.618cm" svg:x="1.659cm" svg:y="1.003cm" svg:viewBox="0 0 37 619" draw:points="0,0 37,0 37,619 0,619">
          <text:p/>
        </draw:polygon>
        <draw:polygon draw:style-name="gr85" draw:text-style-name="P6" draw:layer="layout" svg:width="0.035cm" svg:height="0.618cm" svg:x="7.38cm" svg:y="1.003cm" svg:viewBox="0 0 36 619" draw:points="0,0 36,0 36,619 0,619">
          <text:p/>
        </draw:polygon>
        <draw:polygon draw:style-name="gr85" draw:text-style-name="P6" draw:layer="layout" svg:width="0.035cm" svg:height="0.618cm" svg:x="20.84cm" svg:y="1.003cm" svg:viewBox="0 0 36 619" draw:points="0,0 36,0 36,619 0,619">
          <text:p/>
        </draw:polygon>
        <draw:polygon draw:style-name="gr85" draw:text-style-name="P6" draw:layer="layout" svg:width="0.036cm" svg:height="0.035cm" svg:x="1.659cm" svg:y="1.621cm" svg:viewBox="0 0 37 36" draw:points="0,0 37,0 37,36 0,36">
          <text:p/>
        </draw:polygon>
        <draw:polygon draw:style-name="gr85" draw:text-style-name="P6" draw:layer="layout" svg:width="5.705cm" svg:height="0.035cm" svg:x="1.675cm" svg:y="1.621cm" svg:viewBox="0 0 5706 36" draw:points="0,0 5706,0 5706,36 0,36">
          <text:p/>
        </draw:polygon>
        <draw:polygon draw:style-name="gr85" draw:text-style-name="P6" draw:layer="layout" svg:width="0.035cm" svg:height="0.035cm" svg:x="7.38cm" svg:y="1.621cm" svg:viewBox="0 0 36 36" draw:points="0,0 36,0 36,36 0,36">
          <text:p/>
        </draw:polygon>
        <draw:polygon draw:style-name="gr85" draw:text-style-name="P6" draw:layer="layout" svg:width="13.443cm" svg:height="0.035cm" svg:x="7.397cm" svg:y="1.621cm" svg:viewBox="0 0 13444 36" draw:points="0,0 13444,0 13444,36 0,36">
          <text:p/>
        </draw:polygon>
        <draw:polygon draw:style-name="gr85" draw:text-style-name="P6" draw:layer="layout" svg:width="0.035cm" svg:height="0.035cm" svg:x="20.84cm" svg:y="1.621cm" svg:viewBox="0 0 36 36" draw:points="0,0 36,0 36,36 0,36">
          <text:p/>
        </draw:polygon>
        <draw:polygon draw:style-name="gr85" draw:text-style-name="P6" draw:layer="layout" svg:width="0.036cm" svg:height="0.618cm" svg:x="1.659cm" svg:y="1.638cm" svg:viewBox="0 0 37 619" draw:points="0,0 37,0 37,619 0,619">
          <text:p/>
        </draw:polygon>
        <draw:polygon draw:style-name="gr85" draw:text-style-name="P6" draw:layer="layout" svg:width="0.036cm" svg:height="0.035cm" svg:x="1.659cm" svg:y="2.256cm" svg:viewBox="0 0 37 36" draw:points="0,0 37,0 37,36 0,36">
          <text:p/>
        </draw:polygon>
        <draw:polygon draw:style-name="gr85" draw:text-style-name="P6" draw:layer="layout" svg:width="0.036cm" svg:height="0.035cm" svg:x="1.659cm" svg:y="2.256cm" svg:viewBox="0 0 37 36" draw:points="0,0 37,0 37,36 0,36">
          <text:p/>
        </draw:polygon>
        <draw:polygon draw:style-name="gr85" draw:text-style-name="P6" draw:layer="layout" svg:width="5.705cm" svg:height="0.035cm" svg:x="1.675cm" svg:y="2.256cm" svg:viewBox="0 0 5706 36" draw:points="0,0 5706,0 5706,36 0,36">
          <text:p/>
        </draw:polygon>
        <draw:polygon draw:style-name="gr85" draw:text-style-name="P6" draw:layer="layout" svg:width="0.035cm" svg:height="0.618cm" svg:x="7.38cm" svg:y="1.638cm" svg:viewBox="0 0 36 619" draw:points="0,0 36,0 36,619 0,619">
          <text:p/>
        </draw:polygon>
        <draw:polygon draw:style-name="gr85" draw:text-style-name="P6" draw:layer="layout" svg:width="0.035cm" svg:height="0.035cm" svg:x="7.38cm" svg:y="2.256cm" svg:viewBox="0 0 36 36" draw:points="0,0 36,0 36,36 0,36">
          <text:p/>
        </draw:polygon>
        <draw:polygon draw:style-name="gr85" draw:text-style-name="P6" draw:layer="layout" svg:width="13.443cm" svg:height="0.035cm" svg:x="7.397cm" svg:y="2.256cm" svg:viewBox="0 0 13444 36" draw:points="0,0 13444,0 13444,36 0,36">
          <text:p/>
        </draw:polygon>
        <draw:polygon draw:style-name="gr85" draw:text-style-name="P6" draw:layer="layout" svg:width="0.035cm" svg:height="0.618cm" svg:x="20.84cm" svg:y="1.638cm" svg:viewBox="0 0 36 619" draw:points="0,0 36,0 36,619 0,619">
          <text:p/>
        </draw:polygon>
        <draw:polygon draw:style-name="gr85" draw:text-style-name="P6" draw:layer="layout" svg:width="0.035cm" svg:height="0.035cm" svg:x="20.84cm" svg:y="2.256cm" svg:viewBox="0 0 36 36" draw:points="0,0 36,0 36,36 0,36">
          <text:p/>
        </draw:polygon>
        <draw:polygon draw:style-name="gr85" draw:text-style-name="P6" draw:layer="layout" svg:width="0.035cm" svg:height="0.035cm" svg:x="20.84cm" svg:y="2.256cm" svg:viewBox="0 0 36 36" draw:points="0,0 36,0 36,36 0,36">
          <text:p/>
        </draw:polygon>
        <draw:polygon draw:style-name="gr85" draw:text-style-name="P6" draw:layer="layout" svg:width="0.036cm" svg:height="0.035cm" svg:x="1.659cm" svg:y="2.891cm" svg:viewBox="0 0 37 36" draw:points="0,0 37,0 37,36 0,36">
          <text:p/>
        </draw:polygon>
        <draw:polygon draw:style-name="gr85" draw:text-style-name="P6" draw:layer="layout" svg:width="0.036cm" svg:height="0.035cm" svg:x="1.659cm" svg:y="2.891cm" svg:viewBox="0 0 37 36" draw:points="0,0 37,0 37,36 0,36">
          <text:p/>
        </draw:polygon>
        <draw:polygon draw:style-name="gr85" draw:text-style-name="P6" draw:layer="layout" svg:width="1.381cm" svg:height="0.035cm" svg:x="1.675cm" svg:y="2.891cm" svg:viewBox="0 0 1382 36" draw:points="0,0 1382,0 1382,36 0,36">
          <text:p/>
        </draw:polygon>
        <draw:polygon draw:style-name="gr85" draw:text-style-name="P6" draw:layer="layout" svg:width="0.036cm" svg:height="0.035cm" svg:x="3.056cm" svg:y="2.891cm" svg:viewBox="0 0 37 36" draw:points="0,0 37,0 37,36 0,36">
          <text:p/>
        </draw:polygon>
        <draw:polygon draw:style-name="gr85" draw:text-style-name="P6" draw:layer="layout" svg:width="4.276cm" svg:height="0.035cm" svg:x="3.074cm" svg:y="2.891cm" svg:viewBox="0 0 4277 36" draw:points="0,0 4277,0 4277,36 0,36">
          <text:p/>
        </draw:polygon>
        <draw:polygon draw:style-name="gr85" draw:text-style-name="P6" draw:layer="layout" svg:width="0.035cm" svg:height="0.035cm" svg:x="7.35cm" svg:y="2.891cm" svg:viewBox="0 0 36 36" draw:points="0,0 36,0 36,36 0,36">
          <text:p/>
        </draw:polygon>
        <draw:polygon draw:style-name="gr85" draw:text-style-name="P6" draw:layer="layout" svg:width="5.228cm" svg:height="0.035cm" svg:x="7.367cm" svg:y="2.891cm" svg:viewBox="0 0 5229 36" draw:points="0,0 5229,0 5229,36 0,36">
          <text:p/>
        </draw:polygon>
        <draw:polygon draw:style-name="gr85" draw:text-style-name="P6" draw:layer="layout" svg:width="0.036cm" svg:height="0.035cm" svg:x="12.595cm" svg:y="2.891cm" svg:viewBox="0 0 37 36" draw:points="0,0 37,0 37,36 0,36">
          <text:p/>
        </draw:polygon>
        <draw:polygon draw:style-name="gr85" draw:text-style-name="P6" draw:layer="layout" svg:width="5.228cm" svg:height="0.035cm" svg:x="12.613cm" svg:y="2.891cm" svg:viewBox="0 0 5229 36" draw:points="0,0 5229,0 5229,36 0,36">
          <text:p/>
        </draw:polygon>
        <draw:polygon draw:style-name="gr85" draw:text-style-name="P6" draw:layer="layout" svg:width="0.035cm" svg:height="0.035cm" svg:x="17.843cm" svg:y="2.891cm" svg:viewBox="0 0 36 36" draw:points="0,0 36,0 36,36 0,36">
          <text:p/>
        </draw:polygon>
        <draw:polygon draw:style-name="gr85" draw:text-style-name="P6" draw:layer="layout" svg:width="2.981cm" svg:height="0.035cm" svg:x="17.859cm" svg:y="2.891cm" svg:viewBox="0 0 2982 36" draw:points="0,0 2982,0 2982,36 0,36">
          <text:p/>
        </draw:polygon>
        <draw:polygon draw:style-name="gr85" draw:text-style-name="P6" draw:layer="layout" svg:width="0.035cm" svg:height="0.035cm" svg:x="20.84cm" svg:y="2.891cm" svg:viewBox="0 0 36 36" draw:points="0,0 36,0 36,36 0,36">
          <text:p/>
        </draw:polygon>
        <draw:polygon draw:style-name="gr85" draw:text-style-name="P6" draw:layer="layout" svg:width="0.035cm" svg:height="0.035cm" svg:x="20.84cm" svg:y="2.891cm" svg:viewBox="0 0 36 36" draw:points="0,0 36,0 36,36 0,36">
          <text:p/>
        </draw:polygon>
        <draw:polygon draw:style-name="gr85" draw:text-style-name="P6" draw:layer="layout" svg:width="0.036cm" svg:height="1.237cm" svg:x="1.659cm" svg:y="2.908cm" svg:viewBox="0 0 37 1238" draw:points="0,0 37,0 37,1238 0,1238">
          <text:p/>
        </draw:polygon>
        <draw:polygon draw:style-name="gr85" draw:text-style-name="P6" draw:layer="layout" svg:width="0.036cm" svg:height="0.035cm" svg:x="1.659cm" svg:y="4.145cm" svg:viewBox="0 0 37 36" draw:points="0,0 37,0 37,36 0,36">
          <text:p/>
        </draw:polygon>
        <draw:polygon draw:style-name="gr85" draw:text-style-name="P6" draw:layer="layout" svg:width="0.036cm" svg:height="0.035cm" svg:x="1.659cm" svg:y="4.145cm" svg:viewBox="0 0 37 36" draw:points="0,0 37,0 37,36 0,36">
          <text:p/>
        </draw:polygon>
        <draw:polygon draw:style-name="gr85" draw:text-style-name="P6" draw:layer="layout" svg:width="1.381cm" svg:height="0.035cm" svg:x="1.675cm" svg:y="4.145cm" svg:viewBox="0 0 1382 36" draw:points="0,0 1382,0 1382,36 0,36">
          <text:p/>
        </draw:polygon>
        <draw:polygon draw:style-name="gr85" draw:text-style-name="P6" draw:layer="layout" svg:width="0.036cm" svg:height="1.237cm" svg:x="3.056cm" svg:y="2.908cm" svg:viewBox="0 0 37 1238" draw:points="0,0 37,0 37,1238 0,1238">
          <text:p/>
        </draw:polygon>
        <draw:polygon draw:style-name="gr85" draw:text-style-name="P6" draw:layer="layout" svg:width="0.036cm" svg:height="0.035cm" svg:x="3.056cm" svg:y="4.145cm" svg:viewBox="0 0 37 36" draw:points="0,0 37,0 37,36 0,36">
          <text:p/>
        </draw:polygon>
        <draw:polygon draw:style-name="gr85" draw:text-style-name="P6" draw:layer="layout" svg:width="4.276cm" svg:height="0.035cm" svg:x="3.074cm" svg:y="4.145cm" svg:viewBox="0 0 4277 36" draw:points="0,0 4277,0 4277,36 0,36">
          <text:p/>
        </draw:polygon>
        <draw:polygon draw:style-name="gr85" draw:text-style-name="P6" draw:layer="layout" svg:width="0.035cm" svg:height="1.237cm" svg:x="7.35cm" svg:y="2.908cm" svg:viewBox="0 0 36 1238" draw:points="0,0 36,0 36,1238 0,1238">
          <text:p/>
        </draw:polygon>
        <draw:polygon draw:style-name="gr85" draw:text-style-name="P6" draw:layer="layout" svg:width="0.035cm" svg:height="0.035cm" svg:x="7.35cm" svg:y="4.145cm" svg:viewBox="0 0 36 36" draw:points="0,0 36,0 36,36 0,36">
          <text:p/>
        </draw:polygon>
        <draw:polygon draw:style-name="gr85" draw:text-style-name="P6" draw:layer="layout" svg:width="5.228cm" svg:height="0.035cm" svg:x="7.367cm" svg:y="4.145cm" svg:viewBox="0 0 5229 36" draw:points="0,0 5229,0 5229,36 0,36">
          <text:p/>
        </draw:polygon>
        <draw:polygon draw:style-name="gr85" draw:text-style-name="P6" draw:layer="layout" svg:width="0.036cm" svg:height="1.237cm" svg:x="12.595cm" svg:y="2.908cm" svg:viewBox="0 0 37 1238" draw:points="0,0 37,0 37,1238 0,1238">
          <text:p/>
        </draw:polygon>
        <draw:polygon draw:style-name="gr85" draw:text-style-name="P6" draw:layer="layout" svg:width="0.036cm" svg:height="0.035cm" svg:x="12.595cm" svg:y="4.145cm" svg:viewBox="0 0 37 36" draw:points="0,0 37,0 37,36 0,36">
          <text:p/>
        </draw:polygon>
        <draw:polygon draw:style-name="gr85" draw:text-style-name="P6" draw:layer="layout" svg:width="5.228cm" svg:height="0.035cm" svg:x="12.613cm" svg:y="4.145cm" svg:viewBox="0 0 5229 36" draw:points="0,0 5229,0 5229,36 0,36">
          <text:p/>
        </draw:polygon>
        <draw:polygon draw:style-name="gr85" draw:text-style-name="P6" draw:layer="layout" svg:width="0.035cm" svg:height="1.237cm" svg:x="17.843cm" svg:y="2.908cm" svg:viewBox="0 0 36 1238" draw:points="0,0 36,0 36,1238 0,1238">
          <text:p/>
        </draw:polygon>
        <draw:polygon draw:style-name="gr85" draw:text-style-name="P6" draw:layer="layout" svg:width="0.035cm" svg:height="0.035cm" svg:x="17.843cm" svg:y="4.145cm" svg:viewBox="0 0 36 36" draw:points="0,0 36,0 36,36 0,36">
          <text:p/>
        </draw:polygon>
        <draw:polygon draw:style-name="gr85" draw:text-style-name="P6" draw:layer="layout" svg:width="2.981cm" svg:height="0.035cm" svg:x="17.859cm" svg:y="4.145cm" svg:viewBox="0 0 2982 36" draw:points="0,0 2982,0 2982,36 0,36">
          <text:p/>
        </draw:polygon>
        <draw:polygon draw:style-name="gr85" draw:text-style-name="P6" draw:layer="layout" svg:width="0.035cm" svg:height="1.237cm" svg:x="20.84cm" svg:y="2.908cm" svg:viewBox="0 0 36 1238" draw:points="0,0 36,0 36,1238 0,1238">
          <text:p/>
        </draw:polygon>
        <draw:polygon draw:style-name="gr85" draw:text-style-name="P6" draw:layer="layout" svg:width="0.035cm" svg:height="0.035cm" svg:x="20.84cm" svg:y="4.145cm" svg:viewBox="0 0 36 36" draw:points="0,0 36,0 36,36 0,36">
          <text:p/>
        </draw:polygon>
        <draw:polygon draw:style-name="gr85" draw:text-style-name="P6" draw:layer="layout" svg:width="0.035cm" svg:height="0.035cm" svg:x="20.84cm" svg:y="4.145cm" svg:viewBox="0 0 36 36" draw:points="0,0 36,0 36,36 0,36">
          <text:p/>
        </draw:polygon>
        <draw:polygon draw:style-name="gr85" draw:text-style-name="P6" draw:layer="layout" svg:width="0.035cm" svg:height="0.035cm" svg:x="1.626cm" svg:y="4.78cm" svg:viewBox="0 0 36 36" draw:points="0,0 36,0 36,36 0,36">
          <text:p/>
        </draw:polygon>
        <draw:polygon draw:style-name="gr85" draw:text-style-name="P6" draw:layer="layout" svg:width="0.035cm" svg:height="0.035cm" svg:x="1.626cm" svg:y="4.78cm" svg:viewBox="0 0 36 36" draw:points="0,0 36,0 36,36 0,36">
          <text:p/>
        </draw:polygon>
        <draw:polygon draw:style-name="gr85" draw:text-style-name="P6" draw:layer="layout" svg:width="1.571cm" svg:height="0.035cm" svg:x="1.642cm" svg:y="4.78cm" svg:viewBox="0 0 1572 36" draw:points="0,0 1572,0 1572,36 0,36">
          <text:p/>
        </draw:polygon>
        <draw:polygon draw:style-name="gr85" draw:text-style-name="P6" draw:layer="layout" svg:width="0.036cm" svg:height="0.035cm" svg:x="3.213cm" svg:y="4.78cm" svg:viewBox="0 0 37 36" draw:points="0,0 37,0 37,36 0,36">
          <text:p/>
        </draw:polygon>
        <draw:polygon draw:style-name="gr85" draw:text-style-name="P6" draw:layer="layout" svg:width="4.112cm" svg:height="0.035cm" svg:x="3.231cm" svg:y="4.78cm" svg:viewBox="0 0 4113 36" draw:points="0,0 4113,0 4113,36 0,36">
          <text:p/>
        </draw:polygon>
        <draw:polygon draw:style-name="gr85" draw:text-style-name="P6" draw:layer="layout" svg:width="0.035cm" svg:height="0.035cm" svg:x="7.343cm" svg:y="4.78cm" svg:viewBox="0 0 36 36" draw:points="0,0 36,0 36,36 0,36">
          <text:p/>
        </draw:polygon>
        <draw:polygon draw:style-name="gr85" draw:text-style-name="P6" draw:layer="layout" svg:width="5.225cm" svg:height="0.035cm" svg:x="7.358cm" svg:y="4.78cm" svg:viewBox="0 0 5226 36" draw:points="0,0 5226,0 5226,36 0,36">
          <text:p/>
        </draw:polygon>
        <draw:polygon draw:style-name="gr85" draw:text-style-name="P6" draw:layer="layout" svg:width="0.035cm" svg:height="0.035cm" svg:x="12.583cm" svg:y="4.78cm" svg:viewBox="0 0 36 36" draw:points="0,0 36,0 36,36 0,36">
          <text:p/>
        </draw:polygon>
        <draw:polygon draw:style-name="gr85" draw:text-style-name="P6" draw:layer="layout" svg:width="5.221cm" svg:height="0.035cm" svg:x="12.601cm" svg:y="4.78cm" svg:viewBox="0 0 5222 36" draw:points="0,0 5222,0 5222,36 0,36">
          <text:p/>
        </draw:polygon>
        <draw:polygon draw:style-name="gr85" draw:text-style-name="P6" draw:layer="layout" svg:width="0.035cm" svg:height="0.035cm" svg:x="17.822cm" svg:y="4.78cm" svg:viewBox="0 0 36 36" draw:points="0,0 36,0 36,36 0,36">
          <text:p/>
        </draw:polygon>
        <draw:polygon draw:style-name="gr85" draw:text-style-name="P6" draw:layer="layout" svg:width="3.002cm" svg:height="0.035cm" svg:x="17.838cm" svg:y="4.78cm" svg:viewBox="0 0 3003 36" draw:points="0,0 3003,0 3003,36 0,36">
          <text:p/>
        </draw:polygon>
        <draw:polygon draw:style-name="gr85" draw:text-style-name="P6" draw:layer="layout" svg:width="0.035cm" svg:height="0.035cm" svg:x="20.84cm" svg:y="4.78cm" svg:viewBox="0 0 36 36" draw:points="0,0 36,0 36,36 0,36">
          <text:p/>
        </draw:polygon>
        <draw:polygon draw:style-name="gr85" draw:text-style-name="P6" draw:layer="layout" svg:width="0.035cm" svg:height="0.035cm" svg:x="20.84cm" svg:y="4.78cm" svg:viewBox="0 0 36 36" draw:points="0,0 36,0 36,36 0,36">
          <text:p/>
        </draw:polygon>
        <draw:polygon draw:style-name="gr85" draw:text-style-name="P6" draw:layer="layout" svg:width="0.035cm" svg:height="0.618cm" svg:x="1.626cm" svg:y="4.797cm" svg:viewBox="0 0 36 619" draw:points="0,0 36,0 36,619 0,619">
          <text:p/>
        </draw:polygon>
        <draw:polygon draw:style-name="gr85" draw:text-style-name="P6" draw:layer="layout" svg:width="0.036cm" svg:height="0.618cm" svg:x="3.213cm" svg:y="4.797cm" svg:viewBox="0 0 37 619" draw:points="0,0 37,0 37,619 0,619">
          <text:p/>
        </draw:polygon>
        <draw:polygon draw:style-name="gr85" draw:text-style-name="P6" draw:layer="layout" svg:width="0.035cm" svg:height="0.618cm" svg:x="7.343cm" svg:y="4.797cm" svg:viewBox="0 0 36 619" draw:points="0,0 36,0 36,619 0,619">
          <text:p/>
        </draw:polygon>
        <draw:polygon draw:style-name="gr85" draw:text-style-name="P6" draw:layer="layout" svg:width="0.035cm" svg:height="0.618cm" svg:x="12.583cm" svg:y="4.797cm" svg:viewBox="0 0 36 619" draw:points="0,0 36,0 36,619 0,619">
          <text:p/>
        </draw:polygon>
        <draw:polygon draw:style-name="gr85" draw:text-style-name="P6" draw:layer="layout" svg:width="0.035cm" svg:height="0.618cm" svg:x="17.822cm" svg:y="4.797cm" svg:viewBox="0 0 36 619" draw:points="0,0 36,0 36,619 0,619">
          <text:p/>
        </draw:polygon>
        <draw:polygon draw:style-name="gr85" draw:text-style-name="P6" draw:layer="layout" svg:width="0.035cm" svg:height="0.618cm" svg:x="20.84cm" svg:y="4.797cm" svg:viewBox="0 0 36 619" draw:points="0,0 36,0 36,619 0,619">
          <text:p/>
        </draw:polygon>
        <draw:polygon draw:style-name="gr85" draw:text-style-name="P6" draw:layer="layout" svg:width="0.035cm" svg:height="0.035cm" svg:x="1.626cm" svg:y="5.415cm" svg:viewBox="0 0 36 36" draw:points="0,0 36,0 36,36 0,36">
          <text:p/>
        </draw:polygon>
        <draw:polygon draw:style-name="gr85" draw:text-style-name="P6" draw:layer="layout" svg:width="1.571cm" svg:height="0.035cm" svg:x="1.642cm" svg:y="5.415cm" svg:viewBox="0 0 1572 36" draw:points="0,0 1572,0 1572,36 0,36">
          <text:p/>
        </draw:polygon>
        <draw:polygon draw:style-name="gr85" draw:text-style-name="P6" draw:layer="layout" svg:width="0.036cm" svg:height="0.035cm" svg:x="3.213cm" svg:y="5.415cm" svg:viewBox="0 0 37 36" draw:points="0,0 37,0 37,36 0,36">
          <text:p/>
        </draw:polygon>
        <draw:polygon draw:style-name="gr85" draw:text-style-name="P6" draw:layer="layout" svg:width="4.112cm" svg:height="0.035cm" svg:x="3.231cm" svg:y="5.415cm" svg:viewBox="0 0 4113 36" draw:points="0,0 4113,0 4113,36 0,36">
          <text:p/>
        </draw:polygon>
        <draw:polygon draw:style-name="gr85" draw:text-style-name="P6" draw:layer="layout" svg:width="0.035cm" svg:height="0.035cm" svg:x="7.343cm" svg:y="5.415cm" svg:viewBox="0 0 36 36" draw:points="0,0 36,0 36,36 0,36">
          <text:p/>
        </draw:polygon>
        <draw:polygon draw:style-name="gr85" draw:text-style-name="P6" draw:layer="layout" svg:width="5.225cm" svg:height="0.035cm" svg:x="7.358cm" svg:y="5.415cm" svg:viewBox="0 0 5226 36" draw:points="0,0 5226,0 5226,36 0,36">
          <text:p/>
        </draw:polygon>
        <draw:polygon draw:style-name="gr85" draw:text-style-name="P6" draw:layer="layout" svg:width="0.035cm" svg:height="0.035cm" svg:x="12.583cm" svg:y="5.415cm" svg:viewBox="0 0 36 36" draw:points="0,0 36,0 36,36 0,36">
          <text:p/>
        </draw:polygon>
        <draw:polygon draw:style-name="gr85" draw:text-style-name="P6" draw:layer="layout" svg:width="5.221cm" svg:height="0.035cm" svg:x="12.601cm" svg:y="5.415cm" svg:viewBox="0 0 5222 36" draw:points="0,0 5222,0 5222,36 0,36">
          <text:p/>
        </draw:polygon>
        <draw:polygon draw:style-name="gr85" draw:text-style-name="P6" draw:layer="layout" svg:width="0.035cm" svg:height="0.035cm" svg:x="17.822cm" svg:y="5.415cm" svg:viewBox="0 0 36 36" draw:points="0,0 36,0 36,36 0,36">
          <text:p/>
        </draw:polygon>
        <draw:polygon draw:style-name="gr85" draw:text-style-name="P6" draw:layer="layout" svg:width="3.002cm" svg:height="0.035cm" svg:x="17.838cm" svg:y="5.415cm" svg:viewBox="0 0 3003 36" draw:points="0,0 3003,0 3003,36 0,36">
          <text:p/>
        </draw:polygon>
        <draw:polygon draw:style-name="gr85" draw:text-style-name="P6" draw:layer="layout" svg:width="0.035cm" svg:height="0.035cm" svg:x="20.84cm" svg:y="5.415cm" svg:viewBox="0 0 36 36" draw:points="0,0 36,0 36,36 0,36">
          <text:p/>
        </draw:polygon>
        <draw:polygon draw:style-name="gr85" draw:text-style-name="P6" draw:layer="layout" svg:width="0.035cm" svg:height="0.618cm" svg:x="1.626cm" svg:y="5.432cm" svg:viewBox="0 0 36 619" draw:points="0,0 36,0 36,619 0,619">
          <text:p/>
        </draw:polygon>
        <draw:polygon draw:style-name="gr85" draw:text-style-name="P6" draw:layer="layout" svg:width="0.036cm" svg:height="0.618cm" svg:x="3.213cm" svg:y="5.432cm" svg:viewBox="0 0 37 619" draw:points="0,0 37,0 37,619 0,619">
          <text:p/>
        </draw:polygon>
        <draw:polygon draw:style-name="gr85" draw:text-style-name="P6" draw:layer="layout" svg:width="0.035cm" svg:height="0.618cm" svg:x="7.343cm" svg:y="5.432cm" svg:viewBox="0 0 36 619" draw:points="0,0 36,0 36,619 0,619">
          <text:p/>
        </draw:polygon>
        <draw:polygon draw:style-name="gr85" draw:text-style-name="P6" draw:layer="layout" svg:width="0.035cm" svg:height="0.618cm" svg:x="12.583cm" svg:y="5.432cm" svg:viewBox="0 0 36 619" draw:points="0,0 36,0 36,619 0,619">
          <text:p/>
        </draw:polygon>
        <draw:polygon draw:style-name="gr85" draw:text-style-name="P6" draw:layer="layout" svg:width="0.035cm" svg:height="0.618cm" svg:x="17.822cm" svg:y="5.432cm" svg:viewBox="0 0 36 619" draw:points="0,0 36,0 36,619 0,619">
          <text:p/>
        </draw:polygon>
        <draw:polygon draw:style-name="gr85" draw:text-style-name="P6" draw:layer="layout" svg:width="0.035cm" svg:height="0.618cm" svg:x="20.84cm" svg:y="5.432cm" svg:viewBox="0 0 36 619" draw:points="0,0 36,0 36,619 0,619">
          <text:p/>
        </draw:polygon>
        <draw:polygon draw:style-name="gr85" draw:text-style-name="P6" draw:layer="layout" svg:width="0.035cm" svg:height="0.035cm" svg:x="1.626cm" svg:y="6.05cm" svg:viewBox="0 0 36 36" draw:points="0,0 36,0 36,36 0,36">
          <text:p/>
        </draw:polygon>
        <draw:polygon draw:style-name="gr85" draw:text-style-name="P6" draw:layer="layout" svg:width="1.571cm" svg:height="0.035cm" svg:x="1.642cm" svg:y="6.05cm" svg:viewBox="0 0 1572 36" draw:points="0,0 1572,0 1572,36 0,36">
          <text:p/>
        </draw:polygon>
        <draw:polygon draw:style-name="gr85" draw:text-style-name="P6" draw:layer="layout" svg:width="0.036cm" svg:height="0.035cm" svg:x="3.213cm" svg:y="6.05cm" svg:viewBox="0 0 37 36" draw:points="0,0 37,0 37,36 0,36">
          <text:p/>
        </draw:polygon>
        <draw:polygon draw:style-name="gr85" draw:text-style-name="P6" draw:layer="layout" svg:width="4.112cm" svg:height="0.035cm" svg:x="3.231cm" svg:y="6.05cm" svg:viewBox="0 0 4113 36" draw:points="0,0 4113,0 4113,36 0,36">
          <text:p/>
        </draw:polygon>
        <draw:polygon draw:style-name="gr85" draw:text-style-name="P6" draw:layer="layout" svg:width="0.035cm" svg:height="0.035cm" svg:x="7.343cm" svg:y="6.05cm" svg:viewBox="0 0 36 36" draw:points="0,0 36,0 36,36 0,36">
          <text:p/>
        </draw:polygon>
        <draw:polygon draw:style-name="gr85" draw:text-style-name="P6" draw:layer="layout" svg:width="5.225cm" svg:height="0.035cm" svg:x="7.358cm" svg:y="6.05cm" svg:viewBox="0 0 5226 36" draw:points="0,0 5226,0 5226,36 0,36">
          <text:p/>
        </draw:polygon>
        <draw:polygon draw:style-name="gr85" draw:text-style-name="P6" draw:layer="layout" svg:width="0.035cm" svg:height="0.035cm" svg:x="12.583cm" svg:y="6.05cm" svg:viewBox="0 0 36 36" draw:points="0,0 36,0 36,36 0,36">
          <text:p/>
        </draw:polygon>
        <draw:polygon draw:style-name="gr85" draw:text-style-name="P6" draw:layer="layout" svg:width="5.221cm" svg:height="0.035cm" svg:x="12.601cm" svg:y="6.05cm" svg:viewBox="0 0 5222 36" draw:points="0,0 5222,0 5222,36 0,36">
          <text:p/>
        </draw:polygon>
        <draw:polygon draw:style-name="gr85" draw:text-style-name="P6" draw:layer="layout" svg:width="0.035cm" svg:height="0.035cm" svg:x="17.822cm" svg:y="6.05cm" svg:viewBox="0 0 36 36" draw:points="0,0 36,0 36,36 0,36">
          <text:p/>
        </draw:polygon>
        <draw:polygon draw:style-name="gr85" draw:text-style-name="P6" draw:layer="layout" svg:width="3.002cm" svg:height="0.035cm" svg:x="17.838cm" svg:y="6.05cm" svg:viewBox="0 0 3003 36" draw:points="0,0 3003,0 3003,36 0,36">
          <text:p/>
        </draw:polygon>
        <draw:polygon draw:style-name="gr85" draw:text-style-name="P6" draw:layer="layout" svg:width="0.035cm" svg:height="0.035cm" svg:x="20.84cm" svg:y="6.05cm" svg:viewBox="0 0 36 36" draw:points="0,0 36,0 36,36 0,36">
          <text:p/>
        </draw:polygon>
        <draw:polygon draw:style-name="gr85" draw:text-style-name="P6" draw:layer="layout" svg:width="0.035cm" svg:height="0.618cm" svg:x="1.626cm" svg:y="6.067cm" svg:viewBox="0 0 36 619" draw:points="0,0 36,0 36,619 0,619">
          <text:p/>
        </draw:polygon>
        <draw:polygon draw:style-name="gr85" draw:text-style-name="P6" draw:layer="layout" svg:width="0.036cm" svg:height="0.618cm" svg:x="3.213cm" svg:y="6.067cm" svg:viewBox="0 0 37 619" draw:points="0,0 37,0 37,619 0,619">
          <text:p/>
        </draw:polygon>
        <draw:polygon draw:style-name="gr85" draw:text-style-name="P6" draw:layer="layout" svg:width="0.035cm" svg:height="0.618cm" svg:x="7.343cm" svg:y="6.067cm" svg:viewBox="0 0 36 619" draw:points="0,0 36,0 36,619 0,619">
          <text:p/>
        </draw:polygon>
        <draw:polygon draw:style-name="gr85" draw:text-style-name="P6" draw:layer="layout" svg:width="0.035cm" svg:height="0.618cm" svg:x="12.583cm" svg:y="6.067cm" svg:viewBox="0 0 36 619" draw:points="0,0 36,0 36,619 0,619">
          <text:p/>
        </draw:polygon>
        <draw:polygon draw:style-name="gr85" draw:text-style-name="P6" draw:layer="layout" svg:width="0.035cm" svg:height="0.618cm" svg:x="17.822cm" svg:y="6.067cm" svg:viewBox="0 0 36 619" draw:points="0,0 36,0 36,619 0,619">
          <text:p/>
        </draw:polygon>
        <draw:polygon draw:style-name="gr85" draw:text-style-name="P6" draw:layer="layout" svg:width="0.035cm" svg:height="0.618cm" svg:x="20.84cm" svg:y="6.067cm" svg:viewBox="0 0 36 619" draw:points="0,0 36,0 36,619 0,619">
          <text:p/>
        </draw:polygon>
        <draw:polygon draw:style-name="gr85" draw:text-style-name="P6" draw:layer="layout" svg:width="0.035cm" svg:height="0.035cm" svg:x="1.626cm" svg:y="6.685cm" svg:viewBox="0 0 36 36" draw:points="0,0 36,0 36,36 0,36">
          <text:p/>
        </draw:polygon>
        <draw:polygon draw:style-name="gr85" draw:text-style-name="P6" draw:layer="layout" svg:width="1.571cm" svg:height="0.035cm" svg:x="1.642cm" svg:y="6.685cm" svg:viewBox="0 0 1572 36" draw:points="0,0 1572,0 1572,36 0,36">
          <text:p/>
        </draw:polygon>
        <draw:polygon draw:style-name="gr85" draw:text-style-name="P6" draw:layer="layout" svg:width="0.036cm" svg:height="0.035cm" svg:x="3.213cm" svg:y="6.685cm" svg:viewBox="0 0 37 36" draw:points="0,0 37,0 37,36 0,36">
          <text:p/>
        </draw:polygon>
        <draw:polygon draw:style-name="gr85" draw:text-style-name="P6" draw:layer="layout" svg:width="4.112cm" svg:height="0.035cm" svg:x="3.231cm" svg:y="6.685cm" svg:viewBox="0 0 4113 36" draw:points="0,0 4113,0 4113,36 0,36">
          <text:p/>
        </draw:polygon>
        <draw:polygon draw:style-name="gr85" draw:text-style-name="P6" draw:layer="layout" svg:width="0.035cm" svg:height="0.035cm" svg:x="7.343cm" svg:y="6.685cm" svg:viewBox="0 0 36 36" draw:points="0,0 36,0 36,36 0,36">
          <text:p/>
        </draw:polygon>
        <draw:polygon draw:style-name="gr85" draw:text-style-name="P6" draw:layer="layout" svg:width="5.225cm" svg:height="0.035cm" svg:x="7.358cm" svg:y="6.685cm" svg:viewBox="0 0 5226 36" draw:points="0,0 5226,0 5226,36 0,36">
          <text:p/>
        </draw:polygon>
        <draw:polygon draw:style-name="gr85" draw:text-style-name="P6" draw:layer="layout" svg:width="0.035cm" svg:height="0.035cm" svg:x="12.583cm" svg:y="6.685cm" svg:viewBox="0 0 36 36" draw:points="0,0 36,0 36,36 0,36">
          <text:p/>
        </draw:polygon>
        <draw:polygon draw:style-name="gr85" draw:text-style-name="P6" draw:layer="layout" svg:width="5.221cm" svg:height="0.035cm" svg:x="12.601cm" svg:y="6.685cm" svg:viewBox="0 0 5222 36" draw:points="0,0 5222,0 5222,36 0,36">
          <text:p/>
        </draw:polygon>
        <draw:polygon draw:style-name="gr85" draw:text-style-name="P6" draw:layer="layout" svg:width="0.035cm" svg:height="0.035cm" svg:x="17.822cm" svg:y="6.685cm" svg:viewBox="0 0 36 36" draw:points="0,0 36,0 36,36 0,36">
          <text:p/>
        </draw:polygon>
        <draw:polygon draw:style-name="gr85" draw:text-style-name="P6" draw:layer="layout" svg:width="3.002cm" svg:height="0.035cm" svg:x="17.838cm" svg:y="6.685cm" svg:viewBox="0 0 3003 36" draw:points="0,0 3003,0 3003,36 0,36">
          <text:p/>
        </draw:polygon>
        <draw:polygon draw:style-name="gr85" draw:text-style-name="P6" draw:layer="layout" svg:width="0.035cm" svg:height="0.035cm" svg:x="20.84cm" svg:y="6.685cm" svg:viewBox="0 0 36 36" draw:points="0,0 36,0 36,36 0,36">
          <text:p/>
        </draw:polygon>
        <draw:polygon draw:style-name="gr85" draw:text-style-name="P6" draw:layer="layout" svg:width="0.035cm" svg:height="0.618cm" svg:x="1.626cm" svg:y="6.702cm" svg:viewBox="0 0 36 619" draw:points="0,0 36,0 36,619 0,619">
          <text:p/>
        </draw:polygon>
        <draw:polygon draw:style-name="gr85" draw:text-style-name="P6" draw:layer="layout" svg:width="0.036cm" svg:height="0.618cm" svg:x="3.213cm" svg:y="6.702cm" svg:viewBox="0 0 37 619" draw:points="0,0 37,0 37,619 0,619">
          <text:p/>
        </draw:polygon>
        <draw:polygon draw:style-name="gr85" draw:text-style-name="P6" draw:layer="layout" svg:width="0.035cm" svg:height="0.618cm" svg:x="7.343cm" svg:y="6.702cm" svg:viewBox="0 0 36 619" draw:points="0,0 36,0 36,619 0,619">
          <text:p/>
        </draw:polygon>
        <draw:polygon draw:style-name="gr85" draw:text-style-name="P6" draw:layer="layout" svg:width="0.035cm" svg:height="0.618cm" svg:x="12.583cm" svg:y="6.702cm" svg:viewBox="0 0 36 619" draw:points="0,0 36,0 36,619 0,619">
          <text:p/>
        </draw:polygon>
        <draw:polygon draw:style-name="gr85" draw:text-style-name="P6" draw:layer="layout" svg:width="0.035cm" svg:height="0.618cm" svg:x="17.822cm" svg:y="6.702cm" svg:viewBox="0 0 36 619" draw:points="0,0 36,0 36,619 0,619">
          <text:p/>
        </draw:polygon>
        <draw:polygon draw:style-name="gr85" draw:text-style-name="P6" draw:layer="layout" svg:width="0.035cm" svg:height="0.618cm" svg:x="20.84cm" svg:y="6.702cm" svg:viewBox="0 0 36 619" draw:points="0,0 36,0 36,619 0,619">
          <text:p/>
        </draw:polygon>
        <draw:polygon draw:style-name="gr85" draw:text-style-name="P6" draw:layer="layout" svg:width="0.035cm" svg:height="0.035cm" svg:x="1.626cm" svg:y="7.32cm" svg:viewBox="0 0 36 36" draw:points="0,0 36,0 36,36 0,36">
          <text:p/>
        </draw:polygon>
        <draw:polygon draw:style-name="gr85" draw:text-style-name="P6" draw:layer="layout" svg:width="1.571cm" svg:height="0.035cm" svg:x="1.642cm" svg:y="7.32cm" svg:viewBox="0 0 1572 36" draw:points="0,0 1572,0 1572,36 0,36">
          <text:p/>
        </draw:polygon>
        <draw:polygon draw:style-name="gr85" draw:text-style-name="P6" draw:layer="layout" svg:width="0.036cm" svg:height="0.035cm" svg:x="3.213cm" svg:y="7.32cm" svg:viewBox="0 0 37 36" draw:points="0,0 37,0 37,36 0,36">
          <text:p/>
        </draw:polygon>
        <draw:polygon draw:style-name="gr85" draw:text-style-name="P6" draw:layer="layout" svg:width="4.112cm" svg:height="0.035cm" svg:x="3.231cm" svg:y="7.32cm" svg:viewBox="0 0 4113 36" draw:points="0,0 4113,0 4113,36 0,36">
          <text:p/>
        </draw:polygon>
        <draw:polygon draw:style-name="gr85" draw:text-style-name="P6" draw:layer="layout" svg:width="0.035cm" svg:height="0.035cm" svg:x="7.343cm" svg:y="7.32cm" svg:viewBox="0 0 36 36" draw:points="0,0 36,0 36,36 0,36">
          <text:p/>
        </draw:polygon>
        <draw:polygon draw:style-name="gr85" draw:text-style-name="P6" draw:layer="layout" svg:width="5.225cm" svg:height="0.035cm" svg:x="7.358cm" svg:y="7.32cm" svg:viewBox="0 0 5226 36" draw:points="0,0 5226,0 5226,36 0,36">
          <text:p/>
        </draw:polygon>
        <draw:polygon draw:style-name="gr85" draw:text-style-name="P6" draw:layer="layout" svg:width="0.035cm" svg:height="0.035cm" svg:x="12.583cm" svg:y="7.32cm" svg:viewBox="0 0 36 36" draw:points="0,0 36,0 36,36 0,36">
          <text:p/>
        </draw:polygon>
        <draw:polygon draw:style-name="gr85" draw:text-style-name="P6" draw:layer="layout" svg:width="5.221cm" svg:height="0.035cm" svg:x="12.601cm" svg:y="7.32cm" svg:viewBox="0 0 5222 36" draw:points="0,0 5222,0 5222,36 0,36">
          <text:p/>
        </draw:polygon>
        <draw:polygon draw:style-name="gr85" draw:text-style-name="P6" draw:layer="layout" svg:width="0.035cm" svg:height="0.035cm" svg:x="17.822cm" svg:y="7.32cm" svg:viewBox="0 0 36 36" draw:points="0,0 36,0 36,36 0,36">
          <text:p/>
        </draw:polygon>
        <draw:polygon draw:style-name="gr85" draw:text-style-name="P6" draw:layer="layout" svg:width="3.002cm" svg:height="0.035cm" svg:x="17.838cm" svg:y="7.32cm" svg:viewBox="0 0 3003 36" draw:points="0,0 3003,0 3003,36 0,36">
          <text:p/>
        </draw:polygon>
        <draw:polygon draw:style-name="gr85" draw:text-style-name="P6" draw:layer="layout" svg:width="0.035cm" svg:height="0.035cm" svg:x="20.84cm" svg:y="7.32cm" svg:viewBox="0 0 36 36" draw:points="0,0 36,0 36,36 0,36">
          <text:p/>
        </draw:polygon>
        <draw:polygon draw:style-name="gr85" draw:text-style-name="P6" draw:layer="layout" svg:width="0.035cm" svg:height="0.618cm" svg:x="1.626cm" svg:y="7.337cm" svg:viewBox="0 0 36 619" draw:points="0,0 36,0 36,619 0,619">
          <text:p/>
        </draw:polygon>
        <draw:polygon draw:style-name="gr85" draw:text-style-name="P6" draw:layer="layout" svg:width="0.036cm" svg:height="0.618cm" svg:x="3.213cm" svg:y="7.337cm" svg:viewBox="0 0 37 619" draw:points="0,0 37,0 37,619 0,619">
          <text:p/>
        </draw:polygon>
        <draw:polygon draw:style-name="gr85" draw:text-style-name="P6" draw:layer="layout" svg:width="0.035cm" svg:height="0.618cm" svg:x="7.343cm" svg:y="7.337cm" svg:viewBox="0 0 36 619" draw:points="0,0 36,0 36,619 0,619">
          <text:p/>
        </draw:polygon>
        <draw:polygon draw:style-name="gr85" draw:text-style-name="P6" draw:layer="layout" svg:width="0.035cm" svg:height="0.618cm" svg:x="12.583cm" svg:y="7.337cm" svg:viewBox="0 0 36 619" draw:points="0,0 36,0 36,619 0,619">
          <text:p/>
        </draw:polygon>
        <draw:polygon draw:style-name="gr85" draw:text-style-name="P6" draw:layer="layout" svg:width="0.035cm" svg:height="0.618cm" svg:x="17.822cm" svg:y="7.337cm" svg:viewBox="0 0 36 619" draw:points="0,0 36,0 36,619 0,619">
          <text:p/>
        </draw:polygon>
        <draw:polygon draw:style-name="gr85" draw:text-style-name="P6" draw:layer="layout" svg:width="0.035cm" svg:height="0.618cm" svg:x="20.84cm" svg:y="7.337cm" svg:viewBox="0 0 36 619" draw:points="0,0 36,0 36,619 0,619">
          <text:p/>
        </draw:polygon>
        <draw:polygon draw:style-name="gr85" draw:text-style-name="P6" draw:layer="layout" svg:width="0.035cm" svg:height="0.035cm" svg:x="1.626cm" svg:y="7.955cm" svg:viewBox="0 0 36 36" draw:points="0,0 36,0 36,36 0,36">
          <text:p/>
        </draw:polygon>
        <draw:polygon draw:style-name="gr85" draw:text-style-name="P6" draw:layer="layout" svg:width="1.571cm" svg:height="0.035cm" svg:x="1.642cm" svg:y="7.955cm" svg:viewBox="0 0 1572 36" draw:points="0,0 1572,0 1572,36 0,36">
          <text:p/>
        </draw:polygon>
        <draw:polygon draw:style-name="gr85" draw:text-style-name="P6" draw:layer="layout" svg:width="0.036cm" svg:height="0.035cm" svg:x="3.213cm" svg:y="7.955cm" svg:viewBox="0 0 37 36" draw:points="0,0 37,0 37,36 0,36">
          <text:p/>
        </draw:polygon>
        <draw:polygon draw:style-name="gr85" draw:text-style-name="P6" draw:layer="layout" svg:width="4.112cm" svg:height="0.035cm" svg:x="3.231cm" svg:y="7.955cm" svg:viewBox="0 0 4113 36" draw:points="0,0 4113,0 4113,36 0,36">
          <text:p/>
        </draw:polygon>
        <draw:polygon draw:style-name="gr85" draw:text-style-name="P6" draw:layer="layout" svg:width="0.035cm" svg:height="0.035cm" svg:x="7.343cm" svg:y="7.955cm" svg:viewBox="0 0 36 36" draw:points="0,0 36,0 36,36 0,36">
          <text:p/>
        </draw:polygon>
        <draw:polygon draw:style-name="gr85" draw:text-style-name="P6" draw:layer="layout" svg:width="5.225cm" svg:height="0.035cm" svg:x="7.358cm" svg:y="7.955cm" svg:viewBox="0 0 5226 36" draw:points="0,0 5226,0 5226,36 0,36">
          <text:p/>
        </draw:polygon>
        <draw:polygon draw:style-name="gr85" draw:text-style-name="P6" draw:layer="layout" svg:width="0.035cm" svg:height="0.035cm" svg:x="12.583cm" svg:y="7.955cm" svg:viewBox="0 0 36 36" draw:points="0,0 36,0 36,36 0,36">
          <text:p/>
        </draw:polygon>
        <draw:polygon draw:style-name="gr85" draw:text-style-name="P6" draw:layer="layout" svg:width="5.221cm" svg:height="0.035cm" svg:x="12.601cm" svg:y="7.955cm" svg:viewBox="0 0 5222 36" draw:points="0,0 5222,0 5222,36 0,36">
          <text:p/>
        </draw:polygon>
        <draw:polygon draw:style-name="gr85" draw:text-style-name="P6" draw:layer="layout" svg:width="0.035cm" svg:height="0.035cm" svg:x="17.822cm" svg:y="7.955cm" svg:viewBox="0 0 36 36" draw:points="0,0 36,0 36,36 0,36">
          <text:p/>
        </draw:polygon>
        <draw:polygon draw:style-name="gr85" draw:text-style-name="P6" draw:layer="layout" svg:width="3.002cm" svg:height="0.035cm" svg:x="17.838cm" svg:y="7.955cm" svg:viewBox="0 0 3003 36" draw:points="0,0 3003,0 3003,36 0,36">
          <text:p/>
        </draw:polygon>
        <draw:polygon draw:style-name="gr85" draw:text-style-name="P6" draw:layer="layout" svg:width="0.035cm" svg:height="0.035cm" svg:x="20.84cm" svg:y="7.955cm" svg:viewBox="0 0 36 36" draw:points="0,0 36,0 36,36 0,36">
          <text:p/>
        </draw:polygon>
        <draw:polygon draw:style-name="gr85" draw:text-style-name="P6" draw:layer="layout" svg:width="0.035cm" svg:height="0.618cm" svg:x="1.626cm" svg:y="7.972cm" svg:viewBox="0 0 36 619" draw:points="0,0 36,0 36,619 0,619">
          <text:p/>
        </draw:polygon>
        <draw:polygon draw:style-name="gr85" draw:text-style-name="P6" draw:layer="layout" svg:width="0.036cm" svg:height="0.618cm" svg:x="3.213cm" svg:y="7.972cm" svg:viewBox="0 0 37 619" draw:points="0,0 37,0 37,619 0,619">
          <text:p/>
        </draw:polygon>
        <draw:polygon draw:style-name="gr85" draw:text-style-name="P6" draw:layer="layout" svg:width="0.035cm" svg:height="0.618cm" svg:x="7.343cm" svg:y="7.972cm" svg:viewBox="0 0 36 619" draw:points="0,0 36,0 36,619 0,619">
          <text:p/>
        </draw:polygon>
        <draw:polygon draw:style-name="gr85" draw:text-style-name="P6" draw:layer="layout" svg:width="0.035cm" svg:height="0.618cm" svg:x="12.583cm" svg:y="7.972cm" svg:viewBox="0 0 36 619" draw:points="0,0 36,0 36,619 0,619">
          <text:p/>
        </draw:polygon>
        <draw:polygon draw:style-name="gr85" draw:text-style-name="P6" draw:layer="layout" svg:width="0.035cm" svg:height="0.618cm" svg:x="17.822cm" svg:y="7.972cm" svg:viewBox="0 0 36 619" draw:points="0,0 36,0 36,619 0,619">
          <text:p/>
        </draw:polygon>
        <draw:polygon draw:style-name="gr85" draw:text-style-name="P6" draw:layer="layout" svg:width="0.035cm" svg:height="0.618cm" svg:x="20.84cm" svg:y="7.972cm" svg:viewBox="0 0 36 619" draw:points="0,0 36,0 36,619 0,619">
          <text:p/>
        </draw:polygon>
        <draw:polygon draw:style-name="gr85" draw:text-style-name="P6" draw:layer="layout" svg:width="0.035cm" svg:height="0.035cm" svg:x="1.626cm" svg:y="8.59cm" svg:viewBox="0 0 36 36" draw:points="0,0 36,0 36,36 0,36">
          <text:p/>
        </draw:polygon>
        <draw:polygon draw:style-name="gr85" draw:text-style-name="P6" draw:layer="layout" svg:width="1.571cm" svg:height="0.035cm" svg:x="1.642cm" svg:y="8.59cm" svg:viewBox="0 0 1572 36" draw:points="0,0 1572,0 1572,36 0,36">
          <text:p/>
        </draw:polygon>
        <draw:polygon draw:style-name="gr85" draw:text-style-name="P6" draw:layer="layout" svg:width="0.036cm" svg:height="0.035cm" svg:x="3.213cm" svg:y="8.59cm" svg:viewBox="0 0 37 36" draw:points="0,0 37,0 37,36 0,36">
          <text:p/>
        </draw:polygon>
        <draw:polygon draw:style-name="gr85" draw:text-style-name="P6" draw:layer="layout" svg:width="4.112cm" svg:height="0.035cm" svg:x="3.231cm" svg:y="8.59cm" svg:viewBox="0 0 4113 36" draw:points="0,0 4113,0 4113,36 0,36">
          <text:p/>
        </draw:polygon>
        <draw:polygon draw:style-name="gr85" draw:text-style-name="P6" draw:layer="layout" svg:width="0.035cm" svg:height="0.035cm" svg:x="7.343cm" svg:y="8.59cm" svg:viewBox="0 0 36 36" draw:points="0,0 36,0 36,36 0,36">
          <text:p/>
        </draw:polygon>
        <draw:polygon draw:style-name="gr85" draw:text-style-name="P6" draw:layer="layout" svg:width="5.225cm" svg:height="0.035cm" svg:x="7.358cm" svg:y="8.59cm" svg:viewBox="0 0 5226 36" draw:points="0,0 5226,0 5226,36 0,36">
          <text:p/>
        </draw:polygon>
        <draw:polygon draw:style-name="gr85" draw:text-style-name="P6" draw:layer="layout" svg:width="0.035cm" svg:height="0.035cm" svg:x="12.583cm" svg:y="8.59cm" svg:viewBox="0 0 36 36" draw:points="0,0 36,0 36,36 0,36">
          <text:p/>
        </draw:polygon>
        <draw:polygon draw:style-name="gr85" draw:text-style-name="P6" draw:layer="layout" svg:width="5.221cm" svg:height="0.035cm" svg:x="12.601cm" svg:y="8.59cm" svg:viewBox="0 0 5222 36" draw:points="0,0 5222,0 5222,36 0,36">
          <text:p/>
        </draw:polygon>
        <draw:polygon draw:style-name="gr85" draw:text-style-name="P6" draw:layer="layout" svg:width="0.035cm" svg:height="0.035cm" svg:x="17.822cm" svg:y="8.59cm" svg:viewBox="0 0 36 36" draw:points="0,0 36,0 36,36 0,36">
          <text:p/>
        </draw:polygon>
        <draw:polygon draw:style-name="gr85" draw:text-style-name="P6" draw:layer="layout" svg:width="3.002cm" svg:height="0.035cm" svg:x="17.838cm" svg:y="8.59cm" svg:viewBox="0 0 3003 36" draw:points="0,0 3003,0 3003,36 0,36">
          <text:p/>
        </draw:polygon>
        <draw:polygon draw:style-name="gr85" draw:text-style-name="P6" draw:layer="layout" svg:width="0.035cm" svg:height="0.035cm" svg:x="20.84cm" svg:y="8.59cm" svg:viewBox="0 0 36 36" draw:points="0,0 36,0 36,36 0,36">
          <text:p/>
        </draw:polygon>
        <draw:polygon draw:style-name="gr85" draw:text-style-name="P6" draw:layer="layout" svg:width="0.035cm" svg:height="0.619cm" svg:x="1.626cm" svg:y="8.607cm" svg:viewBox="0 0 36 620" draw:points="0,0 36,0 36,620 0,620">
          <text:p/>
        </draw:polygon>
        <draw:polygon draw:style-name="gr85" draw:text-style-name="P6" draw:layer="layout" svg:width="0.036cm" svg:height="0.619cm" svg:x="3.213cm" svg:y="8.607cm" svg:viewBox="0 0 37 620" draw:points="0,0 37,0 37,620 0,620">
          <text:p/>
        </draw:polygon>
        <draw:polygon draw:style-name="gr85" draw:text-style-name="P6" draw:layer="layout" svg:width="0.035cm" svg:height="0.619cm" svg:x="7.343cm" svg:y="8.607cm" svg:viewBox="0 0 36 620" draw:points="0,0 36,0 36,620 0,620">
          <text:p/>
        </draw:polygon>
        <draw:polygon draw:style-name="gr85" draw:text-style-name="P6" draw:layer="layout" svg:width="0.035cm" svg:height="0.619cm" svg:x="12.583cm" svg:y="8.607cm" svg:viewBox="0 0 36 620" draw:points="0,0 36,0 36,620 0,620">
          <text:p/>
        </draw:polygon>
        <draw:polygon draw:style-name="gr85" draw:text-style-name="P6" draw:layer="layout" svg:width="0.035cm" svg:height="0.619cm" svg:x="17.822cm" svg:y="8.607cm" svg:viewBox="0 0 36 620" draw:points="0,0 36,0 36,620 0,620">
          <text:p/>
        </draw:polygon>
        <draw:polygon draw:style-name="gr85" draw:text-style-name="P6" draw:layer="layout" svg:width="0.035cm" svg:height="0.619cm" svg:x="20.84cm" svg:y="8.607cm" svg:viewBox="0 0 36 620" draw:points="0,0 36,0 36,620 0,620">
          <text:p/>
        </draw:polygon>
        <draw:polygon draw:style-name="gr85" draw:text-style-name="P6" draw:layer="layout" svg:width="0.035cm" svg:height="0.036cm" svg:x="1.626cm" svg:y="9.226cm" svg:viewBox="0 0 36 37" draw:points="0,0 36,0 36,37 0,37">
          <text:p/>
        </draw:polygon>
        <draw:polygon draw:style-name="gr85" draw:text-style-name="P6" draw:layer="layout" svg:width="1.571cm" svg:height="0.036cm" svg:x="1.642cm" svg:y="9.226cm" svg:viewBox="0 0 1572 37" draw:points="0,0 1572,0 1572,37 0,37">
          <text:p/>
        </draw:polygon>
        <draw:polygon draw:style-name="gr85" draw:text-style-name="P6" draw:layer="layout" svg:width="0.036cm" svg:height="0.036cm" svg:x="3.213cm" svg:y="9.226cm" svg:viewBox="0 0 37 37" draw:points="0,0 37,0 37,37 0,37">
          <text:p/>
        </draw:polygon>
        <draw:polygon draw:style-name="gr85" draw:text-style-name="P6" draw:layer="layout" svg:width="4.112cm" svg:height="0.036cm" svg:x="3.231cm" svg:y="9.226cm" svg:viewBox="0 0 4113 37" draw:points="0,0 4113,0 4113,37 0,37">
          <text:p/>
        </draw:polygon>
        <draw:polygon draw:style-name="gr85" draw:text-style-name="P6" draw:layer="layout" svg:width="0.035cm" svg:height="0.036cm" svg:x="7.343cm" svg:y="9.226cm" svg:viewBox="0 0 36 37" draw:points="0,0 36,0 36,37 0,37">
          <text:p/>
        </draw:polygon>
        <draw:polygon draw:style-name="gr85" draw:text-style-name="P6" draw:layer="layout" svg:width="5.225cm" svg:height="0.036cm" svg:x="7.358cm" svg:y="9.226cm" svg:viewBox="0 0 5226 37" draw:points="0,0 5226,0 5226,37 0,37">
          <text:p/>
        </draw:polygon>
        <draw:polygon draw:style-name="gr85" draw:text-style-name="P6" draw:layer="layout" svg:width="0.035cm" svg:height="0.036cm" svg:x="12.583cm" svg:y="9.226cm" svg:viewBox="0 0 36 37" draw:points="0,0 36,0 36,37 0,37">
          <text:p/>
        </draw:polygon>
        <draw:polygon draw:style-name="gr85" draw:text-style-name="P6" draw:layer="layout" svg:width="5.221cm" svg:height="0.036cm" svg:x="12.601cm" svg:y="9.226cm" svg:viewBox="0 0 5222 37" draw:points="0,0 5222,0 5222,37 0,37">
          <text:p/>
        </draw:polygon>
        <draw:polygon draw:style-name="gr85" draw:text-style-name="P6" draw:layer="layout" svg:width="0.035cm" svg:height="0.036cm" svg:x="17.822cm" svg:y="9.226cm" svg:viewBox="0 0 36 37" draw:points="0,0 36,0 36,37 0,37">
          <text:p/>
        </draw:polygon>
        <draw:polygon draw:style-name="gr85" draw:text-style-name="P6" draw:layer="layout" svg:width="3.002cm" svg:height="0.036cm" svg:x="17.838cm" svg:y="9.226cm" svg:viewBox="0 0 3003 37" draw:points="0,0 3003,0 3003,37 0,37">
          <text:p/>
        </draw:polygon>
        <draw:polygon draw:style-name="gr85" draw:text-style-name="P6" draw:layer="layout" svg:width="0.035cm" svg:height="0.036cm" svg:x="20.84cm" svg:y="9.226cm" svg:viewBox="0 0 36 37" draw:points="0,0 36,0 36,37 0,37">
          <text:p/>
        </draw:polygon>
        <draw:polygon draw:style-name="gr85" draw:text-style-name="P6" draw:layer="layout" svg:width="0.035cm" svg:height="0.618cm" svg:x="1.626cm" svg:y="9.242cm" svg:viewBox="0 0 36 619" draw:points="0,0 36,0 36,619 0,619">
          <text:p/>
        </draw:polygon>
        <draw:polygon draw:style-name="gr85" draw:text-style-name="P6" draw:layer="layout" svg:width="0.036cm" svg:height="0.618cm" svg:x="3.213cm" svg:y="9.242cm" svg:viewBox="0 0 37 619" draw:points="0,0 37,0 37,619 0,619">
          <text:p/>
        </draw:polygon>
        <draw:polygon draw:style-name="gr85" draw:text-style-name="P6" draw:layer="layout" svg:width="0.035cm" svg:height="0.618cm" svg:x="7.343cm" svg:y="9.242cm" svg:viewBox="0 0 36 619" draw:points="0,0 36,0 36,619 0,619">
          <text:p/>
        </draw:polygon>
        <draw:polygon draw:style-name="gr85" draw:text-style-name="P6" draw:layer="layout" svg:width="0.035cm" svg:height="0.618cm" svg:x="12.583cm" svg:y="9.242cm" svg:viewBox="0 0 36 619" draw:points="0,0 36,0 36,619 0,619">
          <text:p/>
        </draw:polygon>
        <draw:polygon draw:style-name="gr85" draw:text-style-name="P6" draw:layer="layout" svg:width="0.035cm" svg:height="0.618cm" svg:x="17.822cm" svg:y="9.242cm" svg:viewBox="0 0 36 619" draw:points="0,0 36,0 36,619 0,619">
          <text:p/>
        </draw:polygon>
        <draw:polygon draw:style-name="gr85" draw:text-style-name="P6" draw:layer="layout" svg:width="0.035cm" svg:height="0.618cm" svg:x="20.84cm" svg:y="9.242cm" svg:viewBox="0 0 36 619" draw:points="0,0 36,0 36,619 0,619">
          <text:p/>
        </draw:polygon>
        <draw:polygon draw:style-name="gr85" draw:text-style-name="P6" draw:layer="layout" svg:width="0.035cm" svg:height="0.036cm" svg:x="1.626cm" svg:y="9.861cm" svg:viewBox="0 0 36 37" draw:points="0,0 36,0 36,37 0,37">
          <text:p/>
        </draw:polygon>
        <draw:polygon draw:style-name="gr85" draw:text-style-name="P6" draw:layer="layout" svg:width="1.571cm" svg:height="0.036cm" svg:x="1.642cm" svg:y="9.861cm" svg:viewBox="0 0 1572 37" draw:points="0,0 1572,0 1572,37 0,37">
          <text:p/>
        </draw:polygon>
        <draw:polygon draw:style-name="gr85" draw:text-style-name="P6" draw:layer="layout" svg:width="0.036cm" svg:height="0.036cm" svg:x="3.213cm" svg:y="9.861cm" svg:viewBox="0 0 37 37" draw:points="0,0 37,0 37,37 0,37">
          <text:p/>
        </draw:polygon>
        <draw:polygon draw:style-name="gr85" draw:text-style-name="P6" draw:layer="layout" svg:width="4.112cm" svg:height="0.036cm" svg:x="3.231cm" svg:y="9.861cm" svg:viewBox="0 0 4113 37" draw:points="0,0 4113,0 4113,37 0,37">
          <text:p/>
        </draw:polygon>
        <draw:polygon draw:style-name="gr85" draw:text-style-name="P6" draw:layer="layout" svg:width="0.035cm" svg:height="0.036cm" svg:x="7.343cm" svg:y="9.861cm" svg:viewBox="0 0 36 37" draw:points="0,0 36,0 36,37 0,37">
          <text:p/>
        </draw:polygon>
        <draw:polygon draw:style-name="gr85" draw:text-style-name="P6" draw:layer="layout" svg:width="5.225cm" svg:height="0.036cm" svg:x="7.358cm" svg:y="9.861cm" svg:viewBox="0 0 5226 37" draw:points="0,0 5226,0 5226,37 0,37">
          <text:p/>
        </draw:polygon>
        <draw:polygon draw:style-name="gr85" draw:text-style-name="P6" draw:layer="layout" svg:width="0.035cm" svg:height="0.036cm" svg:x="12.583cm" svg:y="9.861cm" svg:viewBox="0 0 36 37" draw:points="0,0 36,0 36,37 0,37">
          <text:p/>
        </draw:polygon>
        <draw:polygon draw:style-name="gr85" draw:text-style-name="P6" draw:layer="layout" svg:width="5.221cm" svg:height="0.036cm" svg:x="12.601cm" svg:y="9.861cm" svg:viewBox="0 0 5222 37" draw:points="0,0 5222,0 5222,37 0,37">
          <text:p/>
        </draw:polygon>
        <draw:polygon draw:style-name="gr85" draw:text-style-name="P6" draw:layer="layout" svg:width="0.035cm" svg:height="0.036cm" svg:x="17.822cm" svg:y="9.861cm" svg:viewBox="0 0 36 37" draw:points="0,0 36,0 36,37 0,37">
          <text:p/>
        </draw:polygon>
        <draw:polygon draw:style-name="gr85" draw:text-style-name="P6" draw:layer="layout" svg:width="3.002cm" svg:height="0.036cm" svg:x="17.838cm" svg:y="9.861cm" svg:viewBox="0 0 3003 37" draw:points="0,0 3003,0 3003,37 0,37">
          <text:p/>
        </draw:polygon>
        <draw:polygon draw:style-name="gr85" draw:text-style-name="P6" draw:layer="layout" svg:width="0.035cm" svg:height="0.036cm" svg:x="20.84cm" svg:y="9.861cm" svg:viewBox="0 0 36 37" draw:points="0,0 36,0 36,37 0,37">
          <text:p/>
        </draw:polygon>
        <draw:polygon draw:style-name="gr85" draw:text-style-name="P6" draw:layer="layout" svg:width="0.035cm" svg:height="0.618cm" svg:x="1.626cm" svg:y="9.877cm" svg:viewBox="0 0 36 619" draw:points="0,0 36,0 36,619 0,619">
          <text:p/>
        </draw:polygon>
        <draw:polygon draw:style-name="gr85" draw:text-style-name="P6" draw:layer="layout" svg:width="0.036cm" svg:height="0.618cm" svg:x="3.213cm" svg:y="9.877cm" svg:viewBox="0 0 37 619" draw:points="0,0 37,0 37,619 0,619">
          <text:p/>
        </draw:polygon>
        <draw:polygon draw:style-name="gr85" draw:text-style-name="P6" draw:layer="layout" svg:width="0.035cm" svg:height="0.618cm" svg:x="7.343cm" svg:y="9.877cm" svg:viewBox="0 0 36 619" draw:points="0,0 36,0 36,619 0,619">
          <text:p/>
        </draw:polygon>
        <draw:polygon draw:style-name="gr85" draw:text-style-name="P6" draw:layer="layout" svg:width="0.035cm" svg:height="0.618cm" svg:x="12.583cm" svg:y="9.877cm" svg:viewBox="0 0 36 619" draw:points="0,0 36,0 36,619 0,619">
          <text:p/>
        </draw:polygon>
        <draw:polygon draw:style-name="gr85" draw:text-style-name="P6" draw:layer="layout" svg:width="0.035cm" svg:height="0.618cm" svg:x="17.822cm" svg:y="9.877cm" svg:viewBox="0 0 36 619" draw:points="0,0 36,0 36,619 0,619">
          <text:p/>
        </draw:polygon>
        <draw:polygon draw:style-name="gr85" draw:text-style-name="P6" draw:layer="layout" svg:width="0.035cm" svg:height="0.618cm" svg:x="20.84cm" svg:y="9.877cm" svg:viewBox="0 0 36 619" draw:points="0,0 36,0 36,619 0,619">
          <text:p/>
        </draw:polygon>
        <draw:polygon draw:style-name="gr85" draw:text-style-name="P6" draw:layer="layout" svg:width="0.035cm" svg:height="0.036cm" svg:x="1.626cm" svg:y="10.496cm" svg:viewBox="0 0 36 37" draw:points="0,0 36,0 36,37 0,37">
          <text:p/>
        </draw:polygon>
        <draw:polygon draw:style-name="gr85" draw:text-style-name="P6" draw:layer="layout" svg:width="1.571cm" svg:height="0.036cm" svg:x="1.642cm" svg:y="10.496cm" svg:viewBox="0 0 1572 37" draw:points="0,0 1572,0 1572,37 0,37">
          <text:p/>
        </draw:polygon>
        <draw:polygon draw:style-name="gr85" draw:text-style-name="P6" draw:layer="layout" svg:width="0.036cm" svg:height="0.036cm" svg:x="3.213cm" svg:y="10.496cm" svg:viewBox="0 0 37 37" draw:points="0,0 37,0 37,37 0,37">
          <text:p/>
        </draw:polygon>
        <draw:polygon draw:style-name="gr85" draw:text-style-name="P6" draw:layer="layout" svg:width="4.112cm" svg:height="0.036cm" svg:x="3.231cm" svg:y="10.496cm" svg:viewBox="0 0 4113 37" draw:points="0,0 4113,0 4113,37 0,37">
          <text:p/>
        </draw:polygon>
        <draw:polygon draw:style-name="gr85" draw:text-style-name="P6" draw:layer="layout" svg:width="0.035cm" svg:height="0.036cm" svg:x="7.343cm" svg:y="10.496cm" svg:viewBox="0 0 36 37" draw:points="0,0 36,0 36,37 0,37">
          <text:p/>
        </draw:polygon>
        <draw:polygon draw:style-name="gr85" draw:text-style-name="P6" draw:layer="layout" svg:width="5.225cm" svg:height="0.036cm" svg:x="7.358cm" svg:y="10.496cm" svg:viewBox="0 0 5226 37" draw:points="0,0 5226,0 5226,37 0,37">
          <text:p/>
        </draw:polygon>
        <draw:polygon draw:style-name="gr85" draw:text-style-name="P6" draw:layer="layout" svg:width="0.035cm" svg:height="0.036cm" svg:x="12.583cm" svg:y="10.496cm" svg:viewBox="0 0 36 37" draw:points="0,0 36,0 36,37 0,37">
          <text:p/>
        </draw:polygon>
        <draw:polygon draw:style-name="gr85" draw:text-style-name="P6" draw:layer="layout" svg:width="5.221cm" svg:height="0.036cm" svg:x="12.601cm" svg:y="10.496cm" svg:viewBox="0 0 5222 37" draw:points="0,0 5222,0 5222,37 0,37">
          <text:p/>
        </draw:polygon>
        <draw:polygon draw:style-name="gr85" draw:text-style-name="P6" draw:layer="layout" svg:width="0.035cm" svg:height="0.036cm" svg:x="17.822cm" svg:y="10.496cm" svg:viewBox="0 0 36 37" draw:points="0,0 36,0 36,37 0,37">
          <text:p/>
        </draw:polygon>
        <draw:polygon draw:style-name="gr85" draw:text-style-name="P6" draw:layer="layout" svg:width="3.002cm" svg:height="0.036cm" svg:x="17.838cm" svg:y="10.496cm" svg:viewBox="0 0 3003 37" draw:points="0,0 3003,0 3003,37 0,37">
          <text:p/>
        </draw:polygon>
        <draw:polygon draw:style-name="gr85" draw:text-style-name="P6" draw:layer="layout" svg:width="0.035cm" svg:height="0.036cm" svg:x="20.84cm" svg:y="10.496cm" svg:viewBox="0 0 36 37" draw:points="0,0 36,0 36,37 0,37">
          <text:p/>
        </draw:polygon>
        <draw:polygon draw:style-name="gr85" draw:text-style-name="P6" draw:layer="layout" svg:width="0.035cm" svg:height="0.618cm" svg:x="1.626cm" svg:y="10.512cm" svg:viewBox="0 0 36 619" draw:points="0,0 36,0 36,619 0,619">
          <text:p/>
        </draw:polygon>
        <draw:polygon draw:style-name="gr85" draw:text-style-name="P6" draw:layer="layout" svg:width="0.036cm" svg:height="0.618cm" svg:x="3.213cm" svg:y="10.512cm" svg:viewBox="0 0 37 619" draw:points="0,0 37,0 37,619 0,619">
          <text:p/>
        </draw:polygon>
        <draw:polygon draw:style-name="gr85" draw:text-style-name="P6" draw:layer="layout" svg:width="0.035cm" svg:height="0.618cm" svg:x="7.343cm" svg:y="10.512cm" svg:viewBox="0 0 36 619" draw:points="0,0 36,0 36,619 0,619">
          <text:p/>
        </draw:polygon>
        <draw:polygon draw:style-name="gr85" draw:text-style-name="P6" draw:layer="layout" svg:width="0.035cm" svg:height="0.618cm" svg:x="12.583cm" svg:y="10.512cm" svg:viewBox="0 0 36 619" draw:points="0,0 36,0 36,619 0,619">
          <text:p/>
        </draw:polygon>
        <draw:polygon draw:style-name="gr85" draw:text-style-name="P6" draw:layer="layout" svg:width="0.035cm" svg:height="0.618cm" svg:x="17.822cm" svg:y="10.512cm" svg:viewBox="0 0 36 619" draw:points="0,0 36,0 36,619 0,619">
          <text:p/>
        </draw:polygon>
        <draw:polygon draw:style-name="gr85" draw:text-style-name="P6" draw:layer="layout" svg:width="0.035cm" svg:height="0.618cm" svg:x="20.84cm" svg:y="10.512cm" svg:viewBox="0 0 36 619" draw:points="0,0 36,0 36,619 0,619">
          <text:p/>
        </draw:polygon>
        <draw:polygon draw:style-name="gr85" draw:text-style-name="P6" draw:layer="layout" svg:width="0.035cm" svg:height="0.036cm" svg:x="1.626cm" svg:y="11.131cm" svg:viewBox="0 0 36 37" draw:points="0,0 36,0 36,37 0,37">
          <text:p/>
        </draw:polygon>
        <draw:polygon draw:style-name="gr85" draw:text-style-name="P6" draw:layer="layout" svg:width="1.571cm" svg:height="0.036cm" svg:x="1.642cm" svg:y="11.131cm" svg:viewBox="0 0 1572 37" draw:points="0,0 1572,0 1572,37 0,37">
          <text:p/>
        </draw:polygon>
        <draw:polygon draw:style-name="gr85" draw:text-style-name="P6" draw:layer="layout" svg:width="0.036cm" svg:height="0.036cm" svg:x="3.213cm" svg:y="11.131cm" svg:viewBox="0 0 37 37" draw:points="0,0 37,0 37,37 0,37">
          <text:p/>
        </draw:polygon>
        <draw:polygon draw:style-name="gr85" draw:text-style-name="P6" draw:layer="layout" svg:width="4.112cm" svg:height="0.036cm" svg:x="3.231cm" svg:y="11.131cm" svg:viewBox="0 0 4113 37" draw:points="0,0 4113,0 4113,37 0,37">
          <text:p/>
        </draw:polygon>
        <draw:polygon draw:style-name="gr85" draw:text-style-name="P6" draw:layer="layout" svg:width="0.035cm" svg:height="0.036cm" svg:x="7.343cm" svg:y="11.131cm" svg:viewBox="0 0 36 37" draw:points="0,0 36,0 36,37 0,37">
          <text:p/>
        </draw:polygon>
        <draw:polygon draw:style-name="gr85" draw:text-style-name="P6" draw:layer="layout" svg:width="5.225cm" svg:height="0.036cm" svg:x="7.358cm" svg:y="11.131cm" svg:viewBox="0 0 5226 37" draw:points="0,0 5226,0 5226,37 0,37">
          <text:p/>
        </draw:polygon>
        <draw:polygon draw:style-name="gr85" draw:text-style-name="P6" draw:layer="layout" svg:width="0.035cm" svg:height="0.036cm" svg:x="12.583cm" svg:y="11.131cm" svg:viewBox="0 0 36 37" draw:points="0,0 36,0 36,37 0,37">
          <text:p/>
        </draw:polygon>
        <draw:polygon draw:style-name="gr85" draw:text-style-name="P6" draw:layer="layout" svg:width="5.221cm" svg:height="0.036cm" svg:x="12.601cm" svg:y="11.131cm" svg:viewBox="0 0 5222 37" draw:points="0,0 5222,0 5222,37 0,37">
          <text:p/>
        </draw:polygon>
        <draw:polygon draw:style-name="gr85" draw:text-style-name="P6" draw:layer="layout" svg:width="0.035cm" svg:height="0.036cm" svg:x="17.822cm" svg:y="11.131cm" svg:viewBox="0 0 36 37" draw:points="0,0 36,0 36,37 0,37">
          <text:p/>
        </draw:polygon>
        <draw:polygon draw:style-name="gr85" draw:text-style-name="P6" draw:layer="layout" svg:width="3.002cm" svg:height="0.036cm" svg:x="17.838cm" svg:y="11.131cm" svg:viewBox="0 0 3003 37" draw:points="0,0 3003,0 3003,37 0,37">
          <text:p/>
        </draw:polygon>
        <draw:polygon draw:style-name="gr85" draw:text-style-name="P6" draw:layer="layout" svg:width="0.035cm" svg:height="0.036cm" svg:x="20.84cm" svg:y="11.131cm" svg:viewBox="0 0 36 37" draw:points="0,0 36,0 36,37 0,37">
          <text:p/>
        </draw:polygon>
        <draw:polygon draw:style-name="gr85" draw:text-style-name="P6" draw:layer="layout" svg:width="0.035cm" svg:height="0.618cm" svg:x="1.626cm" svg:y="11.147cm" svg:viewBox="0 0 36 619" draw:points="0,0 36,0 36,619 0,619">
          <text:p/>
        </draw:polygon>
        <draw:polygon draw:style-name="gr85" draw:text-style-name="P6" draw:layer="layout" svg:width="0.036cm" svg:height="0.618cm" svg:x="3.213cm" svg:y="11.147cm" svg:viewBox="0 0 37 619" draw:points="0,0 37,0 37,619 0,619">
          <text:p/>
        </draw:polygon>
        <draw:polygon draw:style-name="gr85" draw:text-style-name="P6" draw:layer="layout" svg:width="0.035cm" svg:height="0.618cm" svg:x="7.343cm" svg:y="11.147cm" svg:viewBox="0 0 36 619" draw:points="0,0 36,0 36,619 0,619">
          <text:p/>
        </draw:polygon>
        <draw:polygon draw:style-name="gr85" draw:text-style-name="P6" draw:layer="layout" svg:width="0.035cm" svg:height="0.618cm" svg:x="12.583cm" svg:y="11.147cm" svg:viewBox="0 0 36 619" draw:points="0,0 36,0 36,619 0,619">
          <text:p/>
        </draw:polygon>
        <draw:polygon draw:style-name="gr85" draw:text-style-name="P6" draw:layer="layout" svg:width="0.035cm" svg:height="0.618cm" svg:x="17.822cm" svg:y="11.147cm" svg:viewBox="0 0 36 619" draw:points="0,0 36,0 36,619 0,619">
          <text:p/>
        </draw:polygon>
        <draw:polygon draw:style-name="gr85" draw:text-style-name="P6" draw:layer="layout" svg:width="0.035cm" svg:height="0.618cm" svg:x="20.84cm" svg:y="11.147cm" svg:viewBox="0 0 36 619" draw:points="0,0 36,0 36,619 0,619">
          <text:p/>
        </draw:polygon>
        <draw:polygon draw:style-name="gr85" draw:text-style-name="P6" draw:layer="layout" svg:width="0.035cm" svg:height="0.036cm" svg:x="1.626cm" svg:y="11.766cm" svg:viewBox="0 0 36 37" draw:points="0,0 36,0 36,37 0,37">
          <text:p/>
        </draw:polygon>
        <draw:polygon draw:style-name="gr85" draw:text-style-name="P6" draw:layer="layout" svg:width="1.571cm" svg:height="0.036cm" svg:x="1.642cm" svg:y="11.766cm" svg:viewBox="0 0 1572 37" draw:points="0,0 1572,0 1572,37 0,37">
          <text:p/>
        </draw:polygon>
        <draw:polygon draw:style-name="gr85" draw:text-style-name="P6" draw:layer="layout" svg:width="0.036cm" svg:height="0.036cm" svg:x="3.213cm" svg:y="11.766cm" svg:viewBox="0 0 37 37" draw:points="0,0 37,0 37,37 0,37">
          <text:p/>
        </draw:polygon>
        <draw:polygon draw:style-name="gr85" draw:text-style-name="P6" draw:layer="layout" svg:width="4.112cm" svg:height="0.036cm" svg:x="3.231cm" svg:y="11.766cm" svg:viewBox="0 0 4113 37" draw:points="0,0 4113,0 4113,37 0,37">
          <text:p/>
        </draw:polygon>
        <draw:polygon draw:style-name="gr85" draw:text-style-name="P6" draw:layer="layout" svg:width="0.035cm" svg:height="0.036cm" svg:x="7.343cm" svg:y="11.766cm" svg:viewBox="0 0 36 37" draw:points="0,0 36,0 36,37 0,37">
          <text:p/>
        </draw:polygon>
        <draw:polygon draw:style-name="gr85" draw:text-style-name="P6" draw:layer="layout" svg:width="5.225cm" svg:height="0.036cm" svg:x="7.358cm" svg:y="11.766cm" svg:viewBox="0 0 5226 37" draw:points="0,0 5226,0 5226,37 0,37">
          <text:p/>
        </draw:polygon>
        <draw:polygon draw:style-name="gr85" draw:text-style-name="P6" draw:layer="layout" svg:width="0.035cm" svg:height="0.036cm" svg:x="12.583cm" svg:y="11.766cm" svg:viewBox="0 0 36 37" draw:points="0,0 36,0 36,37 0,37">
          <text:p/>
        </draw:polygon>
        <draw:polygon draw:style-name="gr85" draw:text-style-name="P6" draw:layer="layout" svg:width="5.221cm" svg:height="0.036cm" svg:x="12.601cm" svg:y="11.766cm" svg:viewBox="0 0 5222 37" draw:points="0,0 5222,0 5222,37 0,37">
          <text:p/>
        </draw:polygon>
        <draw:polygon draw:style-name="gr85" draw:text-style-name="P6" draw:layer="layout" svg:width="0.035cm" svg:height="0.036cm" svg:x="17.822cm" svg:y="11.766cm" svg:viewBox="0 0 36 37" draw:points="0,0 36,0 36,37 0,37">
          <text:p/>
        </draw:polygon>
        <draw:polygon draw:style-name="gr85" draw:text-style-name="P6" draw:layer="layout" svg:width="3.002cm" svg:height="0.036cm" svg:x="17.838cm" svg:y="11.766cm" svg:viewBox="0 0 3003 37" draw:points="0,0 3003,0 3003,37 0,37">
          <text:p/>
        </draw:polygon>
        <draw:polygon draw:style-name="gr85" draw:text-style-name="P6" draw:layer="layout" svg:width="0.035cm" svg:height="0.036cm" svg:x="20.84cm" svg:y="11.766cm" svg:viewBox="0 0 36 37" draw:points="0,0 36,0 36,37 0,37">
          <text:p/>
        </draw:polygon>
        <draw:polygon draw:style-name="gr85" draw:text-style-name="P6" draw:layer="layout" svg:width="0.035cm" svg:height="0.618cm" svg:x="1.626cm" svg:y="11.782cm" svg:viewBox="0 0 36 619" draw:points="0,0 36,0 36,619 0,619">
          <text:p/>
        </draw:polygon>
        <draw:polygon draw:style-name="gr85" draw:text-style-name="P6" draw:layer="layout" svg:width="0.036cm" svg:height="0.618cm" svg:x="3.213cm" svg:y="11.782cm" svg:viewBox="0 0 37 619" draw:points="0,0 37,0 37,619 0,619">
          <text:p/>
        </draw:polygon>
        <draw:polygon draw:style-name="gr85" draw:text-style-name="P6" draw:layer="layout" svg:width="0.035cm" svg:height="0.618cm" svg:x="7.343cm" svg:y="11.782cm" svg:viewBox="0 0 36 619" draw:points="0,0 36,0 36,619 0,619">
          <text:p/>
        </draw:polygon>
        <draw:polygon draw:style-name="gr85" draw:text-style-name="P6" draw:layer="layout" svg:width="0.035cm" svg:height="0.618cm" svg:x="12.583cm" svg:y="11.782cm" svg:viewBox="0 0 36 619" draw:points="0,0 36,0 36,619 0,619">
          <text:p/>
        </draw:polygon>
        <draw:polygon draw:style-name="gr85" draw:text-style-name="P6" draw:layer="layout" svg:width="0.035cm" svg:height="0.618cm" svg:x="17.822cm" svg:y="11.782cm" svg:viewBox="0 0 36 619" draw:points="0,0 36,0 36,619 0,619">
          <text:p/>
        </draw:polygon>
        <draw:polygon draw:style-name="gr85" draw:text-style-name="P6" draw:layer="layout" svg:width="0.035cm" svg:height="0.618cm" svg:x="20.84cm" svg:y="11.782cm" svg:viewBox="0 0 36 619" draw:points="0,0 36,0 36,619 0,619">
          <text:p/>
        </draw:polygon>
        <draw:polygon draw:style-name="gr85" draw:text-style-name="P6" draw:layer="layout" svg:width="0.035cm" svg:height="0.036cm" svg:x="1.626cm" svg:y="12.401cm" svg:viewBox="0 0 36 37" draw:points="0,0 36,0 36,37 0,37">
          <text:p/>
        </draw:polygon>
        <draw:polygon draw:style-name="gr85" draw:text-style-name="P6" draw:layer="layout" svg:width="1.571cm" svg:height="0.036cm" svg:x="1.642cm" svg:y="12.401cm" svg:viewBox="0 0 1572 37" draw:points="0,0 1572,0 1572,37 0,37">
          <text:p/>
        </draw:polygon>
        <draw:polygon draw:style-name="gr85" draw:text-style-name="P6" draw:layer="layout" svg:width="0.036cm" svg:height="0.036cm" svg:x="3.213cm" svg:y="12.401cm" svg:viewBox="0 0 37 37" draw:points="0,0 37,0 37,37 0,37">
          <text:p/>
        </draw:polygon>
        <draw:polygon draw:style-name="gr85" draw:text-style-name="P6" draw:layer="layout" svg:width="4.112cm" svg:height="0.036cm" svg:x="3.231cm" svg:y="12.401cm" svg:viewBox="0 0 4113 37" draw:points="0,0 4113,0 4113,37 0,37">
          <text:p/>
        </draw:polygon>
        <draw:polygon draw:style-name="gr85" draw:text-style-name="P6" draw:layer="layout" svg:width="0.035cm" svg:height="0.036cm" svg:x="7.343cm" svg:y="12.401cm" svg:viewBox="0 0 36 37" draw:points="0,0 36,0 36,37 0,37">
          <text:p/>
        </draw:polygon>
        <draw:polygon draw:style-name="gr85" draw:text-style-name="P6" draw:layer="layout" svg:width="5.225cm" svg:height="0.036cm" svg:x="7.358cm" svg:y="12.401cm" svg:viewBox="0 0 5226 37" draw:points="0,0 5226,0 5226,37 0,37">
          <text:p/>
        </draw:polygon>
        <draw:polygon draw:style-name="gr85" draw:text-style-name="P6" draw:layer="layout" svg:width="0.035cm" svg:height="0.036cm" svg:x="12.583cm" svg:y="12.401cm" svg:viewBox="0 0 36 37" draw:points="0,0 36,0 36,37 0,37">
          <text:p/>
        </draw:polygon>
        <draw:polygon draw:style-name="gr85" draw:text-style-name="P6" draw:layer="layout" svg:width="5.221cm" svg:height="0.036cm" svg:x="12.601cm" svg:y="12.401cm" svg:viewBox="0 0 5222 37" draw:points="0,0 5222,0 5222,37 0,37">
          <text:p/>
        </draw:polygon>
        <draw:polygon draw:style-name="gr85" draw:text-style-name="P6" draw:layer="layout" svg:width="0.035cm" svg:height="0.036cm" svg:x="17.822cm" svg:y="12.401cm" svg:viewBox="0 0 36 37" draw:points="0,0 36,0 36,37 0,37">
          <text:p/>
        </draw:polygon>
        <draw:polygon draw:style-name="gr85" draw:text-style-name="P6" draw:layer="layout" svg:width="3.002cm" svg:height="0.036cm" svg:x="17.838cm" svg:y="12.401cm" svg:viewBox="0 0 3003 37" draw:points="0,0 3003,0 3003,37 0,37">
          <text:p/>
        </draw:polygon>
        <draw:polygon draw:style-name="gr85" draw:text-style-name="P6" draw:layer="layout" svg:width="0.035cm" svg:height="0.036cm" svg:x="20.84cm" svg:y="12.401cm" svg:viewBox="0 0 36 37" draw:points="0,0 36,0 36,37 0,37">
          <text:p/>
        </draw:polygon>
        <draw:polygon draw:style-name="gr85" draw:text-style-name="P6" draw:layer="layout" svg:width="0.035cm" svg:height="0.618cm" svg:x="1.626cm" svg:y="12.417cm" svg:viewBox="0 0 36 619" draw:points="0,0 36,0 36,619 0,619">
          <text:p/>
        </draw:polygon>
        <draw:polygon draw:style-name="gr85" draw:text-style-name="P6" draw:layer="layout" svg:width="0.036cm" svg:height="0.618cm" svg:x="3.213cm" svg:y="12.417cm" svg:viewBox="0 0 37 619" draw:points="0,0 37,0 37,619 0,619">
          <text:p/>
        </draw:polygon>
        <draw:polygon draw:style-name="gr85" draw:text-style-name="P6" draw:layer="layout" svg:width="0.035cm" svg:height="0.618cm" svg:x="7.343cm" svg:y="12.417cm" svg:viewBox="0 0 36 619" draw:points="0,0 36,0 36,619 0,619">
          <text:p/>
        </draw:polygon>
        <draw:polygon draw:style-name="gr85" draw:text-style-name="P6" draw:layer="layout" svg:width="0.035cm" svg:height="0.618cm" svg:x="12.583cm" svg:y="12.417cm" svg:viewBox="0 0 36 619" draw:points="0,0 36,0 36,619 0,619">
          <text:p/>
        </draw:polygon>
        <draw:polygon draw:style-name="gr85" draw:text-style-name="P6" draw:layer="layout" svg:width="0.035cm" svg:height="0.618cm" svg:x="17.822cm" svg:y="12.417cm" svg:viewBox="0 0 36 619" draw:points="0,0 36,0 36,619 0,619">
          <text:p/>
        </draw:polygon>
        <draw:polygon draw:style-name="gr85" draw:text-style-name="P6" draw:layer="layout" svg:width="0.035cm" svg:height="0.618cm" svg:x="20.84cm" svg:y="12.417cm" svg:viewBox="0 0 36 619" draw:points="0,0 36,0 36,619 0,619">
          <text:p/>
        </draw:polygon>
        <draw:polygon draw:style-name="gr85" draw:text-style-name="P6" draw:layer="layout" svg:width="0.035cm" svg:height="0.036cm" svg:x="1.626cm" svg:y="13.036cm" svg:viewBox="0 0 36 37" draw:points="0,0 36,0 36,37 0,37">
          <text:p/>
        </draw:polygon>
        <draw:polygon draw:style-name="gr85" draw:text-style-name="P6" draw:layer="layout" svg:width="1.571cm" svg:height="0.036cm" svg:x="1.642cm" svg:y="13.036cm" svg:viewBox="0 0 1572 37" draw:points="0,0 1572,0 1572,37 0,37">
          <text:p/>
        </draw:polygon>
        <draw:polygon draw:style-name="gr85" draw:text-style-name="P6" draw:layer="layout" svg:width="0.036cm" svg:height="0.036cm" svg:x="3.213cm" svg:y="13.036cm" svg:viewBox="0 0 37 37" draw:points="0,0 37,0 37,37 0,37">
          <text:p/>
        </draw:polygon>
        <draw:polygon draw:style-name="gr85" draw:text-style-name="P6" draw:layer="layout" svg:width="4.112cm" svg:height="0.036cm" svg:x="3.231cm" svg:y="13.036cm" svg:viewBox="0 0 4113 37" draw:points="0,0 4113,0 4113,37 0,37">
          <text:p/>
        </draw:polygon>
        <draw:polygon draw:style-name="gr85" draw:text-style-name="P6" draw:layer="layout" svg:width="0.035cm" svg:height="0.036cm" svg:x="7.343cm" svg:y="13.036cm" svg:viewBox="0 0 36 37" draw:points="0,0 36,0 36,37 0,37">
          <text:p/>
        </draw:polygon>
        <draw:polygon draw:style-name="gr85" draw:text-style-name="P6" draw:layer="layout" svg:width="5.225cm" svg:height="0.036cm" svg:x="7.358cm" svg:y="13.036cm" svg:viewBox="0 0 5226 37" draw:points="0,0 5226,0 5226,37 0,37">
          <text:p/>
        </draw:polygon>
        <draw:polygon draw:style-name="gr85" draw:text-style-name="P6" draw:layer="layout" svg:width="0.035cm" svg:height="0.036cm" svg:x="12.583cm" svg:y="13.036cm" svg:viewBox="0 0 36 37" draw:points="0,0 36,0 36,37 0,37">
          <text:p/>
        </draw:polygon>
        <draw:polygon draw:style-name="gr85" draw:text-style-name="P6" draw:layer="layout" svg:width="5.221cm" svg:height="0.036cm" svg:x="12.601cm" svg:y="13.036cm" svg:viewBox="0 0 5222 37" draw:points="0,0 5222,0 5222,37 0,37">
          <text:p/>
        </draw:polygon>
        <draw:polygon draw:style-name="gr85" draw:text-style-name="P6" draw:layer="layout" svg:width="0.035cm" svg:height="0.036cm" svg:x="17.822cm" svg:y="13.036cm" svg:viewBox="0 0 36 37" draw:points="0,0 36,0 36,37 0,37">
          <text:p/>
        </draw:polygon>
        <draw:polygon draw:style-name="gr85" draw:text-style-name="P6" draw:layer="layout" svg:width="3.002cm" svg:height="0.036cm" svg:x="17.838cm" svg:y="13.036cm" svg:viewBox="0 0 3003 37" draw:points="0,0 3003,0 3003,37 0,37">
          <text:p/>
        </draw:polygon>
        <draw:polygon draw:style-name="gr85" draw:text-style-name="P6" draw:layer="layout" svg:width="0.035cm" svg:height="0.036cm" svg:x="20.84cm" svg:y="13.036cm" svg:viewBox="0 0 36 37" draw:points="0,0 36,0 36,37 0,37">
          <text:p/>
        </draw:polygon>
        <draw:polygon draw:style-name="gr85" draw:text-style-name="P6" draw:layer="layout" svg:width="0.035cm" svg:height="0.618cm" svg:x="1.626cm" svg:y="13.052cm" svg:viewBox="0 0 36 619" draw:points="0,0 36,0 36,619 0,619">
          <text:p/>
        </draw:polygon>
        <draw:polygon draw:style-name="gr85" draw:text-style-name="P6" draw:layer="layout" svg:width="0.036cm" svg:height="0.618cm" svg:x="3.213cm" svg:y="13.052cm" svg:viewBox="0 0 37 619" draw:points="0,0 37,0 37,619 0,619">
          <text:p/>
        </draw:polygon>
        <draw:polygon draw:style-name="gr85" draw:text-style-name="P6" draw:layer="layout" svg:width="0.035cm" svg:height="0.618cm" svg:x="7.343cm" svg:y="13.052cm" svg:viewBox="0 0 36 619" draw:points="0,0 36,0 36,619 0,619">
          <text:p/>
        </draw:polygon>
        <draw:polygon draw:style-name="gr85" draw:text-style-name="P6" draw:layer="layout" svg:width="0.035cm" svg:height="0.618cm" svg:x="12.583cm" svg:y="13.052cm" svg:viewBox="0 0 36 619" draw:points="0,0 36,0 36,619 0,619">
          <text:p/>
        </draw:polygon>
        <draw:polygon draw:style-name="gr85" draw:text-style-name="P6" draw:layer="layout" svg:width="0.035cm" svg:height="0.618cm" svg:x="17.822cm" svg:y="13.052cm" svg:viewBox="0 0 36 619" draw:points="0,0 36,0 36,619 0,619">
          <text:p/>
        </draw:polygon>
        <draw:polygon draw:style-name="gr85" draw:text-style-name="P6" draw:layer="layout" svg:width="0.035cm" svg:height="0.618cm" svg:x="20.84cm" svg:y="13.052cm" svg:viewBox="0 0 36 619" draw:points="0,0 36,0 36,619 0,619">
          <text:p/>
        </draw:polygon>
        <draw:polygon draw:style-name="gr85" draw:text-style-name="P6" draw:layer="layout" svg:width="0.035cm" svg:height="0.036cm" svg:x="1.626cm" svg:y="13.671cm" svg:viewBox="0 0 36 37" draw:points="0,0 36,0 36,37 0,37">
          <text:p/>
        </draw:polygon>
        <draw:polygon draw:style-name="gr85" draw:text-style-name="P6" draw:layer="layout" svg:width="1.571cm" svg:height="0.036cm" svg:x="1.642cm" svg:y="13.671cm" svg:viewBox="0 0 1572 37" draw:points="0,0 1572,0 1572,37 0,37">
          <text:p/>
        </draw:polygon>
        <draw:polygon draw:style-name="gr85" draw:text-style-name="P6" draw:layer="layout" svg:width="0.036cm" svg:height="0.036cm" svg:x="3.213cm" svg:y="13.671cm" svg:viewBox="0 0 37 37" draw:points="0,0 37,0 37,37 0,37">
          <text:p/>
        </draw:polygon>
        <draw:polygon draw:style-name="gr85" draw:text-style-name="P6" draw:layer="layout" svg:width="4.112cm" svg:height="0.036cm" svg:x="3.231cm" svg:y="13.671cm" svg:viewBox="0 0 4113 37" draw:points="0,0 4113,0 4113,37 0,37">
          <text:p/>
        </draw:polygon>
        <draw:polygon draw:style-name="gr85" draw:text-style-name="P6" draw:layer="layout" svg:width="0.035cm" svg:height="0.036cm" svg:x="7.343cm" svg:y="13.671cm" svg:viewBox="0 0 36 37" draw:points="0,0 36,0 36,37 0,37">
          <text:p/>
        </draw:polygon>
        <draw:polygon draw:style-name="gr85" draw:text-style-name="P6" draw:layer="layout" svg:width="5.225cm" svg:height="0.036cm" svg:x="7.358cm" svg:y="13.671cm" svg:viewBox="0 0 5226 37" draw:points="0,0 5226,0 5226,37 0,37">
          <text:p/>
        </draw:polygon>
        <draw:polygon draw:style-name="gr85" draw:text-style-name="P6" draw:layer="layout" svg:width="0.035cm" svg:height="0.036cm" svg:x="12.583cm" svg:y="13.671cm" svg:viewBox="0 0 36 37" draw:points="0,0 36,0 36,37 0,37">
          <text:p/>
        </draw:polygon>
        <draw:polygon draw:style-name="gr85" draw:text-style-name="P6" draw:layer="layout" svg:width="5.221cm" svg:height="0.036cm" svg:x="12.601cm" svg:y="13.671cm" svg:viewBox="0 0 5222 37" draw:points="0,0 5222,0 5222,37 0,37">
          <text:p/>
        </draw:polygon>
        <draw:polygon draw:style-name="gr85" draw:text-style-name="P6" draw:layer="layout" svg:width="0.035cm" svg:height="0.036cm" svg:x="17.822cm" svg:y="13.671cm" svg:viewBox="0 0 36 37" draw:points="0,0 36,0 36,37 0,37">
          <text:p/>
        </draw:polygon>
        <draw:polygon draw:style-name="gr85" draw:text-style-name="P6" draw:layer="layout" svg:width="3.002cm" svg:height="0.036cm" svg:x="17.838cm" svg:y="13.671cm" svg:viewBox="0 0 3003 37" draw:points="0,0 3003,0 3003,37 0,37">
          <text:p/>
        </draw:polygon>
        <draw:polygon draw:style-name="gr85" draw:text-style-name="P6" draw:layer="layout" svg:width="0.035cm" svg:height="0.036cm" svg:x="20.84cm" svg:y="13.671cm" svg:viewBox="0 0 36 37" draw:points="0,0 36,0 36,37 0,37">
          <text:p/>
        </draw:polygon>
        <draw:polygon draw:style-name="gr85" draw:text-style-name="P6" draw:layer="layout" svg:width="0.035cm" svg:height="0.618cm" svg:x="1.626cm" svg:y="13.687cm" svg:viewBox="0 0 36 619" draw:points="0,0 36,0 36,619 0,619">
          <text:p/>
        </draw:polygon>
        <draw:polygon draw:style-name="gr85" draw:text-style-name="P6" draw:layer="layout" svg:width="0.036cm" svg:height="0.618cm" svg:x="3.213cm" svg:y="13.687cm" svg:viewBox="0 0 37 619" draw:points="0,0 37,0 37,619 0,619">
          <text:p/>
        </draw:polygon>
        <draw:polygon draw:style-name="gr85" draw:text-style-name="P6" draw:layer="layout" svg:width="0.035cm" svg:height="0.618cm" svg:x="7.343cm" svg:y="13.687cm" svg:viewBox="0 0 36 619" draw:points="0,0 36,0 36,619 0,619">
          <text:p/>
        </draw:polygon>
        <draw:polygon draw:style-name="gr85" draw:text-style-name="P6" draw:layer="layout" svg:width="0.035cm" svg:height="0.618cm" svg:x="12.583cm" svg:y="13.687cm" svg:viewBox="0 0 36 619" draw:points="0,0 36,0 36,619 0,619">
          <text:p/>
        </draw:polygon>
        <draw:polygon draw:style-name="gr85" draw:text-style-name="P6" draw:layer="layout" svg:width="0.035cm" svg:height="0.618cm" svg:x="17.822cm" svg:y="13.687cm" svg:viewBox="0 0 36 619" draw:points="0,0 36,0 36,619 0,619">
          <text:p/>
        </draw:polygon>
        <draw:polygon draw:style-name="gr85" draw:text-style-name="P6" draw:layer="layout" svg:width="0.035cm" svg:height="0.618cm" svg:x="20.84cm" svg:y="13.687cm" svg:viewBox="0 0 36 619" draw:points="0,0 36,0 36,619 0,619">
          <text:p/>
        </draw:polygon>
        <draw:polygon draw:style-name="gr85" draw:text-style-name="P6" draw:layer="layout" svg:width="0.035cm" svg:height="0.036cm" svg:x="1.626cm" svg:y="14.306cm" svg:viewBox="0 0 36 37" draw:points="0,0 36,0 36,37 0,37">
          <text:p/>
        </draw:polygon>
        <draw:polygon draw:style-name="gr85" draw:text-style-name="P6" draw:layer="layout" svg:width="1.571cm" svg:height="0.036cm" svg:x="1.642cm" svg:y="14.306cm" svg:viewBox="0 0 1572 37" draw:points="0,0 1572,0 1572,37 0,37">
          <text:p/>
        </draw:polygon>
        <draw:polygon draw:style-name="gr85" draw:text-style-name="P6" draw:layer="layout" svg:width="0.036cm" svg:height="0.036cm" svg:x="3.213cm" svg:y="14.306cm" svg:viewBox="0 0 37 37" draw:points="0,0 37,0 37,37 0,37">
          <text:p/>
        </draw:polygon>
        <draw:polygon draw:style-name="gr85" draw:text-style-name="P6" draw:layer="layout" svg:width="4.112cm" svg:height="0.036cm" svg:x="3.231cm" svg:y="14.306cm" svg:viewBox="0 0 4113 37" draw:points="0,0 4113,0 4113,37 0,37">
          <text:p/>
        </draw:polygon>
        <draw:polygon draw:style-name="gr85" draw:text-style-name="P6" draw:layer="layout" svg:width="0.035cm" svg:height="0.036cm" svg:x="7.343cm" svg:y="14.306cm" svg:viewBox="0 0 36 37" draw:points="0,0 36,0 36,37 0,37">
          <text:p/>
        </draw:polygon>
        <draw:polygon draw:style-name="gr85" draw:text-style-name="P6" draw:layer="layout" svg:width="5.225cm" svg:height="0.036cm" svg:x="7.358cm" svg:y="14.306cm" svg:viewBox="0 0 5226 37" draw:points="0,0 5226,0 5226,37 0,37">
          <text:p/>
        </draw:polygon>
        <draw:polygon draw:style-name="gr85" draw:text-style-name="P6" draw:layer="layout" svg:width="0.035cm" svg:height="0.036cm" svg:x="12.583cm" svg:y="14.306cm" svg:viewBox="0 0 36 37" draw:points="0,0 36,0 36,37 0,37">
          <text:p/>
        </draw:polygon>
        <draw:polygon draw:style-name="gr85" draw:text-style-name="P6" draw:layer="layout" svg:width="5.221cm" svg:height="0.036cm" svg:x="12.601cm" svg:y="14.306cm" svg:viewBox="0 0 5222 37" draw:points="0,0 5222,0 5222,37 0,37">
          <text:p/>
        </draw:polygon>
        <draw:polygon draw:style-name="gr85" draw:text-style-name="P6" draw:layer="layout" svg:width="0.035cm" svg:height="0.036cm" svg:x="17.822cm" svg:y="14.306cm" svg:viewBox="0 0 36 37" draw:points="0,0 36,0 36,37 0,37">
          <text:p/>
        </draw:polygon>
        <draw:polygon draw:style-name="gr85" draw:text-style-name="P6" draw:layer="layout" svg:width="3.002cm" svg:height="0.036cm" svg:x="17.838cm" svg:y="14.306cm" svg:viewBox="0 0 3003 37" draw:points="0,0 3003,0 3003,37 0,37">
          <text:p/>
        </draw:polygon>
        <draw:polygon draw:style-name="gr85" draw:text-style-name="P6" draw:layer="layout" svg:width="0.035cm" svg:height="0.036cm" svg:x="20.84cm" svg:y="14.306cm" svg:viewBox="0 0 36 37" draw:points="0,0 36,0 36,37 0,37">
          <text:p/>
        </draw:polygon>
        <draw:polygon draw:style-name="gr85" draw:text-style-name="P6" draw:layer="layout" svg:width="0.035cm" svg:height="0.618cm" svg:x="1.626cm" svg:y="14.322cm" svg:viewBox="0 0 36 619" draw:points="0,0 36,0 36,619 0,619">
          <text:p/>
        </draw:polygon>
        <draw:polygon draw:style-name="gr85" draw:text-style-name="P6" draw:layer="layout" svg:width="0.036cm" svg:height="0.618cm" svg:x="3.213cm" svg:y="14.322cm" svg:viewBox="0 0 37 619" draw:points="0,0 37,0 37,619 0,619">
          <text:p/>
        </draw:polygon>
        <draw:polygon draw:style-name="gr85" draw:text-style-name="P6" draw:layer="layout" svg:width="0.035cm" svg:height="0.618cm" svg:x="7.343cm" svg:y="14.322cm" svg:viewBox="0 0 36 619" draw:points="0,0 36,0 36,619 0,619">
          <text:p/>
        </draw:polygon>
        <draw:polygon draw:style-name="gr85" draw:text-style-name="P6" draw:layer="layout" svg:width="0.035cm" svg:height="0.618cm" svg:x="12.583cm" svg:y="14.322cm" svg:viewBox="0 0 36 619" draw:points="0,0 36,0 36,619 0,619">
          <text:p/>
        </draw:polygon>
        <draw:polygon draw:style-name="gr85" draw:text-style-name="P6" draw:layer="layout" svg:width="0.035cm" svg:height="0.618cm" svg:x="17.822cm" svg:y="14.322cm" svg:viewBox="0 0 36 619" draw:points="0,0 36,0 36,619 0,619">
          <text:p/>
        </draw:polygon>
        <draw:polygon draw:style-name="gr85" draw:text-style-name="P6" draw:layer="layout" svg:width="0.035cm" svg:height="0.618cm" svg:x="20.84cm" svg:y="14.322cm" svg:viewBox="0 0 36 619" draw:points="0,0 36,0 36,619 0,619">
          <text:p/>
        </draw:polygon>
        <draw:polygon draw:style-name="gr85" draw:text-style-name="P6" draw:layer="layout" svg:width="0.035cm" svg:height="0.036cm" svg:x="1.626cm" svg:y="14.941cm" svg:viewBox="0 0 36 37" draw:points="0,0 36,0 36,37 0,37">
          <text:p/>
        </draw:polygon>
        <draw:polygon draw:style-name="gr85" draw:text-style-name="P6" draw:layer="layout" svg:width="1.571cm" svg:height="0.036cm" svg:x="1.642cm" svg:y="14.941cm" svg:viewBox="0 0 1572 37" draw:points="0,0 1572,0 1572,37 0,37">
          <text:p/>
        </draw:polygon>
        <draw:polygon draw:style-name="gr85" draw:text-style-name="P6" draw:layer="layout" svg:width="0.036cm" svg:height="0.036cm" svg:x="3.213cm" svg:y="14.941cm" svg:viewBox="0 0 37 37" draw:points="0,0 37,0 37,37 0,37">
          <text:p/>
        </draw:polygon>
        <draw:polygon draw:style-name="gr85" draw:text-style-name="P6" draw:layer="layout" svg:width="4.112cm" svg:height="0.036cm" svg:x="3.231cm" svg:y="14.941cm" svg:viewBox="0 0 4113 37" draw:points="0,0 4113,0 4113,37 0,37">
          <text:p/>
        </draw:polygon>
        <draw:polygon draw:style-name="gr85" draw:text-style-name="P6" draw:layer="layout" svg:width="0.035cm" svg:height="0.036cm" svg:x="7.343cm" svg:y="14.941cm" svg:viewBox="0 0 36 37" draw:points="0,0 36,0 36,37 0,37">
          <text:p/>
        </draw:polygon>
        <draw:polygon draw:style-name="gr85" draw:text-style-name="P6" draw:layer="layout" svg:width="5.225cm" svg:height="0.036cm" svg:x="7.358cm" svg:y="14.941cm" svg:viewBox="0 0 5226 37" draw:points="0,0 5226,0 5226,37 0,37">
          <text:p/>
        </draw:polygon>
        <draw:polygon draw:style-name="gr85" draw:text-style-name="P6" draw:layer="layout" svg:width="0.035cm" svg:height="0.036cm" svg:x="12.583cm" svg:y="14.941cm" svg:viewBox="0 0 36 37" draw:points="0,0 36,0 36,37 0,37">
          <text:p/>
        </draw:polygon>
        <draw:polygon draw:style-name="gr85" draw:text-style-name="P6" draw:layer="layout" svg:width="5.221cm" svg:height="0.036cm" svg:x="12.601cm" svg:y="14.941cm" svg:viewBox="0 0 5222 37" draw:points="0,0 5222,0 5222,37 0,37">
          <text:p/>
        </draw:polygon>
        <draw:polygon draw:style-name="gr85" draw:text-style-name="P6" draw:layer="layout" svg:width="0.035cm" svg:height="0.036cm" svg:x="17.822cm" svg:y="14.941cm" svg:viewBox="0 0 36 37" draw:points="0,0 36,0 36,37 0,37">
          <text:p/>
        </draw:polygon>
        <draw:polygon draw:style-name="gr85" draw:text-style-name="P6" draw:layer="layout" svg:width="3.002cm" svg:height="0.036cm" svg:x="17.838cm" svg:y="14.941cm" svg:viewBox="0 0 3003 37" draw:points="0,0 3003,0 3003,37 0,37">
          <text:p/>
        </draw:polygon>
        <draw:polygon draw:style-name="gr85" draw:text-style-name="P6" draw:layer="layout" svg:width="0.035cm" svg:height="0.036cm" svg:x="20.84cm" svg:y="14.941cm" svg:viewBox="0 0 36 37" draw:points="0,0 36,0 36,37 0,37">
          <text:p/>
        </draw:polygon>
        <draw:polygon draw:style-name="gr85" draw:text-style-name="P6" draw:layer="layout" svg:width="0.035cm" svg:height="0.619cm" svg:x="1.626cm" svg:y="14.957cm" svg:viewBox="0 0 36 620" draw:points="0,0 36,0 36,620 0,620">
          <text:p/>
        </draw:polygon>
        <draw:polygon draw:style-name="gr85" draw:text-style-name="P6" draw:layer="layout" svg:width="0.036cm" svg:height="0.619cm" svg:x="3.213cm" svg:y="14.957cm" svg:viewBox="0 0 37 620" draw:points="0,0 37,0 37,620 0,620">
          <text:p/>
        </draw:polygon>
        <draw:polygon draw:style-name="gr85" draw:text-style-name="P6" draw:layer="layout" svg:width="0.035cm" svg:height="0.619cm" svg:x="7.343cm" svg:y="14.957cm" svg:viewBox="0 0 36 620" draw:points="0,0 36,0 36,620 0,620">
          <text:p/>
        </draw:polygon>
        <draw:polygon draw:style-name="gr85" draw:text-style-name="P6" draw:layer="layout" svg:width="0.035cm" svg:height="0.619cm" svg:x="12.583cm" svg:y="14.957cm" svg:viewBox="0 0 36 620" draw:points="0,0 36,0 36,620 0,620">
          <text:p/>
        </draw:polygon>
        <draw:polygon draw:style-name="gr85" draw:text-style-name="P6" draw:layer="layout" svg:width="0.035cm" svg:height="0.619cm" svg:x="17.822cm" svg:y="14.957cm" svg:viewBox="0 0 36 620" draw:points="0,0 36,0 36,620 0,620">
          <text:p/>
        </draw:polygon>
        <draw:polygon draw:style-name="gr85" draw:text-style-name="P6" draw:layer="layout" svg:width="0.035cm" svg:height="0.619cm" svg:x="20.84cm" svg:y="14.957cm" svg:viewBox="0 0 36 620" draw:points="0,0 36,0 36,620 0,620">
          <text:p/>
        </draw:polygon>
        <draw:polygon draw:style-name="gr85" draw:text-style-name="P6" draw:layer="layout" svg:width="0.035cm" svg:height="0.036cm" svg:x="1.626cm" svg:y="15.576cm" svg:viewBox="0 0 36 37" draw:points="0,0 36,0 36,37 0,37">
          <text:p/>
        </draw:polygon>
        <draw:polygon draw:style-name="gr85" draw:text-style-name="P6" draw:layer="layout" svg:width="1.571cm" svg:height="0.036cm" svg:x="1.642cm" svg:y="15.576cm" svg:viewBox="0 0 1572 37" draw:points="0,0 1572,0 1572,37 0,37">
          <text:p/>
        </draw:polygon>
        <draw:polygon draw:style-name="gr85" draw:text-style-name="P6" draw:layer="layout" svg:width="0.036cm" svg:height="0.036cm" svg:x="3.213cm" svg:y="15.576cm" svg:viewBox="0 0 37 37" draw:points="0,0 37,0 37,37 0,37">
          <text:p/>
        </draw:polygon>
        <draw:polygon draw:style-name="gr85" draw:text-style-name="P6" draw:layer="layout" svg:width="4.112cm" svg:height="0.036cm" svg:x="3.231cm" svg:y="15.576cm" svg:viewBox="0 0 4113 37" draw:points="0,0 4113,0 4113,37 0,37">
          <text:p/>
        </draw:polygon>
        <draw:polygon draw:style-name="gr85" draw:text-style-name="P6" draw:layer="layout" svg:width="0.035cm" svg:height="0.036cm" svg:x="7.343cm" svg:y="15.576cm" svg:viewBox="0 0 36 37" draw:points="0,0 36,0 36,37 0,37">
          <text:p/>
        </draw:polygon>
        <draw:polygon draw:style-name="gr85" draw:text-style-name="P6" draw:layer="layout" svg:width="5.225cm" svg:height="0.036cm" svg:x="7.358cm" svg:y="15.576cm" svg:viewBox="0 0 5226 37" draw:points="0,0 5226,0 5226,37 0,37">
          <text:p/>
        </draw:polygon>
        <draw:polygon draw:style-name="gr85" draw:text-style-name="P6" draw:layer="layout" svg:width="0.035cm" svg:height="0.036cm" svg:x="12.583cm" svg:y="15.576cm" svg:viewBox="0 0 36 37" draw:points="0,0 36,0 36,37 0,37">
          <text:p/>
        </draw:polygon>
        <draw:polygon draw:style-name="gr85" draw:text-style-name="P6" draw:layer="layout" svg:width="5.221cm" svg:height="0.036cm" svg:x="12.601cm" svg:y="15.576cm" svg:viewBox="0 0 5222 37" draw:points="0,0 5222,0 5222,37 0,37">
          <text:p/>
        </draw:polygon>
        <draw:polygon draw:style-name="gr85" draw:text-style-name="P6" draw:layer="layout" svg:width="0.035cm" svg:height="0.036cm" svg:x="17.822cm" svg:y="15.576cm" svg:viewBox="0 0 36 37" draw:points="0,0 36,0 36,37 0,37">
          <text:p/>
        </draw:polygon>
        <draw:polygon draw:style-name="gr85" draw:text-style-name="P6" draw:layer="layout" svg:width="3.002cm" svg:height="0.036cm" svg:x="17.838cm" svg:y="15.576cm" svg:viewBox="0 0 3003 37" draw:points="0,0 3003,0 3003,37 0,37">
          <text:p/>
        </draw:polygon>
        <draw:polygon draw:style-name="gr85" draw:text-style-name="P6" draw:layer="layout" svg:width="0.035cm" svg:height="0.036cm" svg:x="20.84cm" svg:y="15.576cm" svg:viewBox="0 0 36 37" draw:points="0,0 36,0 36,37 0,37">
          <text:p/>
        </draw:polygon>
        <draw:polygon draw:style-name="gr85" draw:text-style-name="P6" draw:layer="layout" svg:width="0.035cm" svg:height="0.617cm" svg:x="1.626cm" svg:y="15.594cm" svg:viewBox="0 0 36 618" draw:points="0,0 36,0 36,618 0,618">
          <text:p/>
        </draw:polygon>
        <draw:polygon draw:style-name="gr85" draw:text-style-name="P6" draw:layer="layout" svg:width="0.036cm" svg:height="0.617cm" svg:x="3.213cm" svg:y="15.594cm" svg:viewBox="0 0 37 618" draw:points="0,0 37,0 37,618 0,618">
          <text:p/>
        </draw:polygon>
        <draw:polygon draw:style-name="gr85" draw:text-style-name="P6" draw:layer="layout" svg:width="0.035cm" svg:height="0.617cm" svg:x="7.343cm" svg:y="15.594cm" svg:viewBox="0 0 36 618" draw:points="0,0 36,0 36,618 0,618">
          <text:p/>
        </draw:polygon>
        <draw:polygon draw:style-name="gr85" draw:text-style-name="P6" draw:layer="layout" svg:width="0.035cm" svg:height="0.617cm" svg:x="12.583cm" svg:y="15.594cm" svg:viewBox="0 0 36 618" draw:points="0,0 36,0 36,618 0,618">
          <text:p/>
        </draw:polygon>
        <draw:polygon draw:style-name="gr85" draw:text-style-name="P6" draw:layer="layout" svg:width="0.035cm" svg:height="0.617cm" svg:x="17.822cm" svg:y="15.594cm" svg:viewBox="0 0 36 618" draw:points="0,0 36,0 36,618 0,618">
          <text:p/>
        </draw:polygon>
        <draw:polygon draw:style-name="gr85" draw:text-style-name="P6" draw:layer="layout" svg:width="0.035cm" svg:height="0.617cm" svg:x="20.84cm" svg:y="15.594cm" svg:viewBox="0 0 36 618" draw:points="0,0 36,0 36,618 0,618">
          <text:p/>
        </draw:polygon>
        <draw:polygon draw:style-name="gr85" draw:text-style-name="P6" draw:layer="layout" svg:width="0.035cm" svg:height="0.036cm" svg:x="1.626cm" svg:y="16.211cm" svg:viewBox="0 0 36 37" draw:points="0,0 36,0 36,37 0,37">
          <text:p/>
        </draw:polygon>
        <draw:polygon draw:style-name="gr85" draw:text-style-name="P6" draw:layer="layout" svg:width="1.571cm" svg:height="0.036cm" svg:x="1.642cm" svg:y="16.211cm" svg:viewBox="0 0 1572 37" draw:points="0,0 1572,0 1572,37 0,37">
          <text:p/>
        </draw:polygon>
        <draw:polygon draw:style-name="gr85" draw:text-style-name="P6" draw:layer="layout" svg:width="0.036cm" svg:height="0.036cm" svg:x="3.213cm" svg:y="16.211cm" svg:viewBox="0 0 37 37" draw:points="0,0 37,0 37,37 0,37">
          <text:p/>
        </draw:polygon>
        <draw:polygon draw:style-name="gr85" draw:text-style-name="P6" draw:layer="layout" svg:width="4.112cm" svg:height="0.036cm" svg:x="3.231cm" svg:y="16.211cm" svg:viewBox="0 0 4113 37" draw:points="0,0 4113,0 4113,37 0,37">
          <text:p/>
        </draw:polygon>
        <draw:polygon draw:style-name="gr85" draw:text-style-name="P6" draw:layer="layout" svg:width="0.035cm" svg:height="0.036cm" svg:x="7.343cm" svg:y="16.211cm" svg:viewBox="0 0 36 37" draw:points="0,0 36,0 36,37 0,37">
          <text:p/>
        </draw:polygon>
        <draw:polygon draw:style-name="gr85" draw:text-style-name="P6" draw:layer="layout" svg:width="5.225cm" svg:height="0.036cm" svg:x="7.358cm" svg:y="16.211cm" svg:viewBox="0 0 5226 37" draw:points="0,0 5226,0 5226,37 0,37">
          <text:p/>
        </draw:polygon>
        <draw:polygon draw:style-name="gr85" draw:text-style-name="P6" draw:layer="layout" svg:width="0.035cm" svg:height="0.036cm" svg:x="12.583cm" svg:y="16.211cm" svg:viewBox="0 0 36 37" draw:points="0,0 36,0 36,37 0,37">
          <text:p/>
        </draw:polygon>
        <draw:polygon draw:style-name="gr85" draw:text-style-name="P6" draw:layer="layout" svg:width="5.221cm" svg:height="0.036cm" svg:x="12.601cm" svg:y="16.211cm" svg:viewBox="0 0 5222 37" draw:points="0,0 5222,0 5222,37 0,37">
          <text:p/>
        </draw:polygon>
        <draw:polygon draw:style-name="gr85" draw:text-style-name="P6" draw:layer="layout" svg:width="0.035cm" svg:height="0.036cm" svg:x="17.822cm" svg:y="16.211cm" svg:viewBox="0 0 36 37" draw:points="0,0 36,0 36,37 0,37">
          <text:p/>
        </draw:polygon>
        <draw:polygon draw:style-name="gr85" draw:text-style-name="P6" draw:layer="layout" svg:width="3.002cm" svg:height="0.036cm" svg:x="17.838cm" svg:y="16.211cm" svg:viewBox="0 0 3003 37" draw:points="0,0 3003,0 3003,37 0,37">
          <text:p/>
        </draw:polygon>
        <draw:polygon draw:style-name="gr85" draw:text-style-name="P6" draw:layer="layout" svg:width="0.035cm" svg:height="0.036cm" svg:x="20.84cm" svg:y="16.211cm" svg:viewBox="0 0 36 37" draw:points="0,0 36,0 36,37 0,37">
          <text:p/>
        </draw:polygon>
        <draw:polygon draw:style-name="gr85" draw:text-style-name="P6" draw:layer="layout" svg:width="0.035cm" svg:height="0.617cm" svg:x="1.626cm" svg:y="16.229cm" svg:viewBox="0 0 36 618" draw:points="0,0 36,0 36,618 0,618">
          <text:p/>
        </draw:polygon>
        <draw:polygon draw:style-name="gr85" draw:text-style-name="P6" draw:layer="layout" svg:width="0.036cm" svg:height="0.617cm" svg:x="3.213cm" svg:y="16.229cm" svg:viewBox="0 0 37 618" draw:points="0,0 37,0 37,618 0,618">
          <text:p/>
        </draw:polygon>
        <draw:polygon draw:style-name="gr85" draw:text-style-name="P6" draw:layer="layout" svg:width="0.035cm" svg:height="0.617cm" svg:x="7.343cm" svg:y="16.229cm" svg:viewBox="0 0 36 618" draw:points="0,0 36,0 36,618 0,618">
          <text:p/>
        </draw:polygon>
        <draw:polygon draw:style-name="gr85" draw:text-style-name="P6" draw:layer="layout" svg:width="0.035cm" svg:height="0.617cm" svg:x="12.583cm" svg:y="16.229cm" svg:viewBox="0 0 36 618" draw:points="0,0 36,0 36,618 0,618">
          <text:p/>
        </draw:polygon>
        <draw:polygon draw:style-name="gr85" draw:text-style-name="P6" draw:layer="layout" svg:width="0.035cm" svg:height="0.617cm" svg:x="17.822cm" svg:y="16.229cm" svg:viewBox="0 0 36 618" draw:points="0,0 36,0 36,618 0,618">
          <text:p/>
        </draw:polygon>
        <draw:polygon draw:style-name="gr85" draw:text-style-name="P6" draw:layer="layout" svg:width="0.035cm" svg:height="0.617cm" svg:x="20.84cm" svg:y="16.229cm" svg:viewBox="0 0 36 618" draw:points="0,0 36,0 36,618 0,618">
          <text:p/>
        </draw:polygon>
        <draw:polygon draw:style-name="gr85" draw:text-style-name="P6" draw:layer="layout" svg:width="0.035cm" svg:height="0.036cm" svg:x="1.626cm" svg:y="16.846cm" svg:viewBox="0 0 36 37" draw:points="0,0 36,0 36,37 0,37">
          <text:p/>
        </draw:polygon>
        <draw:polygon draw:style-name="gr85" draw:text-style-name="P6" draw:layer="layout" svg:width="1.571cm" svg:height="0.036cm" svg:x="1.642cm" svg:y="16.846cm" svg:viewBox="0 0 1572 37" draw:points="0,0 1572,0 1572,37 0,37">
          <text:p/>
        </draw:polygon>
        <draw:polygon draw:style-name="gr85" draw:text-style-name="P6" draw:layer="layout" svg:width="0.036cm" svg:height="0.036cm" svg:x="3.213cm" svg:y="16.846cm" svg:viewBox="0 0 37 37" draw:points="0,0 37,0 37,37 0,37">
          <text:p/>
        </draw:polygon>
        <draw:polygon draw:style-name="gr85" draw:text-style-name="P6" draw:layer="layout" svg:width="4.112cm" svg:height="0.036cm" svg:x="3.231cm" svg:y="16.846cm" svg:viewBox="0 0 4113 37" draw:points="0,0 4113,0 4113,37 0,37">
          <text:p/>
        </draw:polygon>
        <draw:polygon draw:style-name="gr85" draw:text-style-name="P6" draw:layer="layout" svg:width="0.035cm" svg:height="0.036cm" svg:x="7.343cm" svg:y="16.846cm" svg:viewBox="0 0 36 37" draw:points="0,0 36,0 36,37 0,37">
          <text:p/>
        </draw:polygon>
        <draw:polygon draw:style-name="gr85" draw:text-style-name="P6" draw:layer="layout" svg:width="5.225cm" svg:height="0.036cm" svg:x="7.358cm" svg:y="16.846cm" svg:viewBox="0 0 5226 37" draw:points="0,0 5226,0 5226,37 0,37">
          <text:p/>
        </draw:polygon>
        <draw:polygon draw:style-name="gr85" draw:text-style-name="P6" draw:layer="layout" svg:width="0.035cm" svg:height="0.036cm" svg:x="12.583cm" svg:y="16.846cm" svg:viewBox="0 0 36 37" draw:points="0,0 36,0 36,37 0,37">
          <text:p/>
        </draw:polygon>
        <draw:polygon draw:style-name="gr85" draw:text-style-name="P6" draw:layer="layout" svg:width="5.221cm" svg:height="0.036cm" svg:x="12.601cm" svg:y="16.846cm" svg:viewBox="0 0 5222 37" draw:points="0,0 5222,0 5222,37 0,37">
          <text:p/>
        </draw:polygon>
        <draw:polygon draw:style-name="gr85" draw:text-style-name="P6" draw:layer="layout" svg:width="0.035cm" svg:height="0.036cm" svg:x="17.822cm" svg:y="16.846cm" svg:viewBox="0 0 36 37" draw:points="0,0 36,0 36,37 0,37">
          <text:p/>
        </draw:polygon>
        <draw:polygon draw:style-name="gr85" draw:text-style-name="P6" draw:layer="layout" svg:width="3.002cm" svg:height="0.036cm" svg:x="17.838cm" svg:y="16.846cm" svg:viewBox="0 0 3003 37" draw:points="0,0 3003,0 3003,37 0,37">
          <text:p/>
        </draw:polygon>
        <draw:polygon draw:style-name="gr85" draw:text-style-name="P6" draw:layer="layout" svg:width="0.035cm" svg:height="0.036cm" svg:x="20.84cm" svg:y="16.846cm" svg:viewBox="0 0 36 37" draw:points="0,0 36,0 36,37 0,37">
          <text:p/>
        </draw:polygon>
        <draw:polygon draw:style-name="gr85" draw:text-style-name="P6" draw:layer="layout" svg:width="0.035cm" svg:height="0.617cm" svg:x="1.626cm" svg:y="16.864cm" svg:viewBox="0 0 36 618" draw:points="0,0 36,0 36,618 0,618">
          <text:p/>
        </draw:polygon>
        <draw:polygon draw:style-name="gr85" draw:text-style-name="P6" draw:layer="layout" svg:width="0.036cm" svg:height="0.617cm" svg:x="3.213cm" svg:y="16.864cm" svg:viewBox="0 0 37 618" draw:points="0,0 37,0 37,618 0,618">
          <text:p/>
        </draw:polygon>
        <draw:polygon draw:style-name="gr85" draw:text-style-name="P6" draw:layer="layout" svg:width="0.035cm" svg:height="0.617cm" svg:x="7.343cm" svg:y="16.864cm" svg:viewBox="0 0 36 618" draw:points="0,0 36,0 36,618 0,618">
          <text:p/>
        </draw:polygon>
        <draw:polygon draw:style-name="gr85" draw:text-style-name="P6" draw:layer="layout" svg:width="0.035cm" svg:height="0.617cm" svg:x="12.583cm" svg:y="16.864cm" svg:viewBox="0 0 36 618" draw:points="0,0 36,0 36,618 0,618">
          <text:p/>
        </draw:polygon>
        <draw:polygon draw:style-name="gr85" draw:text-style-name="P6" draw:layer="layout" svg:width="0.035cm" svg:height="0.617cm" svg:x="17.822cm" svg:y="16.864cm" svg:viewBox="0 0 36 618" draw:points="0,0 36,0 36,618 0,618">
          <text:p/>
        </draw:polygon>
        <draw:polygon draw:style-name="gr85" draw:text-style-name="P6" draw:layer="layout" svg:width="0.035cm" svg:height="0.617cm" svg:x="20.84cm" svg:y="16.864cm" svg:viewBox="0 0 36 618" draw:points="0,0 36,0 36,618 0,618">
          <text:p/>
        </draw:polygon>
        <draw:polygon draw:style-name="gr85" draw:text-style-name="P6" draw:layer="layout" svg:width="0.035cm" svg:height="0.036cm" svg:x="1.626cm" svg:y="17.481cm" svg:viewBox="0 0 36 37" draw:points="0,0 36,0 36,37 0,37">
          <text:p/>
        </draw:polygon>
        <draw:polygon draw:style-name="gr85" draw:text-style-name="P6" draw:layer="layout" svg:width="1.571cm" svg:height="0.036cm" svg:x="1.642cm" svg:y="17.481cm" svg:viewBox="0 0 1572 37" draw:points="0,0 1572,0 1572,37 0,37">
          <text:p/>
        </draw:polygon>
        <draw:polygon draw:style-name="gr85" draw:text-style-name="P6" draw:layer="layout" svg:width="0.036cm" svg:height="0.036cm" svg:x="3.213cm" svg:y="17.481cm" svg:viewBox="0 0 37 37" draw:points="0,0 37,0 37,37 0,37">
          <text:p/>
        </draw:polygon>
        <draw:polygon draw:style-name="gr85" draw:text-style-name="P6" draw:layer="layout" svg:width="4.112cm" svg:height="0.036cm" svg:x="3.231cm" svg:y="17.481cm" svg:viewBox="0 0 4113 37" draw:points="0,0 4113,0 4113,37 0,37">
          <text:p/>
        </draw:polygon>
        <draw:polygon draw:style-name="gr85" draw:text-style-name="P6" draw:layer="layout" svg:width="0.035cm" svg:height="0.036cm" svg:x="7.343cm" svg:y="17.481cm" svg:viewBox="0 0 36 37" draw:points="0,0 36,0 36,37 0,37">
          <text:p/>
        </draw:polygon>
        <draw:polygon draw:style-name="gr85" draw:text-style-name="P6" draw:layer="layout" svg:width="5.225cm" svg:height="0.036cm" svg:x="7.358cm" svg:y="17.481cm" svg:viewBox="0 0 5226 37" draw:points="0,0 5226,0 5226,37 0,37">
          <text:p/>
        </draw:polygon>
        <draw:polygon draw:style-name="gr85" draw:text-style-name="P6" draw:layer="layout" svg:width="0.035cm" svg:height="0.036cm" svg:x="12.583cm" svg:y="17.481cm" svg:viewBox="0 0 36 37" draw:points="0,0 36,0 36,37 0,37">
          <text:p/>
        </draw:polygon>
        <draw:polygon draw:style-name="gr85" draw:text-style-name="P6" draw:layer="layout" svg:width="5.221cm" svg:height="0.036cm" svg:x="12.601cm" svg:y="17.481cm" svg:viewBox="0 0 5222 37" draw:points="0,0 5222,0 5222,37 0,37">
          <text:p/>
        </draw:polygon>
        <draw:polygon draw:style-name="gr85" draw:text-style-name="P6" draw:layer="layout" svg:width="0.035cm" svg:height="0.036cm" svg:x="17.822cm" svg:y="17.481cm" svg:viewBox="0 0 36 37" draw:points="0,0 36,0 36,37 0,37">
          <text:p/>
        </draw:polygon>
        <draw:polygon draw:style-name="gr85" draw:text-style-name="P6" draw:layer="layout" svg:width="3.002cm" svg:height="0.036cm" svg:x="17.838cm" svg:y="17.481cm" svg:viewBox="0 0 3003 37" draw:points="0,0 3003,0 3003,37 0,37">
          <text:p/>
        </draw:polygon>
        <draw:polygon draw:style-name="gr85" draw:text-style-name="P6" draw:layer="layout" svg:width="0.035cm" svg:height="0.036cm" svg:x="20.84cm" svg:y="17.481cm" svg:viewBox="0 0 36 37" draw:points="0,0 36,0 36,37 0,37">
          <text:p/>
        </draw:polygon>
        <draw:polygon draw:style-name="gr85" draw:text-style-name="P6" draw:layer="layout" svg:width="0.035cm" svg:height="0.617cm" svg:x="1.626cm" svg:y="17.499cm" svg:viewBox="0 0 36 618" draw:points="0,0 36,0 36,618 0,618">
          <text:p/>
        </draw:polygon>
        <draw:polygon draw:style-name="gr85" draw:text-style-name="P6" draw:layer="layout" svg:width="0.036cm" svg:height="0.617cm" svg:x="3.213cm" svg:y="17.499cm" svg:viewBox="0 0 37 618" draw:points="0,0 37,0 37,618 0,618">
          <text:p/>
        </draw:polygon>
        <draw:polygon draw:style-name="gr85" draw:text-style-name="P6" draw:layer="layout" svg:width="0.035cm" svg:height="0.617cm" svg:x="7.343cm" svg:y="17.499cm" svg:viewBox="0 0 36 618" draw:points="0,0 36,0 36,618 0,618">
          <text:p/>
        </draw:polygon>
        <draw:polygon draw:style-name="gr85" draw:text-style-name="P6" draw:layer="layout" svg:width="0.035cm" svg:height="0.617cm" svg:x="12.583cm" svg:y="17.499cm" svg:viewBox="0 0 36 618" draw:points="0,0 36,0 36,618 0,618">
          <text:p/>
        </draw:polygon>
        <draw:polygon draw:style-name="gr85" draw:text-style-name="P6" draw:layer="layout" svg:width="0.035cm" svg:height="0.617cm" svg:x="17.822cm" svg:y="17.499cm" svg:viewBox="0 0 36 618" draw:points="0,0 36,0 36,618 0,618">
          <text:p/>
        </draw:polygon>
        <draw:polygon draw:style-name="gr85" draw:text-style-name="P6" draw:layer="layout" svg:width="0.035cm" svg:height="0.617cm" svg:x="20.84cm" svg:y="17.499cm" svg:viewBox="0 0 36 618" draw:points="0,0 36,0 36,618 0,618">
          <text:p/>
        </draw:polygon>
        <draw:polygon draw:style-name="gr85" draw:text-style-name="P6" draw:layer="layout" svg:width="0.035cm" svg:height="0.036cm" svg:x="1.626cm" svg:y="18.116cm" svg:viewBox="0 0 36 37" draw:points="0,0 36,0 36,37 0,37">
          <text:p/>
        </draw:polygon>
        <draw:polygon draw:style-name="gr85" draw:text-style-name="P6" draw:layer="layout" svg:width="1.571cm" svg:height="0.036cm" svg:x="1.642cm" svg:y="18.116cm" svg:viewBox="0 0 1572 37" draw:points="0,0 1572,0 1572,37 0,37">
          <text:p/>
        </draw:polygon>
        <draw:polygon draw:style-name="gr85" draw:text-style-name="P6" draw:layer="layout" svg:width="0.036cm" svg:height="0.036cm" svg:x="3.213cm" svg:y="18.116cm" svg:viewBox="0 0 37 37" draw:points="0,0 37,0 37,37 0,37">
          <text:p/>
        </draw:polygon>
        <draw:polygon draw:style-name="gr85" draw:text-style-name="P6" draw:layer="layout" svg:width="4.112cm" svg:height="0.036cm" svg:x="3.231cm" svg:y="18.116cm" svg:viewBox="0 0 4113 37" draw:points="0,0 4113,0 4113,37 0,37">
          <text:p/>
        </draw:polygon>
        <draw:polygon draw:style-name="gr85" draw:text-style-name="P6" draw:layer="layout" svg:width="0.035cm" svg:height="0.036cm" svg:x="7.343cm" svg:y="18.116cm" svg:viewBox="0 0 36 37" draw:points="0,0 36,0 36,37 0,37">
          <text:p/>
        </draw:polygon>
        <draw:polygon draw:style-name="gr85" draw:text-style-name="P6" draw:layer="layout" svg:width="5.225cm" svg:height="0.036cm" svg:x="7.358cm" svg:y="18.116cm" svg:viewBox="0 0 5226 37" draw:points="0,0 5226,0 5226,37 0,37">
          <text:p/>
        </draw:polygon>
        <draw:polygon draw:style-name="gr85" draw:text-style-name="P6" draw:layer="layout" svg:width="0.035cm" svg:height="0.036cm" svg:x="12.583cm" svg:y="18.116cm" svg:viewBox="0 0 36 37" draw:points="0,0 36,0 36,37 0,37">
          <text:p/>
        </draw:polygon>
        <draw:polygon draw:style-name="gr85" draw:text-style-name="P6" draw:layer="layout" svg:width="5.221cm" svg:height="0.036cm" svg:x="12.601cm" svg:y="18.116cm" svg:viewBox="0 0 5222 37" draw:points="0,0 5222,0 5222,37 0,37">
          <text:p/>
        </draw:polygon>
        <draw:polygon draw:style-name="gr85" draw:text-style-name="P6" draw:layer="layout" svg:width="0.035cm" svg:height="0.036cm" svg:x="17.822cm" svg:y="18.116cm" svg:viewBox="0 0 36 37" draw:points="0,0 36,0 36,37 0,37">
          <text:p/>
        </draw:polygon>
        <draw:polygon draw:style-name="gr85" draw:text-style-name="P6" draw:layer="layout" svg:width="3.002cm" svg:height="0.036cm" svg:x="17.838cm" svg:y="18.116cm" svg:viewBox="0 0 3003 37" draw:points="0,0 3003,0 3003,37 0,37">
          <text:p/>
        </draw:polygon>
        <draw:polygon draw:style-name="gr85" draw:text-style-name="P6" draw:layer="layout" svg:width="0.035cm" svg:height="0.036cm" svg:x="20.84cm" svg:y="18.116cm" svg:viewBox="0 0 36 37" draw:points="0,0 36,0 36,37 0,37">
          <text:p/>
        </draw:polygon>
        <draw:polygon draw:style-name="gr85" draw:text-style-name="P6" draw:layer="layout" svg:width="0.035cm" svg:height="0.617cm" svg:x="1.626cm" svg:y="18.134cm" svg:viewBox="0 0 36 618" draw:points="0,0 36,0 36,618 0,618">
          <text:p/>
        </draw:polygon>
        <draw:polygon draw:style-name="gr85" draw:text-style-name="P6" draw:layer="layout" svg:width="0.036cm" svg:height="0.617cm" svg:x="3.213cm" svg:y="18.134cm" svg:viewBox="0 0 37 618" draw:points="0,0 37,0 37,618 0,618">
          <text:p/>
        </draw:polygon>
        <draw:polygon draw:style-name="gr85" draw:text-style-name="P6" draw:layer="layout" svg:width="0.035cm" svg:height="0.617cm" svg:x="7.343cm" svg:y="18.134cm" svg:viewBox="0 0 36 618" draw:points="0,0 36,0 36,618 0,618">
          <text:p/>
        </draw:polygon>
        <draw:polygon draw:style-name="gr85" draw:text-style-name="P6" draw:layer="layout" svg:width="0.035cm" svg:height="0.617cm" svg:x="12.583cm" svg:y="18.134cm" svg:viewBox="0 0 36 618" draw:points="0,0 36,0 36,618 0,618">
          <text:p/>
        </draw:polygon>
        <draw:polygon draw:style-name="gr85" draw:text-style-name="P6" draw:layer="layout" svg:width="0.035cm" svg:height="0.617cm" svg:x="17.822cm" svg:y="18.134cm" svg:viewBox="0 0 36 618" draw:points="0,0 36,0 36,618 0,618">
          <text:p/>
        </draw:polygon>
        <draw:polygon draw:style-name="gr85" draw:text-style-name="P6" draw:layer="layout" svg:width="0.035cm" svg:height="0.617cm" svg:x="20.84cm" svg:y="18.134cm" svg:viewBox="0 0 36 618" draw:points="0,0 36,0 36,618 0,618">
          <text:p/>
        </draw:polygon>
        <draw:polygon draw:style-name="gr85" draw:text-style-name="P6" draw:layer="layout" svg:width="0.035cm" svg:height="0.036cm" svg:x="1.626cm" svg:y="18.751cm" svg:viewBox="0 0 36 37" draw:points="0,0 36,0 36,37 0,37">
          <text:p/>
        </draw:polygon>
        <draw:polygon draw:style-name="gr85" draw:text-style-name="P6" draw:layer="layout" svg:width="1.571cm" svg:height="0.036cm" svg:x="1.642cm" svg:y="18.751cm" svg:viewBox="0 0 1572 37" draw:points="0,0 1572,0 1572,37 0,37">
          <text:p/>
        </draw:polygon>
        <draw:polygon draw:style-name="gr85" draw:text-style-name="P6" draw:layer="layout" svg:width="0.036cm" svg:height="0.036cm" svg:x="3.213cm" svg:y="18.751cm" svg:viewBox="0 0 37 37" draw:points="0,0 37,0 37,37 0,37">
          <text:p/>
        </draw:polygon>
        <draw:polygon draw:style-name="gr85" draw:text-style-name="P6" draw:layer="layout" svg:width="4.112cm" svg:height="0.036cm" svg:x="3.231cm" svg:y="18.751cm" svg:viewBox="0 0 4113 37" draw:points="0,0 4113,0 4113,37 0,37">
          <text:p/>
        </draw:polygon>
        <draw:polygon draw:style-name="gr85" draw:text-style-name="P6" draw:layer="layout" svg:width="0.035cm" svg:height="0.036cm" svg:x="7.343cm" svg:y="18.751cm" svg:viewBox="0 0 36 37" draw:points="0,0 36,0 36,37 0,37">
          <text:p/>
        </draw:polygon>
        <draw:polygon draw:style-name="gr85" draw:text-style-name="P6" draw:layer="layout" svg:width="5.225cm" svg:height="0.036cm" svg:x="7.358cm" svg:y="18.751cm" svg:viewBox="0 0 5226 37" draw:points="0,0 5226,0 5226,37 0,37">
          <text:p/>
        </draw:polygon>
        <draw:polygon draw:style-name="gr85" draw:text-style-name="P6" draw:layer="layout" svg:width="0.035cm" svg:height="0.036cm" svg:x="12.583cm" svg:y="18.751cm" svg:viewBox="0 0 36 37" draw:points="0,0 36,0 36,37 0,37">
          <text:p/>
        </draw:polygon>
        <draw:polygon draw:style-name="gr85" draw:text-style-name="P6" draw:layer="layout" svg:width="5.221cm" svg:height="0.036cm" svg:x="12.601cm" svg:y="18.751cm" svg:viewBox="0 0 5222 37" draw:points="0,0 5222,0 5222,37 0,37">
          <text:p/>
        </draw:polygon>
        <draw:polygon draw:style-name="gr85" draw:text-style-name="P6" draw:layer="layout" svg:width="0.035cm" svg:height="0.036cm" svg:x="17.822cm" svg:y="18.751cm" svg:viewBox="0 0 36 37" draw:points="0,0 36,0 36,37 0,37">
          <text:p/>
        </draw:polygon>
        <draw:polygon draw:style-name="gr85" draw:text-style-name="P6" draw:layer="layout" svg:width="3.002cm" svg:height="0.036cm" svg:x="17.838cm" svg:y="18.751cm" svg:viewBox="0 0 3003 37" draw:points="0,0 3003,0 3003,37 0,37">
          <text:p/>
        </draw:polygon>
        <draw:polygon draw:style-name="gr85" draw:text-style-name="P6" draw:layer="layout" svg:width="0.035cm" svg:height="0.036cm" svg:x="20.84cm" svg:y="18.751cm" svg:viewBox="0 0 36 37" draw:points="0,0 36,0 36,37 0,37">
          <text:p/>
        </draw:polygon>
        <draw:polygon draw:style-name="gr85" draw:text-style-name="P6" draw:layer="layout" svg:width="0.035cm" svg:height="0.617cm" svg:x="1.626cm" svg:y="18.769cm" svg:viewBox="0 0 36 618" draw:points="0,0 36,0 36,618 0,618">
          <text:p/>
        </draw:polygon>
        <draw:polygon draw:style-name="gr85" draw:text-style-name="P6" draw:layer="layout" svg:width="0.036cm" svg:height="0.617cm" svg:x="3.213cm" svg:y="18.769cm" svg:viewBox="0 0 37 618" draw:points="0,0 37,0 37,618 0,618">
          <text:p/>
        </draw:polygon>
        <draw:polygon draw:style-name="gr85" draw:text-style-name="P6" draw:layer="layout" svg:width="0.035cm" svg:height="0.617cm" svg:x="7.343cm" svg:y="18.769cm" svg:viewBox="0 0 36 618" draw:points="0,0 36,0 36,618 0,618">
          <text:p/>
        </draw:polygon>
        <draw:polygon draw:style-name="gr85" draw:text-style-name="P6" draw:layer="layout" svg:width="0.035cm" svg:height="0.617cm" svg:x="12.583cm" svg:y="18.769cm" svg:viewBox="0 0 36 618" draw:points="0,0 36,0 36,618 0,618">
          <text:p/>
        </draw:polygon>
        <draw:polygon draw:style-name="gr85" draw:text-style-name="P6" draw:layer="layout" svg:width="0.035cm" svg:height="0.617cm" svg:x="17.822cm" svg:y="18.769cm" svg:viewBox="0 0 36 618" draw:points="0,0 36,0 36,618 0,618">
          <text:p/>
        </draw:polygon>
        <draw:polygon draw:style-name="gr85" draw:text-style-name="P6" draw:layer="layout" svg:width="0.035cm" svg:height="0.617cm" svg:x="20.84cm" svg:y="18.769cm" svg:viewBox="0 0 36 618" draw:points="0,0 36,0 36,618 0,618">
          <text:p/>
        </draw:polygon>
        <draw:polygon draw:style-name="gr85" draw:text-style-name="P6" draw:layer="layout" svg:width="0.035cm" svg:height="0.036cm" svg:x="1.626cm" svg:y="19.386cm" svg:viewBox="0 0 36 37" draw:points="0,0 36,0 36,37 0,37">
          <text:p/>
        </draw:polygon>
        <draw:polygon draw:style-name="gr85" draw:text-style-name="P6" draw:layer="layout" svg:width="1.571cm" svg:height="0.036cm" svg:x="1.642cm" svg:y="19.386cm" svg:viewBox="0 0 1572 37" draw:points="0,0 1572,0 1572,37 0,37">
          <text:p/>
        </draw:polygon>
        <draw:polygon draw:style-name="gr85" draw:text-style-name="P6" draw:layer="layout" svg:width="0.036cm" svg:height="0.036cm" svg:x="3.213cm" svg:y="19.386cm" svg:viewBox="0 0 37 37" draw:points="0,0 37,0 37,37 0,37">
          <text:p/>
        </draw:polygon>
        <draw:polygon draw:style-name="gr85" draw:text-style-name="P6" draw:layer="layout" svg:width="4.112cm" svg:height="0.036cm" svg:x="3.231cm" svg:y="19.386cm" svg:viewBox="0 0 4113 37" draw:points="0,0 4113,0 4113,37 0,37">
          <text:p/>
        </draw:polygon>
        <draw:polygon draw:style-name="gr85" draw:text-style-name="P6" draw:layer="layout" svg:width="0.035cm" svg:height="0.036cm" svg:x="7.343cm" svg:y="19.386cm" svg:viewBox="0 0 36 37" draw:points="0,0 36,0 36,37 0,37">
          <text:p/>
        </draw:polygon>
        <draw:polygon draw:style-name="gr85" draw:text-style-name="P6" draw:layer="layout" svg:width="5.225cm" svg:height="0.036cm" svg:x="7.358cm" svg:y="19.386cm" svg:viewBox="0 0 5226 37" draw:points="0,0 5226,0 5226,37 0,37">
          <text:p/>
        </draw:polygon>
        <draw:polygon draw:style-name="gr85" draw:text-style-name="P6" draw:layer="layout" svg:width="0.035cm" svg:height="0.036cm" svg:x="12.583cm" svg:y="19.386cm" svg:viewBox="0 0 36 37" draw:points="0,0 36,0 36,37 0,37">
          <text:p/>
        </draw:polygon>
        <draw:polygon draw:style-name="gr85" draw:text-style-name="P6" draw:layer="layout" svg:width="5.221cm" svg:height="0.036cm" svg:x="12.601cm" svg:y="19.386cm" svg:viewBox="0 0 5222 37" draw:points="0,0 5222,0 5222,37 0,37">
          <text:p/>
        </draw:polygon>
        <draw:polygon draw:style-name="gr85" draw:text-style-name="P6" draw:layer="layout" svg:width="0.035cm" svg:height="0.036cm" svg:x="17.822cm" svg:y="19.386cm" svg:viewBox="0 0 36 37" draw:points="0,0 36,0 36,37 0,37">
          <text:p/>
        </draw:polygon>
        <draw:polygon draw:style-name="gr85" draw:text-style-name="P6" draw:layer="layout" svg:width="3.002cm" svg:height="0.036cm" svg:x="17.838cm" svg:y="19.386cm" svg:viewBox="0 0 3003 37" draw:points="0,0 3003,0 3003,37 0,37">
          <text:p/>
        </draw:polygon>
        <draw:polygon draw:style-name="gr85" draw:text-style-name="P6" draw:layer="layout" svg:width="0.035cm" svg:height="0.036cm" svg:x="20.84cm" svg:y="19.386cm" svg:viewBox="0 0 36 37" draw:points="0,0 36,0 36,37 0,37">
          <text:p/>
        </draw:polygon>
        <draw:polygon draw:style-name="gr85" draw:text-style-name="P6" draw:layer="layout" svg:width="0.035cm" svg:height="0.617cm" svg:x="1.626cm" svg:y="19.404cm" svg:viewBox="0 0 36 618" draw:points="0,0 36,0 36,618 0,618">
          <text:p/>
        </draw:polygon>
        <draw:polygon draw:style-name="gr85" draw:text-style-name="P6" draw:layer="layout" svg:width="0.036cm" svg:height="0.617cm" svg:x="3.213cm" svg:y="19.404cm" svg:viewBox="0 0 37 618" draw:points="0,0 37,0 37,618 0,618">
          <text:p/>
        </draw:polygon>
        <draw:polygon draw:style-name="gr85" draw:text-style-name="P6" draw:layer="layout" svg:width="0.035cm" svg:height="0.617cm" svg:x="7.343cm" svg:y="19.404cm" svg:viewBox="0 0 36 618" draw:points="0,0 36,0 36,618 0,618">
          <text:p/>
        </draw:polygon>
        <draw:polygon draw:style-name="gr85" draw:text-style-name="P6" draw:layer="layout" svg:width="0.035cm" svg:height="0.617cm" svg:x="12.583cm" svg:y="19.404cm" svg:viewBox="0 0 36 618" draw:points="0,0 36,0 36,618 0,618">
          <text:p/>
        </draw:polygon>
        <draw:polygon draw:style-name="gr85" draw:text-style-name="P6" draw:layer="layout" svg:width="0.035cm" svg:height="0.617cm" svg:x="17.822cm" svg:y="19.404cm" svg:viewBox="0 0 36 618" draw:points="0,0 36,0 36,618 0,618">
          <text:p/>
        </draw:polygon>
        <draw:polygon draw:style-name="gr85" draw:text-style-name="P6" draw:layer="layout" svg:width="0.035cm" svg:height="0.617cm" svg:x="20.84cm" svg:y="19.404cm" svg:viewBox="0 0 36 618" draw:points="0,0 36,0 36,618 0,618">
          <text:p/>
        </draw:polygon>
        <draw:polygon draw:style-name="gr85" draw:text-style-name="P6" draw:layer="layout" svg:width="0.035cm" svg:height="0.036cm" svg:x="1.626cm" svg:y="20.021cm" svg:viewBox="0 0 36 37" draw:points="0,0 36,0 36,37 0,37">
          <text:p/>
        </draw:polygon>
        <draw:polygon draw:style-name="gr85" draw:text-style-name="P6" draw:layer="layout" svg:width="1.571cm" svg:height="0.036cm" svg:x="1.642cm" svg:y="20.021cm" svg:viewBox="0 0 1572 37" draw:points="0,0 1572,0 1572,37 0,37">
          <text:p/>
        </draw:polygon>
        <draw:polygon draw:style-name="gr85" draw:text-style-name="P6" draw:layer="layout" svg:width="0.036cm" svg:height="0.036cm" svg:x="3.213cm" svg:y="20.021cm" svg:viewBox="0 0 37 37" draw:points="0,0 37,0 37,37 0,37">
          <text:p/>
        </draw:polygon>
        <draw:polygon draw:style-name="gr85" draw:text-style-name="P6" draw:layer="layout" svg:width="4.112cm" svg:height="0.036cm" svg:x="3.231cm" svg:y="20.021cm" svg:viewBox="0 0 4113 37" draw:points="0,0 4113,0 4113,37 0,37">
          <text:p/>
        </draw:polygon>
        <draw:polygon draw:style-name="gr85" draw:text-style-name="P6" draw:layer="layout" svg:width="0.035cm" svg:height="0.036cm" svg:x="7.343cm" svg:y="20.021cm" svg:viewBox="0 0 36 37" draw:points="0,0 36,0 36,37 0,37">
          <text:p/>
        </draw:polygon>
        <draw:polygon draw:style-name="gr85" draw:text-style-name="P6" draw:layer="layout" svg:width="5.225cm" svg:height="0.036cm" svg:x="7.358cm" svg:y="20.021cm" svg:viewBox="0 0 5226 37" draw:points="0,0 5226,0 5226,37 0,37">
          <text:p/>
        </draw:polygon>
        <draw:polygon draw:style-name="gr85" draw:text-style-name="P6" draw:layer="layout" svg:width="0.035cm" svg:height="0.036cm" svg:x="12.583cm" svg:y="20.021cm" svg:viewBox="0 0 36 37" draw:points="0,0 36,0 36,37 0,37">
          <text:p/>
        </draw:polygon>
        <draw:polygon draw:style-name="gr85" draw:text-style-name="P6" draw:layer="layout" svg:width="5.221cm" svg:height="0.036cm" svg:x="12.601cm" svg:y="20.021cm" svg:viewBox="0 0 5222 37" draw:points="0,0 5222,0 5222,37 0,37">
          <text:p/>
        </draw:polygon>
        <draw:polygon draw:style-name="gr85" draw:text-style-name="P6" draw:layer="layout" svg:width="0.035cm" svg:height="0.036cm" svg:x="17.822cm" svg:y="20.021cm" svg:viewBox="0 0 36 37" draw:points="0,0 36,0 36,37 0,37">
          <text:p/>
        </draw:polygon>
        <draw:polygon draw:style-name="gr85" draw:text-style-name="P6" draw:layer="layout" svg:width="3.002cm" svg:height="0.036cm" svg:x="17.838cm" svg:y="20.021cm" svg:viewBox="0 0 3003 37" draw:points="0,0 3003,0 3003,37 0,37">
          <text:p/>
        </draw:polygon>
        <draw:polygon draw:style-name="gr85" draw:text-style-name="P6" draw:layer="layout" svg:width="0.035cm" svg:height="0.036cm" svg:x="20.84cm" svg:y="20.021cm" svg:viewBox="0 0 36 37" draw:points="0,0 36,0 36,37 0,37">
          <text:p/>
        </draw:polygon>
        <draw:polygon draw:style-name="gr85" draw:text-style-name="P6" draw:layer="layout" svg:width="0.035cm" svg:height="0.617cm" svg:x="1.626cm" svg:y="20.039cm" svg:viewBox="0 0 36 618" draw:points="0,0 36,0 36,618 0,618">
          <text:p/>
        </draw:polygon>
        <draw:polygon draw:style-name="gr85" draw:text-style-name="P6" draw:layer="layout" svg:width="0.036cm" svg:height="0.617cm" svg:x="3.213cm" svg:y="20.039cm" svg:viewBox="0 0 37 618" draw:points="0,0 37,0 37,618 0,618">
          <text:p/>
        </draw:polygon>
        <draw:polygon draw:style-name="gr85" draw:text-style-name="P6" draw:layer="layout" svg:width="0.035cm" svg:height="0.617cm" svg:x="7.343cm" svg:y="20.039cm" svg:viewBox="0 0 36 618" draw:points="0,0 36,0 36,618 0,618">
          <text:p/>
        </draw:polygon>
        <draw:polygon draw:style-name="gr85" draw:text-style-name="P6" draw:layer="layout" svg:width="0.035cm" svg:height="0.617cm" svg:x="12.583cm" svg:y="20.039cm" svg:viewBox="0 0 36 618" draw:points="0,0 36,0 36,618 0,618">
          <text:p/>
        </draw:polygon>
        <draw:polygon draw:style-name="gr85" draw:text-style-name="P6" draw:layer="layout" svg:width="0.035cm" svg:height="0.617cm" svg:x="17.822cm" svg:y="20.039cm" svg:viewBox="0 0 36 618" draw:points="0,0 36,0 36,618 0,618">
          <text:p/>
        </draw:polygon>
        <draw:polygon draw:style-name="gr85" draw:text-style-name="P6" draw:layer="layout" svg:width="0.035cm" svg:height="0.617cm" svg:x="20.84cm" svg:y="20.039cm" svg:viewBox="0 0 36 618" draw:points="0,0 36,0 36,618 0,618">
          <text:p/>
        </draw:polygon>
        <draw:polygon draw:style-name="gr85" draw:text-style-name="P6" draw:layer="layout" svg:width="0.035cm" svg:height="0.036cm" svg:x="1.626cm" svg:y="20.656cm" svg:viewBox="0 0 36 37" draw:points="0,0 36,0 36,37 0,37">
          <text:p/>
        </draw:polygon>
        <draw:polygon draw:style-name="gr85" draw:text-style-name="P6" draw:layer="layout" svg:width="1.571cm" svg:height="0.036cm" svg:x="1.642cm" svg:y="20.656cm" svg:viewBox="0 0 1572 37" draw:points="0,0 1572,0 1572,37 0,37">
          <text:p/>
        </draw:polygon>
        <draw:polygon draw:style-name="gr85" draw:text-style-name="P6" draw:layer="layout" svg:width="0.036cm" svg:height="0.036cm" svg:x="3.213cm" svg:y="20.656cm" svg:viewBox="0 0 37 37" draw:points="0,0 37,0 37,37 0,37">
          <text:p/>
        </draw:polygon>
        <draw:polygon draw:style-name="gr85" draw:text-style-name="P6" draw:layer="layout" svg:width="4.112cm" svg:height="0.036cm" svg:x="3.231cm" svg:y="20.656cm" svg:viewBox="0 0 4113 37" draw:points="0,0 4113,0 4113,37 0,37">
          <text:p/>
        </draw:polygon>
        <draw:polygon draw:style-name="gr85" draw:text-style-name="P6" draw:layer="layout" svg:width="0.035cm" svg:height="0.036cm" svg:x="7.343cm" svg:y="20.656cm" svg:viewBox="0 0 36 37" draw:points="0,0 36,0 36,37 0,37">
          <text:p/>
        </draw:polygon>
        <draw:polygon draw:style-name="gr85" draw:text-style-name="P6" draw:layer="layout" svg:width="5.225cm" svg:height="0.036cm" svg:x="7.358cm" svg:y="20.656cm" svg:viewBox="0 0 5226 37" draw:points="0,0 5226,0 5226,37 0,37">
          <text:p/>
        </draw:polygon>
        <draw:polygon draw:style-name="gr85" draw:text-style-name="P6" draw:layer="layout" svg:width="0.035cm" svg:height="0.036cm" svg:x="12.583cm" svg:y="20.656cm" svg:viewBox="0 0 36 37" draw:points="0,0 36,0 36,37 0,37">
          <text:p/>
        </draw:polygon>
        <draw:polygon draw:style-name="gr85" draw:text-style-name="P6" draw:layer="layout" svg:width="5.221cm" svg:height="0.036cm" svg:x="12.601cm" svg:y="20.656cm" svg:viewBox="0 0 5222 37" draw:points="0,0 5222,0 5222,37 0,37">
          <text:p/>
        </draw:polygon>
        <draw:polygon draw:style-name="gr85" draw:text-style-name="P6" draw:layer="layout" svg:width="0.035cm" svg:height="0.036cm" svg:x="17.822cm" svg:y="20.656cm" svg:viewBox="0 0 36 37" draw:points="0,0 36,0 36,37 0,37">
          <text:p/>
        </draw:polygon>
        <draw:polygon draw:style-name="gr85" draw:text-style-name="P6" draw:layer="layout" svg:width="3.002cm" svg:height="0.036cm" svg:x="17.838cm" svg:y="20.656cm" svg:viewBox="0 0 3003 37" draw:points="0,0 3003,0 3003,37 0,37">
          <text:p/>
        </draw:polygon>
        <draw:polygon draw:style-name="gr85" draw:text-style-name="P6" draw:layer="layout" svg:width="0.035cm" svg:height="0.036cm" svg:x="20.84cm" svg:y="20.656cm" svg:viewBox="0 0 36 37" draw:points="0,0 36,0 36,37 0,37">
          <text:p/>
        </draw:polygon>
        <draw:polygon draw:style-name="gr85" draw:text-style-name="P6" draw:layer="layout" svg:width="0.035cm" svg:height="0.617cm" svg:x="1.626cm" svg:y="20.674cm" svg:viewBox="0 0 36 618" draw:points="0,0 36,0 36,618 0,618">
          <text:p/>
        </draw:polygon>
        <draw:polygon draw:style-name="gr85" draw:text-style-name="P6" draw:layer="layout" svg:width="0.035cm" svg:height="0.036cm" svg:x="1.626cm" svg:y="21.291cm" svg:viewBox="0 0 36 37" draw:points="0,0 36,0 36,37 0,37">
          <text:p/>
        </draw:polygon>
        <draw:polygon draw:style-name="gr85" draw:text-style-name="P6" draw:layer="layout" svg:width="0.035cm" svg:height="0.036cm" svg:x="1.626cm" svg:y="21.291cm" svg:viewBox="0 0 36 37" draw:points="0,0 36,0 36,37 0,37">
          <text:p/>
        </draw:polygon>
        <draw:polygon draw:style-name="gr85" draw:text-style-name="P6" draw:layer="layout" svg:width="16.178cm" svg:height="0.036cm" svg:x="1.642cm" svg:y="21.291cm" svg:viewBox="0 0 16179 37" draw:points="0,0 16179,0 16179,37 0,37">
          <text:p/>
        </draw:polygon>
        <draw:polygon draw:style-name="gr85" draw:text-style-name="P6" draw:layer="layout" svg:width="0.035cm" svg:height="0.617cm" svg:x="17.822cm" svg:y="20.674cm" svg:viewBox="0 0 36 618" draw:points="0,0 36,0 36,618 0,618">
          <text:p/>
        </draw:polygon>
        <draw:polygon draw:style-name="gr85" draw:text-style-name="P6" draw:layer="layout" svg:width="0.035cm" svg:height="0.036cm" svg:x="17.822cm" svg:y="21.291cm" svg:viewBox="0 0 36 37" draw:points="0,0 36,0 36,37 0,37">
          <text:p/>
        </draw:polygon>
        <draw:polygon draw:style-name="gr85" draw:text-style-name="P6" draw:layer="layout" svg:width="3.002cm" svg:height="0.036cm" svg:x="17.838cm" svg:y="21.291cm" svg:viewBox="0 0 3003 37" draw:points="0,0 3003,0 3003,37 0,37">
          <text:p/>
        </draw:polygon>
        <draw:polygon draw:style-name="gr85" draw:text-style-name="P6" draw:layer="layout" svg:width="0.035cm" svg:height="0.617cm" svg:x="20.84cm" svg:y="20.674cm" svg:viewBox="0 0 36 618" draw:points="0,0 36,0 36,618 0,618">
          <text:p/>
        </draw:polygon>
        <draw:polygon draw:style-name="gr85" draw:text-style-name="P6" draw:layer="layout" svg:width="0.035cm" svg:height="0.036cm" svg:x="20.84cm" svg:y="21.291cm" svg:viewBox="0 0 36 37" draw:points="0,0 36,0 36,37 0,37">
          <text:p/>
        </draw:polygon>
        <draw:polygon draw:style-name="gr85" draw:text-style-name="P6" draw:layer="layout" svg:width="0.035cm" svg:height="0.036cm" svg:x="20.84cm" svg:y="21.291cm" svg:viewBox="0 0 36 37" draw:points="0,0 36,0 36,37 0,37">
          <text:p/>
        </draw:polygon>
        <draw:line draw:style-name="gr83" draw:text-style-name="P11" draw:layer="layout" svg:x1="0.998cm" svg:y1="25.56cm" svg:x2="20.505cm" svg:y2="25.56cm">
          <text:p/>
        </draw:line>
        <draw:line draw:style-name="gr107" draw:text-style-name="P11" draw:layer="layout" svg:x1="1.947cm" svg:y1="27.036cm" svg:x2="2.013cm" svg:y2="26.936cm">
          <text:p/>
        </draw:line>
        <draw:frame draw:style-name="gr3" draw:text-style-name="P4" draw:layer="layout" svg:width="0.388cm" svg:height="0.395cm" svg:x="15.305cm" svg:y="25.894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5-05T13:29:02.155269500</dc:date>
    <meta:editing-duration>PT50M12S</meta:editing-duration>
    <meta:editing-cycles>40</meta:editing-cycles>
    <meta:generator>LibreOffice/26.2.1.2$Windows_X86_64 LibreOffice_project/620$Build-2</meta:generator>
    <meta:print-date>2026-05-05T12:41:44.972084900</meta:print-date>
    <meta:document-statistic meta:object-count="1845"/>
    <meta:user-defined meta:name="CoName">ATLAS HONDA LIMITED</meta:user-defined>
  </office:meta>
</office:document-meta>
</file>